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5mm" svg:x="89.76mm" svg:y="7.7mm">
            <draw:object draw:notify-on-update-of-ranges="Sheet1.A1:Sheet1.A1 Sheet1.A700:Sheet1.A800 Sheet1.B1:Sheet1.B1 Sheet1.B700:Sheet1.B8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ctual</text:p>
          </table:table-cell>
          <table:table-cell office:value-type="string" calcext:value-type="string">
            <text:p>predicted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6.13333333333333" calcext:value-type="float">
            <text:p>6.13333333333333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21.1285714285714" calcext:value-type="float">
            <text:p>21.1285714285714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4.73" calcext:value-type="float">
            <text:p>4.73</text:p>
          </table:table-cell>
        </table:table-row>
        <table:table-row table:style-name="ro1">
          <table:table-cell office:value-type="float" office:value="13.36" calcext:value-type="float">
            <text:p>13.36</text:p>
          </table:table-cell>
          <table:table-cell office:value-type="float" office:value="13.11" calcext:value-type="float">
            <text:p>13.11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13.6283333333333" calcext:value-type="float">
            <text:p>13.6283333333333</text:p>
          </table:table-cell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9.9525" calcext:value-type="float">
            <text:p>9.9525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12.83125" calcext:value-type="float">
            <text:p>12.83125</text:p>
          </table:table-cell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6.946" calcext:value-type="float">
            <text:p>6.946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28.44" calcext:value-type="float">
            <text:p>28.44</text:p>
          </table:table-cell>
          <table:table-cell office:value-type="float" office:value="29.7555555555556" calcext:value-type="float">
            <text:p>29.7555555555556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4.60454545454545" calcext:value-type="float">
            <text:p>4.60454545454545</text:p>
          </table:table-cell>
        </table:table-row>
        <table:table-row table:style-name="ro1">
          <table:table-cell office:value-type="float" office:value="88.3" calcext:value-type="float">
            <text:p>88.3</text:p>
          </table:table-cell>
          <table:table-cell office:value-type="float" office:value="89.036" calcext:value-type="float">
            <text:p>89.036</text:p>
          </table:table-cell>
        </table:table-row>
        <table:table-row table:style-name="ro1">
          <table:table-cell office:value-type="float" office:value="8.21" calcext:value-type="float">
            <text:p>8.21</text:p>
          </table:table-cell>
          <table:table-cell office:value-type="float" office:value="6.91857142857143" calcext:value-type="float">
            <text:p>6.91857142857143</text:p>
          </table:table-cell>
        </table:table-row>
        <table:table-row table:style-name="ro1">
          <table:table-cell office:value-type="float" office:value="34.95" calcext:value-type="float">
            <text:p>34.95</text:p>
          </table:table-cell>
          <table:table-cell office:value-type="float" office:value="33.762" calcext:value-type="float">
            <text:p>33.762</text:p>
          </table:table-cell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7.20442857142857" calcext:value-type="float">
            <text:p>7.20442857142857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30.12" calcext:value-type="float">
            <text:p>30.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.6733333333333" calcext:value-type="float">
            <text:p>27.67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15" calcext:value-type="float">
            <text:p>30.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.71" calcext:value-type="float">
            <text:p>52.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.02" calcext:value-type="float">
            <text:p>20.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.7863333333333" calcext:value-type="float">
            <text:p>38.7863333333333</text:p>
          </table:table-cell>
        </table:table-row>
        <table:table-row table:style-name="ro1">
          <table:table-cell table:number-columns-repeated="2" office:value-type="float" office:value="4.57" calcext:value-type="float">
            <text:p>4.57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4.46125" calcext:value-type="float">
            <text:p>4.46125</text:p>
          </table:table-cell>
        </table:table-row>
        <table:table-row table:style-name="ro1">
          <table:table-cell office:value-type="float" office:value="12.05" calcext:value-type="float">
            <text:p>12.05</text:p>
          </table:table-cell>
          <table:table-cell office:value-type="float" office:value="12.28" calcext:value-type="float">
            <text:p>12.28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9.065" calcext:value-type="float">
            <text:p>9.065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8.0425" calcext:value-type="float">
            <text:p>8.0425</text:p>
          </table:table-cell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9.73" calcext:value-type="float">
            <text:p>9.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95" calcext:value-type="float">
            <text:p>3.995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2.87466666666667" calcext:value-type="float">
            <text:p>2.87466666666667</text:p>
          </table:table-cell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89.036" calcext:value-type="float">
            <text:p>89.036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95222222222222" calcext:value-type="float">
            <text:p>7.95222222222222</text:p>
          </table:table-cell>
        </table:table-row>
        <table:table-row table:style-name="ro1">
          <table:table-cell office:value-type="float" office:value="17.63" calcext:value-type="float">
            <text:p>17.63</text:p>
          </table:table-cell>
          <table:table-cell office:value-type="float" office:value="17.3828571428571" calcext:value-type="float">
            <text:p>17.3828571428571</text:p>
          </table:table-cell>
        </table:table-row>
        <table:table-row table:style-name="ro1">
          <table:table-cell office:value-type="float" office:value="27.97" calcext:value-type="float">
            <text:p>27.97</text:p>
          </table:table-cell>
          <table:table-cell office:value-type="float" office:value="24.835" calcext:value-type="float">
            <text:p>24.835</text:p>
          </table:table-cell>
        </table:table-row>
        <table:table-row table:style-name="ro1">
          <table:table-cell office:value-type="float" office:value="-3.23" calcext:value-type="float">
            <text:p>-3.23</text:p>
          </table:table-cell>
          <table:table-cell office:value-type="float" office:value="-4.55125" calcext:value-type="float">
            <text:p>-4.55125</text:p>
          </table:table-cell>
        </table:table-row>
        <table:table-row table:style-name="ro1">
          <table:table-cell office:value-type="float" office:value="159.1" calcext:value-type="float">
            <text:p>159.1</text:p>
          </table:table-cell>
          <table:table-cell office:value-type="float" office:value="154.6125" calcext:value-type="float">
            <text:p>154.6125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9.61666666666667" calcext:value-type="float">
            <text:p>9.61666666666667</text:p>
          </table:table-cell>
        </table:table-row>
        <table:table-row table:style-name="ro1">
          <table:table-cell office:value-type="float" office:value="18.58" calcext:value-type="float">
            <text:p>18.58</text:p>
          </table:table-cell>
          <table:table-cell office:value-type="float" office:value="17.8166666666667" calcext:value-type="float">
            <text:p>17.8166666666667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23.852" calcext:value-type="float">
            <text:p>23.8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.87" calcext:value-type="float">
            <text:p>22.87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23.852" calcext:value-type="float">
            <text:p>23.852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4.46125" calcext:value-type="float">
            <text:p>4.46125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7.941" calcext:value-type="float">
            <text:p>7.941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4.22411764705882" calcext:value-type="float">
            <text:p>4.22411764705882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2.87466666666667" calcext:value-type="float">
            <text:p>2.87466666666667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4.87" calcext:value-type="float">
            <text:p>4.87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3.35916666666667" calcext:value-type="float">
            <text:p>3.35916666666667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9.79" calcext:value-type="float">
            <text:p>9.79</text:p>
          </table:table-cell>
          <table:table-cell office:value-type="float" office:value="10.618" calcext:value-type="float">
            <text:p>10.618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9.638" calcext:value-type="float">
            <text:p>9.6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1923076923077" calcext:value-type="float">
            <text:p>3.91923076923077</text:p>
          </table:table-cell>
        </table:table-row>
        <table:table-row table:style-name="ro1">
          <table:table-cell office:value-type="float" office:value="-3.49" calcext:value-type="float">
            <text:p>-3.49</text:p>
          </table:table-cell>
          <table:table-cell office:value-type="float" office:value="-4.55125" calcext:value-type="float">
            <text:p>-4.55125</text:p>
          </table:table-cell>
        </table:table-row>
        <table:table-row table:style-name="ro1">
          <table:table-cell office:value-type="float" office:value="-0.799999999999997" calcext:value-type="float">
            <text:p>-0.799999999999997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8.98625" calcext:value-type="float">
            <text:p>8.98625</text:p>
          </table:table-cell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8.22777777777778" calcext:value-type="float">
            <text:p>8.22777777777778</text:p>
          </table:table-cell>
        </table:table-row>
        <table:table-row table:style-name="ro1">
          <table:table-cell office:value-type="float" office:value="18.74" calcext:value-type="float">
            <text:p>18.74</text:p>
          </table:table-cell>
          <table:table-cell office:value-type="float" office:value="17.8166666666667" calcext:value-type="float">
            <text:p>17.8166666666667</text:p>
          </table:table-cell>
        </table:table-row>
        <table:table-row table:style-name="ro1">
          <table:table-cell office:value-type="float" office:value="18.06" calcext:value-type="float">
            <text:p>18.06</text:p>
          </table:table-cell>
          <table:table-cell office:value-type="float" office:value="17.3828571428571" calcext:value-type="float">
            <text:p>17.3828571428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9.5218333333333" calcext:value-type="float">
            <text:p>19.5218333333333</text:p>
          </table:table-cell>
        </table:table-row>
        <table:table-row table:style-name="ro1">
          <table:table-cell office:value-type="float" office:value="20.68" calcext:value-type="float">
            <text:p>20.68</text:p>
          </table:table-cell>
          <table:table-cell office:value-type="float" office:value="21.7088888888889" calcext:value-type="float">
            <text:p>21.7088888888889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30.17" calcext:value-type="float">
            <text:p>30.17</text:p>
          </table:table-cell>
          <table:table-cell office:value-type="float" office:value="30.12" calcext:value-type="float">
            <text:p>30.12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4.67666666666667" calcext:value-type="float">
            <text:p>4.6766666666666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22.83125" calcext:value-type="float">
            <text:p>22.83125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20.64375" calcext:value-type="float">
            <text:p>20.64375</text:p>
          </table:table-cell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8.0425" calcext:value-type="float">
            <text:p>8.0425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3.72833333333333" calcext:value-type="float">
            <text:p>3.72833333333333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3.21114285714286" calcext:value-type="float">
            <text:p>3.21114285714286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1.505" calcext:value-type="float">
            <text:p>11.505</text:p>
          </table:table-cell>
        </table:table-row>
        <table:table-row table:style-name="ro1">
          <table:table-cell office:value-type="float" office:value="30.51" calcext:value-type="float">
            <text:p>30.51</text:p>
          </table:table-cell>
          <table:table-cell office:value-type="float" office:value="36.4933333333333" calcext:value-type="float">
            <text:p>36.4933333333333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3.72833333333333" calcext:value-type="float">
            <text:p>3.72833333333333</text:p>
          </table:table-cell>
        </table:table-row>
        <table:table-row table:style-name="ro1">
          <table:table-cell office:value-type="float" office:value="21.08" calcext:value-type="float">
            <text:p>21.08</text:p>
          </table:table-cell>
          <table:table-cell office:value-type="float" office:value="18.99" calcext:value-type="float">
            <text:p>18.99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1.27086666666667" calcext:value-type="float">
            <text:p>1.27086666666667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21.1285714285714" calcext:value-type="float">
            <text:p>21.1285714285714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4.73" calcext:value-type="float">
            <text:p>4.73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39.5525" calcext:value-type="float">
            <text:p>39.5525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4.442" calcext:value-type="float">
            <text:p>4.442</text:p>
          </table:table-cell>
        </table:table-row>
        <table:table-row table:style-name="ro1">
          <table:table-cell office:value-type="float" office:value="37.91" calcext:value-type="float">
            <text:p>37.91</text:p>
          </table:table-cell>
          <table:table-cell office:value-type="float" office:value="33.762" calcext:value-type="float">
            <text:p>33.762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21.76" calcext:value-type="float">
            <text:p>21.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3707142857143" calcext:value-type="float">
            <text:p>17.3707142857143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6.642" calcext:value-type="float">
            <text:p>6.642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3.77764705882353" calcext:value-type="float">
            <text:p>3.77764705882353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3.21114285714286" calcext:value-type="float">
            <text:p>3.21114285714286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5.02125" calcext:value-type="float">
            <text:p>15.02125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3.96166666666667" calcext:value-type="float">
            <text:p>3.96166666666667</text:p>
          </table:table-cell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7.941" calcext:value-type="float">
            <text:p>7.941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7.941" calcext:value-type="float">
            <text:p>7.941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.085" calcext:value-type="float">
            <text:p>24.08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8.6866666666667" calcext:value-type="float">
            <text:p>58.6866666666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15" calcext:value-type="float">
            <text:p>30.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.5666666666667" calcext:value-type="float">
            <text:p>24.56666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.02" calcext:value-type="float">
            <text:p>20.02</text:p>
          </table:table-cell>
        </table:table-row>
        <table:table-row table:style-name="ro1">
          <table:table-cell office:value-type="float" office:value="51.07" calcext:value-type="float">
            <text:p>51.07</text:p>
          </table:table-cell>
          <table:table-cell office:value-type="float" office:value="39.5525" calcext:value-type="float">
            <text:p>39.5525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8.61" calcext:value-type="float">
            <text:p>8.61</text:p>
          </table:table-cell>
        </table:table-row>
        <table:table-row table:style-name="ro1">
          <table:table-cell table:number-columns-repeated="2" office:value-type="float" office:value="16.39" calcext:value-type="float">
            <text:p>16.39</text:p>
          </table:table-cell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6.52" calcext:value-type="float">
            <text:p>6.52</text:p>
          </table:table-cell>
        </table:table-row>
        <table:table-row table:style-name="ro1">
          <table:table-cell office:value-type="float" office:value="12.56" calcext:value-type="float">
            <text:p>12.56</text:p>
          </table:table-cell>
          <table:table-cell office:value-type="float" office:value="12.11625" calcext:value-type="float">
            <text:p>12.11625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9.162" calcext:value-type="float">
            <text:p>19.162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>
          <table:table-cell office:value-type="float" office:value="17.33" calcext:value-type="float">
            <text:p>17.33</text:p>
          </table:table-cell>
          <table:table-cell office:value-type="float" office:value="16.228" calcext:value-type="float">
            <text:p>16.228</text:p>
          </table:table-cell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float" office:value="30.04" calcext:value-type="float">
            <text:p>30.04</text:p>
          </table:table-cell>
          <table:table-cell office:value-type="float" office:value="55.6025" calcext:value-type="float">
            <text:p>55.6025</text:p>
          </table:table-cell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50.375" calcext:value-type="float">
            <text:p>50.375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0.887434782608695" calcext:value-type="float">
            <text:p>0.887434782608695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4.27166666666667" calcext:value-type="float">
            <text:p>4.27166666666667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4.54761904761905" calcext:value-type="float">
            <text:p>4.54761904761905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6.825" calcext:value-type="float">
            <text:p>6.825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7.70173913043478" calcext:value-type="float">
            <text:p>7.70173913043478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3.63692307692308" calcext:value-type="float">
            <text:p>3.63692307692308</text:p>
          </table:table-cell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10.3233333333333" calcext:value-type="float">
            <text:p>10.3233333333333</text:p>
          </table:table-cell>
        </table:table-row>
        <table:table-row table:style-name="ro1">
          <table:table-cell office:value-type="float" office:value="119.43" calcext:value-type="float">
            <text:p>119.43</text:p>
          </table:table-cell>
          <table:table-cell office:value-type="float" office:value="114.876666666667" calcext:value-type="float">
            <text:p>114.876666666667</text:p>
          </table:table-cell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4.73" calcext:value-type="float">
            <text:p>4.73</text:p>
          </table:table-cell>
        </table:table-row>
        <table:table-row table:style-name="ro1">
          <table:table-cell table:number-columns-repeated="2" office:value-type="float" office:value="12.92" calcext:value-type="float">
            <text:p>12.92</text:p>
          </table:table-cell>
        </table:table-row>
        <table:table-row table:style-name="ro1">
          <table:table-cell table:number-columns-repeated="2" office:value-type="float" office:value="25.88" calcext:value-type="float">
            <text:p>25.88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4.42466666666667" calcext:value-type="float">
            <text:p>4.4246666666666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63692307692308" calcext:value-type="float">
            <text:p>3.63692307692308</text:p>
          </table:table-cell>
        </table:table-row>
        <table:table-row table:style-name="ro1">
          <table:table-cell office:value-type="float" office:value="15.21" calcext:value-type="float">
            <text:p>15.21</text:p>
          </table:table-cell>
          <table:table-cell office:value-type="float" office:value="18.29" calcext:value-type="float">
            <text:p>18.29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6.642" calcext:value-type="float">
            <text:p>6.64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3.18" calcext:value-type="float">
            <text:p>13.18</text:p>
          </table:table-cell>
          <table:table-cell office:value-type="float" office:value="9.97" calcext:value-type="float">
            <text:p>9.97</text:p>
          </table:table-cell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114.876666666667" calcext:value-type="float">
            <text:p>114.876666666667</text:p>
          </table:table-cell>
        </table:table-row>
        <table:table-row table:style-name="ro1">
          <table:table-cell office:value-type="float" office:value="8.89" calcext:value-type="float">
            <text:p>8.89</text:p>
          </table:table-cell>
          <table:table-cell office:value-type="float" office:value="7.806" calcext:value-type="float">
            <text:p>7.806</text:p>
          </table:table-cell>
        </table:table-row>
        <table:table-row table:style-name="ro1">
          <table:table-cell office:value-type="float" office:value="24.56" calcext:value-type="float">
            <text:p>24.56</text:p>
          </table:table-cell>
          <table:table-cell office:value-type="float" office:value="23.852" calcext:value-type="float">
            <text:p>23.852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21.4272727272727" calcext:value-type="float">
            <text:p>21.4272727272727</text:p>
          </table:table-cell>
        </table:table-row>
        <table:table-row table:style-name="ro1">
          <table:table-cell office:value-type="float" office:value="17.32" calcext:value-type="float">
            <text:p>17.32</text:p>
          </table:table-cell>
          <table:table-cell office:value-type="float" office:value="16.228" calcext:value-type="float">
            <text:p>16.228</text:p>
          </table:table-cell>
        </table:table-row>
        <table:table-row table:style-name="ro1">
          <table:table-cell office:value-type="float" office:value="67.6" calcext:value-type="float">
            <text:p>67.6</text:p>
          </table:table-cell>
          <table:table-cell office:value-type="float" office:value="62.98" calcext:value-type="float">
            <text:p>62.98</text:p>
          </table:table-cell>
        </table:table-row>
        <table:table-row table:style-name="ro1">
          <table:table-cell office:value-type="float" office:value="50.95" calcext:value-type="float">
            <text:p>50.95</text:p>
          </table:table-cell>
          <table:table-cell office:value-type="float" office:value="51.2133333333333" calcext:value-type="float">
            <text:p>51.2133333333333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6.9225" calcext:value-type="float">
            <text:p>6.922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15.33" calcext:value-type="float">
            <text:p>15.33</text:p>
          </table:table-cell>
          <table:table-cell office:value-type="float" office:value="18.585" calcext:value-type="float">
            <text:p>18.585</text:p>
          </table:table-cell>
        </table:table-row>
        <table:table-row table:style-name="ro1">
          <table:table-cell office:value-type="float" office:value="11.13" calcext:value-type="float">
            <text:p>11.13</text:p>
          </table:table-cell>
          <table:table-cell office:value-type="float" office:value="12.62" calcext:value-type="float">
            <text:p>12.62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3.9567" calcext:value-type="float">
            <text:p>3.95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.4016666666667" calcext:value-type="float">
            <text:p>21.4016666666667</text:p>
          </table:table-cell>
        </table:table-row>
        <table:table-row table:style-name="ro1">
          <table:table-cell office:value-type="float" office:value="75.99" calcext:value-type="float">
            <text:p>75.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4.18111111111111" calcext:value-type="float">
            <text:p>4.18111111111111</text:p>
          </table:table-cell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6.91857142857143" calcext:value-type="float">
            <text:p>6.91857142857143</text:p>
          </table:table-cell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4.70894736842105" calcext:value-type="float">
            <text:p>4.70894736842105</text:p>
          </table:table-cell>
        </table:table-row>
        <table:table-row table:style-name="ro1">
          <table:table-cell office:value-type="float" office:value="29.17" calcext:value-type="float">
            <text:p>29.17</text:p>
          </table:table-cell>
          <table:table-cell office:value-type="float" office:value="29.58875" calcext:value-type="float">
            <text:p>29.58875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4.12933333333333" calcext:value-type="float">
            <text:p>4.12933333333333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134.3" calcext:value-type="float">
            <text:p>134.3</text:p>
          </table:table-cell>
          <table:table-cell office:value-type="float" office:value="130.236" calcext:value-type="float">
            <text:p>130.2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8.544" calcext:value-type="float">
            <text:p>8.544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6.91857142857143" calcext:value-type="float">
            <text:p>6.91857142857143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20.64375" calcext:value-type="float">
            <text:p>20.6437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38727272727273" calcext:value-type="float">
            <text:p>4.38727272727273</text:p>
          </table:table-cell>
        </table:table-row>
        <table:table-row table:style-name="ro1">
          <table:table-cell office:value-type="float" office:value="10.67" calcext:value-type="float">
            <text:p>10.67</text:p>
          </table:table-cell>
          <table:table-cell office:value-type="float" office:value="11.8433333333333" calcext:value-type="float">
            <text:p>11.8433333333333</text:p>
          </table:table-cell>
        </table:table-row>
        <table:table-row table:style-name="ro1">
          <table:table-cell office:value-type="float" office:value="31.36" calcext:value-type="float">
            <text:p>31.36</text:p>
          </table:table-cell>
          <table:table-cell office:value-type="float" office:value="34.0533333333333" calcext:value-type="float">
            <text:p>34.0533333333333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3.63692307692308" calcext:value-type="float">
            <text:p>3.63692307692308</text:p>
          </table:table-cell>
        </table:table-row>
        <table:table-row table:style-name="ro1">
          <table:table-cell office:value-type="float" office:value="30.74" calcext:value-type="float">
            <text:p>30.74</text:p>
          </table:table-cell>
          <table:table-cell office:value-type="float" office:value="30.275" calcext:value-type="float">
            <text:p>30.275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79.63" calcext:value-type="float">
            <text:p>79.63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17.2111111111111" calcext:value-type="float">
            <text:p>17.2111111111111</text:p>
          </table:table-cell>
        </table:table-row>
        <table:table-row table:style-name="ro1">
          <table:table-cell office:value-type="float" office:value="18.46" calcext:value-type="float">
            <text:p>18.46</text:p>
          </table:table-cell>
          <table:table-cell office:value-type="float" office:value="18.61" calcext:value-type="float">
            <text:p>18.61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9.05" calcext:value-type="float">
            <text:p>19.05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4.728" calcext:value-type="float">
            <text:p>4.728</text:p>
          </table:table-cell>
        </table:table-row>
        <table:table-row table:style-name="ro1">
          <table:table-cell office:value-type="float" office:value="8.71" calcext:value-type="float">
            <text:p>8.71</text:p>
          </table:table-cell>
          <table:table-cell office:value-type="float" office:value="11.1171428571429" calcext:value-type="float">
            <text:p>11.1171428571429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7.39" calcext:value-type="float">
            <text:p>7.39</text:p>
          </table:table-cell>
          <table:table-cell office:value-type="float" office:value="7.59222222222222" calcext:value-type="float">
            <text:p>7.59222222222222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4.728" calcext:value-type="float">
            <text:p>4.7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.6733333333333" calcext:value-type="float">
            <text:p>27.6733333333333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4.34647058823529" calcext:value-type="float">
            <text:p>4.34647058823529</text:p>
          </table:table-cell>
        </table:table-row>
        <table:table-row table:style-name="ro1">
          <table:table-cell office:value-type="float" office:value="148.02" calcext:value-type="float">
            <text:p>148.02</text:p>
          </table:table-cell>
          <table:table-cell office:value-type="float" office:value="128.5" calcext:value-type="float">
            <text:p>128.5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8.61" calcext:value-type="float">
            <text:p>8.61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4.48888888888889" calcext:value-type="float">
            <text:p>4.48888888888889</text:p>
          </table:table-cell>
        </table:table-row>
        <table:table-row table:style-name="ro1">
          <table:table-cell table:number-columns-repeated="2" office:value-type="float" office:value="8.16" calcext:value-type="float">
            <text:p>8.16</text:p>
          </table:table-cell>
        </table:table-row>
        <table:table-row table:style-name="ro1">
          <table:table-cell office:value-type="float" office:value="13.42" calcext:value-type="float">
            <text:p>13.42</text:p>
          </table:table-cell>
          <table:table-cell office:value-type="float" office:value="12.90875" calcext:value-type="float">
            <text:p>12.90875</text:p>
          </table:table-cell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8.056" calcext:value-type="float">
            <text:p>8.056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22.87" calcext:value-type="float">
            <text:p>22.87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21.34125" calcext:value-type="float">
            <text:p>21.34125</text:p>
          </table:table-cell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7.97714285714286" calcext:value-type="float">
            <text:p>7.97714285714286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4.34142857142857" calcext:value-type="float">
            <text:p>4.34142857142857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3.594" calcext:value-type="float">
            <text:p>3.594</text:p>
          </table:table-cell>
        </table:table-row>
        <table:table-row table:style-name="ro1">
          <table:table-cell office:value-type="float" office:value="15.46" calcext:value-type="float">
            <text:p>15.46</text:p>
          </table:table-cell>
          <table:table-cell office:value-type="float" office:value="15.6283333333333" calcext:value-type="float">
            <text:p>15.6283333333333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4.42466666666667" calcext:value-type="float">
            <text:p>4.42466666666667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.58777777777778" calcext:value-type="float">
            <text:p>9.58777777777778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4.22411764705882" calcext:value-type="float">
            <text:p>4.22411764705882</text:p>
          </table:table-cell>
        </table:table-row>
        <table:table-row table:style-name="ro1">
          <table:table-cell office:value-type="float" office:value="11.07" calcext:value-type="float">
            <text:p>11.07</text:p>
          </table:table-cell>
          <table:table-cell office:value-type="float" office:value="12.62" calcext:value-type="float">
            <text:p>12.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4.728" calcext:value-type="float">
            <text:p>4.728</text:p>
          </table:table-cell>
        </table:table-row>
        <table:table-row table:style-name="ro1">
          <table:table-cell office:value-type="float" office:value="8.61" calcext:value-type="float">
            <text:p>8.61</text:p>
          </table:table-cell>
          <table:table-cell office:value-type="float" office:value="8.68" calcext:value-type="float">
            <text:p>8.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.94" calcext:value-type="float">
            <text:p>34.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.74" calcext:value-type="float">
            <text:p>27.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02875" calcext:value-type="float">
            <text:p>19.028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.52" calcext:value-type="float">
            <text:p>14.52</text:p>
          </table:table-cell>
        </table:table-row>
        <table:table-row table:style-name="ro1">
          <table:table-cell office:value-type="float" office:value="51.39" calcext:value-type="float">
            <text:p>51.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875" calcext:value-type="float">
            <text:p>3.3875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4.00909090909091" calcext:value-type="float">
            <text:p>4.00909090909091</text:p>
          </table:table-cell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10.12" calcext:value-type="float">
            <text:p>10.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1966666666667" calcext:value-type="float">
            <text:p>28.1966666666667</text:p>
          </table:table-cell>
        </table:table-row>
        <table:table-row table:style-name="ro1">
          <table:table-cell office:value-type="float" office:value="124.6" calcext:value-type="float">
            <text:p>124.6</text:p>
          </table:table-cell>
          <table:table-cell office:value-type="float" office:value="121.325" calcext:value-type="float">
            <text:p>121.325</text:p>
          </table:table-cell>
        </table:table-row>
        <table:table-row table:style-name="ro1">
          <table:table-cell office:value-type="float" office:value="8.39" calcext:value-type="float">
            <text:p>8.39</text:p>
          </table:table-cell>
          <table:table-cell office:value-type="float" office:value="6.81333333333333" calcext:value-type="float">
            <text:p>6.81333333333333</text:p>
          </table:table-cell>
        </table:table-row>
        <table:table-row table:style-name="ro1">
          <table:table-cell office:value-type="float" office:value="9.11" calcext:value-type="float">
            <text:p>9.11</text:p>
          </table:table-cell>
          <table:table-cell office:value-type="float" office:value="8.30375" calcext:value-type="float">
            <text:p>8.30375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4.12933333333333" calcext:value-type="float">
            <text:p>4.12933333333333</text:p>
          </table:table-cell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5.8825" calcext:value-type="float">
            <text:p>5.8825</text:p>
          </table:table-cell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6.14428571428571" calcext:value-type="float">
            <text:p>6.14428571428571</text:p>
          </table:table-cell>
        </table:table-row>
        <table:table-row table:style-name="ro1">
          <table:table-cell office:value-type="float" office:value="20.85" calcext:value-type="float">
            <text:p>20.85</text:p>
          </table:table-cell>
          <table:table-cell office:value-type="float" office:value="19.6683333333333" calcext:value-type="float">
            <text:p>19.6683333333333</text:p>
          </table:table-cell>
        </table:table-row>
        <table:table-row table:style-name="ro1">
          <table:table-cell office:value-type="float" office:value="90.1" calcext:value-type="float">
            <text:p>90.1</text:p>
          </table:table-cell>
          <table:table-cell office:value-type="float" office:value="72.1542857142857" calcext:value-type="float">
            <text:p>72.15428571428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.325" calcext:value-type="float">
            <text:p>9.325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21.76" calcext:value-type="float">
            <text:p>21.76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21.4983333333333" calcext:value-type="float">
            <text:p>21.4983333333333</text:p>
          </table:table-cell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62.98" calcext:value-type="float">
            <text:p>62.98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3.91923076923077" calcext:value-type="float">
            <text:p>3.91923076923077</text:p>
          </table:table-cell>
        </table:table-row>
        <table:table-row table:style-name="ro1">
          <table:table-cell office:value-type="float" office:value="14.42" calcext:value-type="float">
            <text:p>14.42</text:p>
          </table:table-cell>
          <table:table-cell office:value-type="float" office:value="17.5625" calcext:value-type="float">
            <text:p>17.5625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3.77764705882353" calcext:value-type="float">
            <text:p>3.77764705882353</text:p>
          </table:table-cell>
        </table:table-row>
        <table:table-row table:style-name="ro1">
          <table:table-cell office:value-type="float" office:value="10.59" calcext:value-type="float">
            <text:p>10.59</text:p>
          </table:table-cell>
          <table:table-cell office:value-type="float" office:value="11.8433333333333" calcext:value-type="float">
            <text:p>11.8433333333333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7.70173913043478" calcext:value-type="float">
            <text:p>7.70173913043478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3.91923076923077" calcext:value-type="float">
            <text:p>3.91923076923077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3.91923076923077" calcext:value-type="float">
            <text:p>3.9192307692307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8.97333333333333" calcext:value-type="float">
            <text:p>8.97333333333333</text:p>
          </table:table-cell>
        </table:table-row>
        <table:table-row table:style-name="ro1">
          <table:table-cell table:number-columns-repeated="2" office:value-type="float" office:value="5.59" calcext:value-type="float">
            <text:p>5.59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.15090909090909" calcext:value-type="float">
            <text:p>4.15090909090909</text:p>
          </table:table-cell>
        </table:table-row>
        <table:table-row table:style-name="ro1">
          <table:table-cell office:value-type="float" office:value="153.8" calcext:value-type="float">
            <text:p>153.8</text:p>
          </table:table-cell>
          <table:table-cell office:value-type="float" office:value="154.6125" calcext:value-type="float">
            <text:p>154.6125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4.442" calcext:value-type="float">
            <text:p>4.442</text:p>
          </table:table-cell>
        </table:table-row>
        <table:table-row table:style-name="ro1">
          <table:table-cell office:value-type="float" office:value="8.49" calcext:value-type="float">
            <text:p>8.49</text:p>
          </table:table-cell>
          <table:table-cell office:value-type="float" office:value="8.47285714285714" calcext:value-type="float">
            <text:p>8.47285714285714</text:p>
          </table:table-cell>
        </table:table-row>
        <table:table-row table:style-name="ro1">
          <table:table-cell office:value-type="float" office:value="14.22" calcext:value-type="float">
            <text:p>14.22</text:p>
          </table:table-cell>
          <table:table-cell office:value-type="float" office:value="14.2425" calcext:value-type="float">
            <text:p>14.2425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21.4272727272727" calcext:value-type="float">
            <text:p>21.4272727272727</text:p>
          </table:table-cell>
        </table:table-row>
        <table:table-row table:style-name="ro1">
          <table:table-cell office:value-type="float" office:value="23.91" calcext:value-type="float">
            <text:p>23.91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3.21114285714286" calcext:value-type="float">
            <text:p>3.21114285714286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3.84363636363636" calcext:value-type="float">
            <text:p>3.84363636363636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3.50545454545455" calcext:value-type="float">
            <text:p>3.50545454545455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0.7233333333333" calcext:value-type="float">
            <text:p>20.723333333333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594" calcext:value-type="float">
            <text:p>3.594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8.99" calcext:value-type="float">
            <text:p>18.99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7.362" calcext:value-type="float">
            <text:p>7.362</text:p>
          </table:table-cell>
        </table:table-row>
        <table:table-row table:style-name="ro1">
          <table:table-cell office:value-type="float" office:value="14.83" calcext:value-type="float">
            <text:p>14.83</text:p>
          </table:table-cell>
          <table:table-cell office:value-type="float" office:value="16.886875" calcext:value-type="float">
            <text:p>16.886875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3.84363636363636" calcext:value-type="float">
            <text:p>3.84363636363636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3.014" calcext:value-type="float">
            <text:p>3.014</text:p>
          </table:table-cell>
        </table:table-row>
        <table:table-row table:style-name="ro1">
          <table:table-cell office:value-type="float" office:value="10.29" calcext:value-type="float">
            <text:p>10.29</text:p>
          </table:table-cell>
          <table:table-cell office:value-type="float" office:value="10.268" calcext:value-type="float">
            <text:p>10.268</text:p>
          </table:table-cell>
        </table:table-row>
        <table:table-row table:style-name="ro1">
          <table:table-cell office:value-type="float" office:value="30.98" calcext:value-type="float">
            <text:p>30.98</text:p>
          </table:table-cell>
          <table:table-cell office:value-type="float" office:value="32.96" calcext:value-type="float">
            <text:p>32.96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3.63692307692308" calcext:value-type="float">
            <text:p>3.63692307692308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21.34125" calcext:value-type="float">
            <text:p>21.3412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8.47285714285714" calcext:value-type="float">
            <text:p>8.47285714285714</text:p>
          </table:table-cell>
        </table:table-row>
        <table:table-row table:style-name="ro1">
          <table:table-cell office:value-type="float" office:value="14.37" calcext:value-type="float">
            <text:p>14.37</text:p>
          </table:table-cell>
          <table:table-cell office:value-type="float" office:value="13.0644444444444" calcext:value-type="float">
            <text:p>13.0644444444444</text:p>
          </table:table-cell>
        </table:table-row>
        <table:table-row table:style-name="ro1">
          <table:table-cell office:value-type="float" office:value="12.83" calcext:value-type="float">
            <text:p>12.83</text:p>
          </table:table-cell>
          <table:table-cell office:value-type="float" office:value="12.11625" calcext:value-type="float">
            <text:p>12.11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3524" calcext:value-type="float">
            <text:p>9.3524</text:p>
          </table:table-cell>
        </table:table-row>
        <table:table-row table:style-name="ro1">
          <table:table-cell table:number-columns-repeated="2" office:value-type="float" office:value="43.1" calcext:value-type="float">
            <text:p>43.1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4.08142857142857" calcext:value-type="float">
            <text:p>4.08142857142857</text:p>
          </table:table-cell>
        </table:table-row>
        <table:table-row table:style-name="ro1">
          <table:table-cell office:value-type="float" office:value="8.43" calcext:value-type="float">
            <text:p>8.43</text:p>
          </table:table-cell>
          <table:table-cell office:value-type="float" office:value="7.195" calcext:value-type="float">
            <text:p>7.195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.95" calcext:value-type="float">
            <text:p>9.95</text:p>
          </table:table-cell>
        </table:table-row>
        <table:table-row table:style-name="ro1">
          <table:table-cell office:value-type="float" office:value="41.56" calcext:value-type="float">
            <text:p>41.56</text:p>
          </table:table-cell>
          <table:table-cell office:value-type="float" office:value="39.4144444444444" calcext:value-type="float">
            <text:p>39.4144444444444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3.77764705882353" calcext:value-type="float">
            <text:p>3.77764705882353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float" office:value="10.31" calcext:value-type="float">
            <text:p>10.31</text:p>
          </table:table-cell>
          <table:table-cell office:value-type="float" office:value="10.3133333333333" calcext:value-type="float">
            <text:p>10.3133333333333</text:p>
          </table:table-cell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3.63692307692308" calcext:value-type="float">
            <text:p>3.63692307692308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3.21114285714286" calcext:value-type="float">
            <text:p>3.21114285714286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.74" calcext:value-type="float">
            <text:p>27.74</text:p>
          </table:table-cell>
        </table:table-row>
        <table:table-row table:style-name="ro1">
          <table:table-cell office:value-type="float" office:value="20.22" calcext:value-type="float">
            <text:p>20.22</text:p>
          </table:table-cell>
          <table:table-cell office:value-type="float" office:value="19.4616666666667" calcext:value-type="float">
            <text:p>19.461666666666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4.6125" calcext:value-type="float">
            <text:p>154.6125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4.35333333333333" calcext:value-type="float">
            <text:p>4.35333333333333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3.3875" calcext:value-type="float">
            <text:p>3.3875</text:p>
          </table:table-cell>
        </table:table-row>
        <table:table-row table:style-name="ro1">
          <table:table-cell office:value-type="float" office:value="12.64" calcext:value-type="float">
            <text:p>12.64</text:p>
          </table:table-cell>
          <table:table-cell office:value-type="float" office:value="12.11625" calcext:value-type="float">
            <text:p>12.11625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9.315" calcext:value-type="float">
            <text:p>19.315</text:p>
          </table:table-cell>
        </table:table-row>
        <table:table-row table:style-name="ro1">
          <table:table-cell office:value-type="float" office:value="16.57" calcext:value-type="float">
            <text:p>16.57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16.5855555555556" calcext:value-type="float">
            <text:p>16.5855555555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68875" calcext:value-type="float">
            <text:p>7.688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21.4272727272727" calcext:value-type="float">
            <text:p>21.4272727272727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3.19" calcext:value-type="float">
            <text:p>13.19</text:p>
          </table:table-cell>
        </table:table-row>
        <table:table-row table:style-name="ro1">
          <table:table-cell office:value-type="float" office:value="63.6" calcext:value-type="float">
            <text:p>63.6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.7863333333333" calcext:value-type="float">
            <text:p>38.786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.5666666666667" calcext:value-type="float">
            <text:p>24.5666666666667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.11" calcext:value-type="float">
            <text:p>39.11</text:p>
          </table:table-cell>
          <table:table-cell office:value-type="float" office:value="55.6025" calcext:value-type="float">
            <text:p>55.6025</text:p>
          </table:table-cell>
        </table:table-row>
        <table:table-row table:style-name="ro1">
          <table:table-cell office:value-type="float" office:value="40.35" calcext:value-type="float">
            <text:p>40.35</text:p>
          </table:table-cell>
          <table:table-cell office:value-type="float" office:value="40.2428571428572" calcext:value-type="float">
            <text:p>40.2428571428572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3.86214285714286" calcext:value-type="float">
            <text:p>3.86214285714286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2.98666666666667" calcext:value-type="float">
            <text:p>2.98666666666667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3.014" calcext:value-type="float">
            <text:p>3.014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7.50222222222222" calcext:value-type="float">
            <text:p>7.50222222222222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9.16111111111111" calcext:value-type="float">
            <text:p>9.16111111111111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3.91923076923077" calcext:value-type="float">
            <text:p>3.91923076923077</text:p>
          </table:table-cell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8.87444444444444" calcext:value-type="float">
            <text:p>8.87444444444444</text:p>
          </table:table-cell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9.88625" calcext:value-type="float">
            <text:p>9.88625</text:p>
          </table:table-cell>
        </table:table-row>
        <table:table-row table:style-name="ro1">
          <table:table-cell office:value-type="float" office:value="8.146" calcext:value-type="float">
            <text:p>8.146</text:p>
          </table:table-cell>
          <table:table-cell office:value-type="float" office:value="12.0493333333333" calcext:value-type="float">
            <text:p>12.0493333333333</text:p>
          </table:table-cell>
        </table:table-row>
        <table:table-row table:style-name="ro1">
          <table:table-cell office:value-type="float" office:value="20.386" calcext:value-type="float">
            <text:p>20.386</text:p>
          </table:table-cell>
          <table:table-cell office:value-type="float" office:value="30.118" calcext:value-type="float">
            <text:p>30.1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99888888888889" calcext:value-type="float">
            <text:p>8.99888888888889</text:p>
          </table:table-cell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83.9" calcext:value-type="float">
            <text:p>83.9</text:p>
          </table:table-cell>
        </table:table-row>
        <table:table-row table:style-name="ro1">
          <table:table-cell office:value-type="float" office:value="99.53" calcext:value-type="float">
            <text:p>99.53</text:p>
          </table:table-cell>
          <table:table-cell office:value-type="float" office:value="95.284" calcext:value-type="float">
            <text:p>95.28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15111111111111" calcext:value-type="float">
            <text:p>4.15111111111111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4.17333333333333" calcext:value-type="float">
            <text:p>4.17333333333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15" calcext:value-type="float">
            <text:p>30.15</text:p>
          </table:table-cell>
        </table:table-row>
        <table:table-row table:style-name="ro1">
          <table:table-cell office:value-type="float" office:value="20.24" calcext:value-type="float">
            <text:p>20.24</text:p>
          </table:table-cell>
          <table:table-cell office:value-type="float" office:value="19.4616666666667" calcext:value-type="float">
            <text:p>19.461666666666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5.886" calcext:value-type="float">
            <text:p>5.88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67666666666667" calcext:value-type="float">
            <text:p>4.67666666666667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18.28" calcext:value-type="float">
            <text:p>18.28</text:p>
          </table:table-cell>
          <table:table-cell office:value-type="float" office:value="20.46" calcext:value-type="float">
            <text:p>20.46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3.9567" calcext:value-type="float">
            <text:p>3.9567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68.9" calcext:value-type="float">
            <text:p>68.9</text:p>
          </table:table-cell>
          <table:table-cell office:value-type="float" office:value="66.9066666666667" calcext:value-type="float">
            <text:p>66.9066666666667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.314" calcext:value-type="float">
            <text:p>4.314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6.93" calcext:value-type="float">
            <text:p>16.93</text:p>
          </table:table-cell>
        </table:table-row>
        <table:table-row table:style-name="ro1">
          <table:table-cell office:value-type="float" office:value="19.45" calcext:value-type="float">
            <text:p>19.45</text:p>
          </table:table-cell>
          <table:table-cell office:value-type="float" office:value="13.28" calcext:value-type="float">
            <text:p>13.28</text:p>
          </table:table-cell>
        </table:table-row>
        <table:table-row table:style-name="ro1">
          <table:table-cell office:value-type="float" office:value="30.895" calcext:value-type="float">
            <text:p>30.895</text:p>
          </table:table-cell>
          <table:table-cell office:value-type="float" office:value="37.8227777777778" calcext:value-type="float">
            <text:p>37.8227777777778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3.63692307692308" calcext:value-type="float">
            <text:p>3.636923076923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3.77764705882353" calcext:value-type="float">
            <text:p>3.77764705882353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0.3133333333333" calcext:value-type="float">
            <text:p>10.3133333333333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4.34142857142857" calcext:value-type="float">
            <text:p>4.34142857142857</text:p>
          </table:table-cell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6.70375" calcext:value-type="float">
            <text:p>6.70375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6.81625" calcext:value-type="float">
            <text:p>6.81625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9.4616666666667" calcext:value-type="float">
            <text:p>19.4616666666667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5.96" calcext:value-type="float">
            <text:p>5.96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.92625" calcext:value-type="float">
            <text:p>16.92625</text:p>
          </table:table-cell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45.2988888888889" calcext:value-type="float">
            <text:p>45.2988888888889</text:p>
          </table:table-cell>
        </table:table-row>
        <table:table-row table:style-name="ro1">
          <table:table-cell office:value-type="float" office:value="16.34" calcext:value-type="float">
            <text:p>16.34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12.048" calcext:value-type="float">
            <text:p>12.048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4.70894736842105" calcext:value-type="float">
            <text:p>4.70894736842105</text:p>
          </table:table-cell>
        </table:table-row>
        <table:table-row table:style-name="ro1">
          <table:table-cell office:value-type="float" office:value="13.43" calcext:value-type="float">
            <text:p>13.43</text:p>
          </table:table-cell>
          <table:table-cell office:value-type="float" office:value="12.90875" calcext:value-type="float">
            <text:p>12.90875</text:p>
          </table:table-cell>
        </table:table-row>
        <table:table-row table:style-name="ro1">
          <table:table-cell office:value-type="float" office:value="18.87" calcext:value-type="float">
            <text:p>18.87</text:p>
          </table:table-cell>
          <table:table-cell office:value-type="float" office:value="18.59625" calcext:value-type="float">
            <text:p>18.59625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16.38" calcext:value-type="float">
            <text:p>16.38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29.94" calcext:value-type="float">
            <text:p>29.94</text:p>
          </table:table-cell>
          <table:table-cell office:value-type="float" office:value="30.0266666666667" calcext:value-type="float">
            <text:p>30.0266666666667</text:p>
          </table:table-cell>
        </table:table-row>
        <table:table-row table:style-name="ro1">
          <table:table-cell office:value-type="float" office:value="10.83" calcext:value-type="float">
            <text:p>10.83</text:p>
          </table:table-cell>
          <table:table-cell office:value-type="float" office:value="11.6142857142857" calcext:value-type="float">
            <text:p>11.614285714285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14.58" calcext:value-type="float">
            <text:p>14.58</text:p>
          </table:table-cell>
        </table:table-row>
        <table:table-row table:style-name="ro1">
          <table:table-cell office:value-type="float" office:value="96.68" calcext:value-type="float">
            <text:p>96.68</text:p>
          </table:table-cell>
          <table:table-cell office:value-type="float" office:value="93.836" calcext:value-type="float">
            <text:p>93.8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9.30555555555555" calcext:value-type="float">
            <text:p>9.30555555555555</text:p>
          </table:table-cell>
        </table:table-row>
        <table:table-row table:style-name="ro1">
          <table:table-cell office:value-type="float" office:value="8.83" calcext:value-type="float">
            <text:p>8.83</text:p>
          </table:table-cell>
          <table:table-cell office:value-type="float" office:value="7.56" calcext:value-type="float">
            <text:p>7.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7.941" calcext:value-type="float">
            <text:p>7.941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29.58875" calcext:value-type="float">
            <text:p>29.58875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3.91923076923077" calcext:value-type="float">
            <text:p>3.91923076923077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3.9567" calcext:value-type="float">
            <text:p>3.95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7.72666666666667" calcext:value-type="float">
            <text:p>7.7266666666666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44333333333333" calcext:value-type="float">
            <text:p>3.4433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375" calcext:value-type="float">
            <text:p>2.1375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45.2988888888889" calcext:value-type="float">
            <text:p>45.2988888888889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4.70894736842105" calcext:value-type="float">
            <text:p>4.70894736842105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4.442" calcext:value-type="float">
            <text:p>4.442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8.98625" calcext:value-type="float">
            <text:p>8.98625</text:p>
          </table:table-cell>
        </table:table-row>
        <table:table-row table:style-name="ro1">
          <table:table-cell office:value-type="float" office:value="42.27" calcext:value-type="float">
            <text:p>42.27</text:p>
          </table:table-cell>
          <table:table-cell office:value-type="float" office:value="35.7466666666667" calcext:value-type="float">
            <text:p>35.7466666666667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4.35333333333333" calcext:value-type="float">
            <text:p>4.35333333333333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4.29583333333333" calcext:value-type="float">
            <text:p>4.29583333333333</text:p>
          </table:table-cell>
        </table:table-row>
        <table:table-row table:style-name="ro1">
          <table:table-cell office:value-type="float" office:value="25.44" calcext:value-type="float">
            <text:p>25.44</text:p>
          </table:table-cell>
          <table:table-cell office:value-type="float" office:value="27.5633333333333" calcext:value-type="float">
            <text:p>27.5633333333333</text:p>
          </table:table-cell>
        </table:table-row>
        <table:table-row table:style-name="ro1">
          <table:table-cell office:value-type="float" office:value="21.14" calcext:value-type="float">
            <text:p>21.14</text:p>
          </table:table-cell>
          <table:table-cell office:value-type="float" office:value="19.6683333333333" calcext:value-type="float">
            <text:p>19.6683333333333</text:p>
          </table:table-cell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5.79333333333333" calcext:value-type="float">
            <text:p>5.79333333333333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4.22411764705882" calcext:value-type="float">
            <text:p>4.22411764705882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8.14666666666667" calcext:value-type="float">
            <text:p>8.1466666666666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.77764705882353" calcext:value-type="float">
            <text:p>3.77764705882353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.985" calcext:value-type="float">
            <text:p>4.985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.22411764705882" calcext:value-type="float">
            <text:p>4.224117647058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.2825" calcext:value-type="float">
            <text:p>26.2825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3.594" calcext:value-type="float">
            <text:p>3.5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.225" calcext:value-type="float">
            <text:p>36.2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15" calcext:value-type="float">
            <text:p>30.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.02875" calcext:value-type="float">
            <text:p>19.028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.6775" calcext:value-type="float">
            <text:p>40.6775</text:p>
          </table:table-cell>
        </table:table-row>
        <table:table-row table:style-name="ro1">
          <table:table-cell office:value-type="float" office:value="126.5" calcext:value-type="float">
            <text:p>126.5</text:p>
          </table:table-cell>
          <table:table-cell office:value-type="float" office:value="121.325" calcext:value-type="float">
            <text:p>121.325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4.08142857142857" calcext:value-type="float">
            <text:p>4.08142857142857</text:p>
          </table:table-cell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7.51285714285714" calcext:value-type="float">
            <text:p>7.51285714285714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19.05" calcext:value-type="float">
            <text:p>19.05</text:p>
          </table:table-cell>
        </table:table-row>
        <table:table-row table:style-name="ro1">
          <table:table-cell table:number-columns-repeated="2" office:value-type="float" office:value="28.49" calcext:value-type="float">
            <text:p>28.49</text:p>
          </table:table-cell>
        </table:table-row>
        <table:table-row table:style-name="ro1">
          <table:table-cell office:value-type="float" office:value="29.46" calcext:value-type="float">
            <text:p>29.46</text:p>
          </table:table-cell>
          <table:table-cell office:value-type="float" office:value="24.085" calcext:value-type="float">
            <text:p>24.085</text:p>
          </table:table-cell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6.64571428571429" calcext:value-type="float">
            <text:p>6.64571428571429</text:p>
          </table:table-cell>
        </table:table-row>
        <table:table-row table:style-name="ro1">
          <table:table-cell office:value-type="float" office:value="12.51" calcext:value-type="float">
            <text:p>12.51</text:p>
          </table:table-cell>
          <table:table-cell office:value-type="float" office:value="12.11625" calcext:value-type="float">
            <text:p>12.11625</text:p>
          </table:table-cell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13.3866666666667" calcext:value-type="float">
            <text:p>13.3866666666667</text:p>
          </table:table-cell>
        </table:table-row>
        <table:table-row table:style-name="ro1">
          <table:table-cell office:value-type="float" office:value="10.89" calcext:value-type="float">
            <text:p>10.89</text:p>
          </table:table-cell>
          <table:table-cell office:value-type="float" office:value="12.825" calcext:value-type="float">
            <text:p>12.825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4.34142857142857" calcext:value-type="float">
            <text:p>4.34142857142857</text:p>
          </table:table-cell>
        </table:table-row>
        <table:table-row table:style-name="ro1">
          <table:table-cell office:value-type="float" office:value="15.11" calcext:value-type="float">
            <text:p>15.11</text:p>
          </table:table-cell>
          <table:table-cell office:value-type="float" office:value="15.6283333333333" calcext:value-type="float">
            <text:p>15.6283333333333</text:p>
          </table:table-cell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10.3133333333333" calcext:value-type="float">
            <text:p>10.3133333333333</text:p>
          </table:table-cell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7.87571428571429" calcext:value-type="float">
            <text:p>7.87571428571429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11.3825" calcext:value-type="float">
            <text:p>11.3825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8.01571428571429" calcext:value-type="float">
            <text:p>8.01571428571429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4.34142857142857" calcext:value-type="float">
            <text:p>4.34142857142857</text:p>
          </table:table-cell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7.70173913043478" calcext:value-type="float">
            <text:p>7.70173913043478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6.834" calcext:value-type="float">
            <text:p>6.834</text:p>
          </table:table-cell>
        </table:table-row>
        <table:table-row table:style-name="ro1">
          <table:table-cell office:value-type="float" office:value="43.97" calcext:value-type="float">
            <text:p>43.97</text:p>
          </table:table-cell>
          <table:table-cell office:value-type="float" office:value="41.279375" calcext:value-type="float">
            <text:p>41.279375</text:p>
          </table:table-cell>
        </table:table-row>
        <table:table-row table:style-name="ro1">
          <table:table-cell office:value-type="float" office:value="39.32" calcext:value-type="float">
            <text:p>39.32</text:p>
          </table:table-cell>
          <table:table-cell office:value-type="float" office:value="34.0533333333333" calcext:value-type="float">
            <text:p>34.0533333333333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7.692" calcext:value-type="float">
            <text:p>7.692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5.9157142857143" calcext:value-type="float">
            <text:p>15.9157142857143</text:p>
          </table:table-cell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7.01222222222222" calcext:value-type="float">
            <text:p>7.01222222222222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99.645" calcext:value-type="float">
            <text:p>99.645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4.35333333333333" calcext:value-type="float">
            <text:p>4.35333333333333</text:p>
          </table:table-cell>
        </table:table-row>
        <table:table-row table:style-name="ro1">
          <table:table-cell office:value-type="float" office:value="12.42" calcext:value-type="float">
            <text:p>12.42</text:p>
          </table:table-cell>
          <table:table-cell office:value-type="float" office:value="12.11625" calcext:value-type="float">
            <text:p>12.116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852" calcext:value-type="float">
            <text:p>23.852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9.162" calcext:value-type="float">
            <text:p>19.1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805125" calcext:value-type="float">
            <text:p>3.805125</text:p>
          </table:table-cell>
        </table:table-row>
        <table:table-row table:style-name="ro1">
          <table:table-cell office:value-type="float" office:value="39.77" calcext:value-type="float">
            <text:p>39.77</text:p>
          </table:table-cell>
          <table:table-cell office:value-type="float" office:value="40.2428571428572" calcext:value-type="float">
            <text:p>40.2428571428572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4.00909090909091" calcext:value-type="float">
            <text:p>4.009090909090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.41" calcext:value-type="float">
            <text:p>35.41</text:p>
          </table:table-cell>
        </table:table-row>
        <table:table-row table:style-name="ro1">
          <table:table-cell table:number-columns-repeated="2"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3.91923076923077" calcext:value-type="float">
            <text:p>3.91923076923077</text:p>
          </table:table-cell>
        </table:table-row>
        <table:table-row table:style-name="ro1">
          <table:table-cell table:number-columns-repeated="2"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105.772222222222" calcext:value-type="float">
            <text:p>105.772222222222</text:p>
          </table:table-cell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float" office:value="20.5533333333333" calcext:value-type="float">
            <text:p>20.5533333333333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3.91923076923077" calcext:value-type="float">
            <text:p>3.91923076923077</text:p>
          </table:table-cell>
        </table:table-row>
        <table:table-row table:style-name="ro1">
          <table:table-cell office:value-type="float" office:value="10.39" calcext:value-type="float">
            <text:p>10.39</text:p>
          </table:table-cell>
          <table:table-cell office:value-type="float" office:value="13.28" calcext:value-type="float">
            <text:p>13.28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0.5088888888889" calcext:value-type="float">
            <text:p>10.5088888888889</text:p>
          </table:table-cell>
        </table:table-row>
        <table:table-row table:style-name="ro1">
          <table:table-cell office:value-type="float" office:value="10.05" calcext:value-type="float">
            <text:p>10.05</text:p>
          </table:table-cell>
          <table:table-cell office:value-type="float" office:value="11.3825" calcext:value-type="float">
            <text:p>11.3825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3.9567" calcext:value-type="float">
            <text:p>3.9567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3.77764705882353" calcext:value-type="float">
            <text:p>3.77764705882353</text:p>
          </table:table-cell>
        </table:table-row>
        <table:table-row table:style-name="ro1">
          <table:table-cell office:value-type="float" office:value="61.53" calcext:value-type="float">
            <text:p>61.53</text:p>
          </table:table-cell>
          <table:table-cell office:value-type="float" office:value="61.4966666666667" calcext:value-type="float">
            <text:p>61.4966666666667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8.47285714285714" calcext:value-type="float">
            <text:p>8.47285714285714</text:p>
          </table:table-cell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8.57875" calcext:value-type="float">
            <text:p>8.57875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4.39928571428571" calcext:value-type="float">
            <text:p>4.399285714285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.12875" calcext:value-type="float">
            <text:p>30.12875</text:p>
          </table:table-cell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6.024" calcext:value-type="float">
            <text:p>6.024</text:p>
          </table:table-cell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9.97" calcext:value-type="float">
            <text:p>9.97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3.46666666666667" calcext:value-type="float">
            <text:p>3.46666666666667</text:p>
          </table:table-cell>
        </table:table-row>
        <table:table-row table:style-name="ro1">
          <table:table-cell table:number-columns-repeated="2"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5.81" calcext:value-type="float">
            <text:p>55.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44" calcext:value-type="float">
            <text:p>14.44</text:p>
          </table:table-cell>
        </table:table-row>
        <table:table-row table:style-name="ro1">
          <table:table-cell table:number-columns-repeated="2" office:value-type="float" office:value="8.22" calcext:value-type="float">
            <text:p>8.22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21.4272727272727" calcext:value-type="float">
            <text:p>21.4272727272727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40.95" calcext:value-type="float">
            <text:p>40.95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31.48" calcext:value-type="float">
            <text:p>31.48</text:p>
          </table:table-cell>
          <table:table-cell office:value-type="float" office:value="34.0533333333333" calcext:value-type="float">
            <text:p>34.0533333333333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29.79" calcext:value-type="float">
            <text:p>29.79</text:p>
          </table:table-cell>
          <table:table-cell office:value-type="float" office:value="30.0266666666667" calcext:value-type="float">
            <text:p>30.0266666666667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3.968" calcext:value-type="float">
            <text:p>3.9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.93" calcext:value-type="float">
            <text:p>16.9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35333333333333" calcext:value-type="float">
            <text:p>4.35333333333333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6.81625" calcext:value-type="float">
            <text:p>6.81625</text:p>
          </table:table-cell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8.06" calcext:value-type="float">
            <text:p>8.06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7.941" calcext:value-type="float">
            <text:p>7.941</text:p>
          </table:table-cell>
        </table:table-row>
        <table:table-row table:style-name="ro1">
          <table:table-cell office:value-type="float" office:value="9.71" calcext:value-type="float">
            <text:p>9.71</text:p>
          </table:table-cell>
          <table:table-cell office:value-type="float" office:value="9.638" calcext:value-type="float">
            <text:p>9.638</text:p>
          </table:table-cell>
        </table:table-row>
        <table:table-row table:style-name="ro1">
          <table:table-cell office:value-type="float" office:value="25.12" calcext:value-type="float">
            <text:p>25.12</text:p>
          </table:table-cell>
          <table:table-cell office:value-type="float" office:value="24.75875" calcext:value-type="float">
            <text:p>24.75875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10.57" calcext:value-type="float">
            <text:p>10.57</text:p>
          </table:table-cell>
          <table:table-cell office:value-type="float" office:value="10.68" calcext:value-type="float">
            <text:p>10.68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4.728" calcext:value-type="float">
            <text:p>4.728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21.4272727272727" calcext:value-type="float">
            <text:p>21.4272727272727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8.495" calcext:value-type="float">
            <text:p>8.495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7.51285714285714" calcext:value-type="float">
            <text:p>7.51285714285714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7.122" calcext:value-type="float">
            <text:p>7.122</text:p>
          </table:table-cell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7.35" calcext:value-type="float">
            <text:p>7.35</text:p>
          </table:table-cell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40.95" calcext:value-type="float">
            <text:p>40.95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3.35666666666667" calcext:value-type="float">
            <text:p>3.35666666666667</text:p>
          </table:table-cell>
        </table:table-row>
        <table:table-row table:style-name="ro1">
          <table:table-cell office:value-type="float" office:value="13.65" calcext:value-type="float">
            <text:p>13.65</text:p>
          </table:table-cell>
          <table:table-cell office:value-type="float" office:value="19.5218333333333" calcext:value-type="float">
            <text:p>19.521833333333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99.645" calcext:value-type="float">
            <text:p>99.645</text:p>
          </table:table-cell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99.11" calcext:value-type="float">
            <text:p>99.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19.05" calcext:value-type="float">
            <text:p>19.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.4272727272727" calcext:value-type="float">
            <text:p>21.42727272727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68875" calcext:value-type="float">
            <text:p>7.68875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4.44" calcext:value-type="float">
            <text:p>14.44</text:p>
          </table:table-cell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99.645" calcext:value-type="float">
            <text:p>99.64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6.81625" calcext:value-type="float">
            <text:p>6.816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6.3714285714286" calcext:value-type="float">
            <text:p>46.37142857142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.2166666666667" calcext:value-type="float">
            <text:p>24.2166666666667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.145" calcext:value-type="float">
            <text:p>41.145</text:p>
          </table:table-cell>
          <table:table-cell office:value-type="float" office:value="41.279375" calcext:value-type="float">
            <text:p>41.279375</text:p>
          </table:table-cell>
        </table:table-row>
        <table:table-row table:style-name="ro1">
          <table:table-cell office:value-type="float" office:value="12.255" calcext:value-type="float">
            <text:p>12.255</text:p>
          </table:table-cell>
          <table:table-cell office:value-type="float" office:value="19.6683333333333" calcext:value-type="float">
            <text:p>19.6683333333333</text:p>
          </table:table-cell>
        </table:table-row>
        <table:table-row table:style-name="ro1">
          <table:table-cell office:value-type="float" office:value="39.82" calcext:value-type="float">
            <text:p>39.82</text:p>
          </table:table-cell>
          <table:table-cell office:value-type="float" office:value="28.1966666666667" calcext:value-type="float">
            <text:p>28.1966666666667</text:p>
          </table:table-cell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7.08285714285714" calcext:value-type="float">
            <text:p>7.08285714285714</text:p>
          </table:table-cell>
        </table:table-row>
        <table:table-row table:style-name="ro1">
          <table:table-cell office:value-type="float" office:value="10.13" calcext:value-type="float">
            <text:p>10.13</text:p>
          </table:table-cell>
          <table:table-cell office:value-type="float" office:value="8.974" calcext:value-type="float">
            <text:p>8.974</text:p>
          </table:table-cell>
        </table:table-row>
        <table:table-row table:style-name="ro1">
          <table:table-cell table:number-columns-repeated="2" office:value-type="float" office:value="5.62" calcext:value-type="float">
            <text:p>5.62</text:p>
          </table:table-cell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7.40571428571429" calcext:value-type="float">
            <text:p>7.405714285714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01222222222222" calcext:value-type="float">
            <text:p>7.01222222222222</text:p>
          </table:table-cell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8.552" calcext:value-type="float">
            <text:p>8.552</text:p>
          </table:table-cell>
        </table:table-row>
        <table:table-row table:style-name="ro1">
          <table:table-cell office:value-type="float" office:value="10.27" calcext:value-type="float">
            <text:p>10.27</text:p>
          </table:table-cell>
          <table:table-cell office:value-type="float" office:value="10.3133333333333" calcext:value-type="float">
            <text:p>10.3133333333333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9.638" calcext:value-type="float">
            <text:p>9.6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1923076923077" calcext:value-type="float">
            <text:p>3.91923076923077</text:p>
          </table:table-cell>
        </table:table-row>
        <table:table-row table:style-name="ro1">
          <table:table-cell office:value-type="float" office:value="7.59" calcext:value-type="float">
            <text:p>7.59</text:p>
          </table:table-cell>
          <table:table-cell office:value-type="float" office:value="7.24214285714286" calcext:value-type="float">
            <text:p>7.242142857142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18" calcext:value-type="float">
            <text:p>5.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706" calcext:value-type="float">
            <text:p>5.706</text:p>
          </table:table-cell>
        </table:table-row>
        <table:table-row table:style-name="ro1">
          <table:table-cell office:value-type="float" office:value="39.51" calcext:value-type="float">
            <text:p>39.51</text:p>
          </table:table-cell>
          <table:table-cell office:value-type="float" office:value="40.2428571428572" calcext:value-type="float">
            <text:p>40.2428571428572</text:p>
          </table:table-cell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7.362" calcext:value-type="float">
            <text:p>7.362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1.81222222222222" calcext:value-type="float">
            <text:p>1.81222222222222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3.7075" calcext:value-type="float">
            <text:p>3.7075</text:p>
          </table:table-cell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39.4144444444444" calcext:value-type="float">
            <text:p>39.4144444444444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4.18111111111111" calcext:value-type="float">
            <text:p>4.18111111111111</text:p>
          </table:table-cell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16.93" calcext:value-type="float">
            <text:p>16.93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8.47285714285714" calcext:value-type="float">
            <text:p>8.47285714285714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3.73076923076923" calcext:value-type="float">
            <text:p>3.73076923076923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5.21666666666667" calcext:value-type="float">
            <text:p>5.21666666666667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3.91923076923077" calcext:value-type="float">
            <text:p>3.91923076923077</text:p>
          </table:table-cell>
        </table:table-row>
        <table:table-row table:style-name="ro1">
          <table:table-cell office:value-type="float" office:value="126.4" calcext:value-type="float">
            <text:p>126.4</text:p>
          </table:table-cell>
          <table:table-cell office:value-type="float" office:value="121.325" calcext:value-type="float">
            <text:p>121.325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float" office:value="18.05" calcext:value-type="float">
            <text:p>18.05</text:p>
          </table:table-cell>
          <table:table-cell office:value-type="float" office:value="17.2111111111111" calcext:value-type="float">
            <text:p>17.2111111111111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>
          <table:table-cell office:value-type="float" office:value="28.75" calcext:value-type="float">
            <text:p>28.75</text:p>
          </table:table-cell>
          <table:table-cell office:value-type="float" office:value="26.6828571428571" calcext:value-type="float">
            <text:p>26.6828571428571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3.3875" calcext:value-type="float">
            <text:p>3.3875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20.02" calcext:value-type="float">
            <text:p>20.02</text:p>
          </table:table-cell>
        </table:table-row>
        <table:table-row table:style-name="ro1">
          <table:table-cell office:value-type="float" office:value="11.03" calcext:value-type="float">
            <text:p>11.03</text:p>
          </table:table-cell>
          <table:table-cell office:value-type="float" office:value="14.675" calcext:value-type="float">
            <text:p>14.67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3.17" calcext:value-type="float">
            <text:p>13.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.2428571428572" calcext:value-type="float">
            <text:p>40.2428571428572</text:p>
          </table:table-cell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8.22777777777778" calcext:value-type="float">
            <text:p>8.22777777777778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10.41" calcext:value-type="float">
            <text:p>10.41</text:p>
          </table:table-cell>
          <table:table-cell office:value-type="float" office:value="13.28" calcext:value-type="float">
            <text:p>13.28</text:p>
          </table:table-cell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10.11" calcext:value-type="float">
            <text:p>10.11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4.34142857142857" calcext:value-type="float">
            <text:p>4.3414285714285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6.06" calcext:value-type="float">
            <text:p>6.06</text:p>
          </table:table-cell>
        </table:table-row>
        <table:table-row table:style-name="ro1">
          <table:table-cell office:value-type="float" office:value="24.84" calcext:value-type="float">
            <text:p>24.84</text:p>
          </table:table-cell>
          <table:table-cell office:value-type="float" office:value="35.41" calcext:value-type="float">
            <text:p>35.41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12.6133333333333" calcext:value-type="float">
            <text:p>12.613333333333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10.07" calcext:value-type="float">
            <text:p>10.07</text:p>
          </table:table-cell>
          <table:table-cell office:value-type="float" office:value="10.11" calcext:value-type="float">
            <text:p>10.11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3.77764705882353" calcext:value-type="float">
            <text:p>3.77764705882353</text:p>
          </table:table-cell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55.8571428571429" calcext:value-type="float">
            <text:p>55.8571428571429</text:p>
          </table:table-cell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7.56" calcext:value-type="float">
            <text:p>7.56</text:p>
          </table:table-cell>
        </table:table-row>
        <table:table-row table:style-name="ro1">
          <table:table-cell office:value-type="float" office:value="24.65" calcext:value-type="float">
            <text:p>24.65</text:p>
          </table:table-cell>
          <table:table-cell office:value-type="float" office:value="21.9922222222222" calcext:value-type="float">
            <text:p>21.9922222222222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16.5855555555556" calcext:value-type="float">
            <text:p>16.5855555555556</text:p>
          </table:table-cell>
        </table:table-row>
        <table:table-row table:style-name="ro1">
          <table:table-cell table:number-columns-repeated="2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30.71" calcext:value-type="float">
            <text:p>30.71</text:p>
          </table:table-cell>
          <table:table-cell office:value-type="float" office:value="32.96" calcext:value-type="float">
            <text:p>32.96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3.35916666666667" calcext:value-type="float">
            <text:p>3.35916666666667</text:p>
          </table:table-cell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39.4144444444444" calcext:value-type="float">
            <text:p>39.4144444444444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4.70894736842105" calcext:value-type="float">
            <text:p>4.70894736842105</text:p>
          </table:table-cell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8.056" calcext:value-type="float">
            <text:p>8.056</text:p>
          </table:table-cell>
        </table:table-row>
        <table:table-row table:style-name="ro1">
          <table:table-cell table:number-columns-repeated="2" office:value-type="float" office:value="8.16" calcext:value-type="float">
            <text:p>8.16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.34090909090909" calcext:value-type="float">
            <text:p>4.34090909090909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.244" calcext:value-type="float">
            <text:p>9.2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7075" calcext:value-type="float">
            <text:p>3.7075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3.63692307692308" calcext:value-type="float">
            <text:p>3.63692307692308</text:p>
          </table:table-cell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6.946" calcext:value-type="float">
            <text:p>6.946</text:p>
          </table:table-cell>
        </table:table-row>
        <table:table-row table:style-name="ro1">
          <table:table-cell office:value-type="float" office:value="11.11" calcext:value-type="float">
            <text:p>11.11</text:p>
          </table:table-cell>
          <table:table-cell office:value-type="float" office:value="15.8475" calcext:value-type="float">
            <text:p>15.8475</text:p>
          </table:table-cell>
        </table:table-row>
        <table:table-row table:style-name="ro1">
          <table:table-cell office:value-type="float" office:value="38.19" calcext:value-type="float">
            <text:p>38.19</text:p>
          </table:table-cell>
          <table:table-cell office:value-type="float" office:value="33.95125" calcext:value-type="float">
            <text:p>33.95125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8.69" calcext:value-type="float">
            <text:p>8.69</text:p>
          </table:table-cell>
          <table:table-cell office:value-type="float" office:value="8.22857142857143" calcext:value-type="float">
            <text:p>8.22857142857143</text:p>
          </table:table-cell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7.70173913043478" calcext:value-type="float">
            <text:p>7.7017391304347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6.9066666666667" calcext:value-type="float">
            <text:p>66.9066666666667</text:p>
          </table:table-cell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12.048" calcext:value-type="float">
            <text:p>12.048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.70894736842105" calcext:value-type="float">
            <text:p>4.70894736842105</text:p>
          </table:table-cell>
        </table:table-row>
        <table:table-row table:style-name="ro1">
          <table:table-cell table:number-columns-repeated="2" office:value-type="float" office:value="35.39" calcext:value-type="float">
            <text:p>35.39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21.2275" calcext:value-type="float">
            <text:p>21.227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.60666666666667" calcext:value-type="float">
            <text:p>2.60666666666667</text:p>
          </table:table-cell>
        </table:table-row>
        <table:table-row table:style-name="ro1">
          <table:table-cell office:value-type="float" office:value="14.45" calcext:value-type="float">
            <text:p>14.45</text:p>
          </table:table-cell>
          <table:table-cell office:value-type="float" office:value="15.10875" calcext:value-type="float">
            <text:p>15.10875</text:p>
          </table:table-cell>
        </table:table-row>
        <table:table-row table:style-name="ro1">
          <table:table-cell office:value-type="float" office:value="27.185" calcext:value-type="float">
            <text:p>27.185</text:p>
          </table:table-cell>
          <table:table-cell office:value-type="float" office:value="33.95125" calcext:value-type="float">
            <text:p>33.95125</text:p>
          </table:table-cell>
        </table:table-row>
        <table:table-row table:style-name="ro1">
          <table:table-cell office:value-type="float" office:value="29.01" calcext:value-type="float">
            <text:p>29.01</text:p>
          </table:table-cell>
          <table:table-cell office:value-type="float" office:value="29.01375" calcext:value-type="float">
            <text:p>29.01375</text:p>
          </table:table-cell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8.974" calcext:value-type="float">
            <text:p>8.974</text:p>
          </table:table-cell>
        </table:table-row>
        <table:table-row table:style-name="ro1">
          <table:table-cell office:value-type="float" office:value="92.6" calcext:value-type="float">
            <text:p>92.6</text:p>
          </table:table-cell>
          <table:table-cell office:value-type="float" office:value="79.63" calcext:value-type="float">
            <text:p>79.63</text:p>
          </table:table-cell>
        </table:table-row>
        <table:table-row table:style-name="ro1">
          <table:table-cell office:value-type="float" office:value="17.96" calcext:value-type="float">
            <text:p>17.96</text:p>
          </table:table-cell>
          <table:table-cell office:value-type="float" office:value="17.2111111111111" calcext:value-type="float">
            <text:p>17.2111111111111</text:p>
          </table:table-cell>
        </table:table-row>
        <table:table-row table:style-name="ro1">
          <table:table-cell office:value-type="float" office:value="17.45" calcext:value-type="float">
            <text:p>17.45</text:p>
          </table:table-cell>
          <table:table-cell office:value-type="float" office:value="15.5055555555556" calcext:value-type="float">
            <text:p>15.5055555555556</text:p>
          </table:table-cell>
        </table:table-row>
        <table:table-row table:style-name="ro1">
          <table:table-cell office:value-type="float" office:value="38.24" calcext:value-type="float">
            <text:p>38.24</text:p>
          </table:table-cell>
          <table:table-cell office:value-type="float" office:value="33.6822222222222" calcext:value-type="float">
            <text:p>33.6822222222222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.314" calcext:value-type="float">
            <text:p>4.314</text:p>
          </table:table-cell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8.73" calcext:value-type="float">
            <text:p>8.73</text:p>
          </table:table-cell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3.44333333333333" calcext:value-type="float">
            <text:p>3.44333333333333</text:p>
          </table:table-cell>
        </table:table-row>
        <table:table-row table:style-name="ro1">
          <table:table-cell office:value-type="float" office:value="69.3" calcext:value-type="float">
            <text:p>69.3</text:p>
          </table:table-cell>
          <table:table-cell office:value-type="float" office:value="62.98" calcext:value-type="float">
            <text:p>62.9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1.7628571428571" calcext:value-type="float">
            <text:p>51.76285714285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02875" calcext:value-type="float">
            <text:p>19.028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.7466666666667" calcext:value-type="float">
            <text:p>35.7466666666667</text:p>
          </table:table-cell>
        </table:table-row>
        <table:table-row table:style-name="ro1">
          <table:table-cell office:value-type="float" office:value="29.02" calcext:value-type="float">
            <text:p>29.02</text:p>
          </table:table-cell>
          <table:table-cell office:value-type="float" office:value="29.01375" calcext:value-type="float">
            <text:p>29.01375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4.61375" calcext:value-type="float">
            <text:p>4.61375</text:p>
          </table:table-cell>
        </table:table-row>
        <table:table-row table:style-name="ro1">
          <table:table-cell office:value-type="float" office:value="13.93" calcext:value-type="float">
            <text:p>13.93</text:p>
          </table:table-cell>
          <table:table-cell office:value-type="float" office:value="17.3707142857143" calcext:value-type="float">
            <text:p>17.370714285714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7.72666666666667" calcext:value-type="float">
            <text:p>7.72666666666667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5.61857142857143" calcext:value-type="float">
            <text:p>5.61857142857143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6.14428571428571" calcext:value-type="float">
            <text:p>6.14428571428571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4.60454545454545" calcext:value-type="float">
            <text:p>4.60454545454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table:number-columns-repeated="2" office:value-type="float" office:value="17.02" calcext:value-type="float">
            <text:p>17.0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8.544" calcext:value-type="float">
            <text:p>8.544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30.118" calcext:value-type="float">
            <text:p>30.118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table:style-name="ce1" office:value-type="float" office:value="4.44089209850063E-016" calcext:value-type="float">
            <text:p>4.44E-16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20.18" calcext:value-type="float">
            <text:p>20.18</text:p>
          </table:table-cell>
          <table:table-cell office:value-type="float" office:value="15.493" calcext:value-type="float">
            <text:p>15.493</text:p>
          </table:table-cell>
        </table:table-row>
        <table:table-row table:style-name="ro1">
          <table:table-cell office:value-type="float" office:value="11.43" calcext:value-type="float">
            <text:p>11.43</text:p>
          </table:table-cell>
          <table:table-cell office:value-type="float" office:value="13.3583333333333" calcext:value-type="float">
            <text:p>13.3583333333333</text:p>
          </table:table-cell>
        </table:table-row>
        <table:table-row table:style-name="ro1">
          <table:table-cell office:value-type="float" office:value="11.29" calcext:value-type="float">
            <text:p>11.29</text:p>
          </table:table-cell>
          <table:table-cell office:value-type="float" office:value="11.6928571428571" calcext:value-type="float">
            <text:p>11.6928571428571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7.97714285714286" calcext:value-type="float">
            <text:p>7.97714285714286</text:p>
          </table:table-cell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7.51285714285714" calcext:value-type="float">
            <text:p>7.51285714285714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4.17333333333333" calcext:value-type="float">
            <text:p>4.17333333333333</text:p>
          </table:table-cell>
        </table:table-row>
        <table:table-row table:style-name="ro1">
          <table:table-cell office:value-type="float" office:value="29.86" calcext:value-type="float">
            <text:p>29.86</text:p>
          </table:table-cell>
          <table:table-cell office:value-type="float" office:value="30.0266666666667" calcext:value-type="float">
            <text:p>30.0266666666667</text:p>
          </table:table-cell>
        </table:table-row>
        <table:table-row table:style-name="ro1">
          <table:table-cell office:value-type="float" office:value="10.69" calcext:value-type="float">
            <text:p>10.69</text:p>
          </table:table-cell>
          <table:table-cell office:value-type="float" office:value="10.42875" calcext:value-type="float">
            <text:p>10.428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66" calcext:value-type="float">
            <text:p>7.66</text:p>
          </table:table-cell>
        </table:table-row>
        <table:table-row table:style-name="ro1">
          <table:table-cell office:value-type="float" office:value="63.9" calcext:value-type="float">
            <text:p>63.9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table:number-columns-repeated="2" office:value-type="float" office:value="8.16" calcext:value-type="float">
            <text:p>8.16</text:p>
          </table:table-cell>
        </table:table-row>
        <table:table-row table:style-name="ro1">
          <table:table-cell office:value-type="float" office:value="16.82" calcext:value-type="float">
            <text:p>16.82</text:p>
          </table:table-cell>
          <table:table-cell office:value-type="float" office:value="16.93" calcext:value-type="float">
            <text:p>16.93</text:p>
          </table:table-cell>
        </table:table-row>
        <table:table-row table:style-name="ro1">
          <table:table-cell office:value-type="float" office:value="17.01" calcext:value-type="float">
            <text:p>17.01</text:p>
          </table:table-cell>
          <table:table-cell office:value-type="float" office:value="16.93" calcext:value-type="float">
            <text:p>16.93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4.236" calcext:value-type="float">
            <text:p>4.236</text:p>
          </table:table-cell>
        </table:table-row>
        <table:table-row table:style-name="ro1">
          <table:table-cell office:value-type="float" office:value="25.46" calcext:value-type="float">
            <text:p>25.46</text:p>
          </table:table-cell>
          <table:table-cell office:value-type="float" office:value="19.14875" calcext:value-type="float">
            <text:p>19.14875</text:p>
          </table:table-cell>
        </table:table-row>
        <table:table-row table:style-name="ro1">
          <table:table-cell table:number-columns-repeated="2"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279375" calcext:value-type="float">
            <text:p>41.279375</text:p>
          </table:table-cell>
        </table:table-row>
        <table:table-row table:style-name="ro1">
          <table:table-cell office:value-type="float" office:value="21.01" calcext:value-type="float">
            <text:p>21.01</text:p>
          </table:table-cell>
          <table:table-cell office:value-type="float" office:value="23.592" calcext:value-type="float">
            <text:p>23.592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4.00909090909091" calcext:value-type="float">
            <text:p>4.00909090909091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3.77764705882353" calcext:value-type="float">
            <text:p>3.77764705882353</text:p>
          </table:table-cell>
        </table:table-row>
        <table:table-row table:style-name="ro1">
          <table:table-cell office:value-type="float" office:value="15.97" calcext:value-type="float">
            <text:p>15.97</text:p>
          </table:table-cell>
          <table:table-cell office:value-type="float" office:value="21.374" calcext:value-type="float">
            <text:p>21.374</text:p>
          </table:table-cell>
        </table:table-row>
        <table:table-row table:style-name="ro1">
          <table:table-cell table:number-columns-repeated="2" office:value-type="float" office:value="4.56" calcext:value-type="float">
            <text:p>4.56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4.935" calcext:value-type="float">
            <text:p>4.935</text:p>
          </table:table-cell>
        </table:table-row>
        <table:table-row table:style-name="ro1">
          <table:table-cell office:value-type="float" office:value="24.44" calcext:value-type="float">
            <text:p>24.44</text:p>
          </table:table-cell>
          <table:table-cell office:value-type="float" office:value="20.2077777777778" calcext:value-type="float">
            <text:p>20.2077777777778</text:p>
          </table:table-cell>
        </table:table-row>
        <table:table-row table:style-name="ro1">
          <table:table-cell office:value-type="float" office:value="12.91" calcext:value-type="float">
            <text:p>12.91</text:p>
          </table:table-cell>
          <table:table-cell office:value-type="float" office:value="21.63" calcext:value-type="float">
            <text:p>21.63</text:p>
          </table:table-cell>
        </table:table-row>
        <table:table-row table:style-name="ro1">
          <table:table-cell office:value-type="float" office:value="30.36" calcext:value-type="float">
            <text:p>30.36</text:p>
          </table:table-cell>
          <table:table-cell office:value-type="float" office:value="30.275" calcext:value-type="float">
            <text:p>30.275</text:p>
          </table:table-cell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10.1475" calcext:value-type="float">
            <text:p>10.1475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1.81222222222222" calcext:value-type="float">
            <text:p>1.81222222222222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10.5742857142857" calcext:value-type="float">
            <text:p>10.5742857142857</text:p>
          </table:table-cell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35.7466666666667" calcext:value-type="float">
            <text:p>35.7466666666667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1.2166666666667" calcext:value-type="float">
            <text:p>11.2166666666667</text:p>
          </table:table-cell>
        </table:table-row>
        <table:table-row table:style-name="ro1">
          <table:table-cell office:value-type="float" office:value="129.78" calcext:value-type="float">
            <text:p>129.78</text:p>
          </table:table-cell>
          <table:table-cell office:value-type="float" office:value="137.64" calcext:value-type="float">
            <text:p>137.64</text:p>
          </table:table-cell>
        </table:table-row>
        <table:table-row table:style-name="ro1">
          <table:table-cell office:value-type="float" office:value="12.23" calcext:value-type="float">
            <text:p>12.23</text:p>
          </table:table-cell>
          <table:table-cell office:value-type="float" office:value="9.395" calcext:value-type="float">
            <text:p>9.395</text:p>
          </table:table-cell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float" office:value="29.32" calcext:value-type="float">
            <text:p>29.32</text:p>
          </table:table-cell>
          <table:table-cell office:value-type="float" office:value="40.555" calcext:value-type="float">
            <text:p>40.555</text:p>
          </table:table-cell>
        </table:table-row>
        <table:table-row table:style-name="ro1">
          <table:table-cell office:value-type="float" office:value="9.93" calcext:value-type="float">
            <text:p>9.93</text:p>
          </table:table-cell>
          <table:table-cell office:value-type="float" office:value="7.66" calcext:value-type="float">
            <text:p>7.6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90777777777778" calcext:value-type="float">
            <text:p>4.90777777777778</text:p>
          </table:table-cell>
        </table:table-row>
        <table:table-row table:style-name="ro1">
          <table:table-cell table:style-name="ce1" office:value-type="float" office:value="-8.88178419700125E-016" calcext:value-type="float">
            <text:p>-8.88E-16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9.59" calcext:value-type="float">
            <text:p>9.59</text:p>
          </table:table-cell>
          <table:table-cell office:value-type="float" office:value="9.638" calcext:value-type="float">
            <text:p>9.638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4.894" calcext:value-type="float">
            <text:p>4.894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4.22411764705882" calcext:value-type="float">
            <text:p>4.22411764705882</text:p>
          </table:table-cell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12.4366666666667" calcext:value-type="float">
            <text:p>12.4366666666667</text:p>
          </table:table-cell>
        </table:table-row>
        <table:table-row table:style-name="ro1">
          <table:table-cell office:value-type="float" office:value="10.58" calcext:value-type="float">
            <text:p>10.58</text:p>
          </table:table-cell>
          <table:table-cell office:value-type="float" office:value="12.825" calcext:value-type="float">
            <text:p>12.825</text:p>
          </table:table-cell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14.7966666666667" calcext:value-type="float">
            <text:p>14.7966666666667</text:p>
          </table:table-cell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7.941" calcext:value-type="float">
            <text:p>7.9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.01375" calcext:value-type="float">
            <text:p>29.013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.5714285714286" calcext:value-type="float">
            <text:p>38.5714285714286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20.2077777777778" calcext:value-type="float">
            <text:p>20.207777777777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.306" calcext:value-type="float">
            <text:p>39.306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21.4272727272727" calcext:value-type="float">
            <text:p>21.427272727272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35928571428571" calcext:value-type="float">
            <text:p>3.35928571428571</text:p>
          </table:table-cell>
        </table:table-row>
        <table:table-row table:style-name="ro1">
          <table:table-cell office:value-type="float" office:value="93.5" calcext:value-type="float">
            <text:p>93.5</text:p>
          </table:table-cell>
          <table:table-cell office:value-type="float" office:value="89.036" calcext:value-type="float">
            <text:p>89.036</text:p>
          </table:table-cell>
        </table:table-row>
        <table:table-row table:style-name="ro1">
          <table:table-cell office:value-type="float" office:value="28.83" calcext:value-type="float">
            <text:p>28.83</text:p>
          </table:table-cell>
          <table:table-cell office:value-type="float" office:value="26.6828571428571" calcext:value-type="float">
            <text:p>26.6828571428571</text:p>
          </table:table-cell>
        </table:table-row>
        <table:table-row table:style-name="ro1">
          <table:table-cell office:value-type="float" office:value="40.67" calcext:value-type="float">
            <text:p>40.67</text:p>
          </table:table-cell>
          <table:table-cell office:value-type="float" office:value="33.35" calcext:value-type="float">
            <text:p>33.35</text:p>
          </table:table-cell>
        </table:table-row>
        <table:table-row table:style-name="ro1">
          <table:table-cell office:value-type="float" office:value="28.01" calcext:value-type="float">
            <text:p>28.01</text:p>
          </table:table-cell>
          <table:table-cell office:value-type="float" office:value="21.4016666666667" calcext:value-type="float">
            <text:p>21.4016666666667</text:p>
          </table:table-cell>
        </table:table-row>
        <table:table-row table:style-name="ro1">
          <table:table-cell office:value-type="float" office:value="41.66" calcext:value-type="float">
            <text:p>41.66</text:p>
          </table:table-cell>
          <table:table-cell office:value-type="float" office:value="37.8227777777778" calcext:value-type="float">
            <text:p>37.8227777777778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45125" calcext:value-type="float">
            <text:p>3.45125</text:p>
          </table:table-cell>
        </table:table-row>
        <table:table-row table:style-name="ro1">
          <table:table-cell office:value-type="float" office:value="10.99" calcext:value-type="float">
            <text:p>10.99</text:p>
          </table:table-cell>
          <table:table-cell office:value-type="float" office:value="10.5088888888889" calcext:value-type="float">
            <text:p>10.5088888888889</text:p>
          </table:table-cell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5.91285714285714" calcext:value-type="float">
            <text:p>5.91285714285714</text:p>
          </table:table-cell>
        </table:table-row>
        <table:table-row table:style-name="ro1">
          <table:table-cell office:value-type="float" office:value="10.77" calcext:value-type="float">
            <text:p>10.77</text:p>
          </table:table-cell>
          <table:table-cell office:value-type="float" office:value="13.8175" calcext:value-type="float">
            <text:p>13.8175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5.57333333333333" calcext:value-type="float">
            <text:p>5.57333333333333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3.63692307692308" calcext:value-type="float">
            <text:p>3.63692307692308</text:p>
          </table:table-cell>
        </table:table-row>
        <table:table-row table:style-name="ro1">
          <table:table-cell office:value-type="float" office:value="20.96" calcext:value-type="float">
            <text:p>20.96</text:p>
          </table:table-cell>
          <table:table-cell office:value-type="float" office:value="19.6683333333333" calcext:value-type="float">
            <text:p>19.668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7.536" calcext:value-type="float">
            <text:p>7.536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office:value-type="float" office:value="140.6" calcext:value-type="float">
            <text:p>140.6</text:p>
          </table:table-cell>
          <table:table-cell office:value-type="float" office:value="130.236" calcext:value-type="float">
            <text:p>130.236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4.38727272727273" calcext:value-type="float">
            <text:p>4.38727272727273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14.2425" calcext:value-type="float">
            <text:p>14.2425</text:p>
          </table:table-cell>
        </table:table-row>
        <table:table-row table:style-name="ro1">
          <table:table-cell office:value-type="float" office:value="18.52" calcext:value-type="float">
            <text:p>18.52</text:p>
          </table:table-cell>
          <table:table-cell office:value-type="float" office:value="18.61" calcext:value-type="float">
            <text:p>18.61</text:p>
          </table:table-cell>
        </table:table-row>
        <table:table-row table:style-name="ro1">
          <table:table-cell table:number-columns-repeated="2" office:value-type="float" office:value="18.61" calcext:value-type="float">
            <text:p>18.6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64333333333333" calcext:value-type="float">
            <text:p>4.64333333333333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9.14333333333333" calcext:value-type="float">
            <text:p>9.14333333333333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43.36" calcext:value-type="float">
            <text:p>43.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.2544444444444" calcext:value-type="float">
            <text:p>32.25444444444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7.64" calcext:value-type="float">
            <text:p>67.64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.35" calcext:value-type="float">
            <text:p>33.35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7.24214285714286" calcext:value-type="float">
            <text:p>7.24214285714286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3.21114285714286" calcext:value-type="float">
            <text:p>3.21114285714286</text:p>
          </table:table-cell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9.638" calcext:value-type="float">
            <text:p>9.638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10.11" calcext:value-type="float">
            <text:p>10.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5088888888889" calcext:value-type="float">
            <text:p>10.5088888888889</text:p>
          </table:table-cell>
        </table:table-row>
        <table:table-row table:style-name="ro1">
          <table:table-cell office:value-type="float" office:value="29.08" calcext:value-type="float">
            <text:p>29.08</text:p>
          </table:table-cell>
          <table:table-cell office:value-type="float" office:value="29.01375" calcext:value-type="float">
            <text:p>29.01375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.27166666666667" calcext:value-type="float">
            <text:p>4.27166666666667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4.61375" calcext:value-type="float">
            <text:p>4.61375</text:p>
          </table:table-cell>
        </table:table-row>
        <table:table-row table:style-name="ro1">
          <table:table-cell office:value-type="float" office:value="16.69" calcext:value-type="float">
            <text:p>16.69</text:p>
          </table:table-cell>
          <table:table-cell office:value-type="float" office:value="19.14875" calcext:value-type="float">
            <text:p>19.14875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1.792" calcext:value-type="float">
            <text:p>1.792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7.52" calcext:value-type="float">
            <text:p>7.52</text:p>
          </table:table-cell>
        </table:table-row>
        <table:table-row table:style-name="ro1">
          <table:table-cell office:value-type="float" office:value="18.162" calcext:value-type="float">
            <text:p>18.162</text:p>
          </table:table-cell>
          <table:table-cell office:value-type="float" office:value="19.7444" calcext:value-type="float">
            <text:p>19.7444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23.2333333333333" calcext:value-type="float">
            <text:p>23.2333333333333</text:p>
          </table:table-cell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8.66666666666667" calcext:value-type="float">
            <text:p>8.666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75" calcext:value-type="float">
            <text:p>14.75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6.91857142857143" calcext:value-type="float">
            <text:p>6.91857142857143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5.79333333333333" calcext:value-type="float">
            <text:p>5.793333333333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5.2988888888889" calcext:value-type="float">
            <text:p>45.2988888888889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9.05" calcext:value-type="float">
            <text:p>19.05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4.64333333333333" calcext:value-type="float">
            <text:p>4.64333333333333</text:p>
          </table:table-cell>
        </table:table-row>
        <table:table-row table:style-name="ro1">
          <table:table-cell office:value-type="float" office:value="19.74" calcext:value-type="float">
            <text:p>19.74</text:p>
          </table:table-cell>
          <table:table-cell office:value-type="float" office:value="19.3475" calcext:value-type="float">
            <text:p>19.3475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7.76142857142857" calcext:value-type="float">
            <text:p>7.76142857142857</text:p>
          </table:table-cell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7.24214285714286" calcext:value-type="float">
            <text:p>7.24214285714286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3.9125" calcext:value-type="float">
            <text:p>3.9125</text:p>
          </table:table-cell>
        </table:table-row>
        <table:table-row table:style-name="ro1">
          <table:table-cell office:value-type="float" office:value="28.95" calcext:value-type="float">
            <text:p>28.95</text:p>
          </table:table-cell>
          <table:table-cell office:value-type="float" office:value="29.7555555555556" calcext:value-type="float">
            <text:p>29.7555555555556</text:p>
          </table:table-cell>
        </table:table-row>
        <table:table-row table:style-name="ro1">
          <table:table-cell office:value-type="float" office:value="8.21" calcext:value-type="float">
            <text:p>8.21</text:p>
          </table:table-cell>
          <table:table-cell office:value-type="float" office:value="9.065" calcext:value-type="float">
            <text:p>9.065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3.014" calcext:value-type="float">
            <text:p>3.014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4.728" calcext:value-type="float">
            <text:p>4.728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5.8825" calcext:value-type="float">
            <text:p>5.8825</text:p>
          </table:table-cell>
        </table:table-row>
        <table:table-row table:style-name="ro1">
          <table:table-cell office:value-type="float" office:value="11.01" calcext:value-type="float">
            <text:p>11.01</text:p>
          </table:table-cell>
          <table:table-cell office:value-type="float" office:value="12.62" calcext:value-type="float">
            <text:p>12.62</text:p>
          </table:table-cell>
        </table:table-row>
        <table:table-row table:style-name="ro1">
          <table:table-cell office:value-type="float" office:value="10.81" calcext:value-type="float">
            <text:p>10.81</text:p>
          </table:table-cell>
          <table:table-cell office:value-type="float" office:value="17.97375" calcext:value-type="float">
            <text:p>17.97375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7.83" calcext:value-type="float">
            <text:p>7.83</text:p>
          </table:table-cell>
          <table:table-cell office:value-type="float" office:value="7.70173913043478" calcext:value-type="float">
            <text:p>7.70173913043478</text:p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44.422" calcext:value-type="float">
            <text:p>44.422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3.3875" calcext:value-type="float">
            <text:p>3.3875</text:p>
          </table:table-cell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7.39333333333333" calcext:value-type="float">
            <text:p>7.39333333333333</text:p>
          </table:table-cell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7.68875" calcext:value-type="float">
            <text:p>7.68875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16.65" calcext:value-type="float">
            <text:p>16.65</text:p>
          </table:table-cell>
        </table:table-row>
        <table:table-row table:style-name="ro1">
          <table:table-cell office:value-type="float" office:value="27.18" calcext:value-type="float">
            <text:p>27.18</text:p>
          </table:table-cell>
          <table:table-cell office:value-type="float" office:value="23.7383333333333" calcext:value-type="float">
            <text:p>23.7383333333333</text:p>
          </table:table-cell>
        </table:table-row>
        <table:table-row table:style-name="ro1">
          <table:table-cell table:number-columns-repeated="2" office:value-type="float" office:value="13.08" calcext:value-type="float">
            <text:p>13.08</text:p>
          </table:table-cell>
        </table:table-row>
        <table:table-row table:style-name="ro1">
          <table:table-cell office:value-type="float" office:value="21.17" calcext:value-type="float">
            <text:p>21.17</text:p>
          </table:table-cell>
          <table:table-cell office:value-type="float" office:value="17.3707142857143" calcext:value-type="float">
            <text:p>17.3707142857143</text:p>
          </table:table-cell>
        </table:table-row>
        <table:table-row table:style-name="ro1">
          <table:table-cell office:value-type="float" office:value="27.97" calcext:value-type="float">
            <text:p>27.97</text:p>
          </table:table-cell>
          <table:table-cell office:value-type="float" office:value="30.0366666666667" calcext:value-type="float">
            <text:p>30.0366666666667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5.015" calcext:value-type="float">
            <text:p>5.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40.6775" calcext:value-type="float">
            <text:p>40.6775</text:p>
          </table:table-cell>
        </table:table-row>
        <table:table-row table:style-name="ro1">
          <table:table-cell office:value-type="float" office:value="6.13" calcext:value-type="float">
            <text:p>6.13</text:p>
          </table:table-cell>
          <table:table-cell office:value-type="float" office:value="7.01222222222222" calcext:value-type="float">
            <text:p>7.0122222222222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6.62428571428572" calcext:value-type="float">
            <text:p>6.62428571428572</text:p>
          </table:table-cell>
        </table:table-row>
        <table:table-row table:style-name="ro1"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375" calcext:value-type="float">
            <text:p>2.1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85" calcext:value-type="float">
            <text:p>6.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8.96" calcext:value-type="float">
            <text:p>28.96</text:p>
          </table:table-cell>
          <table:table-cell office:value-type="float" office:value="29.01375" calcext:value-type="float">
            <text:p>29.013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.6866666666667" calcext:value-type="float">
            <text:p>58.6866666666667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4.6184" calcext:value-type="float">
            <text:p>4.6184</text:p>
          </table:table-cell>
        </table:table-row>
        <table:table-row table:style-name="ro1">
          <table:table-cell office:value-type="float" office:value="34.85" calcext:value-type="float">
            <text:p>34.85</text:p>
          </table:table-cell>
          <table:table-cell office:value-type="float" office:value="33.425" calcext:value-type="float">
            <text:p>33.425</text:p>
          </table:table-cell>
        </table:table-row>
        <table:table-row table:style-name="ro1">
          <table:table-cell office:value-type="float" office:value="44.91" calcext:value-type="float">
            <text:p>44.91</text:p>
          </table:table-cell>
          <table:table-cell office:value-type="float" office:value="44.422" calcext:value-type="float">
            <text:p>44.42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35333333333333" calcext:value-type="float">
            <text:p>4.35333333333333</text:p>
          </table:table-cell>
        </table:table-row>
        <table:table-row table:style-name="ro1">
          <table:table-cell office:value-type="float" office:value="17.14" calcext:value-type="float">
            <text:p>17.14</text:p>
          </table:table-cell>
          <table:table-cell office:value-type="float" office:value="15.5055555555556" calcext:value-type="float">
            <text:p>15.5055555555556</text:p>
          </table:table-cell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8.152" calcext:value-type="float">
            <text:p>8.152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.236" calcext:value-type="float">
            <text:p>4.236</text:p>
          </table:table-cell>
        </table:table-row>
        <table:table-row table:style-name="ro1">
          <table:table-cell office:value-type="float" office:value="18.02" calcext:value-type="float">
            <text:p>18.02</text:p>
          </table:table-cell>
          <table:table-cell office:value-type="float" office:value="17.2111111111111" calcext:value-type="float">
            <text:p>17.2111111111111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4.40103448275862" calcext:value-type="float">
            <text:p>4.40103448275862</text:p>
          </table:table-cell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7.87571428571429" calcext:value-type="float">
            <text:p>7.87571428571429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8.01571428571429" calcext:value-type="float">
            <text:p>8.01571428571429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4.728" calcext:value-type="float">
            <text:p>4.728</text:p>
          </table:table-cell>
        </table:table-row>
        <table:table-row table:style-name="ro1">
          <table:table-cell office:value-type="float" office:value="10.155" calcext:value-type="float">
            <text:p>10.155</text:p>
          </table:table-cell>
          <table:table-cell office:value-type="float" office:value="9.6325" calcext:value-type="float">
            <text:p>9.6325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8.544" calcext:value-type="float">
            <text:p>8.544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6.81625" calcext:value-type="float">
            <text:p>6.81625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15.89" calcext:value-type="float">
            <text:p>15.89</text:p>
          </table:table-cell>
          <table:table-cell office:value-type="float" office:value="14.7966666666667" calcext:value-type="float">
            <text:p>14.7966666666667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7.70173913043478" calcext:value-type="float">
            <text:p>7.70173913043478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22.6571428571429" calcext:value-type="float">
            <text:p>22.6571428571429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4.70894736842105" calcext:value-type="float">
            <text:p>4.70894736842105</text:p>
          </table:table-cell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8.04333333333333" calcext:value-type="float">
            <text:p>8.04333333333333</text:p>
          </table:table-cell>
        </table:table-row>
        <table:table-row table:style-name="ro1">
          <table:table-cell office:value-type="float" office:value="9.49" calcext:value-type="float">
            <text:p>9.49</text:p>
          </table:table-cell>
          <table:table-cell office:value-type="float" office:value="8.27777777777778" calcext:value-type="float">
            <text:p>8.27777777777778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21.4272727272727" calcext:value-type="float">
            <text:p>21.4272727272727</text:p>
          </table:table-cell>
        </table:table-row>
        <table:table-row table:style-name="ro1">
          <table:table-cell office:value-type="float" office:value="29.51" calcext:value-type="float">
            <text:p>29.51</text:p>
          </table:table-cell>
          <table:table-cell office:value-type="float" office:value="30.38" calcext:value-type="float">
            <text:p>30.38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5.18" calcext:value-type="float">
            <text:p>5.18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606" calcext:value-type="float">
            <text:p>1.606</text:p>
          </table:table-cell>
        </table:table-row>
        <table:table-row table:style-name="ro1">
          <table:table-cell office:value-type="float" office:value="22.04" calcext:value-type="float">
            <text:p>22.04</text:p>
          </table:table-cell>
          <table:table-cell office:value-type="float" office:value="23.2333333333333" calcext:value-type="float">
            <text:p>23.2333333333333</text:p>
          </table:table-cell>
        </table:table-row>
        <table:table-row table:style-name="ro1">
          <table:table-cell office:value-type="float" office:value="101.53" calcext:value-type="float">
            <text:p>101.53</text:p>
          </table:table-cell>
          <table:table-cell office:value-type="float" office:value="105.772222222222" calcext:value-type="float">
            <text:p>105.772222222222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5.91333333333333" calcext:value-type="float">
            <text:p>5.91333333333333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99.302" calcext:value-type="float">
            <text:p>99.30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35333333333333" calcext:value-type="float">
            <text:p>4.35333333333333</text:p>
          </table:table-cell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4.1125" calcext:value-type="float">
            <text:p>4.1125</text:p>
          </table:table-cell>
        </table:table-row>
        <table:table-row table:style-name="ro1">
          <table:table-cell office:value-type="float" office:value="41.51" calcext:value-type="float">
            <text:p>41.51</text:p>
          </table:table-cell>
          <table:table-cell office:value-type="float" office:value="39.4144444444444" calcext:value-type="float">
            <text:p>39.4144444444444</text:p>
          </table:table-cell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4.90777777777778" calcext:value-type="float">
            <text:p>4.90777777777778</text:p>
          </table:table-cell>
        </table:table-row>
        <table:table-row table:style-name="ro1">
          <table:table-cell office:value-type="float" office:value="13.22" calcext:value-type="float">
            <text:p>13.22</text:p>
          </table:table-cell>
          <table:table-cell office:value-type="float" office:value="12.2788888888889" calcext:value-type="float">
            <text:p>12.2788888888889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8.552" calcext:value-type="float">
            <text:p>8.552</text:p>
          </table:table-cell>
        </table:table-row>
        <table:table-row table:style-name="ro1">
          <table:table-cell office:value-type="float" office:value="15.05" calcext:value-type="float">
            <text:p>15.05</text:p>
          </table:table-cell>
          <table:table-cell office:value-type="float" office:value="16.886875" calcext:value-type="float">
            <text:p>16.8868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249.5" calcext:value-type="float">
            <text:p>249.5</text:p>
          </table:table-cell>
          <table:table-cell office:value-type="float" office:value="252.677777777778" calcext:value-type="float">
            <text:p>252.677777777778</text:p>
          </table:table-cell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76.43875" calcext:value-type="float">
            <text:p>76.43875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22.6571428571429" calcext:value-type="float">
            <text:p>22.6571428571429</text:p>
          </table:table-cell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8.98625" calcext:value-type="float">
            <text:p>8.98625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4.64333333333333" calcext:value-type="float">
            <text:p>4.64333333333333</text:p>
          </table:table-cell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44.422" calcext:value-type="float">
            <text:p>44.422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4.236" calcext:value-type="float">
            <text:p>4.236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21.2275" calcext:value-type="float">
            <text:p>21.2275</text:p>
          </table:table-cell>
        </table:table-row>
        <table:table-row table:style-name="ro1">
          <table:table-cell table:number-columns-repeated="2" office:value-type="float" office:value="5.43" calcext:value-type="float">
            <text:p>5.43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.64" calcext:value-type="float">
            <text:p>67.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.2544444444444" calcext:value-type="float">
            <text:p>32.25444444444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.55" calcext:value-type="float">
            <text:p>39.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.6828571428571" calcext:value-type="float">
            <text:p>26.6828571428571</text:p>
          </table:table-cell>
        </table:table-row>
        <table:table-row table:style-name="ro1">
          <table:table-cell office:value-type="float" office:value="50.23" calcext:value-type="float">
            <text:p>50.23</text:p>
          </table:table-cell>
          <table:table-cell office:value-type="float" office:value="50.375" calcext:value-type="float">
            <text:p>50.375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12.0493333333333" calcext:value-type="float">
            <text:p>12.04933333333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.5177777777778" calcext:value-type="float">
            <text:p>30.5177777777778</text:p>
          </table:table-cell>
        </table:table-row>
        <table:table-row table:style-name="ro1">
          <table:table-cell office:value-type="float" office:value="9.41" calcext:value-type="float">
            <text:p>9.41</text:p>
          </table:table-cell>
          <table:table-cell office:value-type="float" office:value="8.53" calcext:value-type="float">
            <text:p>8.53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4.00909090909091" calcext:value-type="float">
            <text:p>4.00909090909091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4.12933333333333" calcext:value-type="float">
            <text:p>4.12933333333333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3.21114285714286" calcext:value-type="float">
            <text:p>3.21114285714286</text:p>
          </table:table-cell>
        </table:table-row>
        <table:table-row table:style-name="ro1">
          <table:table-cell office:value-type="float" office:value="16.11" calcext:value-type="float">
            <text:p>16.11</text:p>
          </table:table-cell>
          <table:table-cell office:value-type="float" office:value="19.3475" calcext:value-type="float">
            <text:p>19.3475</text:p>
          </table:table-cell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11.8433333333333" calcext:value-type="float">
            <text:p>11.8433333333333</text:p>
          </table:table-cell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6.70375" calcext:value-type="float">
            <text:p>6.70375</text:p>
          </table:table-cell>
        </table:table-row>
        <table:table-row table:style-name="ro1">
          <table:table-cell office:value-type="float" office:value="10.19" calcext:value-type="float">
            <text:p>10.19</text:p>
          </table:table-cell>
          <table:table-cell office:value-type="float" office:value="9.88625" calcext:value-type="float">
            <text:p>9.886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99" calcext:value-type="float">
            <text:p>13.99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9.648" calcext:value-type="float">
            <text:p>9.648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66666666666667" calcext:value-type="float">
            <text:p>8.66666666666667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10.65" calcext:value-type="float">
            <text:p>10.65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99.11" calcext:value-type="float">
            <text:p>99.11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4.70894736842105" calcext:value-type="float">
            <text:p>4.7089473684210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35333333333333" calcext:value-type="float">
            <text:p>4.35333333333333</text:p>
          </table:table-cell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20.64375" calcext:value-type="float">
            <text:p>20.64375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19.3475" calcext:value-type="float">
            <text:p>19.3475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3.1725" calcext:value-type="float">
            <text:p>3.1725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6.34666666666667" calcext:value-type="float">
            <text:p>6.34666666666667</text:p>
          </table:table-cell>
        </table:table-row>
        <table:table-row table:style-name="ro1">
          <table:table-cell office:value-type="float" office:value="14.92" calcext:value-type="float">
            <text:p>14.92</text:p>
          </table:table-cell>
          <table:table-cell office:value-type="float" office:value="15.9157142857143" calcext:value-type="float">
            <text:p>15.9157142857143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4.46125" calcext:value-type="float">
            <text:p>4.46125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4.08333333333333" calcext:value-type="float">
            <text:p>4.08333333333333</text:p>
          </table:table-cell>
        </table:table-row>
        <table:table-row table:style-name="ro1">
          <table:table-cell office:value-type="float" office:value="27.49" calcext:value-type="float">
            <text:p>27.49</text:p>
          </table:table-cell>
          <table:table-cell office:value-type="float" office:value="25.795" calcext:value-type="float">
            <text:p>25.795</text:p>
          </table:table-cell>
        </table:table-row>
        <table:table-row table:style-name="ro1">
          <table:table-cell office:value-type="float" office:value="89.7" calcext:value-type="float">
            <text:p>89.7</text:p>
          </table:table-cell>
          <table:table-cell office:value-type="float" office:value="72.1542857142857" calcext:value-type="float">
            <text:p>72.1542857142857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4.08142857142857" calcext:value-type="float">
            <text:p>4.08142857142857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4.1125" calcext:value-type="float">
            <text:p>4.1125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21.34125" calcext:value-type="float">
            <text:p>21.34125</text:p>
          </table:table-cell>
        </table:table-row>
        <table:table-row table:style-name="ro1">
          <table:table-cell office:value-type="float" office:value="30.89" calcext:value-type="float">
            <text:p>30.89</text:p>
          </table:table-cell>
          <table:table-cell office:value-type="float" office:value="28.8788888888889" calcext:value-type="float">
            <text:p>28.8788888888889</text:p>
          </table:table-cell>
        </table:table-row>
        <table:table-row table:style-name="ro1">
          <table:table-cell office:value-type="float" office:value="8.39" calcext:value-type="float">
            <text:p>8.39</text:p>
          </table:table-cell>
          <table:table-cell office:value-type="float" office:value="8.55666666666667" calcext:value-type="float">
            <text:p>8.55666666666667</text:p>
          </table:table-cell>
        </table:table-row>
        <table:table-row table:style-name="ro1">
          <table:table-cell office:value-type="float" office:value="51.34" calcext:value-type="float">
            <text:p>51.34</text:p>
          </table:table-cell>
          <table:table-cell office:value-type="float" office:value="51.2133333333333" calcext:value-type="float">
            <text:p>51.213333333333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54761904761905" calcext:value-type="float">
            <text:p>4.54761904761905</text:p>
          </table:table-cell>
        </table:table-row>
        <table:table-row table:style-name="ro1">
          <table:table-cell office:value-type="float" office:value="15.71" calcext:value-type="float">
            <text:p>15.71</text:p>
          </table:table-cell>
          <table:table-cell office:value-type="float" office:value="21.2275" calcext:value-type="float">
            <text:p>21.2275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6.93666666666667" calcext:value-type="float">
            <text:p>6.93666666666667</text:p>
          </table:table-cell>
        </table:table-row>
        <table:table-row table:style-name="ro1">
          <table:table-cell office:value-type="float" office:value="19.88" calcext:value-type="float">
            <text:p>19.88</text:p>
          </table:table-cell>
          <table:table-cell office:value-type="float" office:value="14.675" calcext:value-type="float">
            <text:p>14.675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4.34307692307692" calcext:value-type="float">
            <text:p>4.34307692307692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8.01571428571429" calcext:value-type="float">
            <text:p>8.01571428571429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21114285714286" calcext:value-type="float">
            <text:p>3.21114285714286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3.28" calcext:value-type="float">
            <text:p>13.28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3.63692307692308" calcext:value-type="float">
            <text:p>3.63692307692308</text:p>
          </table:table-cell>
        </table:table-row>
        <table:table-row table:style-name="ro1">
          <table:table-cell office:value-type="float" office:value="11.03" calcext:value-type="float">
            <text:p>11.03</text:p>
          </table:table-cell>
          <table:table-cell office:value-type="float" office:value="12.62" calcext:value-type="float">
            <text:p>12.62</text:p>
          </table:table-cell>
        </table:table-row>
        <table:table-row table:style-name="ro1">
          <table:table-cell office:value-type="float" office:value="10.57" calcext:value-type="float">
            <text:p>10.57</text:p>
          </table:table-cell>
          <table:table-cell office:value-type="float" office:value="10.68" calcext:value-type="float">
            <text:p>10.68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8.14666666666667" calcext:value-type="float">
            <text:p>8.14666666666667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3.91923076923077" calcext:value-type="float">
            <text:p>3.91923076923077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20.2077777777778" calcext:value-type="float">
            <text:p>20.2077777777778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3.968" calcext:value-type="float">
            <text:p>3.968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17.675" calcext:value-type="float">
            <text:p>17.67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 office:value-type="float" office:value="109.75" calcext:value-type="float">
            <text:p>109.75</text:p>
          </table:table-cell>
          <table:table-cell office:value-type="float" office:value="99.11" calcext:value-type="float">
            <text:p>99.11</text:p>
          </table:table-cell>
        </table:table-row>
        <table:table-row table:style-name="ro1">
          <table:table-cell office:value-type="float" office:value="13.33" calcext:value-type="float">
            <text:p>13.33</text:p>
          </table:table-cell>
          <table:table-cell office:value-type="float" office:value="12.90875" calcext:value-type="float">
            <text:p>12.90875</text:p>
          </table:table-cell>
        </table:table-row>
        <table:table-row table:style-name="ro1">
          <table:table-cell office:value-type="float" office:value="9.69" calcext:value-type="float">
            <text:p>9.69</text:p>
          </table:table-cell>
          <table:table-cell office:value-type="float" office:value="9.30555555555555" calcext:value-type="float">
            <text:p>9.30555555555555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21.76" calcext:value-type="float">
            <text:p>21.76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3.995" calcext:value-type="float">
            <text:p>3.995</text:p>
          </table:table-cell>
        </table:table-row>
        <table:table-row table:style-name="ro1">
          <table:table-cell office:value-type="float" office:value="65.1" calcext:value-type="float">
            <text:p>65.1</text:p>
          </table:table-cell>
          <table:table-cell office:value-type="float" office:value="55.8571428571429" calcext:value-type="float">
            <text:p>55.8571428571429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21.2233333333333" calcext:value-type="float">
            <text:p>21.2233333333333</text:p>
          </table:table-cell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7.606" calcext:value-type="float">
            <text:p>7.606</text:p>
          </table:table-cell>
        </table:table-row>
        <table:table-row table:style-name="ro1">
          <table:table-cell office:value-type="float" office:value="30.86" calcext:value-type="float">
            <text:p>30.86</text:p>
          </table:table-cell>
          <table:table-cell office:value-type="float" office:value="33.65875" calcext:value-type="float">
            <text:p>33.65875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9.78" calcext:value-type="float">
            <text:p>9.78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.4125" calcext:value-type="float">
            <text:p>3.4125</text:p>
          </table:table-cell>
        </table:table-row>
        <table:table-row table:style-name="ro1">
          <table:table-cell office:value-type="float" office:value="28.44" calcext:value-type="float">
            <text:p>28.44</text:p>
          </table:table-cell>
          <table:table-cell office:value-type="float" office:value="29.7555555555556" calcext:value-type="float">
            <text:p>29.7555555555556</text:p>
          </table:table-cell>
        </table:table-row>
        <table:table-row table:style-name="ro1">
          <table:table-cell office:value-type="float" office:value="130.5" calcext:value-type="float">
            <text:p>130.5</text:p>
          </table:table-cell>
          <table:table-cell office:value-type="float" office:value="129.15" calcext:value-type="float">
            <text:p>129.15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4.64333333333333" calcext:value-type="float">
            <text:p>4.64333333333333</text:p>
          </table:table-cell>
        </table:table-row>
        <table:table-row table:style-name="ro1">
          <table:table-cell office:value-type="float" office:value="18.23" calcext:value-type="float">
            <text:p>18.23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7.51285714285714" calcext:value-type="float">
            <text:p>7.51285714285714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4.06125" calcext:value-type="float">
            <text:p>4.06125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4.22214285714286" calcext:value-type="float">
            <text:p>4.22214285714286</text:p>
          </table:table-cell>
        </table:table-row>
        <table:table-row table:style-name="ro1">
          <table:table-cell office:value-type="float" office:value="21.45" calcext:value-type="float">
            <text:p>21.45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3.308" calcext:value-type="float">
            <text:p>3.308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8.01571428571429" calcext:value-type="float">
            <text:p>8.0157142857142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float" office:value="20.19" calcext:value-type="float">
            <text:p>20.19</text:p>
          </table:table-cell>
          <table:table-cell office:value-type="float" office:value="24.085" calcext:value-type="float">
            <text:p>24.085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32.2842857142857" calcext:value-type="float">
            <text:p>32.2842857142857</text:p>
          </table:table-cell>
        </table:table-row>
        <table:table-row table:style-name="ro1">
          <table:table-cell office:value-type="float" office:value="131.7" calcext:value-type="float">
            <text:p>131.7</text:p>
          </table:table-cell>
          <table:table-cell office:value-type="float" office:value="129.15" calcext:value-type="float">
            <text:p>129.15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8.152" calcext:value-type="float">
            <text:p>8.152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2.048" calcext:value-type="float">
            <text:p>12.048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1.2166666666667" calcext:value-type="float">
            <text:p>11.2166666666667</text:p>
          </table:table-cell>
        </table:table-row>
        <table:table-row table:style-name="ro1">
          <table:table-cell office:value-type="float" office:value="16.55" calcext:value-type="float">
            <text:p>16.55</text:p>
          </table:table-cell>
          <table:table-cell office:value-type="float" office:value="16.65" calcext:value-type="float">
            <text:p>16.65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>
          <table:table-cell office:value-type="float" office:value="29.11" calcext:value-type="float">
            <text:p>29.11</text:p>
          </table:table-cell>
          <table:table-cell office:value-type="float" office:value="26.6828571428571" calcext:value-type="float">
            <text:p>26.6828571428571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4.64333333333333" calcext:value-type="float">
            <text:p>4.64333333333333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21.34125" calcext:value-type="float">
            <text:p>21.34125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5.92727272727273" calcext:value-type="float">
            <text:p>5.927272727272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.374" calcext:value-type="float">
            <text:p>21.374</text:p>
          </table:table-cell>
        </table:table-row>
        <table:table-row table:style-name="ro1">
          <table:table-cell office:value-type="float" office:value="19.81" calcext:value-type="float">
            <text:p>19.81</text:p>
          </table:table-cell>
          <table:table-cell office:value-type="float" office:value="18.585" calcext:value-type="float">
            <text:p>18.585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6.024" calcext:value-type="float">
            <text:p>6.024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7.64" calcext:value-type="float">
            <text:p>7.64</text:p>
          </table:table-cell>
        </table:table-row>
        <table:table-row table:style-name="ro1">
          <table:table-cell office:value-type="float" office:value="29.95" calcext:value-type="float">
            <text:p>29.95</text:p>
          </table:table-cell>
          <table:table-cell office:value-type="float" office:value="30.5177777777778" calcext:value-type="float">
            <text:p>30.5177777777778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10.34" calcext:value-type="float">
            <text:p>10.34</text:p>
          </table:table-cell>
          <table:table-cell office:value-type="float" office:value="8.5025" calcext:value-type="float">
            <text:p>8.5025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5.92727272727273" calcext:value-type="float">
            <text:p>5.9272727272727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7.663" calcext:value-type="float">
            <text:p>7.663</text:p>
          </table:table-cell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13.4816666666667" calcext:value-type="float">
            <text:p>13.4816666666667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3.91923076923077" calcext:value-type="float">
            <text:p>3.91923076923077</text:p>
          </table:table-cell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6.834" calcext:value-type="float">
            <text:p>6.834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3.9567" calcext:value-type="float">
            <text:p>3.9567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3.77764705882353" calcext:value-type="float">
            <text:p>3.77764705882353</text:p>
          </table:table-cell>
        </table:table-row>
        <table:table-row table:style-name="ro1"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table:number-columns-repeated="2" office:value-type="float" office:value="36.92" calcext:value-type="float">
            <text:p>36.92</text:p>
          </table:table-cell>
        </table:table-row>
        <table:table-row table:style-name="ro1">
          <table:table-cell office:value-type="float" office:value="95.1" calcext:value-type="float">
            <text:p>95.1</text:p>
          </table:table-cell>
          <table:table-cell office:value-type="float" office:value="93.836" calcext:value-type="float">
            <text:p>93.836</text:p>
          </table:table-cell>
        </table:table-row>
        <table:table-row table:style-name="ro1">
          <table:table-cell office:value-type="float" office:value="14.22" calcext:value-type="float">
            <text:p>14.22</text:p>
          </table:table-cell>
          <table:table-cell office:value-type="float" office:value="13.19" calcext:value-type="float">
            <text:p>13.19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.5525" calcext:value-type="float">
            <text:p>9.55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95" calcext:value-type="float">
            <text:p>9.95</text:p>
          </table:table-cell>
        </table:table-row>
        <table:table-row table:style-name="ro1">
          <table:table-cell office:value-type="float" office:value="18.31" calcext:value-type="float">
            <text:p>18.31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18.61" calcext:value-type="float">
            <text:p>18.61</text:p>
          </table:table-cell>
        </table:table-row>
        <table:table-row table:style-name="ro1">
          <table:table-cell office:value-type="float" office:value="17.55" calcext:value-type="float">
            <text:p>17.55</text:p>
          </table:table-cell>
          <table:table-cell office:value-type="float" office:value="15.5055555555556" calcext:value-type="float">
            <text:p>15.5055555555556</text:p>
          </table:table-cell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9.14333333333333" calcext:value-type="float">
            <text:p>9.143333333333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13.43" calcext:value-type="float">
            <text:p>13.43</text:p>
          </table:table-cell>
          <table:table-cell office:value-type="float" office:value="12.90875" calcext:value-type="float">
            <text:p>12.90875</text:p>
          </table:table-cell>
        </table:table-row>
        <table:table-row table:style-name="ro1">
          <table:table-cell office:value-type="float" office:value="22.41" calcext:value-type="float">
            <text:p>22.41</text:p>
          </table:table-cell>
          <table:table-cell office:value-type="float" office:value="22.732" calcext:value-type="float">
            <text:p>22.732</text:p>
          </table:table-cell>
        </table:table-row>
        <table:table-row table:style-name="ro1">
          <table:table-cell office:value-type="float" office:value="37.46" calcext:value-type="float">
            <text:p>37.46</text:p>
          </table:table-cell>
          <table:table-cell office:value-type="float" office:value="38.7863333333333" calcext:value-type="float">
            <text:p>38.7863333333333</text:p>
          </table:table-cell>
        </table:table-row>
        <table:table-row table:style-name="ro1">
          <table:table-cell office:value-type="float" office:value="30.57" calcext:value-type="float">
            <text:p>30.57</text:p>
          </table:table-cell>
          <table:table-cell office:value-type="float" office:value="30.38" calcext:value-type="float">
            <text:p>30.38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6.835" calcext:value-type="float">
            <text:p>6.835</text:p>
          </table:table-cell>
        </table:table-row>
        <table:table-row table:style-name="ro1">
          <table:table-cell office:value-type="float" office:value="30.49" calcext:value-type="float">
            <text:p>30.49</text:p>
          </table:table-cell>
          <table:table-cell office:value-type="float" office:value="32.2842857142857" calcext:value-type="float">
            <text:p>32.2842857142857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9.82855555555556" calcext:value-type="float">
            <text:p>9.82855555555556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20.78" calcext:value-type="float">
            <text:p>20.78</text:p>
          </table:table-cell>
          <table:table-cell office:value-type="float" office:value="23.592" calcext:value-type="float">
            <text:p>23.592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7.50222222222222" calcext:value-type="float">
            <text:p>7.50222222222222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8.5025" calcext:value-type="float">
            <text:p>8.5025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3.50545454545455" calcext:value-type="float">
            <text:p>3.50545454545455</text:p>
          </table:table-cell>
        </table:table-row>
        <table:table-row table:style-name="ro1">
          <table:table-cell office:value-type="float" office:value="10.18" calcext:value-type="float">
            <text:p>10.18</text:p>
          </table:table-cell>
          <table:table-cell office:value-type="float" office:value="10.11" calcext:value-type="float">
            <text:p>10.11</text:p>
          </table:table-cell>
        </table:table-row>
        <table:table-row table:style-name="ro1">
          <table:table-cell office:value-type="float" office:value="10.58" calcext:value-type="float">
            <text:p>10.58</text:p>
          </table:table-cell>
          <table:table-cell office:value-type="float" office:value="10.68" calcext:value-type="float">
            <text:p>10.68</text:p>
          </table:table-cell>
        </table:table-row>
        <table:table-row table:style-name="ro1">
          <table:table-cell office:value-type="float" office:value="11.06" calcext:value-type="float">
            <text:p>11.06</text:p>
          </table:table-cell>
          <table:table-cell office:value-type="float" office:value="10.9316666666667" calcext:value-type="float">
            <text:p>10.93166666666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.7628571428571" calcext:value-type="float">
            <text:p>51.76285714285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.305" calcext:value-type="float">
            <text:p>16.3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.35" calcext:value-type="float">
            <text:p>33.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.63" calcext:value-type="float">
            <text:p>21.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8665714285714" calcext:value-type="float">
            <text:p>14.8665714285714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6.0475" calcext:value-type="float">
            <text:p>6.047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792" calcext:value-type="float">
            <text:p>1.792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.014" calcext:value-type="float">
            <text:p>3.014</text:p>
          </table:table-cell>
        </table:table-row>
        <table:table-row table:style-name="ro1">
          <table:table-cell office:value-type="float" office:value="13.19" calcext:value-type="float">
            <text:p>13.19</text:p>
          </table:table-cell>
          <table:table-cell office:value-type="float" office:value="11.3825" calcext:value-type="float">
            <text:p>11.3825</text:p>
          </table:table-cell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8.57875" calcext:value-type="float">
            <text:p>8.57875</text:p>
          </table:table-cell>
        </table:table-row>
        <table:table-row table:style-name="ro1">
          <table:table-cell office:value-type="float" office:value="24.27" calcext:value-type="float">
            <text:p>24.27</text:p>
          </table:table-cell>
          <table:table-cell office:value-type="float" office:value="18.59625" calcext:value-type="float">
            <text:p>18.59625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4.6184" calcext:value-type="float">
            <text:p>4.6184</text:p>
          </table:table-cell>
        </table:table-row>
        <table:table-row table:style-name="ro1">
          <table:table-cell office:value-type="float" office:value="29.37" calcext:value-type="float">
            <text:p>29.37</text:p>
          </table:table-cell>
          <table:table-cell office:value-type="float" office:value="35.7466666666667" calcext:value-type="float">
            <text:p>35.7466666666667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4.7042" calcext:value-type="float">
            <text:p>4.7042</text:p>
          </table:table-cell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5.24266666666667" calcext:value-type="float">
            <text:p>5.24266666666667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5.2988888888889" calcext:value-type="float">
            <text:p>45.2988888888889</text:p>
          </table:table-cell>
        </table:table-row>
        <table:table-row table:style-name="ro1">
          <table:table-cell office:value-type="float" office:value="8.83" calcext:value-type="float">
            <text:p>8.83</text:p>
          </table:table-cell>
          <table:table-cell office:value-type="float" office:value="7.56" calcext:value-type="float">
            <text:p>7.56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8.93" calcext:value-type="float">
            <text:p>8.93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7.806" calcext:value-type="float">
            <text:p>7.806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.637" calcext:value-type="float">
            <text:p>4.637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7.24214285714286" calcext:value-type="float">
            <text:p>7.2421428571428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5.58" calcext:value-type="float">
            <text:p>15.58</text:p>
          </table:table-cell>
          <table:table-cell office:value-type="float" office:value="15.02125" calcext:value-type="float">
            <text:p>15.02125</text:p>
          </table:table-cell>
        </table:table-row>
        <table:table-row table:style-name="ro1">
          <table:table-cell office:value-type="float" office:value="21.92" calcext:value-type="float">
            <text:p>21.92</text:p>
          </table:table-cell>
          <table:table-cell office:value-type="float" office:value="29.19875" calcext:value-type="float">
            <text:p>29.19875</text:p>
          </table:table-cell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40.3114285714286" calcext:value-type="float">
            <text:p>40.3114285714286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5.68857142857143" calcext:value-type="float">
            <text:p>5.68857142857143</text:p>
          </table:table-cell>
        </table:table-row>
        <table:table-row table:style-name="ro1">
          <table:table-cell office:value-type="float" office:value="39.28" calcext:value-type="float">
            <text:p>39.28</text:p>
          </table:table-cell>
          <table:table-cell office:value-type="float" office:value="39.6785714285714" calcext:value-type="float">
            <text:p>39.6785714285714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5.92727272727273" calcext:value-type="float">
            <text:p>5.92727272727273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7.39333333333333" calcext:value-type="float">
            <text:p>7.39333333333333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12.305" calcext:value-type="float">
            <text:p>12.305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5.92727272727273" calcext:value-type="float">
            <text:p>5.92727272727273</text:p>
          </table:table-cell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66.9066666666667" calcext:value-type="float">
            <text:p>66.9066666666667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4.70894736842105" calcext:value-type="float">
            <text:p>4.70894736842105</text:p>
          </table:table-cell>
        </table:table-row>
        <table:table-row table:style-name="ro1">
          <table:table-cell office:value-type="float" office:value="55.48" calcext:value-type="float">
            <text:p>55.48</text:p>
          </table:table-cell>
          <table:table-cell office:value-type="float" office:value="44.9066" calcext:value-type="float">
            <text:p>44.9066</text:p>
          </table:table-cell>
        </table:table-row>
        <table:table-row table:style-name="ro1">
          <table:table-cell office:value-type="float" office:value="17.29" calcext:value-type="float">
            <text:p>17.29</text:p>
          </table:table-cell>
          <table:table-cell office:value-type="float" office:value="15.5055555555556" calcext:value-type="float">
            <text:p>15.5055555555556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4.2425" calcext:value-type="float">
            <text:p>14.2425</text:p>
          </table:table-cell>
        </table:table-row>
        <table:table-row table:style-name="ro1">
          <table:table-cell office:value-type="float" office:value="14.47" calcext:value-type="float">
            <text:p>14.47</text:p>
          </table:table-cell>
          <table:table-cell office:value-type="float" office:value="13.0644444444444" calcext:value-type="float">
            <text:p>13.0644444444444</text:p>
          </table:table-cell>
        </table:table-row>
        <table:table-row table:style-name="ro1">
          <table:table-cell office:value-type="float" office:value="13.51" calcext:value-type="float">
            <text:p>13.51</text:p>
          </table:table-cell>
          <table:table-cell office:value-type="float" office:value="12.90875" calcext:value-type="float">
            <text:p>12.90875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6.92625" calcext:value-type="float">
            <text:p>16.92625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3.88083333333333" calcext:value-type="float">
            <text:p>3.88083333333333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4.70894736842105" calcext:value-type="float">
            <text:p>4.70894736842105</text:p>
          </table:table-cell>
        </table:table-row>
        <table:table-row table:style-name="ro1">
          <table:table-cell office:value-type="float" office:value="13.38" calcext:value-type="float">
            <text:p>13.38</text:p>
          </table:table-cell>
          <table:table-cell office:value-type="float" office:value="20.4583333333333" calcext:value-type="float">
            <text:p>20.4583333333333</text:p>
          </table:table-cell>
        </table:table-row>
        <table:table-row table:style-name="ro1">
          <table:table-cell office:value-type="float" office:value="11.06" calcext:value-type="float">
            <text:p>11.06</text:p>
          </table:table-cell>
          <table:table-cell office:value-type="float" office:value="10.9316666666667" calcext:value-type="float">
            <text:p>10.9316666666667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3.91923076923077" calcext:value-type="float">
            <text:p>3.91923076923077</text:p>
          </table:table-cell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12.57" calcext:value-type="float">
            <text:p>12.57</text:p>
          </table:table-cell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10.3133333333333" calcext:value-type="float">
            <text:p>10.3133333333333</text:p>
          </table:table-cell>
        </table:table-row>
        <table:table-row table:style-name="ro1">
          <table:table-cell office:value-type="float" office:value="11.23" calcext:value-type="float">
            <text:p>11.23</text:p>
          </table:table-cell>
          <table:table-cell office:value-type="float" office:value="10.9316666666667" calcext:value-type="float">
            <text:p>10.9316666666667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3.21114285714286" calcext:value-type="float">
            <text:p>3.21114285714286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7.70173913043478" calcext:value-type="float">
            <text:p>7.70173913043478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8.35375" calcext:value-type="float">
            <text:p>8.35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22.6571428571429" calcext:value-type="float">
            <text:p>22.6571428571429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21.4272727272727" calcext:value-type="float">
            <text:p>21.4272727272727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44.422" calcext:value-type="float">
            <text:p>44.422</text:p>
          </table:table-cell>
        </table:table-row>
        <table:table-row table:style-name="ro1">
          <table:table-cell office:value-type="float" office:value="8.89" calcext:value-type="float">
            <text:p>8.89</text:p>
          </table:table-cell>
          <table:table-cell office:value-type="float" office:value="7.56" calcext:value-type="float">
            <text:p>7.56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4.70894736842105" calcext:value-type="float">
            <text:p>4.7089473684210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8.98625" calcext:value-type="float">
            <text:p>8.98625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4.34307692307692" calcext:value-type="float">
            <text:p>4.34307692307692</text:p>
          </table:table-cell>
        </table:table-row>
        <table:table-row table:style-name="ro1">
          <table:table-cell office:value-type="float" office:value="18.11" calcext:value-type="float">
            <text:p>18.11</text:p>
          </table:table-cell>
          <table:table-cell office:value-type="float" office:value="17.2111111111111" calcext:value-type="float">
            <text:p>17.2111111111111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4.34307692307692" calcext:value-type="float">
            <text:p>4.34307692307692</text:p>
          </table:table-cell>
        </table:table-row>
        <table:table-row table:style-name="ro1">
          <table:table-cell office:value-type="float" office:value="16.61" calcext:value-type="float">
            <text:p>16.61</text:p>
          </table:table-cell>
          <table:table-cell office:value-type="float" office:value="15.938" calcext:value-type="float">
            <text:p>15.938</text:p>
          </table:table-cell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10.38" calcext:value-type="float">
            <text:p>10.38</text:p>
          </table:table-cell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5.24266666666667" calcext:value-type="float">
            <text:p>5.24266666666667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4.10461538461538" calcext:value-type="float">
            <text:p>4.10461538461538</text:p>
          </table:table-cell>
        </table:table-row>
        <table:table-row table:style-name="ro1">
          <table:table-cell office:value-type="float" office:value="19.69" calcext:value-type="float">
            <text:p>19.69</text:p>
          </table:table-cell>
          <table:table-cell office:value-type="float" office:value="21.4016666666667" calcext:value-type="float">
            <text:p>21.4016666666667</text:p>
          </table:table-cell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float" office:value="6.834" calcext:value-type="float">
            <text:p>6.834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4.67666666666667" calcext:value-type="float">
            <text:p>4.67666666666667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2.76125" calcext:value-type="float">
            <text:p>2.7612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6.64571428571429" calcext:value-type="float">
            <text:p>6.64571428571429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29.58" calcext:value-type="float">
            <text:p>29.58</text:p>
          </table:table-cell>
          <table:table-cell office:value-type="float" office:value="29.58875" calcext:value-type="float">
            <text:p>29.58875</text:p>
          </table:table-cell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6.70375" calcext:value-type="float">
            <text:p>6.70375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7.309" calcext:value-type="float">
            <text:p>7.309</text:p>
          </table:table-cell>
        </table:table-row>
        <table:table-row table:style-name="ro1">
          <table:table-cell office:value-type="float" office:value="10.71" calcext:value-type="float">
            <text:p>10.71</text:p>
          </table:table-cell>
          <table:table-cell office:value-type="float" office:value="8.87444444444444" calcext:value-type="float">
            <text:p>8.87444444444444</text:p>
          </table:table-cell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7.51285714285714" calcext:value-type="float">
            <text:p>7.51285714285714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31.81" calcext:value-type="float">
            <text:p>31.81</text:p>
          </table:table-cell>
          <table:table-cell office:value-type="float" office:value="26.2825" calcext:value-type="float">
            <text:p>26.2825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4.38727272727273" calcext:value-type="float">
            <text:p>4.38727272727273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4.236" calcext:value-type="float">
            <text:p>4.236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4.637" calcext:value-type="float">
            <text:p>4.637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4.205" calcext:value-type="float">
            <text:p>4.20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 office:value-type="float" office:value="133.6" calcext:value-type="float">
            <text:p>133.6</text:p>
          </table:table-cell>
          <table:table-cell office:value-type="float" office:value="131.1" calcext:value-type="float">
            <text:p>131.1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6.13333333333333" calcext:value-type="float">
            <text:p>6.1333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85375" calcext:value-type="float">
            <text:p>7.85375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 office:value-type="float" office:value="13.39" calcext:value-type="float">
            <text:p>13.39</text:p>
          </table:table-cell>
          <table:table-cell office:value-type="float" office:value="12.90875" calcext:value-type="float">
            <text:p>12.90875</text:p>
          </table:table-cell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8.30375" calcext:value-type="float">
            <text:p>8.30375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>
          <table:table-cell office:value-type="float" office:value="39.52" calcext:value-type="float">
            <text:p>39.52</text:p>
          </table:table-cell>
          <table:table-cell office:value-type="float" office:value="33.6822222222222" calcext:value-type="float">
            <text:p>33.6822222222222</text:p>
          </table:table-cell>
        </table:table-row>
        <table:table-row table:style-name="ro1">
          <table:table-cell office:value-type="float" office:value="19.76" calcext:value-type="float">
            <text:p>19.76</text:p>
          </table:table-cell>
          <table:table-cell office:value-type="float" office:value="18.29" calcext:value-type="float">
            <text:p>18.29</text:p>
          </table:table-cell>
        </table:table-row>
        <table:table-row table:style-name="ro1">
          <table:table-cell office:value-type="float" office:value="24.84" calcext:value-type="float">
            <text:p>24.84</text:p>
          </table:table-cell>
          <table:table-cell office:value-type="float" office:value="24.5355333333333" calcext:value-type="float">
            <text:p>24.5355333333333</text:p>
          </table:table-cell>
        </table:table-row>
        <table:table-row table:style-name="ro1">
          <table:table-cell office:value-type="float" office:value="56.11" calcext:value-type="float">
            <text:p>56.11</text:p>
          </table:table-cell>
          <table:table-cell office:value-type="float" office:value="37.8227777777778" calcext:value-type="float">
            <text:p>37.8227777777778</text:p>
          </table:table-cell>
        </table:table-row>
        <table:table-row table:style-name="ro1">
          <table:table-cell office:value-type="float" office:value="10.67" calcext:value-type="float">
            <text:p>10.67</text:p>
          </table:table-cell>
          <table:table-cell office:value-type="float" office:value="12.518" calcext:value-type="float">
            <text:p>12.518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3.96166666666667" calcext:value-type="float">
            <text:p>3.96166666666667</text:p>
          </table:table-cell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7.85375" calcext:value-type="float">
            <text:p>7.85375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3.18571428571429" calcext:value-type="float">
            <text:p>3.18571428571429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8.38333333333334" calcext:value-type="float">
            <text:p>8.38333333333334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6.70375" calcext:value-type="float">
            <text:p>6.70375</text:p>
          </table:table-cell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11.0355555555556" calcext:value-type="float">
            <text:p>11.0355555555556</text:p>
          </table:table-cell>
        </table:table-row>
        <table:table-row table:style-name="ro1">
          <table:table-cell office:value-type="float" office:value="22.78" calcext:value-type="float">
            <text:p>22.78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12.26" calcext:value-type="float">
            <text:p>12.26</text:p>
          </table:table-cell>
          <table:table-cell office:value-type="float" office:value="8.97333333333333" calcext:value-type="float">
            <text:p>8.97333333333333</text:p>
          </table:table-cell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9.63333333333334" calcext:value-type="float">
            <text:p>9.63333333333334</text:p>
          </table:table-cell>
        </table:table-row>
        <table:table-row table:style-name="ro1">
          <table:table-cell office:value-type="float" office:value="102.44" calcext:value-type="float">
            <text:p>102.44</text:p>
          </table:table-cell>
          <table:table-cell office:value-type="float" office:value="82.722" calcext:value-type="float">
            <text:p>82.7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8.35375" calcext:value-type="float">
            <text:p>8.35375</text:p>
          </table:table-cell>
        </table:table-row>
        <table:table-row table:style-name="ro1">
          <table:table-cell office:value-type="float" office:value="13.19" calcext:value-type="float">
            <text:p>13.19</text:p>
          </table:table-cell>
          <table:table-cell office:value-type="float" office:value="13.0957142857143" calcext:value-type="float">
            <text:p>13.095714285714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.654" calcext:value-type="float">
            <text:p>9.654</text:p>
          </table:table-cell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9.654" calcext:value-type="float">
            <text:p>9.654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4.04" calcext:value-type="float">
            <text:p>14.04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.245" calcext:value-type="float">
            <text:p>4.245</text:p>
          </table:table-cell>
        </table:table-row>
        <table:table-row table:style-name="ro1">
          <table:table-cell office:value-type="float" office:value="13.02" calcext:value-type="float">
            <text:p>13.02</text:p>
          </table:table-cell>
          <table:table-cell office:value-type="float" office:value="13.0957142857143" calcext:value-type="float">
            <text:p>13.0957142857143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20.64375" calcext:value-type="float">
            <text:p>20.64375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3.0957142857143" calcext:value-type="float">
            <text:p>13.0957142857143</text:p>
          </table:table-cell>
        </table:table-row>
        <table:table-row table:style-name="ro1">
          <table:table-cell office:value-type="float" office:value="9.41" calcext:value-type="float">
            <text:p>9.41</text:p>
          </table:table-cell>
          <table:table-cell office:value-type="float" office:value="9.654" calcext:value-type="float">
            <text:p>9.6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6.946" calcext:value-type="float">
            <text:p>6.946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3.45125" calcext:value-type="float">
            <text:p>3.45125</text:p>
          </table:table-cell>
        </table:table-row>
        <table:table-row table:style-name="ro1">
          <table:table-cell office:value-type="float" office:value="11.74" calcext:value-type="float">
            <text:p>11.74</text:p>
          </table:table-cell>
          <table:table-cell office:value-type="float" office:value="11.118" calcext:value-type="float">
            <text:p>11.118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5.8825" calcext:value-type="float">
            <text:p>5.8825</text:p>
          </table:table-cell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6.83888888888889" calcext:value-type="float">
            <text:p>6.83888888888889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12.57" calcext:value-type="float">
            <text:p>12.57</text:p>
          </table:table-cell>
        </table:table-row>
        <table:table-row table:style-name="ro1">
          <table:table-cell office:value-type="float" office:value="14.99" calcext:value-type="float">
            <text:p>14.99</text:p>
          </table:table-cell>
          <table:table-cell office:value-type="float" office:value="15.6283333333333" calcext:value-type="float">
            <text:p>15.6283333333333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3.91923076923077" calcext:value-type="float">
            <text:p>3.91923076923077</text:p>
          </table:table-cell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7.9275" calcext:value-type="float">
            <text:p>7.9275</text:p>
          </table:table-cell>
        </table:table-row>
        <table:table-row table:style-name="ro1">
          <table:table-cell office:value-type="float" office:value="13.35" calcext:value-type="float">
            <text:p>13.35</text:p>
          </table:table-cell>
          <table:table-cell office:value-type="float" office:value="11.3825" calcext:value-type="float">
            <text:p>11.3825</text:p>
          </table:table-cell>
        </table:table-row>
        <table:table-row table:style-name="ro1">
          <table:table-cell office:value-type="float" office:value="24.15" calcext:value-type="float">
            <text:p>24.15</text:p>
          </table:table-cell>
          <table:table-cell office:value-type="float" office:value="24.5355333333333" calcext:value-type="float">
            <text:p>24.5355333333333</text:p>
          </table:table-cell>
        </table:table-row>
        <table:table-row table:style-name="ro1">
          <table:table-cell office:value-type="float" office:value="14.53" calcext:value-type="float">
            <text:p>14.53</text:p>
          </table:table-cell>
          <table:table-cell office:value-type="float" office:value="11.924" calcext:value-type="float">
            <text:p>11.924</text:p>
          </table:table-cell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9.9525" calcext:value-type="float">
            <text:p>9.952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office:value-type="float" office:value="8.69" calcext:value-type="float">
            <text:p>8.69</text:p>
          </table:table-cell>
          <table:table-cell office:value-type="float" office:value="9.395" calcext:value-type="float">
            <text:p>9.395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2.832" calcext:value-type="float">
            <text:p>12.832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4.086875" calcext:value-type="float">
            <text:p>4.086875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7.97714285714286" calcext:value-type="float">
            <text:p>7.9771428571428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86214285714286" calcext:value-type="float">
            <text:p>3.86214285714286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4.12933333333333" calcext:value-type="float">
            <text:p>4.12933333333333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02875" calcext:value-type="float">
            <text:p>19.028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.2228571428571" calcext:value-type="float">
            <text:p>28.2228571428571</text:p>
          </table:table-cell>
        </table:table-row>
        <table:table-row table:style-name="ro1">
          <table:table-cell office:value-type="float" office:value="12.955" calcext:value-type="float">
            <text:p>12.955</text:p>
          </table:table-cell>
          <table:table-cell office:value-type="float" office:value="15.493" calcext:value-type="float">
            <text:p>15.493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.81222222222222" calcext:value-type="float">
            <text:p>1.81222222222222</text:p>
          </table:table-cell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21.4875" calcext:value-type="float">
            <text:p>21.4875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5.706" calcext:value-type="float">
            <text:p>5.706</text:p>
          </table:table-cell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9.648" calcext:value-type="float">
            <text:p>9.6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65" calcext:value-type="float">
            <text:p>10.65</text:p>
          </table:table-cell>
        </table:table-row>
        <table:table-row table:style-name="ro1">
          <table:table-cell office:value-type="float" office:value="28.64" calcext:value-type="float">
            <text:p>28.64</text:p>
          </table:table-cell>
          <table:table-cell office:value-type="float" office:value="26.4833333333333" calcext:value-type="float">
            <text:p>26.4833333333333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19.3475" calcext:value-type="float">
            <text:p>19.3475</text:p>
          </table:table-cell>
        </table:table-row>
        <table:table-row table:style-name="ro1">
          <table:table-cell office:value-type="float" office:value="48.74" calcext:value-type="float">
            <text:p>48.74</text:p>
          </table:table-cell>
          <table:table-cell office:value-type="float" office:value="51.7628571428571" calcext:value-type="float">
            <text:p>51.7628571428571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49.66" calcext:value-type="float">
            <text:p>49.66</text:p>
          </table:table-cell>
          <table:table-cell office:value-type="float" office:value="46.3714285714286" calcext:value-type="float">
            <text:p>46.3714285714286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  <table:table-cell office:value-type="float" office:value="18.5914285714286" calcext:value-type="float">
            <text:p>18.5914285714286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4.22214285714286" calcext:value-type="float">
            <text:p>4.22214285714286</text:p>
          </table:table-cell>
        </table:table-row>
        <table:table-row table:style-name="ro1">
          <table:table-cell office:value-type="float" office:value="18.01" calcext:value-type="float">
            <text:p>18.01</text:p>
          </table:table-cell>
          <table:table-cell office:value-type="float" office:value="16.084" calcext:value-type="float">
            <text:p>16.084</text:p>
          </table:table-cell>
        </table:table-row>
        <table:table-row table:style-name="ro1">
          <table:table-cell table:number-columns-repeated="2" office:value-type="float" office:value="75.07" calcext:value-type="float">
            <text:p>75.07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4.245" calcext:value-type="float">
            <text:p>4.245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8.35375" calcext:value-type="float">
            <text:p>8.35375</text:p>
          </table:table-cell>
        </table:table-row>
        <table:table-row table:style-name="ro1">
          <table:table-cell office:value-type="float" office:value="49.59" calcext:value-type="float">
            <text:p>49.59</text:p>
          </table:table-cell>
          <table:table-cell office:value-type="float" office:value="55.8571428571429" calcext:value-type="float">
            <text:p>55.8571428571429</text:p>
          </table:table-cell>
        </table:table-row>
        <table:table-row table:style-name="ro1">
          <table:table-cell office:value-type="float" office:value="17.35" calcext:value-type="float">
            <text:p>17.35</text:p>
          </table:table-cell>
          <table:table-cell office:value-type="float" office:value="13.29" calcext:value-type="float">
            <text:p>13.29</text:p>
          </table:table-cell>
        </table:table-row>
        <table:table-row table:style-name="ro1">
          <table:table-cell office:value-type="float" office:value="9.13" calcext:value-type="float">
            <text:p>9.13</text:p>
          </table:table-cell>
          <table:table-cell office:value-type="float" office:value="7.20442857142857" calcext:value-type="float">
            <text:p>7.2044285714285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8.35375" calcext:value-type="float">
            <text:p>8.35375</text:p>
          </table:table-cell>
        </table:table-row>
        <table:table-row table:style-name="ro1">
          <table:table-cell office:value-type="float" office:value="88.93" calcext:value-type="float">
            <text:p>88.93</text:p>
          </table:table-cell>
          <table:table-cell office:value-type="float" office:value="82.722" calcext:value-type="float">
            <text:p>82.72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.245" calcext:value-type="float">
            <text:p>4.245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.89083333333333" calcext:value-type="float">
            <text:p>4.8908333333333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.245" calcext:value-type="float">
            <text:p>4.24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.12933333333333" calcext:value-type="float">
            <text:p>4.12933333333333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7.122" calcext:value-type="float">
            <text:p>7.122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6.14428571428571" calcext:value-type="float">
            <text:p>6.14428571428571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27166666666667" calcext:value-type="float">
            <text:p>4.27166666666667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2.9825" calcext:value-type="float">
            <text:p>12.9825</text:p>
          </table:table-cell>
        </table:table-row>
        <table:table-row table:style-name="ro1">
          <table:table-cell office:value-type="float" office:value="48.24" calcext:value-type="float">
            <text:p>48.24</text:p>
          </table:table-cell>
          <table:table-cell office:value-type="float" office:value="51.7628571428571" calcext:value-type="float">
            <text:p>51.7628571428571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1.3333333333333" calcext:value-type="float">
            <text:p>11.3333333333333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4.482" calcext:value-type="float">
            <text:p>4.482</text:p>
          </table:table-cell>
        </table:table-row>
        <table:table-row table:style-name="ro1">
          <table:table-cell office:value-type="float" office:value="41.27" calcext:value-type="float">
            <text:p>41.27</text:p>
          </table:table-cell>
          <table:table-cell office:value-type="float" office:value="38.5714285714286" calcext:value-type="float">
            <text:p>38.5714285714286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4.54761904761905" calcext:value-type="float">
            <text:p>4.5476190476190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.89375" calcext:value-type="float">
            <text:p>6.89375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2.9825" calcext:value-type="float">
            <text:p>12.9825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5.0175" calcext:value-type="float">
            <text:p>5.0175</text:p>
          </table:table-cell>
        </table:table-row>
        <table:table-row table:style-name="ro1">
          <table:table-cell office:value-type="float" office:value="28.96" calcext:value-type="float">
            <text:p>28.96</text:p>
          </table:table-cell>
          <table:table-cell office:value-type="float" office:value="29.7555555555556" calcext:value-type="float">
            <text:p>29.7555555555556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4.00909090909091" calcext:value-type="float">
            <text:p>4.00909090909091</text:p>
          </table:table-cell>
        </table:table-row>
        <table:table-row table:style-name="ro1">
          <table:table-cell office:value-type="float" office:value="14.13" calcext:value-type="float">
            <text:p>14.13</text:p>
          </table:table-cell>
          <table:table-cell office:value-type="float" office:value="16.2922222222222" calcext:value-type="float">
            <text:p>16.2922222222222</text:p>
          </table:table-cell>
        </table:table-row>
        <table:table-row table:style-name="ro1">
          <table:table-cell office:value-type="float" office:value="10.17" calcext:value-type="float">
            <text:p>10.17</text:p>
          </table:table-cell>
          <table:table-cell office:value-type="float" office:value="10.11" calcext:value-type="float">
            <text:p>10.11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9.88625" calcext:value-type="float">
            <text:p>9.88625</text:p>
          </table:table-cell>
        </table:table-row>
        <table:table-row table:style-name="ro1">
          <table:table-cell office:value-type="float" office:value="14.12" calcext:value-type="float">
            <text:p>14.12</text:p>
          </table:table-cell>
          <table:table-cell office:value-type="float" office:value="13.5966666666667" calcext:value-type="float">
            <text:p>13.5966666666667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3.21114285714286" calcext:value-type="float">
            <text:p>3.21114285714286</text:p>
          </table:table-cell>
        </table:table-row>
        <table:table-row table:style-name="ro1">
          <table:table-cell office:value-type="float" office:value="90.9" calcext:value-type="float">
            <text:p>90.9</text:p>
          </table:table-cell>
          <table:table-cell office:value-type="float" office:value="99.645" calcext:value-type="float">
            <text:p>99.645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.89083333333333" calcext:value-type="float">
            <text:p>4.89083333333333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3.3975" calcext:value-type="float">
            <text:p>3.3975</text:p>
          </table:table-cell>
        </table:table-row>
        <table:table-row table:style-name="ro1">
          <table:table-cell office:value-type="float" office:value="17.83" calcext:value-type="float">
            <text:p>17.83</text:p>
          </table:table-cell>
          <table:table-cell office:value-type="float" office:value="17.8166666666667" calcext:value-type="float">
            <text:p>17.8166666666667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4.38727272727273" calcext:value-type="float">
            <text:p>4.38727272727273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1.1285714285714" calcext:value-type="float">
            <text:p>21.1285714285714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7.95222222222222" calcext:value-type="float">
            <text:p>7.95222222222222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14.46" calcext:value-type="float">
            <text:p>14.46</text:p>
          </table:table-cell>
          <table:table-cell office:value-type="float" office:value="14.8665714285714" calcext:value-type="float">
            <text:p>14.86657142857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706" calcext:value-type="float">
            <text:p>5.706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4.27428571428572" calcext:value-type="float">
            <text:p>4.27428571428572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38.724" calcext:value-type="float">
            <text:p>38.724</text:p>
          </table:table-cell>
        </table:table-row>
        <table:table-row table:style-name="ro1">
          <table:table-cell office:value-type="float" office:value="158.2" calcext:value-type="float">
            <text:p>158.2</text:p>
          </table:table-cell>
          <table:table-cell office:value-type="float" office:value="158.826" calcext:value-type="float">
            <text:p>158.826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.038" calcext:value-type="float">
            <text:p>4.038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.54166666666667" calcext:value-type="float">
            <text:p>4.54166666666667</text:p>
          </table:table-cell>
        </table:table-row>
        <table:table-row table:style-name="ro1">
          <table:table-cell office:value-type="float" office:value="15.26" calcext:value-type="float">
            <text:p>15.26</text:p>
          </table:table-cell>
          <table:table-cell office:value-type="float" office:value="12.0493333333333" calcext:value-type="float">
            <text:p>12.0493333333333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4.6825" calcext:value-type="float">
            <text:p>4.6825</text:p>
          </table:table-cell>
        </table:table-row>
        <table:table-row table:style-name="ro1">
          <table:table-cell office:value-type="float" office:value="13.89" calcext:value-type="float">
            <text:p>13.89</text:p>
          </table:table-cell>
          <table:table-cell office:value-type="float" office:value="10.42875" calcext:value-type="float">
            <text:p>10.42875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4.27166666666667" calcext:value-type="float">
            <text:p>4.27166666666667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4.22214285714286" calcext:value-type="float">
            <text:p>4.22214285714286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9.49222222222222" calcext:value-type="float">
            <text:p>9.49222222222222</text:p>
          </table:table-cell>
        </table:table-row>
        <table:table-row table:style-name="ro1">
          <table:table-cell office:value-type="float" office:value="29.35" calcext:value-type="float">
            <text:p>29.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7.50222222222222" calcext:value-type="float">
            <text:p>7.50222222222222</text:p>
          </table:table-cell>
        </table:table-row>
        <table:table-row table:style-name="ro1">
          <table:table-cell office:value-type="float" office:value="20.46" calcext:value-type="float">
            <text:p>20.46</text:p>
          </table:table-cell>
          <table:table-cell office:value-type="float" office:value="28.196" calcext:value-type="float">
            <text:p>28.196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3.21114285714286" calcext:value-type="float">
            <text:p>3.21114285714286</text:p>
          </table:table-cell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114.876666666667" calcext:value-type="float">
            <text:p>114.876666666667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4.89083333333333" calcext:value-type="float">
            <text:p>4.89083333333333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3.014" calcext:value-type="float">
            <text:p>3.014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8.35375" calcext:value-type="float">
            <text:p>8.35375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4.038" calcext:value-type="float">
            <text:p>4.038</text:p>
          </table:table-cell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9.562" calcext:value-type="float">
            <text:p>9.562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19.14875" calcext:value-type="float">
            <text:p>19.14875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8.35375" calcext:value-type="float">
            <text:p>8.35375</text:p>
          </table:table-cell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6.946" calcext:value-type="float">
            <text:p>6.9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5090909090909" calcext:value-type="float">
            <text:p>4.15090909090909</text:p>
          </table:table-cell>
        </table:table-row>
        <table:table-row table:style-name="ro1">
          <table:table-cell office:value-type="float" office:value="30.51" calcext:value-type="float">
            <text:p>30.51</text:p>
          </table:table-cell>
          <table:table-cell office:value-type="float" office:value="36.4933333333333" calcext:value-type="float">
            <text:p>36.4933333333333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7.59222222222222" calcext:value-type="float">
            <text:p>7.5922222222222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27086666666667" calcext:value-type="float">
            <text:p>1.27086666666667</text:p>
          </table:table-cell>
        </table:table-row>
        <table:table-row table:style-name="ro1">
          <table:table-cell office:value-type="float" office:value="19.54" calcext:value-type="float">
            <text:p>19.54</text:p>
          </table:table-cell>
          <table:table-cell office:value-type="float" office:value="19.3825" calcext:value-type="float">
            <text:p>19.3825</text:p>
          </table:table-cell>
        </table:table-row>
        <table:table-row table:style-name="ro1">
          <table:table-cell office:value-type="float" office:value="9.63" calcext:value-type="float">
            <text:p>9.63</text:p>
          </table:table-cell>
          <table:table-cell office:value-type="float" office:value="11.6033333333333" calcext:value-type="float">
            <text:p>11.6033333333333</text:p>
          </table:table-cell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11.3333333333333" calcext:value-type="float">
            <text:p>11.333333333333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88.9" calcext:value-type="float">
            <text:p>88.9</text:p>
          </table:table-cell>
          <table:table-cell office:value-type="float" office:value="93.836" calcext:value-type="float">
            <text:p>93.836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7.85375" calcext:value-type="float">
            <text:p>7.85375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.30555555555555" calcext:value-type="float">
            <text:p>9.3055555555555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637" calcext:value-type="float">
            <text:p>4.637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7.362" calcext:value-type="float">
            <text:p>7.362</text:p>
          </table:table-cell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9.562" calcext:value-type="float">
            <text:p>9.5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39.5525" calcext:value-type="float">
            <text:p>39.5525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4.245" calcext:value-type="float">
            <text:p>4.245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2.6571428571429" calcext:value-type="float">
            <text:p>22.6571428571429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21.9922222222222" calcext:value-type="float">
            <text:p>21.992222222222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13333333333333" calcext:value-type="float">
            <text:p>3.13333333333333</text:p>
          </table:table-cell>
        </table:table-row>
        <table:table-row table:style-name="ro1">
          <table:table-cell office:value-type="float" office:value="11.31" calcext:value-type="float">
            <text:p>11.31</text:p>
          </table:table-cell>
          <table:table-cell office:value-type="float" office:value="10.5088888888889" calcext:value-type="float">
            <text:p>10.5088888888889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3.21114285714286" calcext:value-type="float">
            <text:p>3.21114285714286</text:p>
          </table:table-cell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7.70173913043478" calcext:value-type="float">
            <text:p>7.70173913043478</text:p>
          </table:table-cell>
        </table:table-row>
        <table:table-row table:style-name="ro1">
          <table:table-cell office:value-type="float" office:value="18.17" calcext:value-type="float">
            <text:p>18.17</text:p>
          </table:table-cell>
          <table:table-cell office:value-type="float" office:value="19.5218333333333" calcext:value-type="float">
            <text:p>19.5218333333333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1.181" calcext:value-type="float">
            <text:p>11.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3.7075" calcext:value-type="float">
            <text:p>3.7075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7.85375" calcext:value-type="float">
            <text:p>7.85375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4.12933333333333" calcext:value-type="float">
            <text:p>4.12933333333333</text:p>
          </table:table-cell>
        </table:table-row>
        <table:table-row table:style-name="ro1">
          <table:table-cell office:value-type="float" office:value="19.83" calcext:value-type="float">
            <text:p>19.83</text:p>
          </table:table-cell>
          <table:table-cell office:value-type="float" office:value="16.886875" calcext:value-type="float">
            <text:p>16.886875</text:p>
          </table:table-cell>
        </table:table-row>
        <table:table-row table:style-name="ro1">
          <table:table-cell office:value-type="float" office:value="10.61" calcext:value-type="float">
            <text:p>10.61</text:p>
          </table:table-cell>
          <table:table-cell office:value-type="float" office:value="9.16111111111111" calcext:value-type="float">
            <text:p>9.16111111111111</text:p>
          </table:table-cell>
        </table:table-row>
        <table:table-row table:style-name="ro1">
          <table:table-cell office:value-type="float" office:value="19.93" calcext:value-type="float">
            <text:p>19.93</text:p>
          </table:table-cell>
          <table:table-cell office:value-type="float" office:value="19.6583333333333" calcext:value-type="float">
            <text:p>19.6583333333333</text:p>
          </table:table-cell>
        </table:table-row>
        <table:table-row table:style-name="ro1">
          <table:table-cell office:value-type="float" office:value="11.45" calcext:value-type="float">
            <text:p>11.45</text:p>
          </table:table-cell>
          <table:table-cell office:value-type="float" office:value="11.1171428571429" calcext:value-type="float">
            <text:p>11.1171428571429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.98666666666667" calcext:value-type="float">
            <text:p>2.98666666666667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41.1983333333333" calcext:value-type="float">
            <text:p>41.1983333333333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21.74" calcext:value-type="float">
            <text:p>21.74</text:p>
          </table:table-cell>
        </table:table-row>
        <table:table-row table:style-name="ro1">
          <table:table-cell office:value-type="float" office:value="157.5" calcext:value-type="float">
            <text:p>157.5</text:p>
          </table:table-cell>
          <table:table-cell office:value-type="float" office:value="154.6125" calcext:value-type="float">
            <text:p>154.612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8.635" calcext:value-type="float">
            <text:p>8.635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8.97166666666667" calcext:value-type="float">
            <text:p>8.97166666666667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8.97166666666667" calcext:value-type="float">
            <text:p>8.97166666666667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3.19" calcext:value-type="float">
            <text:p>13.19</text:p>
          </table:table-cell>
        </table:table-row>
        <table:table-row table:style-name="ro1">
          <table:table-cell table:number-columns-repeated="2"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23.852" calcext:value-type="float">
            <text:p>23.852</text:p>
          </table:table-cell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7.01222222222222" calcext:value-type="float">
            <text:p>7.01222222222222</text:p>
          </table:table-cell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19.05" calcext:value-type="float">
            <text:p>19.05</text:p>
          </table:table-cell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8.635" calcext:value-type="float">
            <text:p>8.635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7.3828571428571" calcext:value-type="float">
            <text:p>17.382857142857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4333333333333" calcext:value-type="float">
            <text:p>3.44333333333333</text:p>
          </table:table-cell>
        </table:table-row>
        <table:table-row table:style-name="ro1">
          <table:table-cell office:value-type="float" office:value="68.9" calcext:value-type="float">
            <text:p>68.9</text:p>
          </table:table-cell>
          <table:table-cell office:value-type="float" office:value="69.818" calcext:value-type="float">
            <text:p>69.818</text:p>
          </table:table-cell>
        </table:table-row>
        <table:table-row table:style-name="ro1">
          <table:table-cell office:value-type="float" office:value="13.31" calcext:value-type="float">
            <text:p>13.31</text:p>
          </table:table-cell>
          <table:table-cell office:value-type="float" office:value="13.11" calcext:value-type="float">
            <text:p>13.11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36.4933333333333" calcext:value-type="float">
            <text:p>36.493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57875" calcext:value-type="float">
            <text:p>8.57875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1.2166666666667" calcext:value-type="float">
            <text:p>11.2166666666667</text:p>
          </table:table-cell>
        </table:table-row>
        <table:table-row table:style-name="ro1">
          <table:table-cell office:value-type="float" office:value="13.83" calcext:value-type="float">
            <text:p>13.83</text:p>
          </table:table-cell>
          <table:table-cell office:value-type="float" office:value="13.28" calcext:value-type="float">
            <text:p>13.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.4266666666667" calcext:value-type="float">
            <text:p>28.4266666666667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4.22214285714286" calcext:value-type="float">
            <text:p>4.22214285714286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28.65" calcext:value-type="float">
            <text:p>28.65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.23" calcext:value-type="float">
            <text:p>53.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.02875" calcext:value-type="float">
            <text:p>19.028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.2988888888889" calcext:value-type="float">
            <text:p>45.2988888888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.77764705882353" calcext:value-type="float">
            <text:p>3.77764705882353</text:p>
          </table:table-cell>
        </table:table-row>
        <table:table-row table:style-name="ro1">
          <table:table-cell office:value-type="float" office:value="11.14" calcext:value-type="float">
            <text:p>11.14</text:p>
          </table:table-cell>
          <table:table-cell office:value-type="float" office:value="12.62" calcext:value-type="float">
            <text:p>12.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6.825" calcext:value-type="float">
            <text:p>6.82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21114285714286" calcext:value-type="float">
            <text:p>3.21114285714286</text:p>
          </table:table-cell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7.24214285714286" calcext:value-type="float">
            <text:p>7.242142857142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12" calcext:value-type="float">
            <text:p>10.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12" calcext:value-type="float">
            <text:p>10.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37.9" calcext:value-type="float">
            <text:p>137.9</text:p>
          </table:table-cell>
          <table:table-cell office:value-type="float" office:value="126.71" calcext:value-type="float">
            <text:p>126.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038" calcext:value-type="float">
            <text:p>4.038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18.58" calcext:value-type="float">
            <text:p>18.58</text:p>
          </table:table-cell>
          <table:table-cell office:value-type="float" office:value="19.162" calcext:value-type="float">
            <text:p>19.16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.40103448275862" calcext:value-type="float">
            <text:p>4.40103448275862</text:p>
          </table:table-cell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15.02125" calcext:value-type="float">
            <text:p>15.02125</text:p>
          </table:table-cell>
        </table:table-row>
        <table:table-row table:style-name="ro1">
          <table:table-cell office:value-type="float" office:value="39.32" calcext:value-type="float">
            <text:p>39.32</text:p>
          </table:table-cell>
          <table:table-cell office:value-type="float" office:value="36.4933333333333" calcext:value-type="float">
            <text:p>36.49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92727272727273" calcext:value-type="float">
            <text:p>5.9272727272727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5.886" calcext:value-type="float">
            <text:p>5.886</text:p>
          </table:table-cell>
        </table:table-row>
        <table:table-row table:style-name="ro1">
          <table:table-cell office:value-type="float" office:value="24.64" calcext:value-type="float">
            <text:p>24.64</text:p>
          </table:table-cell>
          <table:table-cell office:value-type="float" office:value="24.5355333333333" calcext:value-type="float">
            <text:p>24.535533333333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54761904761905" calcext:value-type="float">
            <text:p>4.54761904761905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.72833333333333" calcext:value-type="float">
            <text:p>3.72833333333333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.88428571428572" calcext:value-type="float">
            <text:p>3.88428571428572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16.02" calcext:value-type="float">
            <text:p>16.02</text:p>
          </table:table-cell>
          <table:table-cell office:value-type="float" office:value="19.3475" calcext:value-type="float">
            <text:p>19.34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5090909090909" calcext:value-type="float">
            <text:p>4.15090909090909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3.89625" calcext:value-type="float">
            <text:p>3.89625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8.1" calcext:value-type="float">
            <text:p>138.1</text:p>
          </table:table-cell>
          <table:table-cell office:value-type="float" office:value="128.5" calcext:value-type="float">
            <text:p>128.5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4.39928571428571" calcext:value-type="float">
            <text:p>4.39928571428571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4.205" calcext:value-type="float">
            <text:p>4.205</text:p>
          </table:table-cell>
        </table:table-row>
        <table:table-row table:style-name="ro1">
          <table:table-cell office:value-type="float" office:value="100.06" calcext:value-type="float">
            <text:p>100.06</text:p>
          </table:table-cell>
          <table:table-cell office:value-type="float" office:value="99.645" calcext:value-type="float">
            <text:p>99.645</text:p>
          </table:table-cell>
        </table:table-row>
        <table:table-row table:style-name="ro1">
          <table:table-cell office:value-type="float" office:value="19.58" calcext:value-type="float">
            <text:p>19.58</text:p>
          </table:table-cell>
          <table:table-cell office:value-type="float" office:value="12.825" calcext:value-type="float">
            <text:p>12.825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8.056" calcext:value-type="float">
            <text:p>8.0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01222222222222" calcext:value-type="float">
            <text:p>7.01222222222222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7.3828571428571" calcext:value-type="float">
            <text:p>17.382857142857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.46875" calcext:value-type="float">
            <text:p>4.46875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.637" calcext:value-type="float">
            <text:p>4.637</text:p>
          </table:table-cell>
        </table:table-row>
        <table:table-row table:style-name="ro1">
          <table:table-cell office:value-type="float" office:value="21.54" calcext:value-type="float">
            <text:p>21.54</text:p>
          </table:table-cell>
          <table:table-cell office:value-type="float" office:value="18.63" calcext:value-type="float">
            <text:p>18.63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3.7075" calcext:value-type="float">
            <text:p>3.7075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3.21114285714286" calcext:value-type="float">
            <text:p>3.21114285714286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6.2922222222222" calcext:value-type="float">
            <text:p>16.2922222222222</text:p>
          </table:table-cell>
        </table:table-row>
        <table:table-row table:style-name="ro1">
          <table:table-cell office:value-type="float" office:value="10.37" calcext:value-type="float">
            <text:p>10.37</text:p>
          </table:table-cell>
          <table:table-cell office:value-type="float" office:value="10.3133333333333" calcext:value-type="float">
            <text:p>10.3133333333333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96" calcext:value-type="float">
            <text:p>4.596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8.6325" calcext:value-type="float">
            <text:p>8.6325</text:p>
          </table:table-cell>
        </table:table-row>
        <table:table-row table:style-name="ro1">
          <table:table-cell office:value-type="float" office:value="19.74" calcext:value-type="float">
            <text:p>19.74</text:p>
          </table:table-cell>
          <table:table-cell office:value-type="float" office:value="21.4016666666667" calcext:value-type="float">
            <text:p>21.4016666666667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4.34647058823529" calcext:value-type="float">
            <text:p>4.34647058823529</text:p>
          </table:table-cell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9.97" calcext:value-type="float">
            <text:p>9.97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3.67714285714286" calcext:value-type="float">
            <text:p>3.67714285714286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3.67714285714286" calcext:value-type="float">
            <text:p>3.6771428571428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0.42875" calcext:value-type="float">
            <text:p>10.42875</text:p>
          </table:table-cell>
        </table:table-row>
        <table:table-row table:style-name="ro1">
          <table:table-cell office:value-type="float" office:value="14.14" calcext:value-type="float">
            <text:p>14.14</text:p>
          </table:table-cell>
          <table:table-cell office:value-type="float" office:value="30.118" calcext:value-type="float">
            <text:p>30.118</text:p>
          </table:table-cell>
        </table:table-row>
        <table:table-row table:style-name="ro1">
          <table:table-cell office:value-type="float" office:value="12.996" calcext:value-type="float">
            <text:p>12.996</text:p>
          </table:table-cell>
          <table:table-cell office:value-type="float" office:value="14.8665714285714" calcext:value-type="float">
            <text:p>14.86657142857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8125" calcext:value-type="float">
            <text:p>2.4812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float" office:value="235.5" calcext:value-type="float">
            <text:p>235.5</text:p>
          </table:table-cell>
          <table:table-cell office:value-type="float" office:value="252.677777777778" calcext:value-type="float">
            <text:p>252.677777777778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4.76142857142857" calcext:value-type="float">
            <text:p>4.7614285714285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35333333333333" calcext:value-type="float">
            <text:p>4.35333333333333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4.48888888888889" calcext:value-type="float">
            <text:p>4.48888888888889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4.637" calcext:value-type="float">
            <text:p>4.637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3.0644444444444" calcext:value-type="float">
            <text:p>13.0644444444444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4.73" calcext:value-type="float">
            <text:p>4.73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4.40103448275862" calcext:value-type="float">
            <text:p>4.40103448275862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38.724" calcext:value-type="float">
            <text:p>38.724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3.586" calcext:value-type="float">
            <text:p>3.586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 office:value-type="float" office:value="24.76" calcext:value-type="float">
            <text:p>24.76</text:p>
          </table:table-cell>
          <table:table-cell office:value-type="float" office:value="25.2633333333333" calcext:value-type="float">
            <text:p>25.263333333333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5.34333333333333" calcext:value-type="float">
            <text:p>5.34333333333333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7.9625" calcext:value-type="float">
            <text:p>7.9625</text:p>
          </table:table-cell>
        </table:table-row>
        <table:table-row table:style-name="ro1">
          <table:table-cell office:value-type="float" office:value="12.06" calcext:value-type="float">
            <text:p>12.06</text:p>
          </table:table-cell>
          <table:table-cell office:value-type="float" office:value="15.6266666666667" calcext:value-type="float">
            <text:p>15.6266666666667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20.362" calcext:value-type="float">
            <text:p>20.362</text:p>
          </table:table-cell>
        </table:table-row>
        <table:table-row table:style-name="ro1">
          <table:table-cell office:value-type="float" office:value="12.61" calcext:value-type="float">
            <text:p>12.61</text:p>
          </table:table-cell>
          <table:table-cell office:value-type="float" office:value="12.4366666666667" calcext:value-type="float">
            <text:p>12.4366666666667</text:p>
          </table:table-cell>
        </table:table-row>
        <table:table-row table:style-name="ro1">
          <table:table-cell office:value-type="float" office:value="12.93" calcext:value-type="float">
            <text:p>12.93</text:p>
          </table:table-cell>
          <table:table-cell office:value-type="float" office:value="12.0433333333333" calcext:value-type="float">
            <text:p>12.0433333333333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4.00909090909091" calcext:value-type="float">
            <text:p>4.00909090909091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18.915" calcext:value-type="float">
            <text:p>18.915</text:p>
          </table:table-cell>
          <table:table-cell office:value-type="float" office:value="29.7575" calcext:value-type="float">
            <text:p>29.75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71428571428572" calcext:value-type="float">
            <text:p>4.7142857142857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6.951428571429" calcext:value-type="float">
            <text:p>156.951428571429</text:p>
          </table:table-cell>
        </table:table-row>
        <table:table-row table:style-name="ro1">
          <table:table-cell table:number-columns-repeated="2" office:value-type="float" office:value="8.6" calcext:value-type="float">
            <text:p>8.6</text:p>
          </table:table-cell>
        </table:table-row>
        <table:table-row table:style-name="ro1">
          <table:table-cell table:number-columns-repeated="2" office:value-type="float" office:value="5.16" calcext:value-type="float">
            <text:p>5.16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4.34307692307692" calcext:value-type="float">
            <text:p>4.34307692307692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9.61666666666667" calcext:value-type="float">
            <text:p>9.61666666666667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4.70894736842105" calcext:value-type="float">
            <text:p>4.7089473684210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6.62428571428572" calcext:value-type="float">
            <text:p>6.62428571428572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64333333333333" calcext:value-type="float">
            <text:p>4.64333333333333</text:p>
          </table:table-cell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float" office:value="17.8166666666667" calcext:value-type="float">
            <text:p>17.8166666666667</text:p>
          </table:table-cell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20.362" calcext:value-type="float">
            <text:p>20.362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19.84" calcext:value-type="float">
            <text:p>19.84</text:p>
          </table:table-cell>
          <table:table-cell office:value-type="float" office:value="19.6583333333333" calcext:value-type="float">
            <text:p>19.6583333333333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4.22214285714286" calcext:value-type="float">
            <text:p>4.222142857142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.34307692307692" calcext:value-type="float">
            <text:p>4.34307692307692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42666666666667" calcext:value-type="float">
            <text:p>4.42666666666667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5.8825" calcext:value-type="float">
            <text:p>5.8825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8.68" calcext:value-type="float">
            <text:p>8.68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22.83125" calcext:value-type="float">
            <text:p>22.83125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73.8222222222222" calcext:value-type="float">
            <text:p>73.8222222222222</text:p>
          </table:table-cell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9.5525" calcext:value-type="float">
            <text:p>9.5525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4.637" calcext:value-type="float">
            <text:p>4.637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26.725" calcext:value-type="float">
            <text:p>26.725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4.70894736842105" calcext:value-type="float">
            <text:p>4.70894736842105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6.27333333333333" calcext:value-type="float">
            <text:p>6.2733333333333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6.79666666666667" calcext:value-type="float">
            <text:p>6.7966666666666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.76125" calcext:value-type="float">
            <text:p>2.76125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3.84363636363636" calcext:value-type="float">
            <text:p>3.84363636363636</text:p>
          </table:table-cell>
        </table:table-row>
        <table:table-row table:style-name="ro1">
          <table:table-cell office:value-type="float" office:value="25.15" calcext:value-type="float">
            <text:p>25.15</text:p>
          </table:table-cell>
          <table:table-cell office:value-type="float" office:value="24.75875" calcext:value-type="float">
            <text:p>24.75875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3.50545454545455" calcext:value-type="float">
            <text:p>3.505454545454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float" office:value="19.3825" calcext:value-type="float">
            <text:p>19.3825</text:p>
          </table:table-cell>
        </table:table-row>
        <table:table-row table:style-name="ro1">
          <table:table-cell office:value-type="float" office:value="11.66" calcext:value-type="float">
            <text:p>11.66</text:p>
          </table:table-cell>
          <table:table-cell office:value-type="float" office:value="9.71571428571429" calcext:value-type="float">
            <text:p>9.71571428571429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8.04333333333333" calcext:value-type="float">
            <text:p>8.04333333333333</text:p>
          </table:table-cell>
        </table:table-row>
        <table:table-row table:style-name="ro1">
          <table:table-cell office:value-type="float" office:value="20.72" calcext:value-type="float">
            <text:p>20.72</text:p>
          </table:table-cell>
          <table:table-cell office:value-type="float" office:value="20.47375" calcext:value-type="float">
            <text:p>20.47375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4.54761904761905" calcext:value-type="float">
            <text:p>4.54761904761905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9.822" calcext:value-type="float">
            <text:p>9.8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.2077777777778" calcext:value-type="float">
            <text:p>20.2077777777778</text:p>
          </table:table-cell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14.675" calcext:value-type="float">
            <text:p>14.675</text:p>
          </table:table-cell>
        </table:table-row>
        <table:table-row table:style-name="ro1">
          <table:table-cell office:value-type="float" office:value="17.36" calcext:value-type="float">
            <text:p>17.36</text:p>
          </table:table-cell>
          <table:table-cell office:value-type="float" office:value="16.084" calcext:value-type="float">
            <text:p>16.084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20.8085714285714" calcext:value-type="float">
            <text:p>20.8085714285714</text:p>
          </table:table-cell>
        </table:table-row>
        <table:table-row table:style-name="ro1">
          <table:table-cell office:value-type="float" office:value="263.8" calcext:value-type="float">
            <text:p>263.8</text:p>
          </table:table-cell>
          <table:table-cell office:value-type="float" office:value="252.677777777778" calcext:value-type="float">
            <text:p>252.677777777778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13.0957142857143" calcext:value-type="float">
            <text:p>13.0957142857143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54166666666667" calcext:value-type="float">
            <text:p>4.54166666666667</text:p>
          </table:table-cell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9.63333333333334" calcext:value-type="float">
            <text:p>9.63333333333334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14.75" calcext:value-type="float">
            <text:p>14.75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13.0957142857143" calcext:value-type="float">
            <text:p>13.0957142857143</text:p>
          </table:table-cell>
        </table:table-row>
        <table:table-row table:style-name="ro1">
          <table:table-cell office:value-type="float" office:value="39.96" calcext:value-type="float">
            <text:p>39.96</text:p>
          </table:table-cell>
          <table:table-cell office:value-type="float" office:value="39.6785714285714" calcext:value-type="float">
            <text:p>39.6785714285714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20.8085714285714" calcext:value-type="float">
            <text:p>20.80857142857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24.835" calcext:value-type="float">
            <text:p>24.835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3.05" calcext:value-type="float">
            <text:p>23.05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4.04" calcext:value-type="float">
            <text:p>14.04</text:p>
          </table:table-cell>
        </table:table-row>
        <table:table-row table:style-name="ro1">
          <table:table-cell table:style-name="ce1" office:value-type="float" office:value="8.88178419700125E-016" calcext:value-type="float">
            <text:p>8.88E-16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6.79666666666667" calcext:value-type="float">
            <text:p>6.79666666666667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9.19" calcext:value-type="float">
            <text:p>9.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61857142857143" calcext:value-type="float">
            <text:p>5.61857142857143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2.43714285714286" calcext:value-type="float">
            <text:p>2.43714285714286</text:p>
          </table:table-cell>
        </table:table-row>
        <table:table-row table:style-name="ro1">
          <table:table-cell office:value-type="float" office:value="9.59" calcext:value-type="float">
            <text:p>9.59</text:p>
          </table:table-cell>
          <table:table-cell office:value-type="float" office:value="9.565" calcext:value-type="float">
            <text:p>9.565</text:p>
          </table:table-cell>
        </table:table-row>
        <table:table-row table:style-name="ro1">
          <table:table-cell office:value-type="float" office:value="15.89" calcext:value-type="float">
            <text:p>15.89</text:p>
          </table:table-cell>
          <table:table-cell office:value-type="float" office:value="13.4241666666667" calcext:value-type="float">
            <text:p>13.4241666666667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4.22411764705882" calcext:value-type="float">
            <text:p>4.22411764705882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11.118" calcext:value-type="float">
            <text:p>11.118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8.68" calcext:value-type="float">
            <text:p>8.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.64" calcext:value-type="float">
            <text:p>67.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02875" calcext:value-type="float">
            <text:p>19.028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.35" calcext:value-type="float">
            <text:p>33.35</text:p>
          </table:table-cell>
        </table:table-row>
        <table:table-row table:style-name="ro1">
          <table:table-cell office:value-type="float" office:value="29.88" calcext:value-type="float">
            <text:p>29.88</text:p>
          </table:table-cell>
          <table:table-cell office:value-type="float" office:value="30.12" calcext:value-type="float">
            <text:p>30.12</text:p>
          </table:table-cell>
        </table:table-row>
        <table:table-row table:style-name="ro1">
          <table:table-cell office:value-type="float" office:value="12.08" calcext:value-type="float">
            <text:p>12.08</text:p>
          </table:table-cell>
          <table:table-cell office:value-type="float" office:value="11.0355555555556" calcext:value-type="float">
            <text:p>11.0355555555556</text:p>
          </table:table-cell>
        </table:table-row>
        <table:table-row table:style-name="ro1">
          <table:table-cell office:value-type="float" office:value="11.54" calcext:value-type="float">
            <text:p>11.54</text:p>
          </table:table-cell>
          <table:table-cell office:value-type="float" office:value="10.4075" calcext:value-type="float">
            <text:p>10.4075</text:p>
          </table:table-cell>
        </table:table-row>
        <table:table-row table:style-name="ro1">
          <table:table-cell office:value-type="float" office:value="34.18" calcext:value-type="float">
            <text:p>34.18</text:p>
          </table:table-cell>
          <table:table-cell office:value-type="float" office:value="38.6066666666667" calcext:value-type="float">
            <text:p>38.6066666666667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3.73076923076923" calcext:value-type="float">
            <text:p>3.73076923076923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2.83125" calcext:value-type="float">
            <text:p>12.8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1222222222222" calcext:value-type="float">
            <text:p>1.81222222222222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20.2077777777778" calcext:value-type="float">
            <text:p>20.2077777777778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32.2544444444444" calcext:value-type="float">
            <text:p>32.2544444444444</text:p>
          </table:table-cell>
        </table:table-row>
        <table:table-row table:style-name="ro1">
          <table:table-cell table:number-columns-repeated="2" office:value-type="float" office:value="3.22" calcext:value-type="float">
            <text:p>3.22</text:p>
          </table:table-cell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14.52" calcext:value-type="float">
            <text:p>14.52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5.706" calcext:value-type="float">
            <text:p>5.706</text:p>
          </table:table-cell>
        </table:table-row>
        <table:table-row table:style-name="ro1">
          <table:table-cell office:value-type="float" office:value="122.68" calcext:value-type="float">
            <text:p>122.68</text:p>
          </table:table-cell>
          <table:table-cell office:value-type="float" office:value="130.236" calcext:value-type="float">
            <text:p>130.236</text:p>
          </table:table-cell>
        </table:table-row>
        <table:table-row table:style-name="ro1">
          <table:table-cell office:value-type="float" office:value="125.9" calcext:value-type="float">
            <text:p>125.9</text:p>
          </table:table-cell>
          <table:table-cell office:value-type="float" office:value="130.236" calcext:value-type="float">
            <text:p>130.236</text:p>
          </table:table-cell>
        </table:table-row>
        <table:table-row table:style-name="ro1">
          <table:table-cell office:value-type="float" office:value="59.94" calcext:value-type="float">
            <text:p>59.94</text:p>
          </table:table-cell>
          <table:table-cell office:value-type="float" office:value="59.97" calcext:value-type="float">
            <text:p>59.97</text:p>
          </table:table-cell>
        </table:table-row>
        <table:table-row table:style-name="ro1">
          <table:table-cell office:value-type="float" office:value="13.46" calcext:value-type="float">
            <text:p>13.46</text:p>
          </table:table-cell>
          <table:table-cell office:value-type="float" office:value="10.42875" calcext:value-type="float">
            <text:p>10.42875</text:p>
          </table:table-cell>
        </table:table-row>
        <table:table-row table:style-name="ro1">
          <table:table-cell office:value-type="float" office:value="332.7" calcext:value-type="float">
            <text:p>332.7</text:p>
          </table:table-cell>
          <table:table-cell office:value-type="float" office:value="252.677777777778" calcext:value-type="float">
            <text:p>252.677777777778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4.40103448275862" calcext:value-type="float">
            <text:p>4.40103448275862</text:p>
          </table:table-cell>
        </table:table-row>
        <table:table-row table:style-name="ro1">
          <table:table-cell office:value-type="float" office:value="21.18" calcext:value-type="float">
            <text:p>21.18</text:p>
          </table:table-cell>
          <table:table-cell office:value-type="float" office:value="13.4241666666667" calcext:value-type="float">
            <text:p>13.4241666666667</text:p>
          </table:table-cell>
        </table:table-row>
        <table:table-row table:style-name="ro1">
          <table:table-cell office:value-type="float" office:value="18.62" calcext:value-type="float">
            <text:p>18.62</text:p>
          </table:table-cell>
          <table:table-cell office:value-type="float" office:value="16.2922222222222" calcext:value-type="float">
            <text:p>16.2922222222222</text:p>
          </table:table-cell>
        </table:table-row>
        <table:table-row table:style-name="ro1">
          <table:table-cell office:value-type="float" office:value="50.52" calcext:value-type="float">
            <text:p>50.52</text:p>
          </table:table-cell>
          <table:table-cell office:value-type="float" office:value="50.375" calcext:value-type="float">
            <text:p>50.375</text:p>
          </table:table-cell>
        </table:table-row>
        <table:table-row table:style-name="ro1">
          <table:table-cell office:value-type="float" office:value="12.79" calcext:value-type="float">
            <text:p>12.79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10.64" calcext:value-type="float">
            <text:p>10.64</text:p>
          </table:table-cell>
          <table:table-cell office:value-type="float" office:value="10.6092" calcext:value-type="float">
            <text:p>10.60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.2842857142857" calcext:value-type="float">
            <text:p>32.2842857142857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5.205" calcext:value-type="float">
            <text:p>5.205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3.72833333333333" calcext:value-type="float">
            <text:p>3.72833333333333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3.805125" calcext:value-type="float">
            <text:p>3.805125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6.6344444444444" calcext:value-type="float">
            <text:p>16.6344444444444</text:p>
          </table:table-cell>
        </table:table-row>
        <table:table-row table:style-name="ro1">
          <table:table-cell office:value-type="float" office:value="14.54" calcext:value-type="float">
            <text:p>14.54</text:p>
          </table:table-cell>
          <table:table-cell office:value-type="float" office:value="11.924" calcext:value-type="float">
            <text:p>11.924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office:value-type="float" office:value="15.92" calcext:value-type="float">
            <text:p>15.92</text:p>
          </table:table-cell>
          <table:table-cell office:value-type="float" office:value="39.5525" calcext:value-type="float">
            <text:p>39.5525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7.578" calcext:value-type="float">
            <text:p>7.578</text:p>
          </table:table-cell>
        </table:table-row>
        <table:table-row table:style-name="ro1">
          <table:table-cell office:value-type="float" office:value="11.94" calcext:value-type="float">
            <text:p>11.94</text:p>
          </table:table-cell>
          <table:table-cell office:value-type="float" office:value="11.118" calcext:value-type="float">
            <text:p>11.11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5.0175" calcext:value-type="float">
            <text:p>5.0175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.542" calcext:value-type="float">
            <text:p>4.542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4.22411764705882" calcext:value-type="float">
            <text:p>4.224117647058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.87" calcext:value-type="float">
            <text:p>22.87</text:p>
          </table:table-cell>
        </table:table-row>
        <table:table-row table:style-name="ro1">
          <table:table-cell office:value-type="float" office:value="158.1" calcext:value-type="float">
            <text:p>158.1</text:p>
          </table:table-cell>
          <table:table-cell office:value-type="float" office:value="158.826" calcext:value-type="float">
            <text:p>158.826</text:p>
          </table:table-cell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7.52" calcext:value-type="float">
            <text:p>7.52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4.89083333333333" calcext:value-type="float">
            <text:p>4.8908333333333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6184" calcext:value-type="float">
            <text:p>4.6184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.562" calcext:value-type="float">
            <text:p>9.562</text:p>
          </table:table-cell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9.41571428571429" calcext:value-type="float">
            <text:p>9.41571428571429</text:p>
          </table:table-cell>
        </table:table-row>
        <table:table-row table:style-name="ro1">
          <table:table-cell office:value-type="float" office:value="41.36" calcext:value-type="float">
            <text:p>41.36</text:p>
          </table:table-cell>
          <table:table-cell office:value-type="float" office:value="38.724" calcext:value-type="float">
            <text:p>38.724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23.7383333333333" calcext:value-type="float">
            <text:p>23.738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9083333333333" calcext:value-type="float">
            <text:p>4.89083333333333</text:p>
          </table:table-cell>
        </table:table-row>
        <table:table-row table:style-name="ro1">
          <table:table-cell table:number-columns-repeated="2" office:value-type="float" office:value="23.27" calcext:value-type="float">
            <text:p>23.27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3.91923076923077" calcext:value-type="float">
            <text:p>3.91923076923077</text:p>
          </table:table-cell>
        </table:table-row>
        <table:table-row table:style-name="ro1">
          <table:table-cell office:value-type="float" office:value="14.17" calcext:value-type="float">
            <text:p>14.17</text:p>
          </table:table-cell>
          <table:table-cell office:value-type="float" office:value="13.5966666666667" calcext:value-type="float">
            <text:p>13.5966666666667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4.7042" calcext:value-type="float">
            <text:p>4.7042</text:p>
          </table:table-cell>
        </table:table-row>
        <table:table-row table:style-name="ro1">
          <table:table-cell office:value-type="float" office:value="8.09" calcext:value-type="float">
            <text:p>8.09</text:p>
          </table:table-cell>
          <table:table-cell office:value-type="float" office:value="8.87444444444444" calcext:value-type="float">
            <text:p>8.87444444444444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4.34142857142857" calcext:value-type="float">
            <text:p>4.3414285714285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22.36" calcext:value-type="float">
            <text:p>22.36</text:p>
          </table:table-cell>
          <table:table-cell office:value-type="float" office:value="20.02" calcext:value-type="float">
            <text:p>20.02</text:p>
          </table:table-cell>
        </table:table-row>
        <table:table-row table:style-name="ro1">
          <table:table-cell office:value-type="float" office:value="19.96" calcext:value-type="float">
            <text:p>19.96</text:p>
          </table:table-cell>
          <table:table-cell office:value-type="float" office:value="19.78625" calcext:value-type="float">
            <text:p>19.78625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5.92727272727273" calcext:value-type="float">
            <text:p>5.92727272727273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5.68857142857143" calcext:value-type="float">
            <text:p>5.68857142857143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4.46125" calcext:value-type="float">
            <text:p>4.46125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1.81222222222222" calcext:value-type="float">
            <text:p>1.81222222222222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3.13333333333333" calcext:value-type="float">
            <text:p>3.13333333333333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.3975" calcext:value-type="float">
            <text:p>3.397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.60666666666667" calcext:value-type="float">
            <text:p>2.60666666666667</text:p>
          </table:table-cell>
        </table:table-row>
        <table:table-row table:style-name="ro1">
          <table:table-cell table:number-columns-repeated="2" office:value-type="float" office:value="11.425" calcext:value-type="float">
            <text:p>11.425</text:p>
          </table:table-cell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9.648" calcext:value-type="float">
            <text:p>9.648</text:p>
          </table:table-cell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32.300625" calcext:value-type="float">
            <text:p>32.3006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66666666666667" calcext:value-type="float">
            <text:p>8.66666666666667</text:p>
          </table:table-cell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.87" calcext:value-type="float">
            <text:p>4.87</text:p>
          </table:table-cell>
        </table:table-row>
        <table:table-row table:style-name="ro1">
          <table:table-cell office:value-type="float" office:value="135.1" calcext:value-type="float">
            <text:p>135.1</text:p>
          </table:table-cell>
          <table:table-cell office:value-type="float" office:value="126.71" calcext:value-type="float">
            <text:p>126.71</text:p>
          </table:table-cell>
        </table:table-row>
        <table:table-row table:style-name="ro1">
          <table:table-cell table:number-columns-repeated="2"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4.89083333333333" calcext:value-type="float">
            <text:p>4.89083333333333</text:p>
          </table:table-cell>
        </table:table-row>
        <table:table-row table:style-name="ro1">
          <table:table-cell office:value-type="float" office:value="18.06" calcext:value-type="float">
            <text:p>18.06</text:p>
          </table:table-cell>
          <table:table-cell office:value-type="float" office:value="16.5855555555556" calcext:value-type="float">
            <text:p>16.5855555555556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4.10461538461538" calcext:value-type="float">
            <text:p>4.10461538461538</text:p>
          </table:table-cell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8.35375" calcext:value-type="float">
            <text:p>8.353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.2385714285714" calcext:value-type="float">
            <text:p>17.2385714285714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7.425" calcext:value-type="float">
            <text:p>7.425</text:p>
          </table:table-cell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11.0266666666667" calcext:value-type="float">
            <text:p>11.0266666666667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19.78625" calcext:value-type="float">
            <text:p>19.78625</text:p>
          </table:table-cell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9.49222222222222" calcext:value-type="float">
            <text:p>9.49222222222222</text:p>
          </table:table-cell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8.87444444444444" calcext:value-type="float">
            <text:p>8.87444444444444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3.268" calcext:value-type="float">
            <text:p>3.26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27166666666667" calcext:value-type="float">
            <text:p>4.27166666666667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3.34454545454545" calcext:value-type="float">
            <text:p>3.34454545454545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6.2922222222222" calcext:value-type="float">
            <text:p>16.2922222222222</text:p>
          </table:table-cell>
        </table:table-row>
        <table:table-row table:style-name="ro1">
          <table:table-cell office:value-type="float" office:value="7.79" calcext:value-type="float">
            <text:p>7.79</text:p>
          </table:table-cell>
          <table:table-cell office:value-type="float" office:value="7.7825" calcext:value-type="float">
            <text:p>7.7825</text:p>
          </table:table-cell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4.38666666666667" calcext:value-type="float">
            <text:p>4.38666666666667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3.21114285714286" calcext:value-type="float">
            <text:p>3.21114285714286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4.22411764705882" calcext:value-type="float">
            <text:p>4.22411764705882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3.9567" calcext:value-type="float">
            <text:p>3.9567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8.7555555555556" calcext:value-type="float">
            <text:p>18.7555555555556</text:p>
          </table:table-cell>
        </table:table-row>
        <table:table-row table:style-name="ro1">
          <table:table-cell office:value-type="float" office:value="178.8" calcext:value-type="float">
            <text:p>178.8</text:p>
          </table:table-cell>
          <table:table-cell office:value-type="float" office:value="176.022222222222" calcext:value-type="float">
            <text:p>176.022222222222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9.654" calcext:value-type="float">
            <text:p>9.654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23.05" calcext:value-type="float">
            <text:p>23.05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3.0957142857143" calcext:value-type="float">
            <text:p>13.0957142857143</text:p>
          </table:table-cell>
        </table:table-row>
        <table:table-row table:style-name="ro1">
          <table:table-cell office:value-type="float" office:value="35.84" calcext:value-type="float">
            <text:p>35.84</text:p>
          </table:table-cell>
          <table:table-cell office:value-type="float" office:value="30.118" calcext:value-type="float">
            <text:p>30.118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4.54166666666667" calcext:value-type="float">
            <text:p>4.54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8.35375" calcext:value-type="float">
            <text:p>8.35375</text:p>
          </table:table-cell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8.99888888888889" calcext:value-type="float">
            <text:p>8.99888888888889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1.606" calcext:value-type="float">
            <text:p>1.6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78625" calcext:value-type="float">
            <text:p>19.78625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12.11625" calcext:value-type="float">
            <text:p>12.11625</text:p>
          </table:table-cell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8.4492" calcext:value-type="float">
            <text:p>8.44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985" calcext:value-type="float">
            <text:p>14.985</text:p>
          </table:table-cell>
        </table:table-row>
        <table:table-row table:style-name="ro1">
          <table:table-cell office:value-type="float" office:value="24.58" calcext:value-type="float">
            <text:p>24.58</text:p>
          </table:table-cell>
          <table:table-cell office:value-type="float" office:value="24.8733333333333" calcext:value-type="float">
            <text:p>24.8733333333333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3.7075" calcext:value-type="float">
            <text:p>3.707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8.27777777777778" calcext:value-type="float">
            <text:p>8.27777777777778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2.87466666666667" calcext:value-type="float">
            <text:p>2.87466666666667</text:p>
          </table:table-cell>
        </table:table-row>
        <table:table-row table:style-name="ro1">
          <table:table-cell table:number-columns-repeated="2" office:value-type="float" office:value="11.64" calcext:value-type="float">
            <text:p>11.64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.3524" calcext:value-type="float">
            <text:p>9.352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3.77764705882353" calcext:value-type="float">
            <text:p>3.77764705882353</text:p>
          </table:table-cell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6.0475" calcext:value-type="float">
            <text:p>6.0475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.22411764705882" calcext:value-type="float">
            <text:p>4.22411764705882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.63692307692308" calcext:value-type="float">
            <text:p>3.63692307692308</text:p>
          </table:table-cell>
        </table:table-row>
        <table:table-row table:style-name="ro1">
          <table:table-cell office:value-type="float" office:value="8.83" calcext:value-type="float">
            <text:p>8.83</text:p>
          </table:table-cell>
          <table:table-cell office:value-type="float" office:value="8.22857142857143" calcext:value-type="float">
            <text:p>8.22857142857143</text:p>
          </table:table-cell>
        </table:table-row>
        <table:table-row table:style-name="ro1">
          <table:table-cell office:value-type="float" office:value="31.78" calcext:value-type="float">
            <text:p>31.78</text:p>
          </table:table-cell>
          <table:table-cell office:value-type="float" office:value="33.762" calcext:value-type="float">
            <text:p>33.762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23.05" calcext:value-type="float">
            <text:p>23.05</text:p>
          </table:table-cell>
        </table:table-row>
        <table:table-row table:style-name="ro1">
          <table:table-cell office:value-type="float" office:value="179.3" calcext:value-type="float">
            <text:p>179.3</text:p>
          </table:table-cell>
          <table:table-cell office:value-type="float" office:value="176.022222222222" calcext:value-type="float">
            <text:p>176.022222222222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8.635" calcext:value-type="float">
            <text:p>8.635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16.92625" calcext:value-type="float">
            <text:p>16.92625</text:p>
          </table:table-cell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9.562" calcext:value-type="float">
            <text:p>9.5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73" calcext:value-type="float">
            <text:p>4.73</text:p>
          </table:table-cell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9.654" calcext:value-type="float">
            <text:p>9.6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0957142857143" calcext:value-type="float">
            <text:p>13.0957142857143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4.245" calcext:value-type="float">
            <text:p>4.245</text:p>
          </table:table-cell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8.4492" calcext:value-type="float">
            <text:p>8.4492</text:p>
          </table:table-cell>
        </table:table-row>
        <table:table-row table:style-name="ro1">
          <table:table-cell office:value-type="float" office:value="25.73" calcext:value-type="float">
            <text:p>25.73</text:p>
          </table:table-cell>
          <table:table-cell office:value-type="float" office:value="24.75875" calcext:value-type="float">
            <text:p>24.75875</text:p>
          </table:table-cell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4.202" calcext:value-type="float">
            <text:p>4.202</text:p>
          </table:table-cell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11.0266666666667" calcext:value-type="float">
            <text:p>11.0266666666667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3.91923076923077" calcext:value-type="float">
            <text:p>3.91923076923077</text:p>
          </table:table-cell>
        </table:table-row>
        <table:table-row table:style-name="ro1">
          <table:table-cell office:value-type="float" office:value="16.46" calcext:value-type="float">
            <text:p>16.46</text:p>
          </table:table-cell>
          <table:table-cell office:value-type="float" office:value="15.6283333333333" calcext:value-type="float">
            <text:p>15.6283333333333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5.57333333333333" calcext:value-type="float">
            <text:p>5.57333333333333</text:p>
          </table:table-cell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8.22857142857143" calcext:value-type="float">
            <text:p>8.22857142857143</text:p>
          </table:table-cell>
        </table:table-row>
        <table:table-row table:style-name="ro1">
          <table:table-cell office:value-type="float" office:value="29.46" calcext:value-type="float">
            <text:p>29.46</text:p>
          </table:table-cell>
          <table:table-cell office:value-type="float" office:value="29.58875" calcext:value-type="float">
            <text:p>29.58875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.60454545454545" calcext:value-type="float">
            <text:p>4.60454545454545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16.5507142857143" calcext:value-type="float">
            <text:p>16.5507142857143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32.3375" calcext:value-type="float">
            <text:p>32.3375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4.12933333333333" calcext:value-type="float">
            <text:p>4.12933333333333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1.0355555555556" calcext:value-type="float">
            <text:p>11.035555555555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54761904761905" calcext:value-type="float">
            <text:p>4.54761904761905</text:p>
          </table:table-cell>
        </table:table-row>
        <table:table-row table:style-name="ro1">
          <table:table-cell office:value-type="float" office:value="27.89" calcext:value-type="float">
            <text:p>27.89</text:p>
          </table:table-cell>
          <table:table-cell office:value-type="float" office:value="30.1725" calcext:value-type="float">
            <text:p>30.1725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6.33111111111111" calcext:value-type="float">
            <text:p>6.33111111111111</text:p>
          </table:table-cell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7.536" calcext:value-type="float">
            <text:p>7.5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985" calcext:value-type="float">
            <text:p>14.9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66666666666667" calcext:value-type="float">
            <text:p>8.66666666666667</text:p>
          </table:table-cell>
        </table:table-row>
        <table:table-row table:style-name="ro1">
          <table:table-cell office:value-type="float" office:value="231.7" calcext:value-type="float">
            <text:p>231.7</text:p>
          </table:table-cell>
          <table:table-cell office:value-type="float" office:value="252.677777777778" calcext:value-type="float">
            <text:p>252.677777777778</text:p>
          </table:table-cell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7.64" calcext:value-type="float">
            <text:p>7.64</text:p>
          </table:table-cell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9.244" calcext:value-type="float">
            <text:p>9.244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9.63333333333334" calcext:value-type="float">
            <text:p>9.633333333333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41571428571429" calcext:value-type="float">
            <text:p>9.41571428571429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1.6142857142857" calcext:value-type="float">
            <text:p>11.6142857142857</text:p>
          </table:table-cell>
        </table:table-row>
        <table:table-row table:style-name="ro1">
          <table:table-cell office:value-type="float" office:value="18.64" calcext:value-type="float">
            <text:p>18.64</text:p>
          </table:table-cell>
          <table:table-cell office:value-type="float" office:value="18.61" calcext:value-type="float">
            <text:p>18.61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31.52" calcext:value-type="float">
            <text:p>31.52</text:p>
          </table:table-cell>
          <table:table-cell office:value-type="float" office:value="33.762" calcext:value-type="float">
            <text:p>33.76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52.677777777778" calcext:value-type="float">
            <text:p>252.6777777777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.7555555555556" calcext:value-type="float">
            <text:p>18.7555555555556</text:p>
          </table:table-cell>
        </table:table-row>
        <table:table-row table:style-name="ro1">
          <table:table-cell office:value-type="float" office:value="16.96" calcext:value-type="float">
            <text:p>16.96</text:p>
          </table:table-cell>
          <table:table-cell office:value-type="float" office:value="15.34625" calcext:value-type="float">
            <text:p>15.34625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8.22777777777778" calcext:value-type="float">
            <text:p>8.22777777777778</text:p>
          </table:table-cell>
        </table:table-row>
        <table:table-row table:style-name="ro1">
          <table:table-cell office:value-type="float" office:value="36.82" calcext:value-type="float">
            <text:p>36.82</text:p>
          </table:table-cell>
          <table:table-cell office:value-type="float" office:value="38.7863333333333" calcext:value-type="float">
            <text:p>38.7863333333333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30.12875" calcext:value-type="float">
            <text:p>30.12875</text:p>
          </table:table-cell>
        </table:table-row>
        <table:table-row table:style-name="ro1">
          <table:table-cell office:value-type="float" office:value="70.26" calcext:value-type="float">
            <text:p>70.26</text:p>
          </table:table-cell>
          <table:table-cell office:value-type="float" office:value="76.43875" calcext:value-type="float">
            <text:p>76.43875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7.663" calcext:value-type="float">
            <text:p>7.663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7.52" calcext:value-type="float">
            <text:p>7.52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3.88083333333333" calcext:value-type="float">
            <text:p>3.8808333333333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6.585" calcext:value-type="float">
            <text:p>6.5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.14" calcext:value-type="float">
            <text:p>55.14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7.85375" calcext:value-type="float">
            <text:p>7.85375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7.87571428571429" calcext:value-type="float">
            <text:p>7.87571428571429</text:p>
          </table:table-cell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7.663" calcext:value-type="float">
            <text:p>7.663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6.83888888888889" calcext:value-type="float">
            <text:p>6.83888888888889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4.34647058823529" calcext:value-type="float">
            <text:p>4.346470588235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.12875" calcext:value-type="float">
            <text:p>30.128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.3375" calcext:value-type="float">
            <text:p>32.33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.12875" calcext:value-type="float">
            <text:p>30.128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.1983333333333" calcext:value-type="float">
            <text:p>41.1983333333333</text:p>
          </table:table-cell>
        </table:table-row>
        <table:table-row table:style-name="ro1">
          <table:table-cell office:value-type="float" office:value="30.59" calcext:value-type="float">
            <text:p>30.59</text:p>
          </table:table-cell>
          <table:table-cell office:value-type="float" office:value="30.0366666666667" calcext:value-type="float">
            <text:p>30.0366666666667</text:p>
          </table:table-cell>
        </table:table-row>
        <table:table-row table:style-name="ro1">
          <table:table-cell office:value-type="float" office:value="35.024" calcext:value-type="float">
            <text:p>35.024</text:p>
          </table:table-cell>
          <table:table-cell office:value-type="float" office:value="32.287" calcext:value-type="float">
            <text:p>32.287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float" office:value="11.63" calcext:value-type="float">
            <text:p>11.63</text:p>
          </table:table-cell>
          <table:table-cell office:value-type="float" office:value="12.843" calcext:value-type="float">
            <text:p>12.843</text:p>
          </table:table-cell>
        </table:table-row>
        <table:table-row table:style-name="ro1">
          <table:table-cell office:value-type="float" office:value="11.465" calcext:value-type="float">
            <text:p>11.465</text:p>
          </table:table-cell>
          <table:table-cell office:value-type="float" office:value="16.5507142857143" calcext:value-type="float">
            <text:p>16.550714285714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22.45" calcext:value-type="float">
            <text:p>22.45</text:p>
          </table:table-cell>
          <table:table-cell office:value-type="float" office:value="36.225" calcext:value-type="float">
            <text:p>36.225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4.06125" calcext:value-type="float">
            <text:p>4.06125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8.22857142857143" calcext:value-type="float">
            <text:p>8.22857142857143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4.60454545454545" calcext:value-type="float">
            <text:p>4.60454545454545</text:p>
          </table:table-cell>
        </table:table-row>
        <table:table-row table:style-name="ro1">
          <table:table-cell office:value-type="float" office:value="14.29" calcext:value-type="float">
            <text:p>14.29</text:p>
          </table:table-cell>
          <table:table-cell office:value-type="float" office:value="17.5625" calcext:value-type="float">
            <text:p>17.5625</text:p>
          </table:table-cell>
        </table:table-row>
        <table:table-row table:style-name="ro1">
          <table:table-cell office:value-type="float" office:value="10.05" calcext:value-type="float">
            <text:p>10.05</text:p>
          </table:table-cell>
          <table:table-cell office:value-type="float" office:value="11.3825" calcext:value-type="float">
            <text:p>11.3825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7.70173913043478" calcext:value-type="float">
            <text:p>7.701739130434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6.57428571428572" calcext:value-type="float">
            <text:p>6.57428571428572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10.2941666666667" calcext:value-type="float">
            <text:p>10.2941666666667</text:p>
          </table:table-cell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8.01571428571429" calcext:value-type="float">
            <text:p>8.015714285714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38" calcext:value-type="float">
            <text:p>30.38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13.4816666666667" calcext:value-type="float">
            <text:p>13.4816666666667</text:p>
          </table:table-cell>
        </table:table-row>
        <table:table-row table:style-name="ro1">
          <table:table-cell office:value-type="float" office:value="30.46" calcext:value-type="float">
            <text:p>30.46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5.02" calcext:value-type="float">
            <text:p>5.02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3.36625" calcext:value-type="float">
            <text:p>3.36625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4.76142857142857" calcext:value-type="float">
            <text:p>4.76142857142857</text:p>
          </table:table-cell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8.87444444444444" calcext:value-type="float">
            <text:p>8.87444444444444</text:p>
          </table:table-cell>
        </table:table-row>
        <table:table-row table:style-name="ro1">
          <table:table-cell office:value-type="float" office:value="127.7" calcext:value-type="float">
            <text:p>127.7</text:p>
          </table:table-cell>
          <table:table-cell office:value-type="float" office:value="126.71" calcext:value-type="float">
            <text:p>126.71</text:p>
          </table:table-cell>
        </table:table-row>
        <table:table-row table:style-name="ro1">
          <table:table-cell office:value-type="float" office:value="-9.58" calcext:value-type="float">
            <text:p>-9.58</text:p>
          </table:table-cell>
          <table:table-cell office:value-type="float" office:value="-10.7033333333333" calcext:value-type="float">
            <text:p>-10.7033333333333</text:p>
          </table:table-cell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7.362" calcext:value-type="float">
            <text:p>7.362</text:p>
          </table:table-cell>
        </table:table-row>
        <table:table-row table:style-name="ro1">
          <table:table-cell office:value-type="float" office:value="18.38" calcext:value-type="float">
            <text:p>18.38</text:p>
          </table:table-cell>
          <table:table-cell office:value-type="float" office:value="32.2544444444444" calcext:value-type="float">
            <text:p>32.2544444444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3.63692307692308" calcext:value-type="float">
            <text:p>3.63692307692308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4.375" calcext:value-type="float">
            <text:p>4.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50.62" calcext:value-type="float">
            <text:p>50.62</text:p>
          </table:table-cell>
          <table:table-cell office:value-type="float" office:value="55.81" calcext:value-type="float">
            <text:p>55.81</text:p>
          </table:table-cell>
        </table:table-row>
        <table:table-row table:style-name="ro1">
          <table:table-cell office:value-type="float" office:value="169.1" calcext:value-type="float">
            <text:p>169.1</text:p>
          </table:table-cell>
          <table:table-cell office:value-type="float" office:value="176.022222222222" calcext:value-type="float">
            <text:p>176.0222222222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34625" calcext:value-type="float">
            <text:p>15.34625</text:p>
          </table:table-cell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9.244" calcext:value-type="float">
            <text:p>9.244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4.245" calcext:value-type="float">
            <text:p>4.245</text:p>
          </table:table-cell>
        </table:table-row>
        <table:table-row table:style-name="ro1">
          <table:table-cell office:value-type="float" office:value="29.82" calcext:value-type="float">
            <text:p>29.82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4.40103448275862" calcext:value-type="float">
            <text:p>4.40103448275862</text:p>
          </table:table-cell>
        </table:table-row>
        <table:table-row table:style-name="ro1">
          <table:table-cell office:value-type="float" office:value="29.32" calcext:value-type="float">
            <text:p>29.32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63.4" calcext:value-type="float">
            <text:p>63.4</text:p>
          </table:table-cell>
          <table:table-cell office:value-type="float" office:value="51.2133333333333" calcext:value-type="float">
            <text:p>51.2133333333333</text:p>
          </table:table-cell>
        </table:table-row>
        <table:table-row table:style-name="ro1">
          <table:table-cell table:number-columns-repeated="2" office:value-type="float" office:value="21.1" calcext:value-type="float">
            <text:p>21.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.245" calcext:value-type="float">
            <text:p>4.24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8.94" calcext:value-type="float">
            <text:p>18.94</text:p>
          </table:table-cell>
          <table:table-cell office:value-type="float" office:value="19.3825" calcext:value-type="float">
            <text:p>19.3825</text:p>
          </table:table-cell>
        </table:table-row>
        <table:table-row table:style-name="ro1">
          <table:table-cell office:value-type="float" office:value="19.46" calcext:value-type="float">
            <text:p>19.46</text:p>
          </table:table-cell>
          <table:table-cell office:value-type="float" office:value="21.7088888888889" calcext:value-type="float">
            <text:p>21.7088888888889</text:p>
          </table:table-cell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10.4075" calcext:value-type="float">
            <text:p>10.4075</text:p>
          </table:table-cell>
        </table:table-row>
        <table:table-row table:style-name="ro1">
          <table:table-cell office:value-type="float" office:value="27.78" calcext:value-type="float">
            <text:p>27.78</text:p>
          </table:table-cell>
          <table:table-cell office:value-type="float" office:value="33.35" calcext:value-type="float">
            <text:p>33.35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11.6928571428571" calcext:value-type="float">
            <text:p>11.6928571428571</text:p>
          </table:table-cell>
        </table:table-row>
        <table:table-row table:style-name="ro1">
          <table:table-cell office:value-type="float" office:value="53.86" calcext:value-type="float">
            <text:p>53.86</text:p>
          </table:table-cell>
          <table:table-cell office:value-type="float" office:value="67.64" calcext:value-type="float">
            <text:p>67.64</text:p>
          </table:table-cell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8.443" calcext:value-type="float">
            <text:p>8.443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4.46125" calcext:value-type="float">
            <text:p>4.4612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.808" calcext:value-type="float">
            <text:p>5.808</text:p>
          </table:table-cell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7.309" calcext:value-type="float">
            <text:p>7.309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4.894" calcext:value-type="float">
            <text:p>4.894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3.9567" calcext:value-type="float">
            <text:p>3.9567</text:p>
          </table:table-cell>
        </table:table-row>
        <table:table-row table:style-name="ro1">
          <table:table-cell office:value-type="float" office:value="7.91" calcext:value-type="float">
            <text:p>7.91</text:p>
          </table:table-cell>
          <table:table-cell office:value-type="float" office:value="8.62" calcext:value-type="float">
            <text:p>8.62</text:p>
          </table:table-cell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13.3583333333333" calcext:value-type="float">
            <text:p>13.3583333333333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4.7042" calcext:value-type="float">
            <text:p>4.704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22411764705882" calcext:value-type="float">
            <text:p>4.22411764705882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10.618" calcext:value-type="float">
            <text:p>10.618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4.60454545454545" calcext:value-type="float">
            <text:p>4.60454545454545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3.63692307692308" calcext:value-type="float">
            <text:p>3.63692307692308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4.27166666666667" calcext:value-type="float">
            <text:p>4.27166666666667</text:p>
          </table:table-cell>
        </table:table-row>
        <table:table-row table:style-name="ro1">
          <table:table-cell table:number-columns-repeated="2" office:value-type="float" office:value="5.15" calcext:value-type="float">
            <text:p>5.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71428571428572" calcext:value-type="float">
            <text:p>4.71428571428572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6.82333333333333" calcext:value-type="float">
            <text:p>6.82333333333333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2.655" calcext:value-type="float">
            <text:p>2.6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18.7555555555556" calcext:value-type="float">
            <text:p>18.7555555555556</text:p>
          </table:table-cell>
        </table:table-row>
        <table:table-row table:style-name="ro1">
          <table:table-cell office:value-type="float" office:value="157.5" calcext:value-type="float">
            <text:p>157.5</text:p>
          </table:table-cell>
          <table:table-cell office:value-type="float" office:value="158.826" calcext:value-type="float">
            <text:p>158.826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4.40103448275862" calcext:value-type="float">
            <text:p>4.40103448275862</text:p>
          </table:table-cell>
        </table:table-row>
        <table:table-row table:style-name="ro1">
          <table:table-cell office:value-type="float" office:value="-9.58" calcext:value-type="float">
            <text:p>-9.58</text:p>
          </table:table-cell>
          <table:table-cell office:value-type="float" office:value="-10.7033333333333" calcext:value-type="float">
            <text:p>-10.7033333333333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4.6825" calcext:value-type="float">
            <text:p>4.6825</text:p>
          </table:table-cell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4.205" calcext:value-type="float">
            <text:p>4.205</text:p>
          </table:table-cell>
        </table:table-row>
        <table:table-row table:style-name="ro1">
          <table:table-cell office:value-type="float" office:value="31.88" calcext:value-type="float">
            <text:p>31.88</text:p>
          </table:table-cell>
          <table:table-cell office:value-type="float" office:value="33.6822222222222" calcext:value-type="float">
            <text:p>33.6822222222222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3.46666666666667" calcext:value-type="float">
            <text:p>3.46666666666667</text:p>
          </table:table-cell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6.79666666666667" calcext:value-type="float">
            <text:p>6.79666666666667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18.585" calcext:value-type="float">
            <text:p>18.585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11.38" calcext:value-type="float">
            <text:p>11.38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4.34647058823529" calcext:value-type="float">
            <text:p>4.34647058823529</text:p>
          </table:table-cell>
        </table:table-row>
        <table:table-row table:style-name="ro1">
          <table:table-cell office:value-type="float" office:value="28.04" calcext:value-type="float">
            <text:p>28.04</text:p>
          </table:table-cell>
          <table:table-cell office:value-type="float" office:value="30.1725" calcext:value-type="float">
            <text:p>30.1725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3.21114285714286" calcext:value-type="float">
            <text:p>3.21114285714286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4.34647058823529" calcext:value-type="float">
            <text:p>4.34647058823529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7.97714285714286" calcext:value-type="float">
            <text:p>7.97714285714286</text:p>
          </table:table-cell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5.765" calcext:value-type="float">
            <text:p>5.765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1.7088888888889" calcext:value-type="float">
            <text:p>21.70888888888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1923076923077" calcext:value-type="float">
            <text:p>3.91923076923077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6.70375" calcext:value-type="float">
            <text:p>6.70375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.45125" calcext:value-type="float">
            <text:p>3.45125</text:p>
          </table:table-cell>
        </table:table-row>
        <table:table-row table:style-name="ro1">
          <table:table-cell office:value-type="float" office:value="133.1" calcext:value-type="float">
            <text:p>133.1</text:p>
          </table:table-cell>
          <table:table-cell office:value-type="float" office:value="126.71" calcext:value-type="float">
            <text:p>126.71</text:p>
          </table:table-cell>
        </table:table-row>
        <table:table-row table:style-name="ro1">
          <table:table-cell office:value-type="float" office:value="103.04" calcext:value-type="float">
            <text:p>103.04</text:p>
          </table:table-cell>
          <table:table-cell office:value-type="float" office:value="82.722" calcext:value-type="float">
            <text:p>82.7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51.01" calcext:value-type="float">
            <text:p>51.01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8.7555555555556" calcext:value-type="float">
            <text:p>18.7555555555556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3.77764705882353" calcext:value-type="float">
            <text:p>3.77764705882353</text:p>
          </table:table-cell>
        </table:table-row>
        <table:table-row table:style-name="ro1">
          <table:table-cell office:value-type="float" office:value="14.45" calcext:value-type="float">
            <text:p>14.45</text:p>
          </table:table-cell>
          <table:table-cell office:value-type="float" office:value="17.5625" calcext:value-type="float">
            <text:p>17.5625</text:p>
          </table:table-cell>
        </table:table-row>
        <table:table-row table:style-name="ro1">
          <table:table-cell office:value-type="float" office:value="13.41" calcext:value-type="float">
            <text:p>13.41</text:p>
          </table:table-cell>
          <table:table-cell office:value-type="float" office:value="20.4583333333333" calcext:value-type="float">
            <text:p>20.4583333333333</text:p>
          </table:table-cell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7.70173913043478" calcext:value-type="float">
            <text:p>7.70173913043478</text:p>
          </table:table-cell>
        </table:table-row>
        <table:table-row table:style-name="ro1">
          <table:table-cell office:value-type="float" office:value="29.18" calcext:value-type="float">
            <text:p>29.18</text:p>
          </table:table-cell>
          <table:table-cell office:value-type="float" office:value="29.58875" calcext:value-type="float">
            <text:p>29.58875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3.77764705882353" calcext:value-type="float">
            <text:p>3.77764705882353</text:p>
          </table:table-cell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7.941" calcext:value-type="float">
            <text:p>7.941</text:p>
          </table:table-cell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7.50222222222222" calcext:value-type="float">
            <text:p>7.50222222222222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5.80428571428572" calcext:value-type="float">
            <text:p>5.80428571428572</text:p>
          </table:table-cell>
        </table:table-row>
        <table:table-row table:style-name="ro1">
          <table:table-cell office:value-type="float" office:value="-35.88" calcext:value-type="float">
            <text:p>-35.88</text:p>
          </table:table-cell>
          <table:table-cell office:value-type="float" office:value="-29.1233333333333" calcext:value-type="float">
            <text:p>-29.1233333333333</text:p>
          </table:table-cell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5.92727272727273" calcext:value-type="float">
            <text:p>5.92727272727273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4.67666666666667" calcext:value-type="float">
            <text:p>4.67666666666667</text:p>
          </table:table-cell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8.14666666666667" calcext:value-type="float">
            <text:p>8.14666666666667</text:p>
          </table:table-cell>
        </table:table-row>
        <table:table-row table:style-name="ro1">
          <table:table-cell office:value-type="float" office:value="20.06" calcext:value-type="float">
            <text:p>20.06</text:p>
          </table:table-cell>
          <table:table-cell office:value-type="float" office:value="15.4214285714286" calcext:value-type="float">
            <text:p>15.4214285714286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5.68857142857143" calcext:value-type="float">
            <text:p>5.68857142857143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3.89625" calcext:value-type="float">
            <text:p>3.896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.8733333333333" calcext:value-type="float">
            <text:p>24.8733333333333</text:p>
          </table:table-cell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4.15090909090909" calcext:value-type="float">
            <text:p>4.15090909090909</text:p>
          </table:table-cell>
        </table:table-row>
        <table:table-row table:style-name="ro1">
          <table:table-cell office:value-type="float" office:value="75.52" calcext:value-type="float">
            <text:p>75.52</text:p>
          </table:table-cell>
          <table:table-cell office:value-type="float" office:value="41.279375" calcext:value-type="float">
            <text:p>41.279375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5.765" calcext:value-type="float">
            <text:p>5.765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6.33111111111111" calcext:value-type="float">
            <text:p>6.33111111111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9575" calcext:value-type="float">
            <text:p>9.9575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3.35928571428571" calcext:value-type="float">
            <text:p>3.35928571428571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25.795" calcext:value-type="float">
            <text:p>25.795</text:p>
          </table:table-cell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121.325" calcext:value-type="float">
            <text:p>121.325</text:p>
          </table:table-cell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10.045" calcext:value-type="float">
            <text:p>10.0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7.48" calcext:value-type="float">
            <text:p>17.48</text:p>
          </table:table-cell>
          <table:table-cell office:value-type="float" office:value="19.162" calcext:value-type="float">
            <text:p>19.162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4.205" calcext:value-type="float">
            <text:p>4.205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4.6825" calcext:value-type="float">
            <text:p>4.6825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4.89083333333333" calcext:value-type="float">
            <text:p>4.89083333333333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9.065" calcext:value-type="float">
            <text:p>9.065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4.22411764705882" calcext:value-type="float">
            <text:p>4.22411764705882</text:p>
          </table:table-cell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41.1983333333333" calcext:value-type="float">
            <text:p>41.1983333333333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4.6184" calcext:value-type="float">
            <text:p>4.6184</text:p>
          </table:table-cell>
        </table:table-row>
        <table:table-row table:style-name="ro1">
          <table:table-cell office:value-type="float" office:value="133.8" calcext:value-type="float">
            <text:p>133.8</text:p>
          </table:table-cell>
          <table:table-cell office:value-type="float" office:value="154.6125" calcext:value-type="float">
            <text:p>154.61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4.29583333333333" calcext:value-type="float">
            <text:p>4.29583333333333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23.7383333333333" calcext:value-type="float">
            <text:p>23.7383333333333</text:p>
          </table:table-cell>
        </table:table-row>
        <table:table-row table:style-name="ro1">
          <table:table-cell office:value-type="float" office:value="25.86" calcext:value-type="float">
            <text:p>25.86</text:p>
          </table:table-cell>
          <table:table-cell office:value-type="float" office:value="24.085" calcext:value-type="float">
            <text:p>24.08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19.7875" calcext:value-type="float">
            <text:p>619.7875</text:p>
          </table:table-cell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8.635" calcext:value-type="float">
            <text:p>8.635</text:p>
          </table:table-cell>
        </table:table-row>
        <table:table-row table:style-name="ro1">
          <table:table-cell office:value-type="float" office:value="16.64" calcext:value-type="float">
            <text:p>16.64</text:p>
          </table:table-cell>
          <table:table-cell office:value-type="float" office:value="17.3828571428571" calcext:value-type="float">
            <text:p>17.3828571428571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8.97166666666667" calcext:value-type="float">
            <text:p>8.97166666666667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6.86" calcext:value-type="float">
            <text:p>6.86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62.98" calcext:value-type="float">
            <text:p>62.98</text:p>
          </table:table-cell>
        </table:table-row>
        <table:table-row table:style-name="ro1">
          <table:table-cell table:number-columns-repeated="2"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float" office:value="70.25" calcext:value-type="float">
            <text:p>70.25</text:p>
          </table:table-cell>
          <table:table-cell office:value-type="float" office:value="76.43875" calcext:value-type="float">
            <text:p>76.43875</text:p>
          </table:table-cell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15.5055555555556" calcext:value-type="float">
            <text:p>15.5055555555556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15.55625" calcext:value-type="float">
            <text:p>15.5562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.35928571428571" calcext:value-type="float">
            <text:p>3.35928571428571</text:p>
          </table:table-cell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51.2133333333333" calcext:value-type="float">
            <text:p>51.2133333333333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5.24266666666667" calcext:value-type="float">
            <text:p>5.24266666666667</text:p>
          </table:table-cell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12.83125" calcext:value-type="float">
            <text:p>12.83125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8.4492" calcext:value-type="float">
            <text:p>8.4492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2.60666666666667" calcext:value-type="float">
            <text:p>2.60666666666667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4.54761904761905" calcext:value-type="float">
            <text:p>4.54761904761905</text:p>
          </table:table-cell>
        </table:table-row>
        <table:table-row table:style-name="ro1">
          <table:table-cell office:value-type="float" office:value="11.23" calcext:value-type="float">
            <text:p>11.23</text:p>
          </table:table-cell>
          <table:table-cell office:value-type="float" office:value="13.4241666666667" calcext:value-type="float">
            <text:p>13.4241666666667</text:p>
          </table:table-cell>
        </table:table-row>
        <table:table-row table:style-name="ro1">
          <table:table-cell office:value-type="float" office:value="17.58" calcext:value-type="float">
            <text:p>17.58</text:p>
          </table:table-cell>
          <table:table-cell office:value-type="float" office:value="24.75875" calcext:value-type="float">
            <text:p>24.75875</text:p>
          </table:table-cell>
        </table:table-row>
        <table:table-row table:style-name="ro1">
          <table:table-cell office:value-type="float" office:value="27.63" calcext:value-type="float">
            <text:p>27.63</text:p>
          </table:table-cell>
          <table:table-cell office:value-type="float" office:value="30.0366666666667" calcext:value-type="float">
            <text:p>30.03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58777777777778" calcext:value-type="float">
            <text:p>9.58777777777778</text:p>
          </table:table-cell>
        </table:table-row>
        <table:table-row table:style-name="ro1">
          <table:table-cell table:number-columns-repeated="2" office:value-type="float" office:value="10.86" calcext:value-type="float">
            <text:p>10.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.75125" calcext:value-type="float">
            <text:p>25.751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.12875" calcext:value-type="float">
            <text:p>30.128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02875" calcext:value-type="float">
            <text:p>19.028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.5177777777778" calcext:value-type="float">
            <text:p>30.51777777777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.2228571428571" calcext:value-type="float">
            <text:p>28.2228571428571</text:p>
          </table:table-cell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7.50222222222222" calcext:value-type="float">
            <text:p>7.50222222222222</text:p>
          </table:table-cell>
        </table:table-row>
        <table:table-row table:style-name="ro1">
          <table:table-cell office:value-type="float" office:value="13.18" calcext:value-type="float">
            <text:p>13.18</text:p>
          </table:table-cell>
          <table:table-cell office:value-type="float" office:value="12.2788888888889" calcext:value-type="float">
            <text:p>12.2788888888889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9.565" calcext:value-type="float">
            <text:p>9.565</text:p>
          </table:table-cell>
        </table:table-row>
        <table:table-row table:style-name="ro1">
          <table:table-cell office:value-type="float" office:value="19.31" calcext:value-type="float">
            <text:p>19.31</text:p>
          </table:table-cell>
          <table:table-cell office:value-type="float" office:value="20.5533333333333" calcext:value-type="float">
            <text:p>20.55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0.13" calcext:value-type="float">
            <text:p>10.13</text:p>
          </table:table-cell>
          <table:table-cell office:value-type="float" office:value="10.11" calcext:value-type="float">
            <text:p>10.11</text:p>
          </table:table-cell>
        </table:table-row>
        <table:table-row table:style-name="ro1">
          <table:table-cell office:value-type="float" office:value="9.83" calcext:value-type="float">
            <text:p>9.83</text:p>
          </table:table-cell>
          <table:table-cell office:value-type="float" office:value="8.84" calcext:value-type="float">
            <text:p>8.84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8.68" calcext:value-type="float">
            <text:p>8.68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7.941" calcext:value-type="float">
            <text:p>7.9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58" calcext:value-type="float">
            <text:p>4.58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4.8665714285714" calcext:value-type="float">
            <text:p>14.8665714285714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1.04833333333333" calcext:value-type="float">
            <text:p>1.04833333333333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94" calcext:value-type="float">
            <text:p>15.94</text:p>
          </table:table-cell>
        </table:table-row>
        <table:table-row table:style-name="ro1">
          <table:table-cell office:value-type="float" office:value="29.52" calcext:value-type="float">
            <text:p>29.52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5.765" calcext:value-type="float">
            <text:p>5.76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.024" calcext:value-type="float">
            <text:p>6.024</text:p>
          </table:table-cell>
        </table:table-row>
        <table:table-row table:style-name="ro1">
          <table:table-cell office:value-type="float" office:value="20.34" calcext:value-type="float">
            <text:p>20.34</text:p>
          </table:table-cell>
          <table:table-cell office:value-type="float" office:value="19.3475" calcext:value-type="float">
            <text:p>19.34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7.122" calcext:value-type="float">
            <text:p>7.122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3.268" calcext:value-type="float">
            <text:p>3.268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5.57428571428571" calcext:value-type="float">
            <text:p>5.57428571428571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1.27086666666667" calcext:value-type="float">
            <text:p>1.2708666666666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9.645" calcext:value-type="float">
            <text:p>99.64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.40103448275862" calcext:value-type="float">
            <text:p>4.40103448275862</text:p>
          </table:table-cell>
        </table:table-row>
        <table:table-row table:style-name="ro1">
          <table:table-cell office:value-type="float" office:value="8.49" calcext:value-type="float">
            <text:p>8.49</text:p>
          </table:table-cell>
          <table:table-cell office:value-type="float" office:value="6.57428571428572" calcext:value-type="float">
            <text:p>6.574285714285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.7383333333333" calcext:value-type="float">
            <text:p>23.7383333333333</text:p>
          </table:table-cell>
        </table:table-row>
        <table:table-row table:style-name="ro1">
          <table:table-cell office:value-type="float" office:value="65.9" calcext:value-type="float">
            <text:p>65.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4.6825" calcext:value-type="float">
            <text:p>4.6825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6825" calcext:value-type="float">
            <text:p>4.6825</text:p>
          </table:table-cell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9.395" calcext:value-type="float">
            <text:p>9.395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4.40103448275862" calcext:value-type="float">
            <text:p>4.40103448275862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22.83125" calcext:value-type="float">
            <text:p>22.83125</text:p>
          </table:table-cell>
        </table:table-row>
        <table:table-row table:style-name="ro1">
          <table:table-cell table:number-columns-repeated="2" office:value-type="float" office:value="13.16" calcext:value-type="float">
            <text:p>13.16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23.05" calcext:value-type="float">
            <text:p>23.0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038" calcext:value-type="float">
            <text:p>4.0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.14875" calcext:value-type="float">
            <text:p>19.14875</text:p>
          </table:table-cell>
        </table:table-row>
        <table:table-row table:style-name="ro1">
          <table:table-cell office:value-type="float" office:value="13.86" calcext:value-type="float">
            <text:p>13.86</text:p>
          </table:table-cell>
          <table:table-cell office:value-type="float" office:value="11.6142857142857" calcext:value-type="float">
            <text:p>11.61428571428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93666666666667" calcext:value-type="float">
            <text:p>6.93666666666667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23.3066666666667" calcext:value-type="float">
            <text:p>23.3066666666667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.40103448275862" calcext:value-type="float">
            <text:p>4.40103448275862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8.4492" calcext:value-type="float">
            <text:p>8.4492</text:p>
          </table:table-cell>
        </table:table-row>
        <table:table-row table:style-name="ro1">
          <table:table-cell office:value-type="float" office:value="14.92" calcext:value-type="float">
            <text:p>14.92</text:p>
          </table:table-cell>
          <table:table-cell office:value-type="float" office:value="14.985" calcext:value-type="float">
            <text:p>14.985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.27086666666667" calcext:value-type="float">
            <text:p>1.27086666666667</text:p>
          </table:table-cell>
        </table:table-row>
        <table:table-row table:style-name="ro1">
          <table:table-cell office:value-type="float" office:value="30.58" calcext:value-type="float">
            <text:p>30.58</text:p>
          </table:table-cell>
          <table:table-cell office:value-type="float" office:value="30.0266666666667" calcext:value-type="float">
            <text:p>30.0266666666667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7.95222222222222" calcext:value-type="float">
            <text:p>7.95222222222222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1.0355555555556" calcext:value-type="float">
            <text:p>11.0355555555556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21.7088888888889" calcext:value-type="float">
            <text:p>21.7088888888889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2.60666666666667" calcext:value-type="float">
            <text:p>2.6066666666666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5.61857142857143" calcext:value-type="float">
            <text:p>5.61857142857143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4.58" calcext:value-type="float">
            <text:p>4.58</text:p>
          </table:table-cell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12.2788888888889" calcext:value-type="float">
            <text:p>12.2788888888889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3.77764705882353" calcext:value-type="float">
            <text:p>3.77764705882353</text:p>
          </table:table-cell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9.58777777777778" calcext:value-type="float">
            <text:p>9.58777777777778</text:p>
          </table:table-cell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3.77764705882353" calcext:value-type="float">
            <text:p>3.77764705882353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.935" calcext:value-type="float">
            <text:p>4.9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.2544444444444" calcext:value-type="float">
            <text:p>32.2544444444444</text:p>
          </table:table-cell>
        </table:table-row>
        <table:table-row table:style-name="ro1">
          <table:table-cell office:value-type="float" office:value="11.94" calcext:value-type="float">
            <text:p>11.94</text:p>
          </table:table-cell>
          <table:table-cell office:value-type="float" office:value="21.2233333333333" calcext:value-type="float">
            <text:p>21.2233333333333</text:p>
          </table:table-cell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11.181" calcext:value-type="float">
            <text:p>11.181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27.74" calcext:value-type="float">
            <text:p>27.7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04833333333333" calcext:value-type="float">
            <text:p>1.0483333333333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6.85" calcext:value-type="float">
            <text:p>6.85</text:p>
          </table:table-cell>
        </table:table-row>
        <table:table-row table:style-name="ro1">
          <table:table-cell office:value-type="float" office:value="29.32" calcext:value-type="float">
            <text:p>29.32</text:p>
          </table:table-cell>
          <table:table-cell office:value-type="float" office:value="34.94" calcext:value-type="float">
            <text:p>34.9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7.806" calcext:value-type="float">
            <text:p>7.806</text:p>
          </table:table-cell>
        </table:table-row>
        <table:table-row table:style-name="ro1">
          <table:table-cell office:value-type="float" office:value="15.02" calcext:value-type="float">
            <text:p>15.02</text:p>
          </table:table-cell>
          <table:table-cell office:value-type="float" office:value="14.985" calcext:value-type="float">
            <text:p>14.985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3.6575" calcext:value-type="float">
            <text:p>3.6575</text:p>
          </table:table-cell>
        </table:table-row>
        <table:table-row table:style-name="ro1">
          <table:table-cell office:value-type="float" office:value="29.42" calcext:value-type="float">
            <text:p>29.42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5.92727272727273" calcext:value-type="float">
            <text:p>5.9272727272727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19.3825" calcext:value-type="float">
            <text:p>19.38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55625" calcext:value-type="float">
            <text:p>15.55625</text:p>
          </table:table-cell>
        </table:table-row>
        <table:table-row table:style-name="ro1">
          <table:table-cell office:value-type="float" office:value="24.56" calcext:value-type="float">
            <text:p>24.56</text:p>
          </table:table-cell>
          <table:table-cell office:value-type="float" office:value="20.5533333333333" calcext:value-type="float">
            <text:p>20.5533333333333</text:p>
          </table:table-cell>
        </table:table-row>
        <table:table-row table:style-name="ro1">
          <table:table-cell office:value-type="float" office:value="35.16" calcext:value-type="float">
            <text:p>35.16</text:p>
          </table:table-cell>
          <table:table-cell office:value-type="float" office:value="39.4144444444444" calcext:value-type="float">
            <text:p>39.4144444444444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38.6066666666667" calcext:value-type="float">
            <text:p>38.606666666666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.56666666666667" calcext:value-type="float">
            <text:p>3.5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38727272727273" calcext:value-type="float">
            <text:p>4.38727272727273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18.7555555555556" calcext:value-type="float">
            <text:p>18.7555555555556</text:p>
          </table:table-cell>
        </table:table-row>
        <table:table-row table:style-name="ro1">
          <table:table-cell table:number-columns-repeated="2"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30.01" calcext:value-type="float">
            <text:p>30.01</text:p>
          </table:table-cell>
          <table:table-cell office:value-type="float" office:value="29.58875" calcext:value-type="float">
            <text:p>29.588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202" calcext:value-type="float">
            <text:p>4.202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.7042" calcext:value-type="float">
            <text:p>4.704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6.16111111111111" calcext:value-type="float">
            <text:p>6.16111111111111</text:p>
          </table:table-cell>
        </table:table-row>
        <table:table-row table:style-name="ro1">
          <table:table-cell table:number-columns-repeated="2"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15.4214285714286" calcext:value-type="float">
            <text:p>15.4214285714286</text:p>
          </table:table-cell>
        </table:table-row>
        <table:table-row table:style-name="ro1">
          <table:table-cell office:value-type="float" office:value="59.24" calcext:value-type="float">
            <text:p>59.24</text:p>
          </table:table-cell>
          <table:table-cell office:value-type="float" office:value="72.1542857142857" calcext:value-type="float">
            <text:p>72.1542857142857</text:p>
          </table:table-cell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7.52" calcext:value-type="float">
            <text:p>7.5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5.91333333333333" calcext:value-type="float">
            <text:p>5.91333333333333</text:p>
          </table:table-cell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10.38" calcext:value-type="float">
            <text:p>10.38</text:p>
          </table:table-cell>
        </table:table-row>
        <table:table-row table:style-name="ro1">
          <table:table-cell table:number-columns-repeated="2" office:value-type="float" office:value="39.3" calcext:value-type="float">
            <text:p>39.3</text:p>
          </table:table-cell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7.825" calcext:value-type="float">
            <text:p>7.825</text:p>
          </table:table-cell>
        </table:table-row>
        <table:table-row table:style-name="ro1">
          <table:table-cell office:value-type="float" office:value="37.77" calcext:value-type="float">
            <text:p>37.77</text:p>
          </table:table-cell>
          <table:table-cell office:value-type="float" office:value="33.39" calcext:value-type="float">
            <text:p>33.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22214285714286" calcext:value-type="float">
            <text:p>4.22214285714286</text:p>
          </table:table-cell>
        </table:table-row>
        <table:table-row table:style-name="ro1">
          <table:table-cell table:number-columns-repeated="2" office:value-type="float" office:value="49.24" calcext:value-type="float">
            <text:p>49.24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49.395" calcext:value-type="float">
            <text:p>49.395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4.245" calcext:value-type="float">
            <text:p>4.245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7.64" calcext:value-type="float">
            <text:p>7.64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41.1983333333333" calcext:value-type="float">
            <text:p>41.1983333333333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4.40103448275862" calcext:value-type="float">
            <text:p>4.40103448275862</text:p>
          </table:table-cell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8.22777777777778" calcext:value-type="float">
            <text:p>8.22777777777778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4.67666666666667" calcext:value-type="float">
            <text:p>4.67666666666667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8.06" calcext:value-type="float">
            <text:p>8.06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5.61857142857143" calcext:value-type="float">
            <text:p>5.61857142857143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10.0301666666667" calcext:value-type="float">
            <text:p>10.030166666666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7.941" calcext:value-type="float">
            <text:p>7.941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4.8665714285714" calcext:value-type="float">
            <text:p>14.8665714285714</text:p>
          </table:table-cell>
        </table:table-row>
        <table:table-row table:style-name="ro1">
          <table:table-cell office:value-type="float" office:value="100.24" calcext:value-type="float">
            <text:p>100.24</text:p>
          </table:table-cell>
          <table:table-cell office:value-type="float" office:value="105.772222222222" calcext:value-type="float">
            <text:p>105.772222222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87434782608695" calcext:value-type="float">
            <text:p>0.88743478260869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1725" calcext:value-type="float">
            <text:p>3.1725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9.82855555555556" calcext:value-type="float">
            <text:p>9.82855555555556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21.7088888888889" calcext:value-type="float">
            <text:p>21.7088888888889</text:p>
          </table:table-cell>
        </table:table-row>
        <table:table-row table:style-name="ro1">
          <table:table-cell office:value-type="float" office:value="34.84" calcext:value-type="float">
            <text:p>34.84</text:p>
          </table:table-cell>
          <table:table-cell office:value-type="float" office:value="32.2544444444444" calcext:value-type="float">
            <text:p>32.2544444444444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3.18571428571429" calcext:value-type="float">
            <text:p>3.18571428571429</text:p>
          </table:table-cell>
        </table:table-row>
        <table:table-row table:style-name="ro1">
          <table:table-cell office:value-type="float" office:value="16.74" calcext:value-type="float">
            <text:p>16.74</text:p>
          </table:table-cell>
          <table:table-cell office:value-type="float" office:value="13.17" calcext:value-type="float">
            <text:p>13.17</text:p>
          </table:table-cell>
        </table:table-row>
        <table:table-row table:style-name="ro1">
          <table:table-cell table:number-columns-repeated="2"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63.7" calcext:value-type="float">
            <text:p>63.7</text:p>
          </table:table-cell>
          <table:table-cell office:value-type="float" office:value="62.6185714285714" calcext:value-type="float">
            <text:p>62.6185714285714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8.22777777777778" calcext:value-type="float">
            <text:p>8.22777777777778</text:p>
          </table:table-cell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7.9625" calcext:value-type="float">
            <text:p>7.9625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3.0644444444444" calcext:value-type="float">
            <text:p>13.0644444444444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4.6184" calcext:value-type="float">
            <text:p>4.6184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4.40103448275862" calcext:value-type="float">
            <text:p>4.40103448275862</text:p>
          </table:table-cell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32.300625" calcext:value-type="float">
            <text:p>32.300625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3.014" calcext:value-type="float">
            <text:p>3.0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.5533333333333" calcext:value-type="float">
            <text:p>20.5533333333333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7.24214285714286" calcext:value-type="float">
            <text:p>7.24214285714286</text:p>
          </table:table-cell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8.5025" calcext:value-type="float">
            <text:p>8.5025</text:p>
          </table:table-cell>
        </table:table-row>
        <table:table-row table:style-name="ro1">
          <table:table-cell office:value-type="float" office:value="23.62" calcext:value-type="float">
            <text:p>23.62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21.87" calcext:value-type="float">
            <text:p>21.87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375" calcext:value-type="float">
            <text:p>2.13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94" calcext:value-type="float">
            <text:p>15.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5088888888889" calcext:value-type="float">
            <text:p>10.5088888888889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2.0433333333333" calcext:value-type="float">
            <text:p>12.0433333333333</text:p>
          </table:table-cell>
        </table:table-row>
        <table:table-row table:style-name="ro1">
          <table:table-cell office:value-type="float" office:value="69.14" calcext:value-type="float">
            <text:p>69.14</text:p>
          </table:table-cell>
          <table:table-cell office:value-type="float" office:value="55.6025" calcext:value-type="float">
            <text:p>55.6025</text:p>
          </table:table-cell>
        </table:table-row>
        <table:table-row table:style-name="ro1">
          <table:table-cell table:number-columns-repeated="2" office:value-type="float" office:value="8.32" calcext:value-type="float">
            <text:p>8.32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10.42" calcext:value-type="float">
            <text:p>10.42</text:p>
          </table:table-cell>
          <table:table-cell office:value-type="float" office:value="7.66" calcext:value-type="float">
            <text:p>7.66</text:p>
          </table:table-cell>
        </table:table-row>
        <table:table-row table:style-name="ro1">
          <table:table-cell office:value-type="float" office:value="25.04" calcext:value-type="float">
            <text:p>25.04</text:p>
          </table:table-cell>
          <table:table-cell office:value-type="float" office:value="24.8733333333333" calcext:value-type="float">
            <text:p>24.873333333333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49.78" calcext:value-type="float">
            <text:p>49.78</text:p>
          </table:table-cell>
          <table:table-cell office:value-type="float" office:value="62.6185714285714" calcext:value-type="float">
            <text:p>62.6185714285714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.27086666666667" calcext:value-type="float">
            <text:p>1.27086666666667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8.82875" calcext:value-type="float">
            <text:p>8.8287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8.38333333333334" calcext:value-type="float">
            <text:p>8.38333333333334</text:p>
          </table:table-cell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8.04333333333333" calcext:value-type="float">
            <text:p>8.04333333333333</text:p>
          </table:table-cell>
        </table:table-row>
        <table:table-row table:style-name="ro1">
          <table:table-cell office:value-type="float" office:value="127.3" calcext:value-type="float">
            <text:p>127.3</text:p>
          </table:table-cell>
          <table:table-cell office:value-type="float" office:value="128.5" calcext:value-type="float">
            <text:p>128.5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24.085" calcext:value-type="float">
            <text:p>24.085</text:p>
          </table:table-cell>
        </table:table-row>
        <table:table-row table:style-name="ro1">
          <table:table-cell office:value-type="float" office:value="16.28" calcext:value-type="float">
            <text:p>16.28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6214285714286" calcext:value-type="float">
            <text:p>3.86214285714286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22.83125" calcext:value-type="float">
            <text:p>22.83125</text:p>
          </table:table-cell>
        </table:table-row>
        <table:table-row table:style-name="ro1">
          <table:table-cell office:value-type="float" office:value="12.94" calcext:value-type="float">
            <text:p>12.94</text:p>
          </table:table-cell>
          <table:table-cell office:value-type="float" office:value="13.11" calcext:value-type="float">
            <text:p>13.11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4816666666667" calcext:value-type="float">
            <text:p>13.4816666666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.5177777777778" calcext:value-type="float">
            <text:p>30.5177777777778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3.91923076923077" calcext:value-type="float">
            <text:p>3.91923076923077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13.38" calcext:value-type="float">
            <text:p>13.38</text:p>
          </table:table-cell>
          <table:table-cell office:value-type="float" office:value="17.2385714285714" calcext:value-type="float">
            <text:p>17.2385714285714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5.21666666666667" calcext:value-type="float">
            <text:p>5.2166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3825" calcext:value-type="float">
            <text:p>11.3825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0.5088888888889" calcext:value-type="float">
            <text:p>10.5088888888889</text:p>
          </table:table-cell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8.68" calcext:value-type="float">
            <text:p>8.68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10.23" calcext:value-type="float">
            <text:p>10.23</text:p>
          </table:table-cell>
          <table:table-cell office:value-type="float" office:value="19.02875" calcext:value-type="float">
            <text:p>19.02875</text:p>
          </table:table-cell>
        </table:table-row>
        <table:table-row table:style-name="ro1">
          <table:table-cell office:value-type="float" office:value="14.94" calcext:value-type="float">
            <text:p>14.94</text:p>
          </table:table-cell>
          <table:table-cell office:value-type="float" office:value="19.1966666666667" calcext:value-type="float">
            <text:p>19.1966666666667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.81222222222222" calcext:value-type="float">
            <text:p>1.81222222222222</text:p>
          </table:table-cell>
        </table:table-row>
        <table:table-row table:style-name="ro1">
          <table:table-cell office:value-type="float" office:value="20.46" calcext:value-type="float">
            <text:p>20.46</text:p>
          </table:table-cell>
          <table:table-cell office:value-type="float" office:value="24.75875" calcext:value-type="float">
            <text:p>24.7587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7.1725" calcext:value-type="float">
            <text:p>-7.1725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table:number-columns-repeated="2" office:value-type="float" office:value="4.86" calcext:value-type="float">
            <text:p>4.86</text:p>
          </table:table-cell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7.941" calcext:value-type="float">
            <text:p>7.941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.27086666666667" calcext:value-type="float">
            <text:p>1.27086666666667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8.585" calcext:value-type="float">
            <text:p>18.585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7.309" calcext:value-type="float">
            <text:p>7.309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1.6928571428571" calcext:value-type="float">
            <text:p>11.6928571428571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26.725" calcext:value-type="float">
            <text:p>26.725</text:p>
          </table:table-cell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9.49222222222222" calcext:value-type="float">
            <text:p>9.49222222222222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3.72833333333333" calcext:value-type="float">
            <text:p>3.7283333333333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54761904761905" calcext:value-type="float">
            <text:p>4.5476190476190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38.6066666666667" calcext:value-type="float">
            <text:p>38.6066666666667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4.34090909090909" calcext:value-type="float">
            <text:p>4.340909090909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.4272727272727" calcext:value-type="float">
            <text:p>21.4272727272727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4.34307692307692" calcext:value-type="float">
            <text:p>4.34307692307692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6.6344444444444" calcext:value-type="float">
            <text:p>16.63444444444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5088888888889" calcext:value-type="float">
            <text:p>10.5088888888889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10.0301666666667" calcext:value-type="float">
            <text:p>10.0301666666667</text:p>
          </table:table-cell>
        </table:table-row>
        <table:table-row table:style-name="ro1">
          <table:table-cell office:value-type="float" office:value="86.9" calcext:value-type="float">
            <text:p>86.9</text:p>
          </table:table-cell>
          <table:table-cell office:value-type="float" office:value="73.8222222222222" calcext:value-type="float">
            <text:p>73.8222222222222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3.995" calcext:value-type="float">
            <text:p>3.9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95" calcext:value-type="float">
            <text:p>3.995</text:p>
          </table:table-cell>
        </table:table-row>
        <table:table-row table:style-name="ro1">
          <table:table-cell office:value-type="float" office:value="12.46" calcext:value-type="float">
            <text:p>12.46</text:p>
          </table:table-cell>
          <table:table-cell office:value-type="float" office:value="13.4033333333333" calcext:value-type="float">
            <text:p>13.4033333333333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21.74" calcext:value-type="float">
            <text:p>21.74</text:p>
          </table:table-cell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27.42" calcext:value-type="float">
            <text:p>27.42</text:p>
          </table:table-cell>
          <table:table-cell office:value-type="float" office:value="22.5266666666667" calcext:value-type="float">
            <text:p>22.526666666666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34307692307692" calcext:value-type="float">
            <text:p>4.343076923076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95" calcext:value-type="float">
            <text:p>3.995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13.0644444444444" calcext:value-type="float">
            <text:p>13.0644444444444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8.27777777777778" calcext:value-type="float">
            <text:p>8.27777777777778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4.40103448275862" calcext:value-type="float">
            <text:p>4.40103448275862</text:p>
          </table:table-cell>
        </table:table-row>
        <table:table-row table:style-name="ro1">
          <table:table-cell office:value-type="float" office:value="29.99" calcext:value-type="float">
            <text:p>29.99</text:p>
          </table:table-cell>
          <table:table-cell office:value-type="float" office:value="29.58875" calcext:value-type="float">
            <text:p>29.58875</text:p>
          </table:table-cell>
        </table:table-row>
        <table:table-row table:style-name="ro1">
          <table:table-cell office:value-type="float" office:value="12.02" calcext:value-type="float">
            <text:p>12.02</text:p>
          </table:table-cell>
          <table:table-cell office:value-type="float" office:value="13.6283333333333" calcext:value-type="float">
            <text:p>13.6283333333333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4.42466666666667" calcext:value-type="float">
            <text:p>4.42466666666667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3.73076923076923" calcext:value-type="float">
            <text:p>3.73076923076923</text:p>
          </table:table-cell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7.70173913043478" calcext:value-type="float">
            <text:p>7.70173913043478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5.57428571428571" calcext:value-type="float">
            <text:p>5.57428571428571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9.71571428571429" calcext:value-type="float">
            <text:p>9.715714285714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1923076923077" calcext:value-type="float">
            <text:p>3.91923076923077</text:p>
          </table:table-cell>
        </table:table-row>
        <table:table-row table:style-name="ro1">
          <table:table-cell office:value-type="float" office:value="20.38" calcext:value-type="float">
            <text:p>20.38</text:p>
          </table:table-cell>
          <table:table-cell office:value-type="float" office:value="19.3475" calcext:value-type="float">
            <text:p>19.3475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7.08285714285714" calcext:value-type="float">
            <text:p>7.08285714285714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.27166666666667" calcext:value-type="float">
            <text:p>4.27166666666667</text:p>
          </table:table-cell>
        </table:table-row>
        <table:table-row table:style-name="ro1">
          <table:table-cell office:value-type="float" office:value="27.66" calcext:value-type="float">
            <text:p>27.66</text:p>
          </table:table-cell>
          <table:table-cell office:value-type="float" office:value="30.1725" calcext:value-type="float">
            <text:p>30.1725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6.33111111111111" calcext:value-type="float">
            <text:p>6.3311111111111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27086666666667" calcext:value-type="float">
            <text:p>1.27086666666667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float" office:value="13.29" calcext:value-type="float">
            <text:p>13.29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.04833333333333" calcext:value-type="float">
            <text:p>1.04833333333333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4.69333333333333" calcext:value-type="float">
            <text:p>4.69333333333333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3.35916666666667" calcext:value-type="float">
            <text:p>3.35916666666667</text:p>
          </table:table-cell>
        </table:table-row>
        <table:table-row table:style-name="ro1">
          <table:table-cell office:value-type="float" office:value="15.465" calcext:value-type="float">
            <text:p>15.465</text:p>
          </table:table-cell>
          <table:table-cell office:value-type="float" office:value="21.65625" calcext:value-type="float">
            <text:p>21.65625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6.16111111111111" calcext:value-type="float">
            <text:p>6.16111111111111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41.1983333333333" calcext:value-type="float">
            <text:p>41.1983333333333</text:p>
          </table:table-cell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38.6066666666667" calcext:value-type="float">
            <text:p>38.6066666666667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4.10461538461538" calcext:value-type="float">
            <text:p>4.10461538461538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4.637" calcext:value-type="float">
            <text:p>4.63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245" calcext:value-type="float">
            <text:p>4.245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20.64375" calcext:value-type="float">
            <text:p>20.64375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30.15" calcext:value-type="float">
            <text:p>30.15</text:p>
          </table:table-cell>
        </table:table-row>
        <table:table-row table:style-name="ro1">
          <table:table-cell office:value-type="float" office:value="19.84" calcext:value-type="float">
            <text:p>19.84</text:p>
          </table:table-cell>
          <table:table-cell office:value-type="float" office:value="19.78625" calcext:value-type="float">
            <text:p>19.78625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4.22214285714286" calcext:value-type="float">
            <text:p>4.22214285714286</text:p>
          </table:table-cell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7.52" calcext:value-type="float">
            <text:p>7.52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7.52" calcext:value-type="float">
            <text:p>7.52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26.62" calcext:value-type="float">
            <text:p>26.62</text:p>
          </table:table-cell>
          <table:table-cell office:value-type="float" office:value="23.592" calcext:value-type="float">
            <text:p>23.5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5.28" calcext:value-type="float">
            <text:p>15.28</text:p>
          </table:table-cell>
          <table:table-cell office:value-type="float" office:value="13.6283333333333" calcext:value-type="float">
            <text:p>13.628333333333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22.87" calcext:value-type="float">
            <text:p>22.87</text:p>
          </table:table-cell>
        </table:table-row>
        <table:table-row table:style-name="ro1">
          <table:table-cell office:value-type="float" office:value="67.32" calcext:value-type="float">
            <text:p>67.32</text:p>
          </table:table-cell>
          <table:table-cell office:value-type="float" office:value="51.2133333333333" calcext:value-type="float">
            <text:p>51.2133333333333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4.637" calcext:value-type="float">
            <text:p>4.637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39.5525" calcext:value-type="float">
            <text:p>39.5525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4.64333333333333" calcext:value-type="float">
            <text:p>4.64333333333333</text:p>
          </table:table-cell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9.41571428571429" calcext:value-type="float">
            <text:p>9.41571428571429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19.4616666666667" calcext:value-type="float">
            <text:p>19.4616666666667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3.36625" calcext:value-type="float">
            <text:p>3.36625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4.596" calcext:value-type="float">
            <text:p>4.596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.34307692307692" calcext:value-type="float">
            <text:p>4.34307692307692</text:p>
          </table:table-cell>
        </table:table-row>
        <table:table-row table:style-name="ro1"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7.941" calcext:value-type="float">
            <text:p>7.94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20.7233333333333" calcext:value-type="float">
            <text:p>20.7233333333333</text:p>
          </table:table-cell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10.1475" calcext:value-type="float">
            <text:p>10.1475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float" office:value="36.02" calcext:value-type="float">
            <text:p>36.02</text:p>
          </table:table-cell>
          <table:table-cell office:value-type="float" office:value="38.5714285714286" calcext:value-type="float">
            <text:p>38.5714285714286</text:p>
          </table:table-cell>
        </table:table-row>
        <table:table-row table:style-name="ro1">
          <table:table-cell office:value-type="float" office:value="25.36" calcext:value-type="float">
            <text:p>25.36</text:p>
          </table:table-cell>
          <table:table-cell office:value-type="float" office:value="30.675" calcext:value-type="float">
            <text:p>30.675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3.2725" calcext:value-type="float">
            <text:p>3.2725</text:p>
          </table:table-cell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6.825" calcext:value-type="float">
            <text:p>6.825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.975" calcext:value-type="float">
            <text:p>40.975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7.485" calcext:value-type="float">
            <text:p>7.485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4.38727272727273" calcext:value-type="float">
            <text:p>4.38727272727273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29.2285714285714" calcext:value-type="float">
            <text:p>29.2285714285714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4.73" calcext:value-type="float">
            <text:p>4.73</text:p>
          </table:table-cell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12.518" calcext:value-type="float">
            <text:p>12.51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64333333333333" calcext:value-type="float">
            <text:p>4.64333333333333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22.83125" calcext:value-type="float">
            <text:p>22.83125</text:p>
          </table:table-cell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8.0425" calcext:value-type="float">
            <text:p>8.0425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3.9125" calcext:value-type="float">
            <text:p>3.9125</text:p>
          </table:table-cell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7.70173913043478" calcext:value-type="float">
            <text:p>7.70173913043478</text:p>
          </table:table-cell>
        </table:table-row>
        <table:table-row table:style-name="ro1">
          <table:table-cell office:value-type="float" office:value="16.79" calcext:value-type="float">
            <text:p>16.79</text:p>
          </table:table-cell>
          <table:table-cell office:value-type="float" office:value="14.57" calcext:value-type="float">
            <text:p>14.57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28.95" calcext:value-type="float">
            <text:p>28.95</text:p>
          </table:table-cell>
          <table:table-cell office:value-type="float" office:value="29.7555555555556" calcext:value-type="float">
            <text:p>29.75555555555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279375" calcext:value-type="float">
            <text:p>41.279375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2.954" calcext:value-type="float">
            <text:p>12.9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.425" calcext:value-type="float">
            <text:p>33.4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9333333333333" calcext:value-type="float">
            <text:p>4.09333333333333</text:p>
          </table:table-cell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109.1" calcext:value-type="float">
            <text:p>109.1</text:p>
          </table:table-cell>
        </table:table-row>
        <table:table-row table:style-name="ro1">
          <table:table-cell office:value-type="float" office:value="27.22" calcext:value-type="float">
            <text:p>27.22</text:p>
          </table:table-cell>
          <table:table-cell office:value-type="float" office:value="26.6828571428571" calcext:value-type="float">
            <text:p>26.6828571428571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8.73" calcext:value-type="float">
            <text:p>8.73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4.27" calcext:value-type="float">
            <text:p>4.27</text:p>
          </table:table-cell>
        </table:table-row>
        <table:table-row table:style-name="ro1">
          <table:table-cell office:value-type="float" office:value="31.04" calcext:value-type="float">
            <text:p>31.04</text:p>
          </table:table-cell>
          <table:table-cell office:value-type="float" office:value="24.9755555555556" calcext:value-type="float">
            <text:p>24.9755555555556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8.98625" calcext:value-type="float">
            <text:p>8.98625</text:p>
          </table:table-cell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6.531" calcext:value-type="float">
            <text:p>6.531</text:p>
          </table:table-cell>
        </table:table-row>
        <table:table-row table:style-name="ro1">
          <table:table-cell office:value-type="float" office:value="69.6" calcext:value-type="float">
            <text:p>69.6</text:p>
          </table:table-cell>
          <table:table-cell office:value-type="float" office:value="69.818" calcext:value-type="float">
            <text:p>69.818</text:p>
          </table:table-cell>
        </table:table-row>
        <table:table-row table:style-name="ro1">
          <table:table-cell office:value-type="float" office:value="36.44" calcext:value-type="float">
            <text:p>36.44</text:p>
          </table:table-cell>
          <table:table-cell office:value-type="float" office:value="30.675" calcext:value-type="float">
            <text:p>30.675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3.11" calcext:value-type="float">
            <text:p>13.11</text:p>
          </table:table-cell>
        </table:table-row>
        <table:table-row table:style-name="ro1">
          <table:table-cell office:value-type="float" office:value="58.83" calcext:value-type="float">
            <text:p>58.83</text:p>
          </table:table-cell>
          <table:table-cell office:value-type="float" office:value="58.6866666666667" calcext:value-type="float">
            <text:p>58.686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66" calcext:value-type="float">
            <text:p>7.66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7.602" calcext:value-type="float">
            <text:p>17.60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87434782608695" calcext:value-type="float">
            <text:p>0.887434782608695</text:p>
          </table:table-cell>
        </table:table-row>
        <table:table-row table:style-name="ro1">
          <table:table-cell office:value-type="float" office:value="64.44" calcext:value-type="float">
            <text:p>64.44</text:p>
          </table:table-cell>
          <table:table-cell office:value-type="float" office:value="55.6025" calcext:value-type="float">
            <text:p>55.6025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3.4125" calcext:value-type="float">
            <text:p>3.4125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7.51285714285714" calcext:value-type="float">
            <text:p>7.51285714285714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6.83888888888889" calcext:value-type="float">
            <text:p>6.83888888888889</text:p>
          </table:table-cell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9.82855555555556" calcext:value-type="float">
            <text:p>9.82855555555556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3.594" calcext:value-type="float">
            <text:p>3.594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12.4366666666667" calcext:value-type="float">
            <text:p>12.4366666666667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.9525" calcext:value-type="float">
            <text:p>9.9525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6.9225" calcext:value-type="float">
            <text:p>6.9225</text:p>
          </table:table-cell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11.0355555555556" calcext:value-type="float">
            <text:p>11.0355555555556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5.6283333333333" calcext:value-type="float">
            <text:p>15.6283333333333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7.24214285714286" calcext:value-type="float">
            <text:p>7.242142857142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.41" calcext:value-type="float">
            <text:p>35.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.74" calcext:value-type="float">
            <text:p>27.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.35" calcext:value-type="float">
            <text:p>33.35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32.3375" calcext:value-type="float">
            <text:p>32.3375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.9125" calcext:value-type="float">
            <text:p>3.9125</text:p>
          </table:table-cell>
        </table:table-row>
        <table:table-row table:style-name="ro1">
          <table:table-cell office:value-type="float" office:value="11.625" calcext:value-type="float">
            <text:p>11.625</text:p>
          </table:table-cell>
          <table:table-cell office:value-type="float" office:value="14.255" calcext:value-type="float">
            <text:p>14.255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.755" calcext:value-type="float">
            <text:p>4.755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2.2788888888889" calcext:value-type="float">
            <text:p>12.2788888888889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.43714285714286" calcext:value-type="float">
            <text:p>2.4371428571428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04833333333333" calcext:value-type="float">
            <text:p>1.04833333333333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2.6185714285714" calcext:value-type="float">
            <text:p>62.6185714285714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4.10461538461538" calcext:value-type="float">
            <text:p>4.10461538461538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5.18" calcext:value-type="float">
            <text:p>5.18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1.3825" calcext:value-type="float">
            <text:p>11.3825</text:p>
          </table:table-cell>
        </table:table-row>
        <table:table-row table:style-name="ro1">
          <table:table-cell table:number-columns-repeated="2" office:value-type="float" office:value="22.96" calcext:value-type="float">
            <text:p>22.96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4.894" calcext:value-type="float">
            <text:p>4.89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.34647058823529" calcext:value-type="float">
            <text:p>4.34647058823529</text:p>
          </table:table-cell>
        </table:table-row>
        <table:table-row table:style-name="ro1">
          <table:table-cell table:number-columns-repeated="2"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21.74" calcext:value-type="float">
            <text:p>21.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.9922222222222" calcext:value-type="float">
            <text:p>21.9922222222222</text:p>
          </table:table-cell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109.1" calcext:value-type="float">
            <text:p>109.1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4.40103448275862" calcext:value-type="float">
            <text:p>4.40103448275862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4.34307692307692" calcext:value-type="float">
            <text:p>4.343076923076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3866666666667" calcext:value-type="float">
            <text:p>13.3866666666667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3.28" calcext:value-type="float">
            <text:p>13.2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995" calcext:value-type="float">
            <text:p>3.995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3.91" calcext:value-type="float">
            <text:p>13.91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8.27777777777778" calcext:value-type="float">
            <text:p>8.277777777777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.21" calcext:value-type="float">
            <text:p>19.21</text:p>
          </table:table-cell>
        </table:table-row>
        <table:table-row table:style-name="ro1">
          <table:table-cell office:value-type="float" office:value="17.22" calcext:value-type="float">
            <text:p>17.22</text:p>
          </table:table-cell>
          <table:table-cell office:value-type="float" office:value="17.3766666666667" calcext:value-type="float">
            <text:p>17.3766666666667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3.31142857142857" calcext:value-type="float">
            <text:p>3.31142857142857</text:p>
          </table:table-cell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59.66" calcext:value-type="float">
            <text:p>59.66</text:p>
          </table:table-cell>
          <table:table-cell office:value-type="float" office:value="55.14" calcext:value-type="float">
            <text:p>55.14</text:p>
          </table:table-cell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7.536" calcext:value-type="float">
            <text:p>7.536</text:p>
          </table:table-cell>
        </table:table-row>
        <table:table-row table:style-name="ro1">
          <table:table-cell office:value-type="float" office:value="15.34" calcext:value-type="float">
            <text:p>15.34</text:p>
          </table:table-cell>
          <table:table-cell office:value-type="float" office:value="15.938" calcext:value-type="float">
            <text:p>15.938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3.88083333333333" calcext:value-type="float">
            <text:p>3.88083333333333</text:p>
          </table:table-cell>
        </table:table-row>
        <table:table-row table:style-name="ro1">
          <table:table-cell table:style-name="ce1" office:value-type="float" office:value="3.5527136788005E-015" calcext:value-type="float">
            <text:p>3.55E-15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4.27166666666667" calcext:value-type="float">
            <text:p>4.27166666666667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4.27166666666667" calcext:value-type="float">
            <text:p>4.27166666666667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.22411764705882" calcext:value-type="float">
            <text:p>4.22411764705882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4.42466666666667" calcext:value-type="float">
            <text:p>4.4246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0355555555556" calcext:value-type="float">
            <text:p>11.0355555555556</text:p>
          </table:table-cell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8.99888888888889" calcext:value-type="float">
            <text:p>8.99888888888889</text:p>
          </table:table-cell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9.9525" calcext:value-type="float">
            <text:p>9.9525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4.22411764705882" calcext:value-type="float">
            <text:p>4.22411764705882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3.63692307692308" calcext:value-type="float">
            <text:p>3.63692307692308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6.025" calcext:value-type="float">
            <text:p>6.0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97333333333333" calcext:value-type="float">
            <text:p>8.97333333333333</text:p>
          </table:table-cell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17.6183333333333" calcext:value-type="float">
            <text:p>17.6183333333333</text:p>
          </table:table-cell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6.946" calcext:value-type="float">
            <text:p>6.946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4.15090909090909" calcext:value-type="float">
            <text:p>4.15090909090909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40.975" calcext:value-type="float">
            <text:p>40.975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4.64333333333333" calcext:value-type="float">
            <text:p>4.64333333333333</text:p>
          </table:table-cell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9.53" calcext:value-type="float">
            <text:p>9.53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4.578" calcext:value-type="float">
            <text:p>4.578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4.205" calcext:value-type="float">
            <text:p>4.20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.38727272727273" calcext:value-type="float">
            <text:p>4.38727272727273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21.1285714285714" calcext:value-type="float">
            <text:p>21.1285714285714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22.15" calcext:value-type="float">
            <text:p>22.1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22.732" calcext:value-type="float">
            <text:p>22.732</text:p>
          </table:table-cell>
        </table:table-row>
        <table:table-row table:style-name="ro1">
          <table:table-cell office:value-type="float" office:value="31.52" calcext:value-type="float">
            <text:p>31.52</text:p>
          </table:table-cell>
          <table:table-cell office:value-type="float" office:value="31.825" calcext:value-type="float">
            <text:p>31.825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4.42666666666667" calcext:value-type="float">
            <text:p>4.42666666666667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3.36625" calcext:value-type="float">
            <text:p>3.36625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.6066666666667" calcext:value-type="float">
            <text:p>38.6066666666667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4.42466666666667" calcext:value-type="float">
            <text:p>4.42466666666667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7.66" calcext:value-type="float">
            <text:p>7.66</text:p>
          </table:table-cell>
        </table:table-row>
        <table:table-row table:style-name="ro1"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45.2988888888889" calcext:value-type="float">
            <text:p>45.2988888888889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4.48888888888889" calcext:value-type="float">
            <text:p>4.488888888888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.9922222222222" calcext:value-type="float">
            <text:p>21.9922222222222</text:p>
          </table:table-cell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62.6185714285714" calcext:value-type="float">
            <text:p>62.6185714285714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4.54166666666667" calcext:value-type="float">
            <text:p>4.54166666666667</text:p>
          </table:table-cell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11.3333333333333" calcext:value-type="float">
            <text:p>11.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4.29583333333333" calcext:value-type="float">
            <text:p>4.29583333333333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8.98625" calcext:value-type="float">
            <text:p>8.98625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40.975" calcext:value-type="float">
            <text:p>40.975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4.29583333333333" calcext:value-type="float">
            <text:p>4.2958333333333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.38727272727273" calcext:value-type="float">
            <text:p>4.38727272727273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7.9625" calcext:value-type="float">
            <text:p>7.9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.30555555555555" calcext:value-type="float">
            <text:p>9.30555555555555</text:p>
          </table:table-cell>
        </table:table-row>
        <table:table-row table:style-name="ro1">
          <table:table-cell office:value-type="float" office:value="29.72" calcext:value-type="float">
            <text:p>29.72</text:p>
          </table:table-cell>
          <table:table-cell office:value-type="float" office:value="30.0266666666667" calcext:value-type="float">
            <text:p>30.0266666666667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5.24266666666667" calcext:value-type="float">
            <text:p>5.242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38.5714285714286" calcext:value-type="float">
            <text:p>38.5714285714286</text:p>
          </table:table-cell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7.52" calcext:value-type="float">
            <text:p>7.52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7.485" calcext:value-type="float">
            <text:p>7.485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6.64571428571429" calcext:value-type="float">
            <text:p>6.64571428571429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4.42466666666667" calcext:value-type="float">
            <text:p>4.42466666666667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3.9567" calcext:value-type="float">
            <text:p>3.9567</text:p>
          </table:table-cell>
        </table:table-row>
        <table:table-row table:style-name="ro1">
          <table:table-cell office:value-type="float" office:value="39.46" calcext:value-type="float">
            <text:p>39.46</text:p>
          </table:table-cell>
          <table:table-cell office:value-type="float" office:value="40.6775" calcext:value-type="float">
            <text:p>40.6775</text:p>
          </table:table-cell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7.70173913043478" calcext:value-type="float">
            <text:p>7.70173913043478</text:p>
          </table:table-cell>
        </table:table-row>
        <table:table-row table:style-name="ro1">
          <table:table-cell office:value-type="float" office:value="21.14" calcext:value-type="float">
            <text:p>21.14</text:p>
          </table:table-cell>
          <table:table-cell office:value-type="float" office:value="20.2077777777778" calcext:value-type="float">
            <text:p>20.20777777777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94" calcext:value-type="float">
            <text:p>15.94</text:p>
          </table:table-cell>
        </table:table-row>
        <table:table-row table:style-name="ro1">
          <table:table-cell table:number-columns-repeated="2" office:value-type="float" office:value="45.1" calcext:value-type="float">
            <text:p>45.1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8.662" calcext:value-type="float">
            <text:p>8.662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.10461538461538" calcext:value-type="float">
            <text:p>4.104615384615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.3766666666667" calcext:value-type="float">
            <text:p>17.3766666666667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4.086875" calcext:value-type="float">
            <text:p>4.086875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4.09333333333333" calcext:value-type="float">
            <text:p>4.09333333333333</text:p>
          </table:table-cell>
        </table:table-row>
        <table:table-row table:style-name="ro1">
          <table:table-cell table:number-columns-repeated="2"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4.578" calcext:value-type="float">
            <text:p>4.578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7.95222222222222" calcext:value-type="float">
            <text:p>7.95222222222222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4.236" calcext:value-type="float">
            <text:p>4.236</text:p>
          </table:table-cell>
        </table:table-row>
        <table:table-row table:style-name="ro1">
          <table:table-cell office:value-type="float" office:value="14.14" calcext:value-type="float">
            <text:p>14.14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66.9066666666667" calcext:value-type="float">
            <text:p>66.9066666666667</text:p>
          </table:table-cell>
        </table:table-row>
        <table:table-row table:style-name="ro1">
          <table:table-cell office:value-type="float" office:value="19.29" calcext:value-type="float">
            <text:p>19.29</text:p>
          </table:table-cell>
          <table:table-cell office:value-type="float" office:value="17.8166666666667" calcext:value-type="float">
            <text:p>17.8166666666667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table:number-columns-repeated="2" office:value-type="float" office:value="22.24" calcext:value-type="float">
            <text:p>22.24</text:p>
          </table:table-cell>
        </table:table-row>
        <table:table-row table:style-name="ro1">
          <table:table-cell office:value-type="float" office:value="14.92" calcext:value-type="float">
            <text:p>14.92</text:p>
          </table:table-cell>
          <table:table-cell office:value-type="float" office:value="12.28" calcext:value-type="float">
            <text:p>12.28</text:p>
          </table:table-cell>
        </table:table-row>
        <table:table-row table:style-name="ro1">
          <table:table-cell office:value-type="float" office:value="28.58" calcext:value-type="float">
            <text:p>28.58</text:p>
          </table:table-cell>
          <table:table-cell office:value-type="float" office:value="39.445" calcext:value-type="float">
            <text:p>39.445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4.54761904761905" calcext:value-type="float">
            <text:p>4.54761904761905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4.637" calcext:value-type="float">
            <text:p>4.637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3.31142857142857" calcext:value-type="float">
            <text:p>3.3114285714285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06125" calcext:value-type="float">
            <text:p>4.06125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7.7825" calcext:value-type="float">
            <text:p>7.7825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6.79666666666667" calcext:value-type="float">
            <text:p>6.79666666666667</text:p>
          </table:table-cell>
        </table:table-row>
        <table:table-row table:style-name="ro1">
          <table:table-cell office:value-type="float" office:value="20.06" calcext:value-type="float">
            <text:p>20.06</text:p>
          </table:table-cell>
          <table:table-cell office:value-type="float" office:value="19.1966666666667" calcext:value-type="float">
            <text:p>19.1966666666667</text:p>
          </table:table-cell>
        </table:table-row>
        <table:table-row table:style-name="ro1">
          <table:table-cell table:style-name="ce1" office:value-type="float" office:value="-1.77635683940025E-015" calcext:value-type="float">
            <text:p>-1.78E-15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3.21114285714286" calcext:value-type="float">
            <text:p>3.21114285714286</text:p>
          </table:table-cell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10.2941666666667" calcext:value-type="float">
            <text:p>10.294166666666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66666666666667" calcext:value-type="float">
            <text:p>8.666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.2133333333333" calcext:value-type="float">
            <text:p>51.2133333333333</text:p>
          </table:table-cell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9.9575" calcext:value-type="float">
            <text:p>9.9575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1.6142857142857" calcext:value-type="float">
            <text:p>11.6142857142857</text:p>
          </table:table-cell>
        </table:table-row>
        <table:table-row table:style-name="ro1">
          <table:table-cell office:value-type="float" office:value="24.76" calcext:value-type="float">
            <text:p>24.76</text:p>
          </table:table-cell>
          <table:table-cell office:value-type="float" office:value="28.196" calcext:value-type="float">
            <text:p>28.196</text:p>
          </table:table-cell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6.9225" calcext:value-type="float">
            <text:p>6.9225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4.27166666666667" calcext:value-type="float">
            <text:p>4.27166666666667</text:p>
          </table:table-cell>
        </table:table-row>
        <table:table-row table:style-name="ro1">
          <table:table-cell office:value-type="float" office:value="69.4" calcext:value-type="float">
            <text:p>69.4</text:p>
          </table:table-cell>
          <table:table-cell office:value-type="float" office:value="76.43875" calcext:value-type="float">
            <text:p>76.43875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5.886" calcext:value-type="float">
            <text:p>5.886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2.085" calcext:value-type="float">
            <text:p>2.085</text:p>
          </table:table-cell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11.875" calcext:value-type="float">
            <text:p>11.875</text:p>
          </table:table-cell>
        </table:table-row>
        <table:table-row table:style-name="ro1">
          <table:table-cell office:value-type="float" office:value="21.62" calcext:value-type="float">
            <text:p>21.62</text:p>
          </table:table-cell>
          <table:table-cell office:value-type="float" office:value="17.6183333333333" calcext:value-type="float">
            <text:p>17.6183333333333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9.9575" calcext:value-type="float">
            <text:p>9.9575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4.61375" calcext:value-type="float">
            <text:p>4.61375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.086875" calcext:value-type="float">
            <text:p>4.086875</text:p>
          </table:table-cell>
        </table:table-row>
        <table:table-row table:style-name="ro1">
          <table:table-cell office:value-type="float" office:value="133.7" calcext:value-type="float">
            <text:p>133.7</text:p>
          </table:table-cell>
          <table:table-cell office:value-type="float" office:value="133.666666666667" calcext:value-type="float">
            <text:p>133.666666666667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4.10461538461538" calcext:value-type="float">
            <text:p>4.10461538461538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4.32666666666667" calcext:value-type="float">
            <text:p>4.32666666666667</text:p>
          </table:table-cell>
        </table:table-row>
        <table:table-row table:style-name="ro1">
          <table:table-cell office:value-type="float" office:value="13.46" calcext:value-type="float">
            <text:p>13.46</text:p>
          </table:table-cell>
          <table:table-cell office:value-type="float" office:value="11.73" calcext:value-type="float">
            <text:p>11.73</text:p>
          </table:table-cell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9.89" calcext:value-type="float">
            <text:p>9.89</text:p>
          </table:table-cell>
        </table:table-row>
        <table:table-row table:style-name="ro1">
          <table:table-cell office:value-type="float" office:value="25.14" calcext:value-type="float">
            <text:p>25.14</text:p>
          </table:table-cell>
          <table:table-cell office:value-type="float" office:value="20.4583333333333" calcext:value-type="float">
            <text:p>20.4583333333333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22.15" calcext:value-type="float">
            <text:p>22.15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3.88428571428572" calcext:value-type="float">
            <text:p>3.88428571428572</text:p>
          </table:table-cell>
        </table:table-row>
        <table:table-row table:style-name="ro1">
          <table:table-cell office:value-type="float" office:value="65.96" calcext:value-type="float">
            <text:p>65.96</text:p>
          </table:table-cell>
          <table:table-cell office:value-type="float" office:value="62.98" calcext:value-type="float">
            <text:p>62.98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3.995" calcext:value-type="float">
            <text:p>3.995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17.2111111111111" calcext:value-type="float">
            <text:p>17.2111111111111</text:p>
          </table:table-cell>
        </table:table-row>
        <table:table-row table:style-name="ro1">
          <table:table-cell office:value-type="float" office:value="30.82" calcext:value-type="float">
            <text:p>30.82</text:p>
          </table:table-cell>
          <table:table-cell office:value-type="float" office:value="23.2333333333333" calcext:value-type="float">
            <text:p>23.2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5666666666667" calcext:value-type="float">
            <text:p>3.35666666666667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2.04" calcext:value-type="float">
            <text:p>12.04</text:p>
          </table:table-cell>
        </table:table-row>
        <table:table-row table:style-name="ro1">
          <table:table-cell table:number-columns-repeated="2"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8.1425" calcext:value-type="float">
            <text:p>28.14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.1425" calcext:value-type="float">
            <text:p>28.1425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1">
          <table:table-cell office:value-type="float" office:value="10.71" calcext:value-type="float">
            <text:p>10.71</text:p>
          </table:table-cell>
          <table:table-cell office:value-type="float" office:value="15.4214285714286" calcext:value-type="float">
            <text:p>15.4214285714286</text:p>
          </table:table-cell>
        </table:table-row>
        <table:table-row table:style-name="ro1">
          <table:table-cell office:value-type="float" office:value="20.47" calcext:value-type="float">
            <text:p>20.47</text:p>
          </table:table-cell>
          <table:table-cell office:value-type="float" office:value="20.2077777777778" calcext:value-type="float">
            <text:p>20.2077777777778</text:p>
          </table:table-cell>
        </table:table-row>
        <table:table-row table:style-name="ro1">
          <table:table-cell table:number-columns-repeated="2" office:value-type="float" office:value="17.32" calcext:value-type="float">
            <text:p>17.32</text:p>
          </table:table-cell>
        </table:table-row>
        <table:table-row table:style-name="ro1">
          <table:table-cell table:number-columns-repeated="2"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8.97333333333333" calcext:value-type="float">
            <text:p>8.973333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12" calcext:value-type="float">
            <text:p>10.12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6.218" calcext:value-type="float">
            <text:p>16.2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90777777777778" calcext:value-type="float">
            <text:p>4.90777777777778</text:p>
          </table:table-cell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13.4816666666667" calcext:value-type="float">
            <text:p>13.4816666666667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6.86" calcext:value-type="float">
            <text:p>6.86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10.618" calcext:value-type="float">
            <text:p>10.618</text:p>
          </table:table-cell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7.50222222222222" calcext:value-type="float">
            <text:p>7.50222222222222</text:p>
          </table:table-cell>
        </table:table-row>
        <table:table-row table:style-name="ro1">
          <table:table-cell office:value-type="float" office:value="8.61" calcext:value-type="float">
            <text:p>8.61</text:p>
          </table:table-cell>
          <table:table-cell office:value-type="float" office:value="8.68" calcext:value-type="float">
            <text:p>8.68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6.82333333333333" calcext:value-type="float">
            <text:p>6.82333333333333</text:p>
          </table:table-cell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15.10875" calcext:value-type="float">
            <text:p>15.108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94" calcext:value-type="float">
            <text:p>15.94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34.94" calcext:value-type="float">
            <text:p>34.94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8.7575" calcext:value-type="float">
            <text:p>8.7575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26.725" calcext:value-type="float">
            <text:p>26.725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4.442" calcext:value-type="float">
            <text:p>4.4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8428571428572" calcext:value-type="float">
            <text:p>3.88428571428572</text:p>
          </table:table-cell>
        </table:table-row>
        <table:table-row table:style-name="ro1">
          <table:table-cell office:value-type="float" office:value="17.92" calcext:value-type="float">
            <text:p>17.92</text:p>
          </table:table-cell>
          <table:table-cell office:value-type="float" office:value="17.226" calcext:value-type="float">
            <text:p>17.226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4.27" calcext:value-type="float">
            <text:p>4.27</text:p>
          </table:table-cell>
        </table:table-row>
        <table:table-row table:style-name="ro1">
          <table:table-cell office:value-type="float" office:value="17.18" calcext:value-type="float">
            <text:p>17.18</text:p>
          </table:table-cell>
          <table:table-cell office:value-type="float" office:value="12.6133333333333" calcext:value-type="float">
            <text:p>12.6133333333333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3.705" calcext:value-type="float">
            <text:p>13.705</text:p>
          </table:table-cell>
        </table:table-row>
        <table:table-row table:style-name="ro1">
          <table:table-cell office:value-type="float" office:value="69.4" calcext:value-type="float">
            <text:p>69.4</text:p>
          </table:table-cell>
          <table:table-cell office:value-type="float" office:value="59.97" calcext:value-type="float">
            <text:p>59.9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48888888888889" calcext:value-type="float">
            <text:p>4.48888888888889</text:p>
          </table:table-cell>
        </table:table-row>
        <table:table-row table:style-name="ro1">
          <table:table-cell office:value-type="float" office:value="10.64" calcext:value-type="float">
            <text:p>10.64</text:p>
          </table:table-cell>
          <table:table-cell office:value-type="float" office:value="9.58777777777778" calcext:value-type="float">
            <text:p>9.5877777777777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19.88" calcext:value-type="float">
            <text:p>19.88</text:p>
          </table:table-cell>
          <table:table-cell office:value-type="float" office:value="17.6183333333333" calcext:value-type="float">
            <text:p>17.6183333333333</text:p>
          </table:table-cell>
        </table:table-row>
        <table:table-row table:style-name="ro1">
          <table:table-cell office:value-type="float" office:value="27.84" calcext:value-type="float">
            <text:p>27.84</text:p>
          </table:table-cell>
          <table:table-cell office:value-type="float" office:value="30.1725" calcext:value-type="float">
            <text:p>30.1725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5.785" calcext:value-type="float">
            <text:p>5.785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4.00909090909091" calcext:value-type="float">
            <text:p>4.00909090909091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3.6575" calcext:value-type="float">
            <text:p>3.6575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.27086666666667" calcext:value-type="float">
            <text:p>1.27086666666667</text:p>
          </table:table-cell>
        </table:table-row>
        <table:table-row table:style-name="ro1">
          <table:table-cell office:value-type="float" office:value="15.16" calcext:value-type="float">
            <text:p>15.16</text:p>
          </table:table-cell>
          <table:table-cell office:value-type="float" office:value="15.493" calcext:value-type="float">
            <text:p>15.493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5.21666666666667" calcext:value-type="float">
            <text:p>5.2166666666666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.46" calcext:value-type="float">
            <text:p>59.46</text:p>
          </table:table-cell>
          <table:table-cell office:value-type="float" office:value="61.4966666666667" calcext:value-type="float">
            <text:p>61.4966666666667</text:p>
          </table:table-cell>
        </table:table-row>
        <table:table-row table:style-name="ro1">
          <table:table-cell table:number-columns-repeated="2" office:value-type="float" office:value="24.1" calcext:value-type="float">
            <text:p>24.1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33.674" calcext:value-type="float">
            <text:p>33.674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4.09333333333333" calcext:value-type="float">
            <text:p>4.09333333333333</text:p>
          </table:table-cell>
        </table:table-row>
        <table:table-row table:style-name="ro1">
          <table:table-cell office:value-type="float" office:value="27.76" calcext:value-type="float">
            <text:p>27.76</text:p>
          </table:table-cell>
          <table:table-cell office:value-type="float" office:value="27.735" calcext:value-type="float">
            <text:p>27.735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4.39928571428571" calcext:value-type="float">
            <text:p>4.39928571428571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8.38333333333334" calcext:value-type="float">
            <text:p>8.38333333333334</text:p>
          </table:table-cell>
        </table:table-row>
        <table:table-row table:style-name="ro1">
          <table:table-cell office:value-type="float" office:value="28.12" calcext:value-type="float">
            <text:p>28.12</text:p>
          </table:table-cell>
          <table:table-cell office:value-type="float" office:value="21.7088888888889" calcext:value-type="float">
            <text:p>21.7088888888889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20.6514285714286" calcext:value-type="float">
            <text:p>20.65142857142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14333333333333" calcext:value-type="float">
            <text:p>9.14333333333333</text:p>
          </table:table-cell>
        </table:table-row>
        <table:table-row table:style-name="ro1">
          <table:table-cell office:value-type="float" office:value="57.62" calcext:value-type="float">
            <text:p>57.62</text:p>
          </table:table-cell>
          <table:table-cell office:value-type="float" office:value="48.935" calcext:value-type="float">
            <text:p>48.935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4.38727272727273" calcext:value-type="float">
            <text:p>4.38727272727273</text:p>
          </table:table-cell>
        </table:table-row>
        <table:table-row table:style-name="ro1">
          <table:table-cell office:value-type="float" office:value="20.38" calcext:value-type="float">
            <text:p>20.38</text:p>
          </table:table-cell>
          <table:table-cell office:value-type="float" office:value="29.2285714285714" calcext:value-type="float">
            <text:p>29.2285714285714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8.91" calcext:value-type="float">
            <text:p>8.91</text:p>
          </table:table-cell>
        </table:table-row>
        <table:table-row table:style-name="ro1">
          <table:table-cell office:value-type="float" office:value="14.94" calcext:value-type="float">
            <text:p>14.94</text:p>
          </table:table-cell>
          <table:table-cell office:value-type="float" office:value="15.7115714285714" calcext:value-type="float">
            <text:p>15.7115714285714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21.06" calcext:value-type="float">
            <text:p>21.06</text:p>
          </table:table-cell>
          <table:table-cell office:value-type="float" office:value="24.9755555555556" calcext:value-type="float">
            <text:p>24.9755555555556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6.0475" calcext:value-type="float">
            <text:p>6.0475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4.54761904761905" calcext:value-type="float">
            <text:p>4.54761904761905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2.9825" calcext:value-type="float">
            <text:p>12.9825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9.065" calcext:value-type="float">
            <text:p>9.065</text:p>
          </table:table-cell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7.941" calcext:value-type="float">
            <text:p>7.941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3.308" calcext:value-type="float">
            <text:p>3.308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float" office:value="9.71571428571429" calcext:value-type="float">
            <text:p>9.71571428571429</text:p>
          </table:table-cell>
        </table:table-row>
        <table:table-row table:style-name="ro1">
          <table:table-cell table:number-columns-repeated="2" office:value-type="float" office:value="4.87" calcext:value-type="float">
            <text:p>4.87</text:p>
          </table:table-cell>
        </table:table-row>
        <table:table-row table:style-name="ro1">
          <table:table-cell office:value-type="float" office:value="10.69" calcext:value-type="float">
            <text:p>10.69</text:p>
          </table:table-cell>
          <table:table-cell office:value-type="float" office:value="11.8433333333333" calcext:value-type="float">
            <text:p>11.8433333333333</text:p>
          </table:table-cell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7.70173913043478" calcext:value-type="float">
            <text:p>7.7017391304347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.72833333333333" calcext:value-type="float">
            <text:p>3.72833333333333</text:p>
          </table:table-cell>
        </table:table-row>
        <table:table-row table:style-name="ro1">
          <table:table-cell office:value-type="float" office:value="10.045" calcext:value-type="float">
            <text:p>10.045</text:p>
          </table:table-cell>
          <table:table-cell office:value-type="float" office:value="11.181" calcext:value-type="float">
            <text:p>11.181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6.834" calcext:value-type="float">
            <text:p>6.834</text:p>
          </table:table-cell>
        </table:table-row>
        <table:table-row table:style-name="ro1">
          <table:table-cell table:number-columns-repeated="2" office:value-type="float" office:value="10.86" calcext:value-type="float">
            <text:p>10.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.7371428571429" calcext:value-type="float">
            <text:p>18.7371428571429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3.63692307692308" calcext:value-type="float">
            <text:p>3.63692307692308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17.5625" calcext:value-type="float">
            <text:p>17.5625</text:p>
          </table:table-cell>
        </table:table-row>
        <table:table-row table:style-name="ro1">
          <table:table-cell office:value-type="float" office:value="100.86" calcext:value-type="float">
            <text:p>100.86</text:p>
          </table:table-cell>
          <table:table-cell office:value-type="float" office:value="99.302" calcext:value-type="float">
            <text:p>99.302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table:number-columns-repeated="2"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table:number-columns-repeated="2" office:value-type="float" office:value="13.74" calcext:value-type="float">
            <text:p>13.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9083333333333" calcext:value-type="float">
            <text:p>4.89083333333333</text:p>
          </table:table-cell>
        </table:table-row>
        <table:table-row table:style-name="ro1">
          <table:table-cell office:value-type="float" office:value="13.18" calcext:value-type="float">
            <text:p>13.18</text:p>
          </table:table-cell>
          <table:table-cell office:value-type="float" office:value="12.832" calcext:value-type="float">
            <text:p>12.832</text:p>
          </table:table-cell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8.765" calcext:value-type="float">
            <text:p>8.765</text:p>
          </table:table-cell>
        </table:table-row>
        <table:table-row table:style-name="ro1">
          <table:table-cell office:value-type="float" office:value="27.12" calcext:value-type="float">
            <text:p>27.12</text:p>
          </table:table-cell>
          <table:table-cell office:value-type="float" office:value="28.8788888888889" calcext:value-type="float">
            <text:p>28.8788888888889</text:p>
          </table:table-cell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8.544" calcext:value-type="float">
            <text:p>8.544</text:p>
          </table:table-cell>
        </table:table-row>
        <table:table-row table:style-name="ro1">
          <table:table-cell office:value-type="float" office:value="15.14" calcext:value-type="float">
            <text:p>15.14</text:p>
          </table:table-cell>
          <table:table-cell office:value-type="float" office:value="15.938" calcext:value-type="float">
            <text:p>15.938</text:p>
          </table:table-cell>
        </table:table-row>
        <table:table-row table:style-name="ro1">
          <table:table-cell office:value-type="float" office:value="31.46" calcext:value-type="float">
            <text:p>31.46</text:p>
          </table:table-cell>
          <table:table-cell office:value-type="float" office:value="28.4266666666667" calcext:value-type="float">
            <text:p>28.426666666666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.3975" calcext:value-type="float">
            <text:p>3.397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0.0301666666667" calcext:value-type="float">
            <text:p>10.0301666666667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87434782608695" calcext:value-type="float">
            <text:p>0.88743478260869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66666666666667" calcext:value-type="float">
            <text:p>8.66666666666667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4.728" calcext:value-type="float">
            <text:p>4.728</text:p>
          </table:table-cell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6.946" calcext:value-type="float">
            <text:p>6.946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33.2" calcext:value-type="float">
            <text:p>133.2</text:p>
          </table:table-cell>
          <table:table-cell office:value-type="float" office:value="133.666666666667" calcext:value-type="float">
            <text:p>133.666666666667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4.54166666666667" calcext:value-type="float">
            <text:p>4.5416666666666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.41571428571429" calcext:value-type="float">
            <text:p>9.41571428571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4.10461538461538" calcext:value-type="float">
            <text:p>4.10461538461538</text:p>
          </table:table-cell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float" office:value="18.28" calcext:value-type="float">
            <text:p>18.28</text:p>
          </table:table-cell>
          <table:table-cell office:value-type="float" office:value="12.62" calcext:value-type="float">
            <text:p>12.62</text:p>
          </table:table-cell>
        </table:table-row>
        <table:table-row table:style-name="ro1">
          <table:table-cell office:value-type="float" office:value="32.16" calcext:value-type="float">
            <text:p>32.16</text:p>
          </table:table-cell>
          <table:table-cell office:value-type="float" office:value="28.2228571428571" calcext:value-type="float">
            <text:p>28.2228571428571</text:p>
          </table:table-cell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9.30555555555555" calcext:value-type="float">
            <text:p>9.30555555555555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8.22777777777778" calcext:value-type="float">
            <text:p>8.2277777777777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office:value-type="float" office:value="29.64" calcext:value-type="float">
            <text:p>29.64</text:p>
          </table:table-cell>
          <table:table-cell office:value-type="float" office:value="31.245" calcext:value-type="float">
            <text:p>31.245</text:p>
          </table:table-cell>
        </table:table-row>
        <table:table-row table:style-name="ro1">
          <table:table-cell office:value-type="float" office:value="24.68" calcext:value-type="float">
            <text:p>24.68</text:p>
          </table:table-cell>
          <table:table-cell office:value-type="float" office:value="25.2057142857143" calcext:value-type="float">
            <text:p>25.2057142857143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5.18" calcext:value-type="float">
            <text:p>5.18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17.6183333333333" calcext:value-type="float">
            <text:p>17.6183333333333</text:p>
          </table:table-cell>
        </table:table-row>
        <table:table-row table:style-name="ro1">
          <table:table-cell office:value-type="float" office:value="25.96" calcext:value-type="float">
            <text:p>25.96</text:p>
          </table:table-cell>
          <table:table-cell office:value-type="float" office:value="26.4833333333333" calcext:value-type="float">
            <text:p>26.4833333333333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4.12933333333333" calcext:value-type="float">
            <text:p>4.12933333333333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24.9755555555556" calcext:value-type="float">
            <text:p>24.975555555555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11.074" calcext:value-type="float">
            <text:p>11.074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3.21114285714286" calcext:value-type="float">
            <text:p>3.21114285714286</text:p>
          </table:table-cell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7.941" calcext:value-type="float">
            <text:p>7.94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6.16111111111111" calcext:value-type="float">
            <text:p>6.16111111111111</text:p>
          </table:table-cell>
        </table:table-row>
        <table:table-row table:style-name="ro1">
          <table:table-cell office:value-type="float" office:value="40.28" calcext:value-type="float">
            <text:p>40.28</text:p>
          </table:table-cell>
          <table:table-cell office:value-type="float" office:value="43.36" calcext:value-type="float">
            <text:p>43.36</text:p>
          </table:table-cell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99.645" calcext:value-type="float">
            <text:p>99.64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29583333333333" calcext:value-type="float">
            <text:p>4.29583333333333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4.89083333333333" calcext:value-type="float">
            <text:p>4.89083333333333</text:p>
          </table:table-cell>
        </table:table-row>
        <table:table-row table:style-name="ro1">
          <table:table-cell office:value-type="float" office:value="13.94" calcext:value-type="float">
            <text:p>13.94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205" calcext:value-type="float">
            <text:p>4.205</text:p>
          </table:table-cell>
        </table:table-row>
        <table:table-row table:style-name="ro1">
          <table:table-cell office:value-type="float" office:value="22.48" calcext:value-type="float">
            <text:p>22.48</text:p>
          </table:table-cell>
          <table:table-cell office:value-type="float" office:value="22.87" calcext:value-type="float">
            <text:p>22.87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8.765" calcext:value-type="float">
            <text:p>8.765</text:p>
          </table:table-cell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8.635" calcext:value-type="float">
            <text:p>8.635</text:p>
          </table:table-cell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9.73" calcext:value-type="float">
            <text:p>9.73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3.11" calcext:value-type="float">
            <text:p>13.11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4.40103448275862" calcext:value-type="float">
            <text:p>4.40103448275862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7.362" calcext:value-type="float">
            <text:p>7.3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275" calcext:value-type="float">
            <text:p>30.275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float" office:value="19.58" calcext:value-type="float">
            <text:p>19.58</text:p>
          </table:table-cell>
          <table:table-cell office:value-type="float" office:value="20.8085714285714" calcext:value-type="float">
            <text:p>20.8085714285714</text:p>
          </table:table-cell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7.08285714285714" calcext:value-type="float">
            <text:p>7.08285714285714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28.8788888888889" calcext:value-type="float">
            <text:p>28.8788888888889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25.7311111111111" calcext:value-type="float">
            <text:p>25.73111111111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7115714285714" calcext:value-type="float">
            <text:p>15.7115714285714</text:p>
          </table:table-cell>
        </table:table-row>
        <table:table-row table:style-name="ro1">
          <table:table-cell office:value-type="float" office:value="28.71" calcext:value-type="float">
            <text:p>28.71</text:p>
          </table:table-cell>
          <table:table-cell office:value-type="float" office:value="29.7555555555556" calcext:value-type="float">
            <text:p>29.7555555555556</text:p>
          </table:table-cell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7.87571428571429" calcext:value-type="float">
            <text:p>7.87571428571429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4.7042" calcext:value-type="float">
            <text:p>4.7042</text:p>
          </table:table-cell>
        </table:table-row>
        <table:table-row table:style-name="ro1">
          <table:table-cell office:value-type="float" office:value="29.22" calcext:value-type="float">
            <text:p>29.22</text:p>
          </table:table-cell>
          <table:table-cell office:value-type="float" office:value="29.58875" calcext:value-type="float">
            <text:p>29.58875</text:p>
          </table:table-cell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7.9625" calcext:value-type="float">
            <text:p>7.9625</text:p>
          </table:table-cell>
        </table:table-row>
        <table:table-row table:style-name="ro1">
          <table:table-cell office:value-type="float" office:value="205.2" calcext:value-type="float">
            <text:p>205.2</text:p>
          </table:table-cell>
          <table:table-cell office:value-type="float" office:value="252.677777777778" calcext:value-type="float">
            <text:p>252.677777777778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4.10461538461538" calcext:value-type="float">
            <text:p>4.10461538461538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4.89083333333333" calcext:value-type="float">
            <text:p>4.89083333333333</text:p>
          </table:table-cell>
        </table:table-row>
        <table:table-row table:style-name="ro1">
          <table:table-cell office:value-type="float" office:value="18.58" calcext:value-type="float">
            <text:p>18.58</text:p>
          </table:table-cell>
          <table:table-cell office:value-type="float" office:value="18.61" calcext:value-type="float">
            <text:p>18.61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23.22" calcext:value-type="float">
            <text:p>23.22</text:p>
          </table:table-cell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7.309" calcext:value-type="float">
            <text:p>7.309</text:p>
          </table:table-cell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7.72666666666667" calcext:value-type="float">
            <text:p>7.72666666666667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8.22777777777778" calcext:value-type="float">
            <text:p>8.22777777777778</text:p>
          </table:table-cell>
        </table:table-row>
        <table:table-row table:style-name="ro1">
          <table:table-cell office:value-type="float" office:value="34.83" calcext:value-type="float">
            <text:p>34.83</text:p>
          </table:table-cell>
          <table:table-cell office:value-type="float" office:value="33.35" calcext:value-type="float">
            <text:p>33.35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9.41571428571429" calcext:value-type="float">
            <text:p>9.41571428571429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8.7555555555556" calcext:value-type="float">
            <text:p>18.7555555555556</text:p>
          </table:table-cell>
        </table:table-row>
        <table:table-row table:style-name="ro1">
          <table:table-cell office:value-type="float" office:value="32.08" calcext:value-type="float">
            <text:p>32.08</text:p>
          </table:table-cell>
          <table:table-cell office:value-type="float" office:value="21.4875" calcext:value-type="float">
            <text:p>21.4875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.54166666666667" calcext:value-type="float">
            <text:p>4.54166666666667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7.3828571428571" calcext:value-type="float">
            <text:p>17.38285714285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66.7" calcext:value-type="float">
            <text:p>66.7</text:p>
          </table:table-cell>
          <table:table-cell office:value-type="float" office:value="62.98" calcext:value-type="float">
            <text:p>62.98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44.9066" calcext:value-type="float">
            <text:p>44.9066</text:p>
          </table:table-cell>
        </table:table-row>
        <table:table-row table:style-name="ro1">
          <table:table-cell office:value-type="float" office:value="14.22" calcext:value-type="float">
            <text:p>14.22</text:p>
          </table:table-cell>
          <table:table-cell office:value-type="float" office:value="10.4075" calcext:value-type="float">
            <text:p>10.4075</text:p>
          </table:table-cell>
        </table:table-row>
        <table:table-row table:style-name="ro1">
          <table:table-cell office:value-type="float" office:value="14.34" calcext:value-type="float">
            <text:p>14.34</text:p>
          </table:table-cell>
          <table:table-cell office:value-type="float" office:value="10.42875" calcext:value-type="float">
            <text:p>10.42875</text:p>
          </table:table-cell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55.14" calcext:value-type="float">
            <text:p>55.1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12.6133333333333" calcext:value-type="float">
            <text:p>12.6133333333333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33.65875" calcext:value-type="float">
            <text:p>33.65875</text:p>
          </table:table-cell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12.3033333333333" calcext:value-type="float">
            <text:p>12.3033333333333</text:p>
          </table:table-cell>
        </table:table-row>
        <table:table-row table:style-name="ro1">
          <table:table-cell office:value-type="float" office:value="25.18" calcext:value-type="float">
            <text:p>25.18</text:p>
          </table:table-cell>
          <table:table-cell office:value-type="float" office:value="25.75125" calcext:value-type="float">
            <text:p>25.75125</text:p>
          </table:table-cell>
        </table:table-row>
        <table:table-row table:style-name="ro1">
          <table:table-cell office:value-type="float" office:value="43.32" calcext:value-type="float">
            <text:p>43.32</text:p>
          </table:table-cell>
          <table:table-cell office:value-type="float" office:value="46.18" calcext:value-type="float">
            <text:p>46.18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7.485" calcext:value-type="float">
            <text:p>7.485</text:p>
          </table:table-cell>
        </table:table-row>
        <table:table-row table:style-name="ro1">
          <table:table-cell office:value-type="float" office:value="10.36" calcext:value-type="float">
            <text:p>10.36</text:p>
          </table:table-cell>
          <table:table-cell office:value-type="float" office:value="11.6142857142857" calcext:value-type="float">
            <text:p>11.61428571428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2985714285714" calcext:value-type="float">
            <text:p>10.298571428571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4.596" calcext:value-type="float">
            <text:p>4.596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16.5507142857143" calcext:value-type="float">
            <text:p>16.5507142857143</text:p>
          </table:table-cell>
        </table:table-row>
        <table:table-row table:style-name="ro1">
          <table:table-cell table:number-columns-repeated="2" office:value-type="float" office:value="51.02" calcext:value-type="float">
            <text:p>51.02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.218" calcext:value-type="float">
            <text:p>16.2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.6333333333333" calcext:value-type="float">
            <text:p>33.633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2788888888889" calcext:value-type="float">
            <text:p>12.27888888888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.75125" calcext:value-type="float">
            <text:p>25.75125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3.63692307692308" calcext:value-type="float">
            <text:p>3.63692307692308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3.63692307692308" calcext:value-type="float">
            <text:p>3.63692307692308</text:p>
          </table:table-cell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7.40571428571429" calcext:value-type="float">
            <text:p>7.40571428571429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7.70173913043478" calcext:value-type="float">
            <text:p>7.70173913043478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2.43714285714286" calcext:value-type="float">
            <text:p>2.43714285714286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1.81222222222222" calcext:value-type="float">
            <text:p>1.81222222222222</text:p>
          </table:table-cell>
        </table:table-row>
        <table:table-row table:style-name="ro1">
          <table:table-cell office:value-type="float" office:value="10.025" calcext:value-type="float">
            <text:p>10.025</text:p>
          </table:table-cell>
          <table:table-cell office:value-type="float" office:value="17.3707142857143" calcext:value-type="float">
            <text:p>17.3707142857143</text:p>
          </table:table-cell>
        </table:table-row>
        <table:table-row table:style-name="ro1">
          <table:table-cell office:value-type="float" office:value="14.72" calcext:value-type="float">
            <text:p>14.72</text:p>
          </table:table-cell>
          <table:table-cell office:value-type="float" office:value="20.02" calcext:value-type="float">
            <text:p>20.02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9.648" calcext:value-type="float">
            <text:p>9.648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12.28" calcext:value-type="float">
            <text:p>12.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66666666666667" calcext:value-type="float">
            <text:p>8.66666666666667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4.42466666666667" calcext:value-type="float">
            <text:p>4.4246666666666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10461538461538" calcext:value-type="float">
            <text:p>4.104615384615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275" calcext:value-type="float">
            <text:p>30.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24.65" calcext:value-type="float">
            <text:p>24.65</text:p>
          </table:table-cell>
          <table:table-cell office:value-type="float" office:value="25.2057142857143" calcext:value-type="float">
            <text:p>25.2057142857143</text:p>
          </table:table-cell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7.76142857142857" calcext:value-type="float">
            <text:p>7.76142857142857</text:p>
          </table:table-cell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17.602" calcext:value-type="float">
            <text:p>17.6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29.36" calcext:value-type="float">
            <text:p>29.36</text:p>
          </table:table-cell>
          <table:table-cell office:value-type="float" office:value="29.01375" calcext:value-type="float">
            <text:p>29.01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89.4" calcext:value-type="float">
            <text:p>89.4</text:p>
          </table:table-cell>
          <table:table-cell office:value-type="float" office:value="73.8222222222222" calcext:value-type="float">
            <text:p>73.8222222222222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4.578" calcext:value-type="float">
            <text:p>4.578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7.42333333333333" calcext:value-type="float">
            <text:p>7.42333333333333</text:p>
          </table:table-cell>
        </table:table-row>
        <table:table-row table:style-name="ro1">
          <table:table-cell office:value-type="float" office:value="14.36" calcext:value-type="float">
            <text:p>14.36</text:p>
          </table:table-cell>
          <table:table-cell office:value-type="float" office:value="12.305" calcext:value-type="float">
            <text:p>12.305</text:p>
          </table:table-cell>
        </table:table-row>
        <table:table-row table:style-name="ro1">
          <table:table-cell office:value-type="float" office:value="13.43" calcext:value-type="float">
            <text:p>13.43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39928571428571" calcext:value-type="float">
            <text:p>4.39928571428571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4.086875" calcext:value-type="float">
            <text:p>4.0868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71428571428572" calcext:value-type="float">
            <text:p>4.71428571428572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7.95222222222222" calcext:value-type="float">
            <text:p>7.95222222222222</text:p>
          </table:table-cell>
        </table:table-row>
        <table:table-row table:style-name="ro1">
          <table:table-cell office:value-type="float" office:value="153.6" calcext:value-type="float">
            <text:p>153.6</text:p>
          </table:table-cell>
          <table:table-cell office:value-type="float" office:value="156.951428571429" calcext:value-type="float">
            <text:p>156.951428571429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4.18111111111111" calcext:value-type="float">
            <text:p>4.18111111111111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19.21" calcext:value-type="float">
            <text:p>19.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6266666666667" calcext:value-type="float">
            <text:p>15.626666666666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.27" calcext:value-type="float">
            <text:p>4.27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0.6514285714286" calcext:value-type="float">
            <text:p>20.6514285714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.88083333333333" calcext:value-type="float">
            <text:p>3.88083333333333</text:p>
          </table:table-cell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20.4583333333333" calcext:value-type="float">
            <text:p>20.4583333333333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4.40103448275862" calcext:value-type="float">
            <text:p>4.40103448275862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3.3866666666667" calcext:value-type="float">
            <text:p>13.3866666666667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6.45" calcext:value-type="float">
            <text:p>6.45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.34647058823529" calcext:value-type="float">
            <text:p>4.34647058823529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3.995" calcext:value-type="float">
            <text:p>3.995</text:p>
          </table:table-cell>
        </table:table-row>
        <table:table-row table:style-name="ro1">
          <table:table-cell office:value-type="float" office:value="24.53" calcext:value-type="float">
            <text:p>24.53</text:p>
          </table:table-cell>
          <table:table-cell office:value-type="float" office:value="25.2057142857143" calcext:value-type="float">
            <text:p>25.2057142857143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7.606" calcext:value-type="float">
            <text:p>7.606</text:p>
          </table:table-cell>
        </table:table-row>
        <table:table-row table:style-name="ro1">
          <table:table-cell office:value-type="float" office:value="15.57" calcext:value-type="float">
            <text:p>15.57</text:p>
          </table:table-cell>
          <table:table-cell office:value-type="float" office:value="21.9922222222222" calcext:value-type="float">
            <text:p>21.9922222222222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21.65625" calcext:value-type="float">
            <text:p>21.65625</text:p>
          </table:table-cell>
        </table:table-row>
        <table:table-row table:style-name="ro1">
          <table:table-cell office:value-type="float" office:value="12.23" calcext:value-type="float">
            <text:p>12.23</text:p>
          </table:table-cell>
          <table:table-cell office:value-type="float" office:value="12.9825" calcext:value-type="float">
            <text:p>12.9825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6.27333333333333" calcext:value-type="float">
            <text:p>6.27333333333333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77764705882353" calcext:value-type="float">
            <text:p>3.77764705882353</text:p>
          </table:table-cell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8.87444444444444" calcext:value-type="float">
            <text:p>8.87444444444444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14.6825" calcext:value-type="float">
            <text:p>14.6825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3.9567" calcext:value-type="float">
            <text:p>3.9567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6.79666666666667" calcext:value-type="float">
            <text:p>6.79666666666667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3.21114285714286" calcext:value-type="float">
            <text:p>3.21114285714286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7.578" calcext:value-type="float">
            <text:p>7.578</text:p>
          </table:table-cell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6.70375" calcext:value-type="float">
            <text:p>6.70375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.475" calcext:value-type="float">
            <text:p>2.475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 table:number-columns-repeated="2" office:value-type="float" office:value="12.93" calcext:value-type="float">
            <text:p>12.93</text:p>
          </table:table-cell>
        </table:table-row>
        <table:table-row table:style-name="ro1">
          <table:table-cell office:value-type="float" office:value="8.51" calcext:value-type="float">
            <text:p>8.51</text:p>
          </table:table-cell>
          <table:table-cell office:value-type="float" office:value="7.74" calcext:value-type="float">
            <text:p>7.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22857142857143" calcext:value-type="float">
            <text:p>8.22857142857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29.87" calcext:value-type="float">
            <text:p>29.87</text:p>
          </table:table-cell>
          <table:table-cell office:value-type="float" office:value="28.8788888888889" calcext:value-type="float">
            <text:p>28.8788888888889</text:p>
          </table:table-cell>
        </table:table-row>
        <table:table-row table:style-name="ro1">
          <table:table-cell office:value-type="float" office:value="88.7" calcext:value-type="float">
            <text:p>88.7</text:p>
          </table:table-cell>
          <table:table-cell office:value-type="float" office:value="73.8222222222222" calcext:value-type="float">
            <text:p>73.8222222222222</text:p>
          </table:table-cell>
        </table:table-row>
        <table:table-row table:style-name="ro1">
          <table:table-cell office:value-type="float" office:value="101.75" calcext:value-type="float">
            <text:p>101.75</text:p>
          </table:table-cell>
          <table:table-cell office:value-type="float" office:value="99.11" calcext:value-type="float">
            <text:p>99.11</text:p>
          </table:table-cell>
        </table:table-row>
        <table:table-row table:style-name="ro1">
          <table:table-cell office:value-type="float" office:value="17.13" calcext:value-type="float">
            <text:p>17.13</text:p>
          </table:table-cell>
          <table:table-cell office:value-type="float" office:value="17.04875" calcext:value-type="float">
            <text:p>17.04875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8.7575" calcext:value-type="float">
            <text:p>8.7575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6.89375" calcext:value-type="float">
            <text:p>6.89375</text:p>
          </table:table-cell>
        </table:table-row>
        <table:table-row table:style-name="ro1">
          <table:table-cell office:value-type="float" office:value="13.72" calcext:value-type="float">
            <text:p>13.72</text:p>
          </table:table-cell>
          <table:table-cell office:value-type="float" office:value="12.6183333333333" calcext:value-type="float">
            <text:p>12.6183333333333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4.578" calcext:value-type="float">
            <text:p>4.578</text:p>
          </table:table-cell>
        </table:table-row>
        <table:table-row table:style-name="ro1">
          <table:table-cell office:value-type="float" office:value="17.37" calcext:value-type="float">
            <text:p>17.37</text:p>
          </table:table-cell>
          <table:table-cell office:value-type="float" office:value="17.3766666666667" calcext:value-type="float">
            <text:p>17.37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.578" calcext:value-type="float">
            <text:p>4.578</text:p>
          </table:table-cell>
        </table:table-row>
        <table:table-row table:style-name="ro1">
          <table:table-cell office:value-type="float" office:value="12.63" calcext:value-type="float">
            <text:p>12.63</text:p>
          </table:table-cell>
          <table:table-cell office:value-type="float" office:value="11.6033333333333" calcext:value-type="float">
            <text:p>11.60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4454545454545" calcext:value-type="float">
            <text:p>3.34454545454545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31.825" calcext:value-type="float">
            <text:p>31.825</text:p>
          </table:table-cell>
        </table:table-row>
        <table:table-row table:style-name="ro1">
          <table:table-cell office:value-type="float" office:value="15.83" calcext:value-type="float">
            <text:p>15.83</text:p>
          </table:table-cell>
          <table:table-cell office:value-type="float" office:value="16.74" calcext:value-type="float">
            <text:p>16.74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9.58777777777778" calcext:value-type="float">
            <text:p>9.58777777777778</text:p>
          </table:table-cell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17.86" calcext:value-type="float">
            <text:p>17.86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office:value-type="float" office:value="36.34" calcext:value-type="float">
            <text:p>36.34</text:p>
          </table:table-cell>
          <table:table-cell office:value-type="float" office:value="37.745" calcext:value-type="float">
            <text:p>37.745</text:p>
          </table:table-cell>
        </table:table-row>
        <table:table-row table:style-name="ro1">
          <table:table-cell office:value-type="float" office:value="19.31" calcext:value-type="float">
            <text:p>19.31</text:p>
          </table:table-cell>
          <table:table-cell office:value-type="float" office:value="28.196" calcext:value-type="float">
            <text:p>28.196</text:p>
          </table:table-cell>
        </table:table-row>
        <table:table-row table:style-name="ro1">
          <table:table-cell table:number-columns-repeated="2" office:value-type="float" office:value="4.23" calcext:value-type="float">
            <text:p>4.23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3.21114285714286" calcext:value-type="float">
            <text:p>3.21114285714286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2.278" calcext:value-type="float">
            <text:p>2.278</text:p>
          </table:table-cell>
        </table:table-row>
        <table:table-row table:style-name="ro1">
          <table:table-cell office:value-type="float" office:value="29.48" calcext:value-type="float">
            <text:p>29.48</text:p>
          </table:table-cell>
          <table:table-cell office:value-type="float" office:value="31.245" calcext:value-type="float">
            <text:p>31.245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7.2385714285714" calcext:value-type="float">
            <text:p>17.2385714285714</text:p>
          </table:table-cell>
        </table:table-row>
        <table:table-row table:style-name="ro1">
          <table:table-cell office:value-type="float" office:value="20.15" calcext:value-type="float">
            <text:p>20.15</text:p>
          </table:table-cell>
          <table:table-cell office:value-type="float" office:value="26.2825" calcext:value-type="float">
            <text:p>26.2825</text:p>
          </table:table-cell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7.76142857142857" calcext:value-type="float">
            <text:p>7.76142857142857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9.16111111111111" calcext:value-type="float">
            <text:p>9.16111111111111</text:p>
          </table:table-cell>
        </table:table-row>
        <table:table-row table:style-name="ro1">
          <table:table-cell office:value-type="float" office:value="71.99" calcext:value-type="float">
            <text:p>71.99</text:p>
          </table:table-cell>
          <table:table-cell office:value-type="float" office:value="76.43875" calcext:value-type="float">
            <text:p>76.4387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27086666666667" calcext:value-type="float">
            <text:p>1.27086666666667</text:p>
          </table:table-cell>
        </table:table-row>
        <table:table-row table:style-name="ro1">
          <table:table-cell office:value-type="float" office:value="10.33" calcext:value-type="float">
            <text:p>10.33</text:p>
          </table:table-cell>
          <table:table-cell office:value-type="float" office:value="9.58777777777778" calcext:value-type="float">
            <text:p>9.58777777777778</text:p>
          </table:table-cell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8.27777777777778" calcext:value-type="float">
            <text:p>8.2777777777777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9.1" calcext:value-type="float">
            <text:p>109.1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6.89375" calcext:value-type="float">
            <text:p>6.8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4454545454545" calcext:value-type="float">
            <text:p>3.34454545454545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.044" calcext:value-type="float">
            <text:p>9.0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7.85375" calcext:value-type="float">
            <text:p>7.85375</text:p>
          </table:table-cell>
        </table:table-row>
        <table:table-row table:style-name="ro1">
          <table:table-cell office:value-type="float" office:value="25.97" calcext:value-type="float">
            <text:p>25.97</text:p>
          </table:table-cell>
          <table:table-cell office:value-type="float" office:value="20.4583333333333" calcext:value-type="float">
            <text:p>20.458333333333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40103448275862" calcext:value-type="float">
            <text:p>4.40103448275862</text:p>
          </table:table-cell>
        </table:table-row>
        <table:table-row table:style-name="ro1">
          <table:table-cell office:value-type="float" office:value="22.21" calcext:value-type="float">
            <text:p>22.21</text:p>
          </table:table-cell>
          <table:table-cell office:value-type="float" office:value="21.34125" calcext:value-type="float">
            <text:p>21.34125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12.6183333333333" calcext:value-type="float">
            <text:p>12.6183333333333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7.56" calcext:value-type="float">
            <text:p>7.56</text:p>
          </table:table-cell>
        </table:table-row>
        <table:table-row table:style-name="ro1">
          <table:table-cell office:value-type="float" office:value="37.59" calcext:value-type="float">
            <text:p>37.59</text:p>
          </table:table-cell>
          <table:table-cell office:value-type="float" office:value="99.11" calcext:value-type="float">
            <text:p>99.11</text:p>
          </table:table-cell>
        </table:table-row>
        <table:table-row table:style-name="ro1">
          <table:table-cell office:value-type="float" office:value="0.736" calcext:value-type="float">
            <text:p>0.736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7.66" calcext:value-type="float">
            <text:p>7.66</text:p>
          </table:table-cell>
        </table:table-row>
        <table:table-row table:style-name="ro1">
          <table:table-cell table:number-columns-repeated="2"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7.50222222222222" calcext:value-type="float">
            <text:p>7.50222222222222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4.728" calcext:value-type="float">
            <text:p>4.728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77764705882353" calcext:value-type="float">
            <text:p>3.77764705882353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3.77764705882353" calcext:value-type="float">
            <text:p>3.77764705882353</text:p>
          </table:table-cell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7.941" calcext:value-type="float">
            <text:p>7.94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.772" calcext:value-type="float">
            <text:p>3.7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30.79" calcext:value-type="float">
            <text:p>30.79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21.74" calcext:value-type="float">
            <text:p>21.74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8.98625" calcext:value-type="float">
            <text:p>8.98625</text:p>
          </table:table-cell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9.41571428571429" calcext:value-type="float">
            <text:p>9.41571428571429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4.29583333333333" calcext:value-type="float">
            <text:p>4.29583333333333</text:p>
          </table:table-cell>
        </table:table-row>
        <table:table-row table:style-name="ro1">
          <table:table-cell office:value-type="float" office:value="22.39" calcext:value-type="float">
            <text:p>22.39</text:p>
          </table:table-cell>
          <table:table-cell office:value-type="float" office:value="22.87" calcext:value-type="float">
            <text:p>22.87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4.38727272727273" calcext:value-type="float">
            <text:p>4.38727272727273</text:p>
          </table:table-cell>
        </table:table-row>
        <table:table-row table:style-name="ro1">
          <table:table-cell office:value-type="float" office:value="35.52" calcext:value-type="float">
            <text:p>35.52</text:p>
          </table:table-cell>
          <table:table-cell office:value-type="float" office:value="33.35" calcext:value-type="float">
            <text:p>33.35</text:p>
          </table:table-cell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8.73" calcext:value-type="float">
            <text:p>8.73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7.3707142857143" calcext:value-type="float">
            <text:p>17.3707142857143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4.40103448275862" calcext:value-type="float">
            <text:p>4.40103448275862</text:p>
          </table:table-cell>
        </table:table-row>
        <table:table-row table:style-name="ro1">
          <table:table-cell office:value-type="float" office:value="13.16" calcext:value-type="float">
            <text:p>13.16</text:p>
          </table:table-cell>
          <table:table-cell office:value-type="float" office:value="12.518" calcext:value-type="float">
            <text:p>12.5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3.84363636363636" calcext:value-type="float">
            <text:p>3.84363636363636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44.84" calcext:value-type="float">
            <text:p>44.84</text:p>
          </table:table-cell>
          <table:table-cell office:value-type="float" office:value="59.97" calcext:value-type="float">
            <text:p>59.97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6.34666666666667" calcext:value-type="float">
            <text:p>6.34666666666667</text:p>
          </table:table-cell>
        </table:table-row>
        <table:table-row table:style-name="ro1">
          <table:table-cell office:value-type="float" office:value="14.92" calcext:value-type="float">
            <text:p>14.92</text:p>
          </table:table-cell>
          <table:table-cell office:value-type="float" office:value="15.7115714285714" calcext:value-type="float">
            <text:p>15.7115714285714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4.29583333333333" calcext:value-type="float">
            <text:p>4.29583333333333</text:p>
          </table:table-cell>
        </table:table-row>
        <table:table-row table:style-name="ro1">
          <table:table-cell office:value-type="float" office:value="12.14" calcext:value-type="float">
            <text:p>12.14</text:p>
          </table:table-cell>
          <table:table-cell office:value-type="float" office:value="11.3825" calcext:value-type="float">
            <text:p>11.38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.27086666666667" calcext:value-type="float">
            <text:p>1.27086666666667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4.12933333333333" calcext:value-type="float">
            <text:p>4.12933333333333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7.385" calcext:value-type="float">
            <text:p>7.385</text:p>
          </table:table-cell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8.6325" calcext:value-type="float">
            <text:p>8.6325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3.35916666666667" calcext:value-type="float">
            <text:p>3.35916666666667</text:p>
          </table:table-cell>
        </table:table-row>
        <table:table-row table:style-name="ro1">
          <table:table-cell office:value-type="float" office:value="29.01" calcext:value-type="float">
            <text:p>29.01</text:p>
          </table:table-cell>
          <table:table-cell office:value-type="float" office:value="33.39" calcext:value-type="float">
            <text:p>33.39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15.59" calcext:value-type="float">
            <text:p>15.59</text:p>
          </table:table-cell>
          <table:table-cell office:value-type="float" office:value="16.218" calcext:value-type="float">
            <text:p>16.218</text:p>
          </table:table-cell>
        </table:table-row>
        <table:table-row table:style-name="ro1">
          <table:table-cell office:value-type="float" office:value="16.67" calcext:value-type="float">
            <text:p>16.67</text:p>
          </table:table-cell>
          <table:table-cell office:value-type="float" office:value="15.493" calcext:value-type="float">
            <text:p>15.493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46.3714285714286" calcext:value-type="float">
            <text:p>46.3714285714286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3.3875" calcext:value-type="float">
            <text:p>3.3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213.4" calcext:value-type="float">
            <text:p>213.4</text:p>
          </table:table-cell>
          <table:table-cell office:value-type="float" office:value="252.677777777778" calcext:value-type="float">
            <text:p>252.677777777778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4.38727272727273" calcext:value-type="float">
            <text:p>4.38727272727273</text:p>
          </table:table-cell>
        </table:table-row>
        <table:table-row table:style-name="ro1">
          <table:table-cell office:value-type="float" office:value="16.76" calcext:value-type="float">
            <text:p>16.76</text:p>
          </table:table-cell>
          <table:table-cell office:value-type="float" office:value="16.6344444444444" calcext:value-type="float">
            <text:p>16.6344444444444</text:p>
          </table:table-cell>
        </table:table-row>
        <table:table-row table:style-name="ro1">
          <table:table-cell table:number-columns-repeated="2" office:value-type="float" office:value="16.88" calcext:value-type="float">
            <text:p>16.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4125" calcext:value-type="float">
            <text:p>3.4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.6344444444444" calcext:value-type="float">
            <text:p>16.634444444444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40103448275862" calcext:value-type="float">
            <text:p>4.40103448275862</text:p>
          </table:table-cell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8.97166666666667" calcext:value-type="float">
            <text:p>8.97166666666667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62.98" calcext:value-type="float">
            <text:p>62.98</text:p>
          </table:table-cell>
        </table:table-row>
        <table:table-row table:style-name="ro1">
          <table:table-cell office:value-type="float" office:value="12.87" calcext:value-type="float">
            <text:p>12.87</text:p>
          </table:table-cell>
          <table:table-cell office:value-type="float" office:value="13.11" calcext:value-type="float">
            <text:p>13.11</text:p>
          </table:table-cell>
        </table:table-row>
        <table:table-row table:style-name="ro1">
          <table:table-cell office:value-type="float" office:value="40.37" calcext:value-type="float">
            <text:p>40.37</text:p>
          </table:table-cell>
          <table:table-cell office:value-type="float" office:value="49.1966666666667" calcext:value-type="float">
            <text:p>49.1966666666667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4.27166666666667" calcext:value-type="float">
            <text:p>4.27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725" calcext:value-type="float">
            <text:p>3.1725</text:p>
          </table:table-cell>
        </table:table-row>
        <table:table-row table:style-name="ro1">
          <table:table-cell office:value-type="float" office:value="22.64" calcext:value-type="float">
            <text:p>22.64</text:p>
          </table:table-cell>
          <table:table-cell office:value-type="float" office:value="20.46" calcext:value-type="float">
            <text:p>20.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7115714285714" calcext:value-type="float">
            <text:p>15.7115714285714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4.34090909090909" calcext:value-type="float">
            <text:p>4.34090909090909</text:p>
          </table:table-cell>
        </table:table-row>
        <table:table-row table:style-name="ro1">
          <table:table-cell office:value-type="float" office:value="23.03" calcext:value-type="float">
            <text:p>23.03</text:p>
          </table:table-cell>
          <table:table-cell office:value-type="float" office:value="25.7311111111111" calcext:value-type="float">
            <text:p>25.7311111111111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5.886" calcext:value-type="float">
            <text:p>5.88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45125" calcext:value-type="float">
            <text:p>3.45125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4.54761904761905" calcext:value-type="float">
            <text:p>4.54761904761905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13.61" calcext:value-type="float">
            <text:p>13.61</text:p>
          </table:table-cell>
          <table:table-cell office:value-type="float" office:value="12.843" calcext:value-type="float">
            <text:p>12.843</text:p>
          </table:table-cell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13.1633333333333" calcext:value-type="float">
            <text:p>13.1633333333333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4.348" calcext:value-type="float">
            <text:p>4.348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6.83888888888889" calcext:value-type="float">
            <text:p>6.83888888888889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3.35916666666667" calcext:value-type="float">
            <text:p>3.35916666666667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9.395" calcext:value-type="float">
            <text:p>9.395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3.91923076923077" calcext:value-type="float">
            <text:p>3.91923076923077</text:p>
          </table:table-cell>
        </table:table-row>
        <table:table-row table:style-name="ro1">
          <table:table-cell office:value-type="float" office:value="7.29" calcext:value-type="float">
            <text:p>7.29</text:p>
          </table:table-cell>
          <table:table-cell office:value-type="float" office:value="7.24214285714286" calcext:value-type="float">
            <text:p>7.242142857142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.1425" calcext:value-type="float">
            <text:p>28.1425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2.87466666666667" calcext:value-type="float">
            <text:p>2.8746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6366666666667" calcext:value-type="float">
            <text:p>10.6366666666667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6.16111111111111" calcext:value-type="float">
            <text:p>6.16111111111111</text:p>
          </table:table-cell>
        </table:table-row>
        <table:table-row table:style-name="ro1">
          <table:table-cell table:number-columns-repeated="2" office:value-type="float" office:value="2.19" calcext:value-type="float">
            <text:p>2.1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11.6928571428571" calcext:value-type="float">
            <text:p>11.6928571428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48.9" calcext:value-type="float">
            <text:p>148.9</text:p>
          </table:table-cell>
          <table:table-cell office:value-type="float" office:value="131.825" calcext:value-type="float">
            <text:p>131.825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8.27777777777778" calcext:value-type="float">
            <text:p>8.277777777777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.975" calcext:value-type="float">
            <text:p>40.975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5.02" calcext:value-type="float">
            <text:p>5.02</text:p>
          </table:table-cell>
        </table:table-row>
        <table:table-row table:style-name="ro1">
          <table:table-cell office:value-type="float" office:value="10.23" calcext:value-type="float">
            <text:p>10.23</text:p>
          </table:table-cell>
          <table:table-cell office:value-type="float" office:value="9.58777777777778" calcext:value-type="float">
            <text:p>9.5877777777777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table:number-columns-repeated="2"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6.16111111111111" calcext:value-type="float">
            <text:p>6.16111111111111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29.68" calcext:value-type="float">
            <text:p>29.68</text:p>
          </table:table-cell>
          <table:table-cell office:value-type="float" office:value="26.2825" calcext:value-type="float">
            <text:p>26.2825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39.445" calcext:value-type="float">
            <text:p>39.4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3.29" calcext:value-type="float">
            <text:p>13.29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13.22" calcext:value-type="float">
            <text:p>13.22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8.73" calcext:value-type="float">
            <text:p>8.73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4.18111111111111" calcext:value-type="float">
            <text:p>4.18111111111111</text:p>
          </table:table-cell>
        </table:table-row>
        <table:table-row table:style-name="ro1">
          <table:table-cell table:number-columns-repeated="2"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7.2111111111111" calcext:value-type="float">
            <text:p>17.2111111111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5928571428571" calcext:value-type="float">
            <text:p>3.35928571428571</text:p>
          </table:table-cell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7.806" calcext:value-type="float">
            <text:p>7.806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4.985" calcext:value-type="float">
            <text:p>4.9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9.82" calcext:value-type="float">
            <text:p>19.82</text:p>
          </table:table-cell>
          <table:table-cell office:value-type="float" office:value="22.5266666666667" calcext:value-type="float">
            <text:p>22.5266666666667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29.93" calcext:value-type="float">
            <text:p>29.93</text:p>
          </table:table-cell>
          <table:table-cell office:value-type="float" office:value="38.6066666666667" calcext:value-type="float">
            <text:p>38.6066666666667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7.606" calcext:value-type="float">
            <text:p>7.606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5.18" calcext:value-type="float">
            <text:p>5.18</text:p>
          </table:table-cell>
        </table:table-row>
        <table:table-row table:style-name="ro1">
          <table:table-cell table:number-columns-repeated="2" office:value-type="float" office:value="11.52" calcext:value-type="float">
            <text:p>11.52</text:p>
          </table:table-cell>
        </table:table-row>
        <table:table-row table:style-name="ro1">
          <table:table-cell office:value-type="float" office:value="8.29" calcext:value-type="float">
            <text:p>8.29</text:p>
          </table:table-cell>
          <table:table-cell office:value-type="float" office:value="9.89" calcext:value-type="float">
            <text:p>9.89</text:p>
          </table:table-cell>
        </table:table-row>
        <table:table-row table:style-name="ro1">
          <table:table-cell office:value-type="float" office:value="8.29" calcext:value-type="float">
            <text:p>8.29</text:p>
          </table:table-cell>
          <table:table-cell office:value-type="float" office:value="9.89" calcext:value-type="float">
            <text:p>9.89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4.15090909090909" calcext:value-type="float">
            <text:p>4.15090909090909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6.13333333333333" calcext:value-type="float">
            <text:p>6.13333333333333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3.77764705882353" calcext:value-type="float">
            <text:p>3.77764705882353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3.72833333333333" calcext:value-type="float">
            <text:p>3.72833333333333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4.1025" calcext:value-type="float">
            <text:p>4.10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443" calcext:value-type="float">
            <text:p>8.44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.772" calcext:value-type="float">
            <text:p>3.772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6.965" calcext:value-type="float">
            <text:p>6.965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11.8433333333333" calcext:value-type="float">
            <text:p>11.8433333333333</text:p>
          </table:table-cell>
        </table:table-row>
        <table:table-row table:style-name="ro1">
          <table:table-cell office:value-type="float" office:value="134.1" calcext:value-type="float">
            <text:p>134.1</text:p>
          </table:table-cell>
          <table:table-cell office:value-type="float" office:value="133.666666666667" calcext:value-type="float">
            <text:p>133.666666666667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3.36625" calcext:value-type="float">
            <text:p>3.36625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4.38727272727273" calcext:value-type="float">
            <text:p>4.387272727272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9.30555555555555" calcext:value-type="float">
            <text:p>9.30555555555555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4.89083333333333" calcext:value-type="float">
            <text:p>4.89083333333333</text:p>
          </table:table-cell>
        </table:table-row>
        <table:table-row table:style-name="ro1">
          <table:table-cell table:number-columns-repeated="2" office:value-type="float" office:value="8.36" calcext:value-type="float">
            <text:p>8.36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19.67" calcext:value-type="float">
            <text:p>19.67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3.995" calcext:value-type="float">
            <text:p>3.995</text:p>
          </table:table-cell>
        </table:table-row>
        <table:table-row table:style-name="ro1">
          <table:table-cell office:value-type="float" office:value="19.84" calcext:value-type="float">
            <text:p>19.84</text:p>
          </table:table-cell>
          <table:table-cell office:value-type="float" office:value="22.5266666666667" calcext:value-type="float">
            <text:p>22.5266666666667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2.98666666666667" calcext:value-type="float">
            <text:p>2.9866666666666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5.91333333333333" calcext:value-type="float">
            <text:p>5.91333333333333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13.5842857142857" calcext:value-type="float">
            <text:p>13.5842857142857</text:p>
          </table:table-cell>
        </table:table-row>
        <table:table-row table:style-name="ro1">
          <table:table-cell table:number-columns-repeated="2"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.834" calcext:value-type="float">
            <text:p>6.834</text:p>
          </table:table-cell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6.70375" calcext:value-type="float">
            <text:p>6.7037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27086666666667" calcext:value-type="float">
            <text:p>1.2708666666666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.48125" calcext:value-type="float">
            <text:p>2.48125</text:p>
          </table:table-cell>
        </table:table-row>
        <table:table-row table:style-name="ro1">
          <table:table-cell office:value-type="float" office:value="90.3" calcext:value-type="float">
            <text:p>90.3</text:p>
          </table:table-cell>
          <table:table-cell office:value-type="float" office:value="95.284" calcext:value-type="float">
            <text:p>95.284</text:p>
          </table:table-cell>
        </table:table-row>
        <table:table-row table:style-name="ro1">
          <table:table-cell office:value-type="float" office:value="17.61" calcext:value-type="float">
            <text:p>17.61</text:p>
          </table:table-cell>
          <table:table-cell office:value-type="float" office:value="17.226" calcext:value-type="float">
            <text:p>17.226</text:p>
          </table:table-cell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4.6184" calcext:value-type="float">
            <text:p>4.6184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0.887434782608695" calcext:value-type="float">
            <text:p>0.887434782608695</text:p>
          </table:table-cell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7.87571428571429" calcext:value-type="float">
            <text:p>7.87571428571429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3.88083333333333" calcext:value-type="float">
            <text:p>3.88083333333333</text:p>
          </table:table-cell>
        </table:table-row>
        <table:table-row table:style-name="ro1">
          <table:table-cell office:value-type="float" office:value="8.83" calcext:value-type="float">
            <text:p>8.83</text:p>
          </table:table-cell>
          <table:table-cell office:value-type="float" office:value="8.98625" calcext:value-type="float">
            <text:p>8.98625</text:p>
          </table:table-cell>
        </table:table-row>
        <table:table-row table:style-name="ro1">
          <table:table-cell office:value-type="float" office:value="92.5" calcext:value-type="float">
            <text:p>92.5</text:p>
          </table:table-cell>
          <table:table-cell office:value-type="float" office:value="93.836" calcext:value-type="float">
            <text:p>93.836</text:p>
          </table:table-cell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7.01222222222222" calcext:value-type="float">
            <text:p>7.01222222222222</text:p>
          </table:table-cell>
        </table:table-row>
        <table:table-row table:style-name="ro1">
          <table:table-cell office:value-type="float" office:value="19.31" calcext:value-type="float">
            <text:p>19.31</text:p>
          </table:table-cell>
          <table:table-cell office:value-type="float" office:value="20.8085714285714" calcext:value-type="float">
            <text:p>20.8085714285714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3.968" calcext:value-type="float">
            <text:p>3.968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5.02125" calcext:value-type="float">
            <text:p>15.02125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3.34454545454545" calcext:value-type="float">
            <text:p>3.34454545454545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4.34647058823529" calcext:value-type="float">
            <text:p>4.34647058823529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34.87" calcext:value-type="float">
            <text:p>34.87</text:p>
          </table:table-cell>
          <table:table-cell office:value-type="float" office:value="29.7555555555556" calcext:value-type="float">
            <text:p>29.7555555555556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3.77764705882353" calcext:value-type="float">
            <text:p>3.77764705882353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float" office:value="19.91" calcext:value-type="float">
            <text:p>19.91</text:p>
          </table:table-cell>
          <table:table-cell office:value-type="float" office:value="19.1966666666667" calcext:value-type="float">
            <text:p>19.1966666666667</text:p>
          </table:table-cell>
        </table:table-row>
        <table:table-row table:style-name="ro1">
          <table:table-cell office:value-type="float" office:value="7.29" calcext:value-type="float">
            <text:p>7.29</text:p>
          </table:table-cell>
          <table:table-cell office:value-type="float" office:value="7.24214285714286" calcext:value-type="float">
            <text:p>7.2421428571428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6.16111111111111" calcext:value-type="float">
            <text:p>6.1611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4.67666666666667" calcext:value-type="float">
            <text:p>4.67666666666667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table:number-columns-repeated="2" office:value-type="float" office:value="35.12" calcext:value-type="float">
            <text:p>35.12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0.618" calcext:value-type="float">
            <text:p>10.618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7.5625" calcext:value-type="float">
            <text:p>17.5625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3.25333333333333" calcext:value-type="float">
            <text:p>3.25333333333333</text:p>
          </table:table-cell>
        </table:table-row>
        <table:table-row table:style-name="ro1">
          <table:table-cell office:value-type="float" office:value="42.72" calcext:value-type="float">
            <text:p>42.72</text:p>
          </table:table-cell>
          <table:table-cell office:value-type="float" office:value="46.18" calcext:value-type="float">
            <text:p>46.18</text:p>
          </table:table-cell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6.86" calcext:value-type="float">
            <text:p>6.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29.7555555555556" calcext:value-type="float">
            <text:p>29.7555555555556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1">
          <table:table-cell office:value-type="float" office:value="20.45" calcext:value-type="float">
            <text:p>20.45</text:p>
          </table:table-cell>
          <table:table-cell office:value-type="float" office:value="18.7371428571429" calcext:value-type="float">
            <text:p>18.7371428571429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14.6825" calcext:value-type="float">
            <text:p>14.6825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62.6185714285714" calcext:value-type="float">
            <text:p>62.6185714285714</text:p>
          </table:table-cell>
        </table:table-row>
        <table:table-row table:style-name="ro1">
          <table:table-cell office:value-type="float" office:value="19.21" calcext:value-type="float">
            <text:p>19.21</text:p>
          </table:table-cell>
          <table:table-cell office:value-type="float" office:value="19.67" calcext:value-type="float">
            <text:p>19.6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.48888888888889" calcext:value-type="float">
            <text:p>4.48888888888889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4.578" calcext:value-type="float">
            <text:p>4.578</text:p>
          </table:table-cell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9.5525" calcext:value-type="float">
            <text:p>9.5525</text:p>
          </table:table-cell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8.765" calcext:value-type="float">
            <text:p>8.7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4.46125" calcext:value-type="float">
            <text:p>4.46125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51.7628571428571" calcext:value-type="float">
            <text:p>51.7628571428571</text:p>
          </table:table-cell>
        </table:table-row>
        <table:table-row table:style-name="ro1">
          <table:table-cell office:value-type="float" office:value="9.13" calcext:value-type="float">
            <text:p>9.13</text:p>
          </table:table-cell>
          <table:table-cell office:value-type="float" office:value="7.95222222222222" calcext:value-type="float">
            <text:p>7.95222222222222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4.39928571428571" calcext:value-type="float">
            <text:p>4.39928571428571</text:p>
          </table:table-cell>
        </table:table-row>
        <table:table-row table:style-name="ro1">
          <table:table-cell office:value-type="float" office:value="13.77" calcext:value-type="float">
            <text:p>13.77</text:p>
          </table:table-cell>
          <table:table-cell office:value-type="float" office:value="12.6183333333333" calcext:value-type="float">
            <text:p>12.6183333333333</text:p>
          </table:table-cell>
        </table:table-row>
        <table:table-row table:style-name="ro1">
          <table:table-cell office:value-type="float" office:value="14.31" calcext:value-type="float">
            <text:p>14.31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3.88083333333333" calcext:value-type="float">
            <text:p>3.88083333333333</text:p>
          </table:table-cell>
        </table:table-row>
        <table:table-row table:style-name="ro1">
          <table:table-cell office:value-type="float" office:value="17.81" calcext:value-type="float">
            <text:p>17.81</text:p>
          </table:table-cell>
          <table:table-cell office:value-type="float" office:value="12.57" calcext:value-type="float">
            <text:p>12.57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4.64333333333333" calcext:value-type="float">
            <text:p>4.64333333333333</text:p>
          </table:table-cell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17.3766666666667" calcext:value-type="float">
            <text:p>17.3766666666667</text:p>
          </table:table-cell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9.61666666666667" calcext:value-type="float">
            <text:p>9.61666666666667</text:p>
          </table:table-cell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8.93" calcext:value-type="float">
            <text:p>8.93</text:p>
          </table:table-cell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11.3333333333333" calcext:value-type="float">
            <text:p>11.3333333333333</text:p>
          </table:table-cell>
        </table:table-row>
        <table:table-row table:style-name="ro1">
          <table:table-cell office:value-type="float" office:value="30.26" calcext:value-type="float">
            <text:p>30.26</text:p>
          </table:table-cell>
          <table:table-cell office:value-type="float" office:value="38.724" calcext:value-type="float">
            <text:p>38.724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.11857142857143" calcext:value-type="float">
            <text:p>4.118571428571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78625" calcext:value-type="float">
            <text:p>19.78625</text:p>
          </table:table-cell>
        </table:table-row>
        <table:table-row table:style-name="ro1">
          <table:table-cell office:value-type="float" office:value="29.86" calcext:value-type="float">
            <text:p>29.86</text:p>
          </table:table-cell>
          <table:table-cell office:value-type="float" office:value="31.245" calcext:value-type="float">
            <text:p>31.24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225" calcext:value-type="float">
            <text:p>5.225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5.96" calcext:value-type="float">
            <text:p>5.96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7.24214285714286" calcext:value-type="float">
            <text:p>7.24214285714286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3.63692307692308" calcext:value-type="float">
            <text:p>3.63692307692308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4.46125" calcext:value-type="float">
            <text:p>4.46125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7.24214285714286" calcext:value-type="float">
            <text:p>7.24214285714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0.805" calcext:value-type="float">
            <text:p>10.805</text:p>
          </table:table-cell>
          <table:table-cell office:value-type="float" office:value="16.886875" calcext:value-type="float">
            <text:p>16.886875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6.834" calcext:value-type="float">
            <text:p>6.8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.1425" calcext:value-type="float">
            <text:p>28.14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7466666666667" calcext:value-type="float">
            <text:p>2.87466666666667</text:p>
          </table:table-cell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6.27333333333333" calcext:value-type="float">
            <text:p>6.27333333333333</text:p>
          </table:table-cell>
        </table:table-row>
        <table:table-row table:style-name="ro1">
          <table:table-cell table:number-columns-repeated="2"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59222222222222" calcext:value-type="float">
            <text:p>7.59222222222222</text:p>
          </table:table-cell>
        </table:table-row>
        <table:table-row table:style-name="ro1">
          <table:table-cell office:value-type="float" office:value="142.05" calcext:value-type="float">
            <text:p>142.05</text:p>
          </table:table-cell>
          <table:table-cell office:value-type="float" office:value="105.772222222222" calcext:value-type="float">
            <text:p>105.772222222222</text:p>
          </table:table-cell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9.89" calcext:value-type="float">
            <text:p>9.89</text:p>
          </table:table-cell>
        </table:table-row>
        <table:table-row table:style-name="ro1">
          <table:table-cell office:value-type="float" office:value="30.55" calcext:value-type="float">
            <text:p>30.55</text:p>
          </table:table-cell>
          <table:table-cell office:value-type="float" office:value="31.825" calcext:value-type="float">
            <text:p>31.825</text:p>
          </table:table-cell>
        </table:table-row>
        <table:table-row table:style-name="ro1">
          <table:table-cell office:value-type="float" office:value="38.69" calcext:value-type="float">
            <text:p>38.69</text:p>
          </table:table-cell>
          <table:table-cell office:value-type="float" office:value="38.5714285714286" calcext:value-type="float">
            <text:p>38.57142857142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121.325" calcext:value-type="float">
            <text:p>121.325</text:p>
          </table:table-cell>
        </table:table-row>
        <table:table-row table:style-name="ro1">
          <table:table-cell office:value-type="float" office:value="104.07" calcext:value-type="float">
            <text:p>104.07</text:p>
          </table:table-cell>
          <table:table-cell office:value-type="float" office:value="99.302" calcext:value-type="float">
            <text:p>99.302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8.82875" calcext:value-type="float">
            <text:p>8.82875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26.2825" calcext:value-type="float">
            <text:p>26.2825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4.40103448275862" calcext:value-type="float">
            <text:p>4.40103448275862</text:p>
          </table:table-cell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float" office:value="19.21" calcext:value-type="float">
            <text:p>19.21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.16111111111111" calcext:value-type="float">
            <text:p>9.16111111111111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6.585" calcext:value-type="float">
            <text:p>6.5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4.70894736842105" calcext:value-type="float">
            <text:p>4.70894736842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table:number-columns-repeated="2" office:value-type="float" office:value="5.56" calcext:value-type="float">
            <text:p>5.56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4.29583333333333" calcext:value-type="float">
            <text:p>4.29583333333333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21.9922222222222" calcext:value-type="float">
            <text:p>21.9922222222222</text:p>
          </table:table-cell>
        </table:table-row>
        <table:table-row table:style-name="ro1">
          <table:table-cell office:value-type="float" office:value="171.9" calcext:value-type="float">
            <text:p>171.9</text:p>
          </table:table-cell>
          <table:table-cell office:value-type="float" office:value="176.022222222222" calcext:value-type="float">
            <text:p>176.022222222222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4.34090909090909" calcext:value-type="float">
            <text:p>4.34090909090909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4.205" calcext:value-type="float">
            <text:p>4.2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6.0475" calcext:value-type="float">
            <text:p>6.0475</text:p>
          </table:table-cell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8.98625" calcext:value-type="float">
            <text:p>8.98625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8.04333333333333" calcext:value-type="float">
            <text:p>8.04333333333333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21.4272727272727" calcext:value-type="float">
            <text:p>21.4272727272727</text:p>
          </table:table-cell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8.82875" calcext:value-type="float">
            <text:p>8.82875</text:p>
          </table:table-cell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8.30375" calcext:value-type="float">
            <text:p>8.3037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887434782608695" calcext:value-type="float">
            <text:p>0.887434782608695</text:p>
          </table:table-cell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6.89375" calcext:value-type="float">
            <text:p>6.8937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7.606" calcext:value-type="float">
            <text:p>7.606</text:p>
          </table:table-cell>
        </table:table-row>
        <table:table-row table:style-name="ro1">
          <table:table-cell office:value-type="float" office:value="60.13" calcext:value-type="float">
            <text:p>60.13</text:p>
          </table:table-cell>
          <table:table-cell office:value-type="float" office:value="79.63" calcext:value-type="float">
            <text:p>79.63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4.11857142857143" calcext:value-type="float">
            <text:p>4.11857142857143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5.938" calcext:value-type="float">
            <text:p>15.938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887434782608695" calcext:value-type="float">
            <text:p>0.887434782608695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.80428571428572" calcext:value-type="float">
            <text:p>5.80428571428572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1.81222222222222" calcext:value-type="float">
            <text:p>1.812222222222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42166666666667" calcext:value-type="float">
            <text:p>5.42166666666667</text:p>
          </table:table-cell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6.70375" calcext:value-type="float">
            <text:p>6.70375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7.50222222222222" calcext:value-type="float">
            <text:p>7.50222222222222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586" calcext:value-type="float">
            <text:p>3.586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5.42166666666667" calcext:value-type="float">
            <text:p>5.42166666666667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3.73076923076923" calcext:value-type="float">
            <text:p>3.73076923076923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6.70375" calcext:value-type="float">
            <text:p>6.70375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3.21114285714286" calcext:value-type="float">
            <text:p>3.211142857142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.675" calcext:value-type="float">
            <text:p>30.67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.71571428571429" calcext:value-type="float">
            <text:p>9.71571428571429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3.13333333333333" calcext:value-type="float">
            <text:p>3.13333333333333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.81222222222222" calcext:value-type="float">
            <text:p>1.8122222222222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.48125" calcext:value-type="float">
            <text:p>2.48125</text:p>
          </table:table-cell>
        </table:table-row>
        <table:table-row table:style-name="ro1">
          <table:table-cell office:value-type="float" office:value="171.5" calcext:value-type="float">
            <text:p>171.5</text:p>
          </table:table-cell>
          <table:table-cell office:value-type="float" office:value="176.022222222222" calcext:value-type="float">
            <text:p>176.022222222222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4.38727272727273" calcext:value-type="float">
            <text:p>4.387272727272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4.6184" calcext:value-type="float">
            <text:p>4.61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15" calcext:value-type="float">
            <text:p>3.915</text:p>
          </table:table-cell>
        </table:table-row>
        <table:table-row table:style-name="ro1">
          <table:table-cell office:value-type="float" office:value="37.73" calcext:value-type="float">
            <text:p>37.73</text:p>
          </table:table-cell>
          <table:table-cell office:value-type="float" office:value="35.7466666666667" calcext:value-type="float">
            <text:p>35.74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875" calcext:value-type="float">
            <text:p>3.3875</text:p>
          </table:table-cell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8.04333333333333" calcext:value-type="float">
            <text:p>8.04333333333333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1.3333333333333" calcext:value-type="float">
            <text:p>11.3333333333333</text:p>
          </table:table-cell>
        </table:table-row>
        <table:table-row table:style-name="ro1">
          <table:table-cell office:value-type="float" office:value="19.88" calcext:value-type="float">
            <text:p>19.88</text:p>
          </table:table-cell>
          <table:table-cell office:value-type="float" office:value="22.5266666666667" calcext:value-type="float">
            <text:p>22.5266666666667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4.11857142857143" calcext:value-type="float">
            <text:p>4.11857142857143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21.4983333333333" calcext:value-type="float">
            <text:p>21.4983333333333</text:p>
          </table:table-cell>
        </table:table-row>
        <table:table-row table:style-name="ro1">
          <table:table-cell office:value-type="float" office:value="19.55" calcext:value-type="float">
            <text:p>19.55</text:p>
          </table:table-cell>
          <table:table-cell office:value-type="float" office:value="17.6183333333333" calcext:value-type="float">
            <text:p>17.61833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.5507142857143" calcext:value-type="float">
            <text:p>16.550714285714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606" calcext:value-type="float">
            <text:p>1.606</text:p>
          </table:table-cell>
        </table:table-row>
        <table:table-row table:style-name="ro1">
          <table:table-cell office:value-type="float" office:value="63.8" calcext:value-type="float">
            <text:p>63.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11" calcext:value-type="float">
            <text:p>17.11</text:p>
          </table:table-cell>
          <table:table-cell office:value-type="float" office:value="16.6344444444444" calcext:value-type="float">
            <text:p>16.63444444444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40103448275862" calcext:value-type="float">
            <text:p>4.40103448275862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4.54166666666667" calcext:value-type="float">
            <text:p>4.54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40103448275862" calcext:value-type="float">
            <text:p>4.4010344827586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.27166666666667" calcext:value-type="float">
            <text:p>4.27166666666667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33.5725" calcext:value-type="float">
            <text:p>33.5725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3.968" calcext:value-type="float">
            <text:p>3.968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.3524" calcext:value-type="float">
            <text:p>9.3524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4.27166666666667" calcext:value-type="float">
            <text:p>4.2716666666666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.81222222222222" calcext:value-type="float">
            <text:p>1.81222222222222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6.9225" calcext:value-type="float">
            <text:p>6.9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73.5" calcext:value-type="float">
            <text:p>173.5</text:p>
          </table:table-cell>
          <table:table-cell office:value-type="float" office:value="176.022222222222" calcext:value-type="float">
            <text:p>176.022222222222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23.7383333333333" calcext:value-type="float">
            <text:p>23.7383333333333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4.18111111111111" calcext:value-type="float">
            <text:p>4.18111111111111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69.8" calcext:value-type="float">
            <text:p>69.8</text:p>
          </table:table-cell>
          <table:table-cell office:value-type="float" office:value="69.818" calcext:value-type="float">
            <text:p>69.818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8.5914285714286" calcext:value-type="float">
            <text:p>18.5914285714286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6.83888888888889" calcext:value-type="float">
            <text:p>6.83888888888889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3.9567" calcext:value-type="float">
            <text:p>3.9567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20.5533333333333" calcext:value-type="float">
            <text:p>20.5533333333333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3.9567" calcext:value-type="float">
            <text:p>3.9567</text:p>
          </table:table-cell>
        </table:table-row>
        <table:table-row table:style-name="ro1">
          <table:table-cell office:value-type="float" office:value="30.16" calcext:value-type="float">
            <text:p>30.16</text:p>
          </table:table-cell>
          <table:table-cell office:value-type="float" office:value="33.65875" calcext:value-type="float">
            <text:p>33.658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825" calcext:value-type="float">
            <text:p>6.825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4.22214285714286" calcext:value-type="float">
            <text:p>4.22214285714286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0545454545455" calcext:value-type="float">
            <text:p>3.505454545454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.14875" calcext:value-type="float">
            <text:p>19.14875</text:p>
          </table:table-cell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121.325" calcext:value-type="float">
            <text:p>121.325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4.73" calcext:value-type="float">
            <text:p>4.73</text:p>
          </table:table-cell>
        </table:table-row>
        <table:table-row table:style-name="ro1">
          <table:table-cell office:value-type="float" office:value="12.74" calcext:value-type="float">
            <text:p>12.74</text:p>
          </table:table-cell>
          <table:table-cell office:value-type="float" office:value="12.832" calcext:value-type="float">
            <text:p>12.832</text:p>
          </table:table-cell>
        </table:table-row>
        <table:table-row table:style-name="ro1">
          <table:table-cell office:value-type="float" office:value="17.32" calcext:value-type="float">
            <text:p>17.32</text:p>
          </table:table-cell>
          <table:table-cell office:value-type="float" office:value="17.8166666666667" calcext:value-type="float">
            <text:p>17.8166666666667</text:p>
          </table:table-cell>
        </table:table-row>
        <table:table-row table:style-name="ro1">
          <table:table-cell office:value-type="float" office:value="-12.95" calcext:value-type="float">
            <text:p>-12.95</text:p>
          </table:table-cell>
          <table:table-cell office:value-type="float" office:value="-10.7033333333333" calcext:value-type="float">
            <text:p>-10.7033333333333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.73" calcext:value-type="float">
            <text:p>9.73</text:p>
          </table:table-cell>
        </table:table-row>
        <table:table-row table:style-name="ro1">
          <table:table-cell office:value-type="float" office:value="13.19" calcext:value-type="float">
            <text:p>13.19</text:p>
          </table:table-cell>
          <table:table-cell office:value-type="float" office:value="12.832" calcext:value-type="float">
            <text:p>12.8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17.3707142857143" calcext:value-type="float">
            <text:p>17.3707142857143</text:p>
          </table:table-cell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float" office:value="8.22777777777778" calcext:value-type="float">
            <text:p>8.22777777777778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20.77" calcext:value-type="float">
            <text:p>20.77</text:p>
          </table:table-cell>
          <table:table-cell office:value-type="float" office:value="20.7233333333333" calcext:value-type="float">
            <text:p>20.7233333333333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7.309" calcext:value-type="float">
            <text:p>7.309</text:p>
          </table:table-cell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7.08285714285714" calcext:value-type="float">
            <text:p>7.08285714285714</text:p>
          </table:table-cell>
        </table:table-row>
        <table:table-row table:style-name="ro1">
          <table:table-cell office:value-type="float" office:value="20.47" calcext:value-type="float">
            <text:p>20.47</text:p>
          </table:table-cell>
          <table:table-cell office:value-type="float" office:value="26.2825" calcext:value-type="float">
            <text:p>26.2825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4.48888888888889" calcext:value-type="float">
            <text:p>4.48888888888889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4.67666666666667" calcext:value-type="float">
            <text:p>4.67666666666667</text:p>
          </table:table-cell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7.692" calcext:value-type="float">
            <text:p>7.692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4.61375" calcext:value-type="float">
            <text:p>4.61375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table:number-columns-repeated="2" office:value-type="float" office:value="6.18" calcext:value-type="float">
            <text:p>6.18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8.38333333333334" calcext:value-type="float">
            <text:p>8.38333333333334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3.73076923076923" calcext:value-type="float">
            <text:p>3.73076923076923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3.77764705882353" calcext:value-type="float">
            <text:p>3.77764705882353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7.59222222222222" calcext:value-type="float">
            <text:p>7.59222222222222</text:p>
          </table:table-cell>
        </table:table-row>
        <table:table-row table:style-name="ro1">
          <table:table-cell office:value-type="float" office:value="9.91" calcext:value-type="float">
            <text:p>9.91</text:p>
          </table:table-cell>
          <table:table-cell office:value-type="float" office:value="9.88625" calcext:value-type="float">
            <text:p>9.88625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4.245" calcext:value-type="float">
            <text:p>4.245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3.21114285714286" calcext:value-type="float">
            <text:p>3.21114285714286</text:p>
          </table:table-cell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12.0493333333333" calcext:value-type="float">
            <text:p>12.049333333333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4.348" calcext:value-type="float">
            <text:p>4.348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43714285714286" calcext:value-type="float">
            <text:p>2.43714285714286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4.39928571428571" calcext:value-type="float">
            <text:p>4.39928571428571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109.1" calcext:value-type="float">
            <text:p>109.1</text:p>
          </table:table-cell>
        </table:table-row>
        <table:table-row table:style-name="ro1">
          <table:table-cell office:value-type="float" office:value="8.69" calcext:value-type="float">
            <text:p>8.69</text:p>
          </table:table-cell>
          <table:table-cell office:value-type="float" office:value="8.04333333333333" calcext:value-type="float">
            <text:p>8.04333333333333</text:p>
          </table:table-cell>
        </table:table-row>
        <table:table-row table:style-name="ro1">
          <table:table-cell office:value-type="float" office:value="76.38" calcext:value-type="float">
            <text:p>76.38</text:p>
          </table:table-cell>
          <table:table-cell office:value-type="float" office:value="79.74" calcext:value-type="float">
            <text:p>79.74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19.78625" calcext:value-type="float">
            <text:p>19.78625</text:p>
          </table:table-cell>
        </table:table-row>
        <table:table-row table:style-name="ro1">
          <table:table-cell table:number-columns-repeated="2" office:value-type="float" office:value="9.28" calcext:value-type="float">
            <text:p>9.28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3.995" calcext:value-type="float">
            <text:p>3.995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9.58777777777778" calcext:value-type="float">
            <text:p>9.58777777777778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8.30375" calcext:value-type="float">
            <text:p>8.30375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4.34647058823529" calcext:value-type="float">
            <text:p>4.346470588235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30.41" calcext:value-type="float">
            <text:p>30.41</text:p>
          </table:table-cell>
          <table:table-cell office:value-type="float" office:value="29.19875" calcext:value-type="float">
            <text:p>29.1987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34307692307692" calcext:value-type="float">
            <text:p>4.34307692307692</text:p>
          </table:table-cell>
        </table:table-row>
        <table:table-row table:style-name="ro1">
          <table:table-cell office:value-type="float" office:value="176.6" calcext:value-type="float">
            <text:p>176.6</text:p>
          </table:table-cell>
          <table:table-cell office:value-type="float" office:value="176.022222222222" calcext:value-type="float">
            <text:p>176.0222222222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3866666666667" calcext:value-type="float">
            <text:p>13.3866666666667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20.6514285714286" calcext:value-type="float">
            <text:p>20.6514285714286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8.98625" calcext:value-type="float">
            <text:p>8.98625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3.88083333333333" calcext:value-type="float">
            <text:p>3.88083333333333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3.28" calcext:value-type="float">
            <text:p>13.28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4.34090909090909" calcext:value-type="float">
            <text:p>4.34090909090909</text:p>
          </table:table-cell>
        </table:table-row>
        <table:table-row table:style-name="ro1">
          <table:table-cell office:value-type="float" office:value="13.15" calcext:value-type="float">
            <text:p>13.15</text:p>
          </table:table-cell>
          <table:table-cell office:value-type="float" office:value="13.3866666666667" calcext:value-type="float">
            <text:p>13.3866666666667</text:p>
          </table:table-cell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38.6066666666667" calcext:value-type="float">
            <text:p>38.6066666666667</text:p>
          </table:table-cell>
        </table:table-row>
        <table:table-row table:style-name="ro1">
          <table:table-cell office:value-type="float" office:value="87.6" calcext:value-type="float">
            <text:p>87.6</text:p>
          </table:table-cell>
          <table:table-cell office:value-type="float" office:value="95.284" calcext:value-type="float">
            <text:p>95.284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4.76142857142857" calcext:value-type="float">
            <text:p>4.761428571428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5928571428571" calcext:value-type="float">
            <text:p>3.35928571428571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.21" calcext:value-type="float">
            <text:p>19.21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11.6142857142857" calcext:value-type="float">
            <text:p>11.6142857142857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4.61375" calcext:value-type="float">
            <text:p>4.61375</text:p>
          </table:table-cell>
        </table:table-row>
        <table:table-row table:style-name="ro1">
          <table:table-cell office:value-type="float" office:value="14.22" calcext:value-type="float">
            <text:p>14.22</text:p>
          </table:table-cell>
          <table:table-cell office:value-type="float" office:value="14.58" calcext:value-type="float">
            <text:p>14.58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1.792" calcext:value-type="float">
            <text:p>1.792</text:p>
          </table:table-cell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10.618" calcext:value-type="float">
            <text:p>10.618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3.31142857142857" calcext:value-type="float">
            <text:p>3.31142857142857</text:p>
          </table:table-cell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8.3025" calcext:value-type="float">
            <text:p>8.3025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7.825" calcext:value-type="float">
            <text:p>7.825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1.81222222222222" calcext:value-type="float">
            <text:p>1.81222222222222</text:p>
          </table:table-cell>
        </table:table-row>
        <table:table-row table:style-name="ro1">
          <table:table-cell office:value-type="float" office:value="16.59" calcext:value-type="float">
            <text:p>16.59</text:p>
          </table:table-cell>
          <table:table-cell office:value-type="float" office:value="23.2333333333333" calcext:value-type="float">
            <text:p>23.2333333333333</text:p>
          </table:table-cell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9.88625" calcext:value-type="float">
            <text:p>9.8862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6.27333333333333" calcext:value-type="float">
            <text:p>6.27333333333333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4.22214285714286" calcext:value-type="float">
            <text:p>4.22214285714286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3.73076923076923" calcext:value-type="float">
            <text:p>3.73076923076923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3.50545454545455" calcext:value-type="float">
            <text:p>3.50545454545455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4.12933333333333" calcext:value-type="float">
            <text:p>4.12933333333333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3.21114285714286" calcext:value-type="float">
            <text:p>3.21114285714286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.268" calcext:value-type="float">
            <text:p>3.268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4.255" calcext:value-type="float">
            <text:p>14.255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3.18571428571429" calcext:value-type="float">
            <text:p>3.18571428571429</text:p>
          </table:table-cell>
        </table:table-row>
        <table:table-row table:style-name="ro1">
          <table:table-cell office:value-type="float" office:value="18.39" calcext:value-type="float">
            <text:p>18.39</text:p>
          </table:table-cell>
          <table:table-cell office:value-type="float" office:value="18.7371428571429" calcext:value-type="float">
            <text:p>18.737142857142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4.348" calcext:value-type="float">
            <text:p>4.348</text:p>
          </table:table-cell>
        </table:table-row>
        <table:table-row table:style-name="ro1">
          <table:table-cell table:number-columns-repeated="2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28.8" calcext:value-type="float">
            <text:p>128.8</text:p>
          </table:table-cell>
          <table:table-cell office:value-type="float" office:value="128.5" calcext:value-type="float">
            <text:p>128.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64333333333333" calcext:value-type="float">
            <text:p>4.64333333333333</text:p>
          </table:table-cell>
        </table:table-row>
        <table:table-row table:style-name="ro1">
          <table:table-cell office:value-type="float" office:value="17.74" calcext:value-type="float">
            <text:p>17.74</text:p>
          </table:table-cell>
          <table:table-cell office:value-type="float" office:value="16.6344444444444" calcext:value-type="float">
            <text:p>16.6344444444444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33.65875" calcext:value-type="float">
            <text:p>33.65875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7.04875" calcext:value-type="float">
            <text:p>17.04875</text:p>
          </table:table-cell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6.585" calcext:value-type="float">
            <text:p>6.585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4.67666666666667" calcext:value-type="float">
            <text:p>4.6766666666666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.35666666666667" calcext:value-type="float">
            <text:p>3.35666666666667</text:p>
          </table:table-cell>
        </table:table-row>
        <table:table-row table:style-name="ro1">
          <table:table-cell office:value-type="float" office:value="14.31" calcext:value-type="float">
            <text:p>14.31</text:p>
          </table:table-cell>
          <table:table-cell office:value-type="float" office:value="14.655" calcext:value-type="float">
            <text:p>14.655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14.21" calcext:value-type="float">
            <text:p>14.21</text:p>
          </table:table-cell>
          <table:table-cell office:value-type="float" office:value="17.86" calcext:value-type="float">
            <text:p>17.86</text:p>
          </table:table-cell>
        </table:table-row>
        <table:table-row table:style-name="ro1">
          <table:table-cell office:value-type="float" office:value="49.71" calcext:value-type="float">
            <text:p>49.71</text:p>
          </table:table-cell>
          <table:table-cell office:value-type="float" office:value="51.2133333333333" calcext:value-type="float">
            <text:p>51.2133333333333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3.5842857142857" calcext:value-type="float">
            <text:p>13.5842857142857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office:value-type="float" office:value="15.16" calcext:value-type="float">
            <text:p>15.16</text:p>
          </table:table-cell>
          <table:table-cell office:value-type="float" office:value="18.5914285714286" calcext:value-type="float">
            <text:p>18.59142857142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71428571428572" calcext:value-type="float">
            <text:p>4.7142857142857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.772" calcext:value-type="float">
            <text:p>3.772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6.27333333333333" calcext:value-type="float">
            <text:p>6.27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26.7" calcext:value-type="float">
            <text:p>126.7</text:p>
          </table:table-cell>
          <table:table-cell office:value-type="float" office:value="131.1" calcext:value-type="float">
            <text:p>131.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70894736842105" calcext:value-type="float">
            <text:p>4.70894736842105</text:p>
          </table:table-cell>
        </table:table-row>
        <table:table-row table:style-name="ro1">
          <table:table-cell office:value-type="float" office:value="26.11" calcext:value-type="float">
            <text:p>26.11</text:p>
          </table:table-cell>
          <table:table-cell office:value-type="float" office:value="24.9475" calcext:value-type="float">
            <text:p>24.9475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6.6344444444444" calcext:value-type="float">
            <text:p>16.6344444444444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7.01222222222222" calcext:value-type="float">
            <text:p>7.01222222222222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4.54761904761905" calcext:value-type="float">
            <text:p>4.54761904761905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38.5714285714286" calcext:value-type="float">
            <text:p>38.5714285714286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18.44" calcext:value-type="float">
            <text:p>18.44</text:p>
          </table:table-cell>
          <table:table-cell office:value-type="float" office:value="18.29" calcext:value-type="float">
            <text:p>18.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585" calcext:value-type="float">
            <text:p>6.585</text:p>
          </table:table-cell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4.56" calcext:value-type="float">
            <text:p>24.56</text:p>
          </table:table-cell>
          <table:table-cell office:value-type="float" office:value="22.83125" calcext:value-type="float">
            <text:p>22.8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64.62" calcext:value-type="float">
            <text:p>64.62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3.86214285714286" calcext:value-type="float">
            <text:p>3.86214285714286</text:p>
          </table:table-cell>
        </table:table-row>
        <table:table-row table:style-name="ro1">
          <table:table-cell office:value-type="float" office:value="13.37" calcext:value-type="float">
            <text:p>13.37</text:p>
          </table:table-cell>
          <table:table-cell office:value-type="float" office:value="11.875" calcext:value-type="float">
            <text:p>11.875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4.038" calcext:value-type="float">
            <text:p>4.038</text:p>
          </table:table-cell>
        </table:table-row>
        <table:table-row table:style-name="ro1">
          <table:table-cell office:value-type="float" office:value="28.98" calcext:value-type="float">
            <text:p>28.98</text:p>
          </table:table-cell>
          <table:table-cell office:value-type="float" office:value="29.01375" calcext:value-type="float">
            <text:p>29.01375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6.33111111111111" calcext:value-type="float">
            <text:p>6.33111111111111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4.038" calcext:value-type="float">
            <text:p>4.038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3.89625" calcext:value-type="float">
            <text:p>3.89625</text:p>
          </table:table-cell>
        </table:table-row>
        <table:table-row table:style-name="ro1">
          <table:table-cell office:value-type="float" office:value="14.69" calcext:value-type="float">
            <text:p>14.69</text:p>
          </table:table-cell>
          <table:table-cell office:value-type="float" office:value="15.258" calcext:value-type="float">
            <text:p>15.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1.22" calcext:value-type="float">
            <text:p>11.22</text:p>
          </table:table-cell>
          <table:table-cell office:value-type="float" office:value="13.5842857142857" calcext:value-type="float">
            <text:p>13.584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4.06125" calcext:value-type="float">
            <text:p>4.06125</text:p>
          </table:table-cell>
        </table:table-row>
        <table:table-row table:style-name="ro1">
          <table:table-cell office:value-type="float" office:value="20.91" calcext:value-type="float">
            <text:p>20.91</text:p>
          </table:table-cell>
          <table:table-cell office:value-type="float" office:value="18.63" calcext:value-type="float">
            <text:p>18.63</text:p>
          </table:table-cell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7.24214285714286" calcext:value-type="float">
            <text:p>7.242142857142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41" calcext:value-type="float">
            <text:p>7.941</text:p>
          </table:table-cell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10.268" calcext:value-type="float">
            <text:p>10.268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4.8665714285714" calcext:value-type="float">
            <text:p>14.8665714285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8428571428572" calcext:value-type="float">
            <text:p>3.88428571428572</text:p>
          </table:table-cell>
        </table:table-row>
        <table:table-row table:style-name="ro1">
          <table:table-cell office:value-type="float" office:value="192.2" calcext:value-type="float">
            <text:p>192.2</text:p>
          </table:table-cell>
          <table:table-cell office:value-type="float" office:value="195.31" calcext:value-type="float">
            <text:p>195.31</text:p>
          </table:table-cell>
        </table:table-row>
        <table:table-row table:style-name="ro1">
          <table:table-cell office:value-type="float" office:value="100.76" calcext:value-type="float">
            <text:p>100.76</text:p>
          </table:table-cell>
          <table:table-cell office:value-type="float" office:value="95.284" calcext:value-type="float">
            <text:p>95.284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3.5842857142857" calcext:value-type="float">
            <text:p>13.5842857142857</text:p>
          </table:table-cell>
        </table:table-row>
        <table:table-row table:style-name="ro1">
          <table:table-cell office:value-type="float" office:value="12.26" calcext:value-type="float">
            <text:p>12.26</text:p>
          </table:table-cell>
          <table:table-cell office:value-type="float" office:value="12.58" calcext:value-type="float">
            <text:p>12.58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11.2166666666667" calcext:value-type="float">
            <text:p>11.2166666666667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3.35666666666667" calcext:value-type="float">
            <text:p>3.35666666666667</text:p>
          </table:table-cell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6.64571428571429" calcext:value-type="float">
            <text:p>6.64571428571429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7.68875" calcext:value-type="float">
            <text:p>7.68875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.27086666666667" calcext:value-type="float">
            <text:p>1.27086666666667</text:p>
          </table:table-cell>
        </table:table-row>
        <table:table-row table:style-name="ro1">
          <table:table-cell office:value-type="float" office:value="29.83" calcext:value-type="float">
            <text:p>29.83</text:p>
          </table:table-cell>
          <table:table-cell office:value-type="float" office:value="30.0266666666667" calcext:value-type="float">
            <text:p>30.0266666666667</text:p>
          </table:table-cell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8.22777777777778" calcext:value-type="float">
            <text:p>8.22777777777778</text:p>
          </table:table-cell>
        </table:table-row>
        <table:table-row table:style-name="ro1">
          <table:table-cell office:value-type="float" office:value="29.31" calcext:value-type="float">
            <text:p>29.31</text:p>
          </table:table-cell>
          <table:table-cell office:value-type="float" office:value="33.5725" calcext:value-type="float">
            <text:p>33.5725</text:p>
          </table:table-cell>
        </table:table-row>
        <table:table-row table:style-name="ro1">
          <table:table-cell office:value-type="float" office:value="61.42" calcext:value-type="float">
            <text:p>61.42</text:p>
          </table:table-cell>
          <table:table-cell office:value-type="float" office:value="79.63" calcext:value-type="float">
            <text:p>79.63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4.675" calcext:value-type="float">
            <text:p>14.675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3.7075" calcext:value-type="float">
            <text:p>3.7075</text:p>
          </table:table-cell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4.894" calcext:value-type="float">
            <text:p>4.894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4.61375" calcext:value-type="float">
            <text:p>4.61375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25.7311111111111" calcext:value-type="float">
            <text:p>25.7311111111111</text:p>
          </table:table-cell>
        </table:table-row>
        <table:table-row table:style-name="ro1">
          <table:table-cell office:value-type="float" office:value="18.39" calcext:value-type="float">
            <text:p>18.39</text:p>
          </table:table-cell>
          <table:table-cell office:value-type="float" office:value="18.7371428571429" calcext:value-type="float">
            <text:p>18.7371428571429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16.305" calcext:value-type="float">
            <text:p>16.305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6.946" calcext:value-type="float">
            <text:p>6.946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4.27166666666667" calcext:value-type="float">
            <text:p>4.2716666666666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.348" calcext:value-type="float">
            <text:p>4.3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71428571428572" calcext:value-type="float">
            <text:p>4.71428571428572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2.278" calcext:value-type="float">
            <text:p>2.278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81222222222222" calcext:value-type="float">
            <text:p>1.81222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63.7333333333333" calcext:value-type="float">
            <text:p>63.7333333333333</text:p>
          </table:table-cell>
        </table:table-row>
        <table:table-row table:style-name="ro1">
          <table:table-cell table:number-columns-repeated="2" office:value-type="float" office:value="85.7" calcext:value-type="float">
            <text:p>85.7</text:p>
          </table:table-cell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6.81625" calcext:value-type="float">
            <text:p>6.81625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4.32666666666667" calcext:value-type="float">
            <text:p>4.32666666666667</text:p>
          </table:table-cell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15.7115714285714" calcext:value-type="float">
            <text:p>15.7115714285714</text:p>
          </table:table-cell>
        </table:table-row>
        <table:table-row table:style-name="ro1">
          <table:table-cell office:value-type="float" office:value="25.58" calcext:value-type="float">
            <text:p>25.58</text:p>
          </table:table-cell>
          <table:table-cell office:value-type="float" office:value="25.75125" calcext:value-type="float">
            <text:p>25.75125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2.925" calcext:value-type="float">
            <text:p>2.925</text:p>
          </table:table-cell>
        </table:table-row>
        <table:table-row table:style-name="ro1">
          <table:table-cell office:value-type="float" office:value="9.97" calcext:value-type="float">
            <text:p>9.97</text:p>
          </table:table-cell>
          <table:table-cell office:value-type="float" office:value="11.0266666666667" calcext:value-type="float">
            <text:p>11.0266666666667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4.1125" calcext:value-type="float">
            <text:p>4.1125</text:p>
          </table:table-cell>
        </table:table-row>
        <table:table-row table:style-name="ro1">
          <table:table-cell table:number-columns-repeated="2" office:value-type="float" office:value="89.4" calcext:value-type="float">
            <text:p>89.4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.3975" calcext:value-type="float">
            <text:p>3.3975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1.2166666666667" calcext:value-type="float">
            <text:p>11.2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086875" calcext:value-type="float">
            <text:p>4.086875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3.608" calcext:value-type="float">
            <text:p>13.6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086875" calcext:value-type="float">
            <text:p>4.086875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3.3975" calcext:value-type="float">
            <text:p>3.3975</text:p>
          </table:table-cell>
        </table:table-row>
        <table:table-row table:style-name="ro1">
          <table:table-cell office:value-type="float" office:value="10.55" calcext:value-type="float">
            <text:p>10.55</text:p>
          </table:table-cell>
          <table:table-cell office:value-type="float" office:value="9.58777777777778" calcext:value-type="float">
            <text:p>9.58777777777778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4.67666666666667" calcext:value-type="float">
            <text:p>4.676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15" calcext:value-type="float">
            <text:p>3.915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15.258" calcext:value-type="float">
            <text:p>15.258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4.29583333333333" calcext:value-type="float">
            <text:p>4.29583333333333</text:p>
          </table:table-cell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6.89375" calcext:value-type="float">
            <text:p>6.89375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2.925" calcext:value-type="float">
            <text:p>2.925</text:p>
          </table:table-cell>
        </table:table-row>
        <table:table-row table:style-name="ro1">
          <table:table-cell office:value-type="float" office:value="10.43" calcext:value-type="float">
            <text:p>10.43</text:p>
          </table:table-cell>
          <table:table-cell office:value-type="float" office:value="9.9575" calcext:value-type="float">
            <text:p>9.9575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3.586" calcext:value-type="float">
            <text:p>3.586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5.8825" calcext:value-type="float">
            <text:p>5.8825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5.10875" calcext:value-type="float">
            <text:p>15.108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8125" calcext:value-type="float">
            <text:p>2.48125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4.42466666666667" calcext:value-type="float">
            <text:p>4.42466666666667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3.77764705882353" calcext:value-type="float">
            <text:p>3.77764705882353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8.04333333333333" calcext:value-type="float">
            <text:p>8.04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567" calcext:value-type="float">
            <text:p>3.9567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4.22411764705882" calcext:value-type="float">
            <text:p>4.22411764705882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12.2788888888889" calcext:value-type="float">
            <text:p>12.278888888888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.16666666666667" calcext:value-type="float">
            <text:p>3.16666666666667</text:p>
          </table:table-cell>
        </table:table-row>
        <table:table-row table:style-name="ro1">
          <table:table-cell office:value-type="float" office:value="31.69" calcext:value-type="float">
            <text:p>31.69</text:p>
          </table:table-cell>
          <table:table-cell office:value-type="float" office:value="31.82" calcext:value-type="float">
            <text:p>31.82</text:p>
          </table:table-cell>
        </table:table-row>
        <table:table-row table:style-name="ro1">
          <table:table-cell office:value-type="float" office:value="144.41" calcext:value-type="float">
            <text:p>144.41</text:p>
          </table:table-cell>
          <table:table-cell office:value-type="float" office:value="105.772222222222" calcext:value-type="float">
            <text:p>105.7722222222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1171428571429" calcext:value-type="float">
            <text:p>11.1171428571429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3.88083333333333" calcext:value-type="float">
            <text:p>3.88083333333333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4.54166666666667" calcext:value-type="float">
            <text:p>4.54166666666667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4.34647058823529" calcext:value-type="float">
            <text:p>4.34647058823529</text:p>
          </table:table-cell>
        </table:table-row>
        <table:table-row table:style-name="ro1">
          <table:table-cell office:value-type="float" office:value="55.52" calcext:value-type="float">
            <text:p>55.52</text:p>
          </table:table-cell>
          <table:table-cell office:value-type="float" office:value="37.7305" calcext:value-type="float">
            <text:p>37.7305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4.12933333333333" calcext:value-type="float">
            <text:p>4.12933333333333</text:p>
          </table:table-cell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5.0175" calcext:value-type="float">
            <text:p>5.0175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8.59625" calcext:value-type="float">
            <text:p>18.5962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8.87444444444444" calcext:value-type="float">
            <text:p>8.87444444444444</text:p>
          </table:table-cell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6.946" calcext:value-type="float">
            <text:p>6.9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55.8" calcext:value-type="float">
            <text:p>155.8</text:p>
          </table:table-cell>
          <table:table-cell office:value-type="float" office:value="105.772222222222" calcext:value-type="float">
            <text:p>105.772222222222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3.46666666666667" calcext:value-type="float">
            <text:p>3.46666666666667</text:p>
          </table:table-cell>
        </table:table-row>
        <table:table-row table:style-name="ro1">
          <table:table-cell table:number-columns-repeated="2" office:value-type="float" office:value="8.77" calcext:value-type="float">
            <text:p>8.77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19.3825" calcext:value-type="float">
            <text:p>19.3825</text:p>
          </table:table-cell>
        </table:table-row>
        <table:table-row table:style-name="ro1">
          <table:table-cell table:number-columns-repeated="2" office:value-type="float" office:value="31.99" calcext:value-type="float">
            <text:p>31.99</text:p>
          </table:table-cell>
        </table:table-row>
        <table:table-row table:style-name="ro1">
          <table:table-cell table:number-columns-repeated="2" office:value-type="float" office:value="8.66" calcext:value-type="float">
            <text:p>8.66</text:p>
          </table:table-cell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8.662" calcext:value-type="float">
            <text:p>8.662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3.35928571428571" calcext:value-type="float">
            <text:p>3.35928571428571</text:p>
          </table:table-cell>
        </table:table-row>
        <table:table-row table:style-name="ro1">
          <table:table-cell office:value-type="float" office:value="39.95" calcext:value-type="float">
            <text:p>39.95</text:p>
          </table:table-cell>
          <table:table-cell office:value-type="float" office:value="40.2428571428572" calcext:value-type="float">
            <text:p>40.2428571428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5.57333333333333" calcext:value-type="float">
            <text:p>5.57333333333333</text:p>
          </table:table-cell>
        </table:table-row>
        <table:table-row table:style-name="ro1">
          <table:table-cell office:value-type="float" office:value="14.72" calcext:value-type="float">
            <text:p>14.72</text:p>
          </table:table-cell>
          <table:table-cell office:value-type="float" office:value="15.258" calcext:value-type="float">
            <text:p>15.2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34333333333333" calcext:value-type="float">
            <text:p>5.34333333333333</text:p>
          </table:table-cell>
        </table:table-row>
        <table:table-row table:style-name="ro1">
          <table:table-cell office:value-type="float" office:value="10.29" calcext:value-type="float">
            <text:p>10.29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5.80428571428572" calcext:value-type="float">
            <text:p>5.80428571428572</text:p>
          </table:table-cell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9.16111111111111" calcext:value-type="float">
            <text:p>9.16111111111111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8.97333333333333" calcext:value-type="float">
            <text:p>8.97333333333333</text:p>
          </table:table-cell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9.822" calcext:value-type="float">
            <text:p>9.822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98.3" calcext:value-type="float">
            <text:p>98.3</text:p>
          </table:table-cell>
          <table:table-cell office:value-type="float" office:value="105.772222222222" calcext:value-type="float">
            <text:p>105.772222222222</text:p>
          </table:table-cell>
        </table:table-row>
        <table:table-row table:style-name="ro1">
          <table:table-cell office:value-type="float" office:value="14.19" calcext:value-type="float">
            <text:p>14.19</text:p>
          </table:table-cell>
          <table:table-cell office:value-type="float" office:value="19.315" calcext:value-type="float">
            <text:p>19.315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53.77" calcext:value-type="float">
            <text:p>53.77</text:p>
          </table:table-cell>
          <table:table-cell office:value-type="float" office:value="67.64" calcext:value-type="float">
            <text:p>67.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10.6092" calcext:value-type="float">
            <text:p>10.6092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7.602" calcext:value-type="float">
            <text:p>17.602</text:p>
          </table:table-cell>
        </table:table-row>
        <table:table-row table:style-name="ro1">
          <table:table-cell office:value-type="float" office:value="87.6" calcext:value-type="float">
            <text:p>87.6</text:p>
          </table:table-cell>
          <table:table-cell office:value-type="float" office:value="88.535" calcext:value-type="float">
            <text:p>88.535</text:p>
          </table:table-cell>
        </table:table-row>
        <table:table-row table:style-name="ro1">
          <table:table-cell office:value-type="float" office:value="17.18" calcext:value-type="float">
            <text:p>17.18</text:p>
          </table:table-cell>
          <table:table-cell office:value-type="float" office:value="17.04875" calcext:value-type="float">
            <text:p>17.048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8.662" calcext:value-type="float">
            <text:p>8.6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21.54" calcext:value-type="float">
            <text:p>21.54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.60454545454545" calcext:value-type="float">
            <text:p>4.60454545454545</text:p>
          </table:table-cell>
        </table:table-row>
        <table:table-row table:style-name="ro1">
          <table:table-cell table:number-columns-repeated="2"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29.83" calcext:value-type="float">
            <text:p>29.83</text:p>
          </table:table-cell>
          <table:table-cell office:value-type="float" office:value="28.8788888888889" calcext:value-type="float">
            <text:p>28.8788888888889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3.36625" calcext:value-type="float">
            <text:p>3.36625</text:p>
          </table:table-cell>
        </table:table-row>
        <table:table-row table:style-name="ro1">
          <table:table-cell office:value-type="float" office:value="169.3" calcext:value-type="float">
            <text:p>169.3</text:p>
          </table:table-cell>
          <table:table-cell office:value-type="float" office:value="156.951428571429" calcext:value-type="float">
            <text:p>156.951428571429</text:p>
          </table:table-cell>
        </table:table-row>
        <table:table-row table:style-name="ro1">
          <table:table-cell office:value-type="float" office:value="125.7" calcext:value-type="float">
            <text:p>125.7</text:p>
          </table:table-cell>
          <table:table-cell office:value-type="float" office:value="129.15" calcext:value-type="float">
            <text:p>129.15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float" office:value="53.26" calcext:value-type="float">
            <text:p>53.26</text:p>
          </table:table-cell>
          <table:table-cell office:value-type="float" office:value="39.832" calcext:value-type="float">
            <text:p>39.832</text:p>
          </table:table-cell>
        </table:table-row>
        <table:table-row table:style-name="ro1">
          <table:table-cell office:value-type="float" office:value="12.52" calcext:value-type="float">
            <text:p>12.52</text:p>
          </table:table-cell>
          <table:table-cell office:value-type="float" office:value="9.78" calcext:value-type="float">
            <text:p>9.78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17.86" calcext:value-type="float">
            <text:p>17.86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6.91857142857143" calcext:value-type="float">
            <text:p>6.91857142857143</text:p>
          </table:table-cell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8.152" calcext:value-type="float">
            <text:p>8.1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0266666666667" calcext:value-type="float">
            <text:p>30.0266666666667</text:p>
          </table:table-cell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4.7042" calcext:value-type="float">
            <text:p>4.70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309" calcext:value-type="float">
            <text:p>7.309</text:p>
          </table:table-cell>
        </table:table-row>
        <table:table-row table:style-name="ro1">
          <table:table-cell office:value-type="float" office:value="49.35" calcext:value-type="float">
            <text:p>49.35</text:p>
          </table:table-cell>
          <table:table-cell office:value-type="float" office:value="62.6185714285714" calcext:value-type="float">
            <text:p>62.6185714285714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22.5266666666667" calcext:value-type="float">
            <text:p>22.5266666666667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16.38" calcext:value-type="float">
            <text:p>16.38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office:value-type="float" office:value="13.86" calcext:value-type="float">
            <text:p>13.86</text:p>
          </table:table-cell>
          <table:table-cell office:value-type="float" office:value="15.55625" calcext:value-type="float">
            <text:p>15.55625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4.54166666666667" calcext:value-type="float">
            <text:p>4.54166666666667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33.65875" calcext:value-type="float">
            <text:p>33.65875</text:p>
          </table:table-cell>
        </table:table-row>
        <table:table-row table:style-name="ro1">
          <table:table-cell office:value-type="float" office:value="24.78" calcext:value-type="float">
            <text:p>24.78</text:p>
          </table:table-cell>
          <table:table-cell office:value-type="float" office:value="18.7371428571429" calcext:value-type="float">
            <text:p>18.7371428571429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4.34142857142857" calcext:value-type="float">
            <text:p>4.34142857142857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3.77764705882353" calcext:value-type="float">
            <text:p>3.77764705882353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3.77764705882353" calcext:value-type="float">
            <text:p>3.77764705882353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4.894" calcext:value-type="float">
            <text:p>4.894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4.06125" calcext:value-type="float">
            <text:p>4.06125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.60454545454545" calcext:value-type="float">
            <text:p>4.60454545454545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7.77666666666667" calcext:value-type="float">
            <text:p>7.77666666666667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37.8227777777778" calcext:value-type="float">
            <text:p>37.8227777777778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5.15333333333333" calcext:value-type="float">
            <text:p>5.15333333333333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0.6366666666667" calcext:value-type="float">
            <text:p>10.63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567" calcext:value-type="float">
            <text:p>3.9567</text:p>
          </table:table-cell>
        </table:table-row>
        <table:table-row table:style-name="ro1">
          <table:table-cell table:number-columns-repeated="2"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.45125" calcext:value-type="float">
            <text:p>3.451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.555" calcext:value-type="float">
            <text:p>40.555</text:p>
          </table:table-cell>
        </table:table-row>
        <table:table-row table:style-name="ro1">
          <table:table-cell office:value-type="float" office:value="11.13" calcext:value-type="float">
            <text:p>11.13</text:p>
          </table:table-cell>
          <table:table-cell office:value-type="float" office:value="13.5842857142857" calcext:value-type="float">
            <text:p>13.584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63.7333333333333" calcext:value-type="float">
            <text:p>63.7333333333333</text:p>
          </table:table-cell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9.044" calcext:value-type="float">
            <text:p>9.044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995" calcext:value-type="float">
            <text:p>3.995</text:p>
          </table:table-cell>
        </table:table-row>
        <table:table-row table:style-name="ro1">
          <table:table-cell office:value-type="float" office:value="22.81" calcext:value-type="float">
            <text:p>22.81</text:p>
          </table:table-cell>
          <table:table-cell office:value-type="float" office:value="21.9922222222222" calcext:value-type="float">
            <text:p>21.9922222222222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float" office:value="16.79" calcext:value-type="float">
            <text:p>16.79</text:p>
          </table:table-cell>
          <table:table-cell office:value-type="float" office:value="17.04875" calcext:value-type="float">
            <text:p>17.04875</text:p>
          </table:table-cell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10.045" calcext:value-type="float">
            <text:p>10.045</text:p>
          </table:table-cell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4.6184" calcext:value-type="float">
            <text:p>4.6184</text:p>
          </table:table-cell>
        </table:table-row>
        <table:table-row table:style-name="ro1">
          <table:table-cell office:value-type="float" office:value="14.12" calcext:value-type="float">
            <text:p>14.12</text:p>
          </table:table-cell>
          <table:table-cell office:value-type="float" office:value="12.518" calcext:value-type="float">
            <text:p>12.518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4.89083333333333" calcext:value-type="float">
            <text:p>4.8908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4.34307692307692" calcext:value-type="float">
            <text:p>4.34307692307692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4.64333333333333" calcext:value-type="float">
            <text:p>4.64333333333333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.27086666666667" calcext:value-type="float">
            <text:p>1.27086666666667</text:p>
          </table:table-cell>
        </table:table-row>
        <table:table-row table:style-name="ro1">
          <table:table-cell office:value-type="float" office:value="39.93" calcext:value-type="float">
            <text:p>39.93</text:p>
          </table:table-cell>
          <table:table-cell office:value-type="float" office:value="40.2428571428572" calcext:value-type="float">
            <text:p>40.242857142857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6.62428571428572" calcext:value-type="float">
            <text:p>6.62428571428572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5.885" calcext:value-type="float">
            <text:p>15.885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94" calcext:value-type="float">
            <text:p>15.94</text:p>
          </table:table-cell>
        </table:table-row>
        <table:table-row table:style-name="ro1">
          <table:table-cell office:value-type="float" office:value="12.015" calcext:value-type="float">
            <text:p>12.015</text:p>
          </table:table-cell>
          <table:table-cell office:value-type="float" office:value="12.843" calcext:value-type="float">
            <text:p>12.843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table:number-columns-repeated="2"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4.755" calcext:value-type="float">
            <text:p>4.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57.2" calcext:value-type="float">
            <text:p>157.2</text:p>
          </table:table-cell>
          <table:table-cell office:value-type="float" office:value="156.951428571429" calcext:value-type="float">
            <text:p>156.951428571429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33.6822222222222" calcext:value-type="float">
            <text:p>33.68222222222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41571428571429" calcext:value-type="float">
            <text:p>9.41571428571429</text:p>
          </table:table-cell>
        </table:table-row>
        <table:table-row table:style-name="ro1">
          <table:table-cell office:value-type="float" office:value="16.52" calcext:value-type="float">
            <text:p>16.52</text:p>
          </table:table-cell>
          <table:table-cell office:value-type="float" office:value="17.04875" calcext:value-type="float">
            <text:p>17.04875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4.76142857142857" calcext:value-type="float">
            <text:p>4.76142857142857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17.226" calcext:value-type="float">
            <text:p>17.226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4.40103448275862" calcext:value-type="float">
            <text:p>4.40103448275862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13.91" calcext:value-type="float">
            <text:p>13.91</text:p>
          </table:table-cell>
        </table:table-row>
        <table:table-row table:style-name="ro1">
          <table:table-cell office:value-type="float" office:value="8.93" calcext:value-type="float">
            <text:p>8.93</text:p>
          </table:table-cell>
          <table:table-cell office:value-type="float" office:value="8.27777777777778" calcext:value-type="float">
            <text:p>8.27777777777778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4.27166666666667" calcext:value-type="float">
            <text:p>4.27166666666667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4.61375" calcext:value-type="float">
            <text:p>4.61375</text:p>
          </table:table-cell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7.20442857142857" calcext:value-type="float">
            <text:p>7.20442857142857</text:p>
          </table:table-cell>
        </table:table-row>
        <table:table-row table:style-name="ro1">
          <table:table-cell office:value-type="float" office:value="35.88" calcext:value-type="float">
            <text:p>35.88</text:p>
          </table:table-cell>
          <table:table-cell office:value-type="float" office:value="29.7555555555556" calcext:value-type="float">
            <text:p>29.7555555555556</text:p>
          </table:table-cell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6.024" calcext:value-type="float">
            <text:p>6.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6.33111111111111" calcext:value-type="float">
            <text:p>6.33111111111111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3.50545454545455" calcext:value-type="float">
            <text:p>3.50545454545455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3.21114285714286" calcext:value-type="float">
            <text:p>3.21114285714286</text:p>
          </table:table-cell>
        </table:table-row>
        <table:table-row table:style-name="ro1">
          <table:table-cell office:value-type="float" office:value="-6.11" calcext:value-type="float">
            <text:p>-6.11</text:p>
          </table:table-cell>
          <table:table-cell office:value-type="float" office:value="-4.55125" calcext:value-type="float">
            <text:p>-4.55125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3.21114285714286" calcext:value-type="float">
            <text:p>3.2111428571428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1.1" calcext:value-type="float">
            <text:p>131.1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4.76142857142857" calcext:value-type="float">
            <text:p>4.76142857142857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12.83125" calcext:value-type="float">
            <text:p>12.83125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0.0301666666667" calcext:value-type="float">
            <text:p>10.0301666666667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4.27" calcext:value-type="float">
            <text:p>4.27</text:p>
          </table:table-cell>
        </table:table-row>
        <table:table-row table:style-name="ro1">
          <table:table-cell office:value-type="float" office:value="27.71" calcext:value-type="float">
            <text:p>27.71</text:p>
          </table:table-cell>
          <table:table-cell office:value-type="float" office:value="27.735" calcext:value-type="float">
            <text:p>27.735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995" calcext:value-type="float">
            <text:p>3.995</text:p>
          </table:table-cell>
        </table:table-row>
        <table:table-row table:style-name="ro1">
          <table:table-cell office:value-type="float" office:value="8.83" calcext:value-type="float">
            <text:p>8.83</text:p>
          </table:table-cell>
          <table:table-cell office:value-type="float" office:value="7.692" calcext:value-type="float">
            <text:p>7.692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9.562" calcext:value-type="float">
            <text:p>9.562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30.0266666666667" calcext:value-type="float">
            <text:p>30.0266666666667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4.61375" calcext:value-type="float">
            <text:p>4.61375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office:value-type="float" office:value="10.146" calcext:value-type="float">
            <text:p>10.146</text:p>
          </table:table-cell>
          <table:table-cell office:value-type="float" office:value="10.6092" calcext:value-type="float">
            <text:p>10.6092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3.35928571428571" calcext:value-type="float">
            <text:p>3.3592857142857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15.86" calcext:value-type="float">
            <text:p>15.86</text:p>
          </table:table-cell>
          <table:table-cell office:value-type="float" office:value="13.1633333333333" calcext:value-type="float">
            <text:p>13.163333333333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7.64" calcext:value-type="float">
            <text:p>7.64</text:p>
          </table:table-cell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5.785" calcext:value-type="float">
            <text:p>5.785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268" calcext:value-type="float">
            <text:p>3.268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6.024" calcext:value-type="float">
            <text:p>6.02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6.92625" calcext:value-type="float">
            <text:p>16.92625</text:p>
          </table:table-cell>
        </table:table-row>
        <table:table-row table:style-name="ro1">
          <table:table-cell table:number-columns-repeated="2" office:value-type="float" office:value="9.78" calcext:value-type="float">
            <text:p>9.78</text:p>
          </table:table-cell>
        </table:table-row>
        <table:table-row table:style-name="ro1">
          <table:table-cell office:value-type="float" office:value="20.24" calcext:value-type="float">
            <text:p>20.24</text:p>
          </table:table-cell>
          <table:table-cell office:value-type="float" office:value="20.8085714285714" calcext:value-type="float">
            <text:p>20.8085714285714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7.536" calcext:value-type="float">
            <text:p>7.536</text:p>
          </table:table-cell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6.79666666666667" calcext:value-type="float">
            <text:p>6.79666666666667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5.8825" calcext:value-type="float">
            <text:p>5.8825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5.205" calcext:value-type="float">
            <text:p>5.205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6.70375" calcext:value-type="float">
            <text:p>6.70375</text:p>
          </table:table-cell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5.8825" calcext:value-type="float">
            <text:p>5.8825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29.01375" calcext:value-type="float">
            <text:p>29.01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15.26" calcext:value-type="float">
            <text:p>15.26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5.57333333333333" calcext:value-type="float">
            <text:p>5.573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68" calcext:value-type="float">
            <text:p>3.268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5.15333333333333" calcext:value-type="float">
            <text:p>5.15333333333333</text:p>
          </table:table-cell>
        </table:table-row>
        <table:table-row table:style-name="ro1">
          <table:table-cell office:value-type="float" office:value="26.45" calcext:value-type="float">
            <text:p>26.45</text:p>
          </table:table-cell>
          <table:table-cell office:value-type="float" office:value="24.2166666666667" calcext:value-type="float">
            <text:p>24.2166666666667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6.45" calcext:value-type="float">
            <text:p>6.45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4.61375" calcext:value-type="float">
            <text:p>4.61375</text:p>
          </table:table-cell>
        </table:table-row>
        <table:table-row table:style-name="ro1">
          <table:table-cell office:value-type="float" office:value="19.26" calcext:value-type="float">
            <text:p>19.26</text:p>
          </table:table-cell>
          <table:table-cell office:value-type="float" office:value="17.9583333333333" calcext:value-type="float">
            <text:p>17.9583333333333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2.04" calcext:value-type="float">
            <text:p>12.04</text:p>
          </table:table-cell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6.024" calcext:value-type="float">
            <text:p>6.024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4.17333333333333" calcext:value-type="float">
            <text:p>4.17333333333333</text:p>
          </table:table-cell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76.43875" calcext:value-type="float">
            <text:p>76.43875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4.39928571428571" calcext:value-type="float">
            <text:p>4.39928571428571</text:p>
          </table:table-cell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8.662" calcext:value-type="float">
            <text:p>8.662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4.1125" calcext:value-type="float">
            <text:p>4.1125</text:p>
          </table:table-cell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7.97714285714286" calcext:value-type="float">
            <text:p>7.977142857142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.64" calcext:value-type="float">
            <text:p>52.64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14.255" calcext:value-type="float">
            <text:p>14.255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28.89" calcext:value-type="float">
            <text:p>28.89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8.53" calcext:value-type="float">
            <text:p>8.53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.34454545454545" calcext:value-type="float">
            <text:p>3.34454545454545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35.6766666666667" calcext:value-type="float">
            <text:p>35.6766666666667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0.3233333333333" calcext:value-type="float">
            <text:p>10.3233333333333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25.7311111111111" calcext:value-type="float">
            <text:p>25.7311111111111</text:p>
          </table:table-cell>
        </table:table-row>
        <table:table-row table:style-name="ro1">
          <table:table-cell office:value-type="float" office:value="65.99" calcext:value-type="float">
            <text:p>65.99</text:p>
          </table:table-cell>
          <table:table-cell office:value-type="float" office:value="55.6025" calcext:value-type="float">
            <text:p>55.60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57428571428571" calcext:value-type="float">
            <text:p>5.574285714285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office:value-type="float" office:value="28.65" calcext:value-type="float">
            <text:p>28.6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.69" calcext:value-type="float">
            <text:p>7.69</text:p>
          </table:table-cell>
          <table:table-cell office:value-type="float" office:value="7.536" calcext:value-type="float">
            <text:p>7.5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13333333333333" calcext:value-type="float">
            <text:p>6.13333333333333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9.6583333333333" calcext:value-type="float">
            <text:p>19.6583333333333</text:p>
          </table:table-cell>
        </table:table-row>
        <table:table-row table:style-name="ro1">
          <table:table-cell office:value-type="float" office:value="24.55" calcext:value-type="float">
            <text:p>24.55</text:p>
          </table:table-cell>
          <table:table-cell office:value-type="float" office:value="25.2633333333333" calcext:value-type="float">
            <text:p>25.2633333333333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8.4492" calcext:value-type="float">
            <text:p>8.4492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109.1" calcext:value-type="float">
            <text:p>109.1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4.314" calcext:value-type="float">
            <text:p>4.314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9.044" calcext:value-type="float">
            <text:p>9.044</text:p>
          </table:table-cell>
        </table:table-row>
        <table:table-row table:style-name="ro1">
          <table:table-cell table:number-columns-repeated="2" office:value-type="float" office:value="22.3" calcext:value-type="float">
            <text:p>22.3</text:p>
          </table:table-cell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8.82875" calcext:value-type="float">
            <text:p>8.82875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9.97" calcext:value-type="float">
            <text:p>9.97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3.995" calcext:value-type="float">
            <text:p>3.995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9.5525" calcext:value-type="float">
            <text:p>9.55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4" calcext:value-type="float">
            <text:p>12.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10875" calcext:value-type="float">
            <text:p>15.1087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float" office:value="6.89" calcext:value-type="float">
            <text:p>6.89</text:p>
          </table:table-cell>
          <table:table-cell office:value-type="float" office:value="7.74" calcext:value-type="float">
            <text:p>7.74</text:p>
          </table:table-cell>
        </table:table-row>
        <table:table-row table:style-name="ro1">
          <table:table-cell table:number-columns-repeated="2" office:value-type="float" office:value="12.78" calcext:value-type="float">
            <text:p>12.78</text:p>
          </table:table-cell>
        </table:table-row>
        <table:table-row table:style-name="ro1">
          <table:table-cell office:value-type="float" office:value="8.23" calcext:value-type="float">
            <text:p>8.23</text:p>
          </table:table-cell>
          <table:table-cell office:value-type="float" office:value="8.01571428571429" calcext:value-type="float">
            <text:p>8.01571428571429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2.87466666666667" calcext:value-type="float">
            <text:p>2.87466666666667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2.43714285714286" calcext:value-type="float">
            <text:p>2.43714285714286</text:p>
          </table:table-cell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6.834" calcext:value-type="float">
            <text:p>6.834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3.77764705882353" calcext:value-type="float">
            <text:p>3.77764705882353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8.68" calcext:value-type="float">
            <text:p>8.68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2.43714285714286" calcext:value-type="float">
            <text:p>2.437142857142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578" calcext:value-type="float">
            <text:p>7.578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91923076923077" calcext:value-type="float">
            <text:p>3.91923076923077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5.45" calcext:value-type="float">
            <text:p>5.45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7.66" calcext:value-type="float">
            <text:p>7.66</text:p>
          </table:table-cell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8.23666666666667" calcext:value-type="float">
            <text:p>8.2366666666666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24.95" calcext:value-type="float">
            <text:p>24.95</text:p>
          </table:table-cell>
          <table:table-cell office:value-type="float" office:value="25.2633333333333" calcext:value-type="float">
            <text:p>25.263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2985714285714" calcext:value-type="float">
            <text:p>10.2985714285714</text:p>
          </table:table-cell>
        </table:table-row>
        <table:table-row table:style-name="ro1">
          <table:table-cell office:value-type="float" office:value="39.69" calcext:value-type="float">
            <text:p>39.69</text:p>
          </table:table-cell>
          <table:table-cell office:value-type="float" office:value="39.6785714285714" calcext:value-type="float">
            <text:p>39.6785714285714</text:p>
          </table:table-cell>
        </table:table-row>
        <table:table-row table:style-name="ro1">
          <table:table-cell office:value-type="float" office:value="14.46" calcext:value-type="float">
            <text:p>14.46</text:p>
          </table:table-cell>
          <table:table-cell office:value-type="float" office:value="14.6825" calcext:value-type="float">
            <text:p>14.6825</text:p>
          </table:table-cell>
        </table:table-row>
        <table:table-row table:style-name="ro1">
          <table:table-cell office:value-type="float" office:value="63.3" calcext:value-type="float">
            <text:p>63.3</text:p>
          </table:table-cell>
          <table:table-cell office:value-type="float" office:value="63.7333333333333" calcext:value-type="float">
            <text:p>63.733333333333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.53" calcext:value-type="float">
            <text:p>9.5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9.302" calcext:value-type="float">
            <text:p>99.302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4.578" calcext:value-type="float">
            <text:p>4.578</text:p>
          </table:table-cell>
        </table:table-row>
        <table:table-row table:style-name="ro1">
          <table:table-cell office:value-type="float" office:value="8.69" calcext:value-type="float">
            <text:p>8.69</text:p>
          </table:table-cell>
          <table:table-cell office:value-type="float" office:value="8.30375" calcext:value-type="float">
            <text:p>8.30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16.084" calcext:value-type="float">
            <text:p>16.084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40103448275862" calcext:value-type="float">
            <text:p>4.40103448275862</text:p>
          </table:table-cell>
        </table:table-row>
        <table:table-row table:style-name="ro1">
          <table:table-cell table:number-columns-repeated="2" office:value-type="float" office:value="21.7" calcext:value-type="float">
            <text:p>21.7</text:p>
          </table:table-cell>
        </table:table-row>
        <table:table-row table:style-name="ro1">
          <table:table-cell office:value-type="float" office:value="34.79" calcext:value-type="float">
            <text:p>34.79</text:p>
          </table:table-cell>
          <table:table-cell office:value-type="float" office:value="32.2544444444444" calcext:value-type="float">
            <text:p>32.2544444444444</text:p>
          </table:table-cell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11.8433333333333" calcext:value-type="float">
            <text:p>11.843333333333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18.69" calcext:value-type="float">
            <text:p>18.69</text:p>
          </table:table-cell>
          <table:table-cell office:value-type="float" office:value="20.4583333333333" calcext:value-type="float">
            <text:p>20.4583333333333</text:p>
          </table:table-cell>
        </table:table-row>
        <table:table-row table:style-name="ro1">
          <table:table-cell office:value-type="float" office:value="20.79" calcext:value-type="float">
            <text:p>20.79</text:p>
          </table:table-cell>
          <table:table-cell office:value-type="float" office:value="19.3475" calcext:value-type="float">
            <text:p>19.34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19.59" calcext:value-type="float">
            <text:p>19.59</text:p>
          </table:table-cell>
          <table:table-cell office:value-type="float" office:value="19.6583333333333" calcext:value-type="float">
            <text:p>19.6583333333333</text:p>
          </table:table-cell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8.765" calcext:value-type="float">
            <text:p>8.765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5.68857142857143" calcext:value-type="float">
            <text:p>5.68857142857143</text:p>
          </table:table-cell>
        </table:table-row>
        <table:table-row table:style-name="ro1">
          <table:table-cell office:value-type="float" office:value="10.83" calcext:value-type="float">
            <text:p>10.83</text:p>
          </table:table-cell>
          <table:table-cell office:value-type="float" office:value="13.4241666666667" calcext:value-type="float">
            <text:p>13.4241666666667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4.27166666666667" calcext:value-type="float">
            <text:p>4.27166666666667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3.915" calcext:value-type="float">
            <text:p>3.915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5.258" calcext:value-type="float">
            <text:p>15.258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7.536" calcext:value-type="float">
            <text:p>7.5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.374" calcext:value-type="float">
            <text:p>21.3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37.04" calcext:value-type="float">
            <text:p>37.04</text:p>
          </table:table-cell>
          <table:table-cell office:value-type="float" office:value="39.832" calcext:value-type="float">
            <text:p>39.832</text:p>
          </table:table-cell>
        </table:table-row>
        <table:table-row table:style-name="ro1">
          <table:table-cell office:value-type="float" office:value="21.92" calcext:value-type="float">
            <text:p>21.92</text:p>
          </table:table-cell>
          <table:table-cell office:value-type="float" office:value="24.9755555555556" calcext:value-type="float">
            <text:p>24.9755555555556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5.9157142857143" calcext:value-type="float">
            <text:p>15.9157142857143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8.83" calcext:value-type="float">
            <text:p>8.83</text:p>
          </table:table-cell>
          <table:table-cell office:value-type="float" office:value="10.5742857142857" calcext:value-type="float">
            <text:p>10.57428571428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655" calcext:value-type="float">
            <text:p>14.655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2.04" calcext:value-type="float">
            <text:p>12.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5.0075" calcext:value-type="float">
            <text:p>35.0075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5.5055555555556" calcext:value-type="float">
            <text:p>15.5055555555556</text:p>
          </table:table-cell>
        </table:table-row>
        <table:table-row table:style-name="ro1">
          <table:table-cell office:value-type="float" office:value="182.3" calcext:value-type="float">
            <text:p>182.3</text:p>
          </table:table-cell>
          <table:table-cell office:value-type="float" office:value="176.022222222222" calcext:value-type="float">
            <text:p>176.022222222222</text:p>
          </table:table-cell>
        </table:table-row>
        <table:table-row table:style-name="ro1">
          <table:table-cell office:value-type="float" office:value="30.56" calcext:value-type="float">
            <text:p>30.56</text:p>
          </table:table-cell>
          <table:table-cell office:value-type="float" office:value="23.2333333333333" calcext:value-type="float">
            <text:p>23.2333333333333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4.578" calcext:value-type="float">
            <text:p>4.578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21.9922222222222" calcext:value-type="float">
            <text:p>21.9922222222222</text:p>
          </table:table-cell>
        </table:table-row>
        <table:table-row table:style-name="ro1">
          <table:table-cell table:number-columns-repeated="2" office:value-type="float" office:value="16.23" calcext:value-type="float">
            <text:p>16.23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9.82855555555556" calcext:value-type="float">
            <text:p>9.82855555555556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4.32666666666667" calcext:value-type="float">
            <text:p>4.3266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94" calcext:value-type="float">
            <text:p>15.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71428571428572" calcext:value-type="float">
            <text:p>4.714285714285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.7305" calcext:value-type="float">
            <text:p>37.7305</text:p>
          </table:table-cell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7.7825" calcext:value-type="float">
            <text:p>7.7825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5.705" calcext:value-type="float">
            <text:p>5.705</text:p>
          </table:table-cell>
        </table:table-row>
        <table:table-row table:style-name="ro1">
          <table:table-cell office:value-type="float" office:value="18.42" calcext:value-type="float">
            <text:p>18.42</text:p>
          </table:table-cell>
          <table:table-cell office:value-type="float" office:value="18.59625" calcext:value-type="float">
            <text:p>18.59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3.21114285714286" calcext:value-type="float">
            <text:p>3.21114285714286</text:p>
          </table:table-cell>
        </table:table-row>
        <table:table-row table:style-name="ro1">
          <table:table-cell office:value-type="float" office:value="10.115" calcext:value-type="float">
            <text:p>10.115</text:p>
          </table:table-cell>
          <table:table-cell office:value-type="float" office:value="13.4241666666667" calcext:value-type="float">
            <text:p>13.4241666666667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5.45" calcext:value-type="float">
            <text:p>5.4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3.44333333333333" calcext:value-type="float">
            <text:p>3.44333333333333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2.76125" calcext:value-type="float">
            <text:p>2.76125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8.99888888888889" calcext:value-type="float">
            <text:p>8.99888888888889</text:p>
          </table:table-cell>
        </table:table-row>
        <table:table-row table:style-name="ro1">
          <table:table-cell office:value-type="float" office:value="49.23" calcext:value-type="float">
            <text:p>49.23</text:p>
          </table:table-cell>
          <table:table-cell office:value-type="float" office:value="30.0366666666667" calcext:value-type="float">
            <text:p>30.0366666666667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9.16111111111111" calcext:value-type="float">
            <text:p>9.16111111111111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float" office:value="14.86" calcext:value-type="float">
            <text:p>14.86</text:p>
          </table:table-cell>
          <table:table-cell office:value-type="float" office:value="16.92625" calcext:value-type="float">
            <text:p>16.92625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6.86" calcext:value-type="float">
            <text:p>6.86</text:p>
          </table:table-cell>
        </table:table-row>
        <table:table-row table:style-name="ro1">
          <table:table-cell office:value-type="float" office:value="12.77" calcext:value-type="float">
            <text:p>12.77</text:p>
          </table:table-cell>
          <table:table-cell office:value-type="float" office:value="11.8433333333333" calcext:value-type="float">
            <text:p>11.843333333333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87434782608695" calcext:value-type="float">
            <text:p>0.8874347826086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.65875" calcext:value-type="float">
            <text:p>33.65875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7.536" calcext:value-type="float">
            <text:p>7.536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5.18" calcext:value-type="float">
            <text:p>5.18</text:p>
          </table:table-cell>
        </table:table-row>
        <table:table-row table:style-name="ro1">
          <table:table-cell office:value-type="float" office:value="19.37" calcext:value-type="float">
            <text:p>19.37</text:p>
          </table:table-cell>
          <table:table-cell office:value-type="float" office:value="17.9583333333333" calcext:value-type="float">
            <text:p>17.9583333333333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2057142857143" calcext:value-type="float">
            <text:p>25.2057142857143</text:p>
          </table:table-cell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7.76142857142857" calcext:value-type="float">
            <text:p>7.76142857142857</text:p>
          </table:table-cell>
        </table:table-row>
        <table:table-row table:style-name="ro1">
          <table:table-cell office:value-type="float" office:value="30.51" calcext:value-type="float">
            <text:p>30.51</text:p>
          </table:table-cell>
          <table:table-cell office:value-type="float" office:value="29.19875" calcext:value-type="float">
            <text:p>29.19875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7.602" calcext:value-type="float">
            <text:p>17.602</text:p>
          </table:table-cell>
        </table:table-row>
        <table:table-row table:style-name="ro1">
          <table:table-cell office:value-type="float" office:value="17.53" calcext:value-type="float">
            <text:p>17.53</text:p>
          </table:table-cell>
          <table:table-cell office:value-type="float" office:value="17.226" calcext:value-type="float">
            <text:p>17.226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29.2285714285714" calcext:value-type="float">
            <text:p>29.2285714285714</text:p>
          </table:table-cell>
        </table:table-row>
        <table:table-row table:style-name="ro1">
          <table:table-cell office:value-type="float" office:value="8.91" calcext:value-type="float">
            <text:p>8.91</text:p>
          </table:table-cell>
          <table:table-cell office:value-type="float" office:value="8.98625" calcext:value-type="float">
            <text:p>8.98625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5.8825" calcext:value-type="float">
            <text:p>5.8825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198.42" calcext:value-type="float">
            <text:p>198.42</text:p>
          </table:table-cell>
          <table:table-cell office:value-type="float" office:value="195.31" calcext:value-type="float">
            <text:p>195.31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4.39928571428571" calcext:value-type="float">
            <text:p>4.39928571428571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8.98625" calcext:value-type="float">
            <text:p>8.98625</text:p>
          </table:table-cell>
        </table:table-row>
        <table:table-row table:style-name="ro1">
          <table:table-cell office:value-type="float" office:value="32.71" calcext:value-type="float">
            <text:p>32.71</text:p>
          </table:table-cell>
          <table:table-cell office:value-type="float" office:value="30.41" calcext:value-type="float">
            <text:p>30.41</text:p>
          </table:table-cell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float" office:value="13.58" calcext:value-type="float">
            <text:p>13.58</text:p>
          </table:table-cell>
          <table:table-cell office:value-type="float" office:value="13.19" calcext:value-type="float">
            <text:p>13.19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8.97166666666667" calcext:value-type="float">
            <text:p>8.97166666666667</text:p>
          </table:table-cell>
        </table:table-row>
        <table:table-row table:style-name="ro1">
          <table:table-cell office:value-type="float" office:value="40.74" calcext:value-type="float">
            <text:p>40.74</text:p>
          </table:table-cell>
          <table:table-cell office:value-type="float" office:value="76.43875" calcext:value-type="float">
            <text:p>76.43875</text:p>
          </table:table-cell>
        </table:table-row>
        <table:table-row table:style-name="ro1">
          <table:table-cell table:number-columns-repeated="2" office:value-type="float" office:value="26.335" calcext:value-type="float">
            <text:p>26.3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1222222222222" calcext:value-type="float">
            <text:p>1.81222222222222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float" office:value="23.19" calcext:value-type="float">
            <text:p>23.19</text:p>
          </table:table-cell>
          <table:table-cell office:value-type="float" office:value="24.5355333333333" calcext:value-type="float">
            <text:p>24.5355333333333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4.6825" calcext:value-type="float">
            <text:p>4.6825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5.57428571428571" calcext:value-type="float">
            <text:p>5.57428571428571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4.48888888888889" calcext:value-type="float">
            <text:p>4.48888888888889</text:p>
          </table:table-cell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11.2166666666667" calcext:value-type="float">
            <text:p>11.216666666666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5.80428571428572" calcext:value-type="float">
            <text:p>5.80428571428572</text:p>
          </table:table-cell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24.085" calcext:value-type="float">
            <text:p>24.085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6.91857142857143" calcext:value-type="float">
            <text:p>6.91857142857143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17.9583333333333" calcext:value-type="float">
            <text:p>17.9583333333333</text:p>
          </table:table-cell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7.76142857142857" calcext:value-type="float">
            <text:p>7.76142857142857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63692307692308" calcext:value-type="float">
            <text:p>3.63692307692308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.81222222222222" calcext:value-type="float">
            <text:p>1.81222222222222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30.0266666666667" calcext:value-type="float">
            <text:p>30.0266666666667</text:p>
          </table:table-cell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6.45" calcext:value-type="float">
            <text:p>6.45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6.024" calcext:value-type="float">
            <text:p>6.0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.92625" calcext:value-type="float">
            <text:p>16.92625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5.18" calcext:value-type="float">
            <text:p>5.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1222222222222" calcext:value-type="float">
            <text:p>1.81222222222222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4.73" calcext:value-type="float">
            <text:p>4.73</text:p>
          </table:table-cell>
        </table:table-row>
        <table:table-row table:style-name="ro1">
          <table:table-cell office:value-type="float" office:value="17.46" calcext:value-type="float">
            <text:p>17.46</text:p>
          </table:table-cell>
          <table:table-cell office:value-type="float" office:value="17.5625" calcext:value-type="float">
            <text:p>17.562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5.80428571428572" calcext:value-type="float">
            <text:p>5.80428571428572</text:p>
          </table:table-cell>
        </table:table-row>
        <table:table-row table:style-name="ro1">
          <table:table-cell office:value-type="float" office:value="11.11" calcext:value-type="float">
            <text:p>11.11</text:p>
          </table:table-cell>
          <table:table-cell office:value-type="float" office:value="11.37" calcext:value-type="float">
            <text:p>11.37</text:p>
          </table:table-cell>
        </table:table-row>
        <table:table-row table:style-name="ro1">
          <table:table-cell office:value-type="float" office:value="20.68" calcext:value-type="float">
            <text:p>20.68</text:p>
          </table:table-cell>
          <table:table-cell office:value-type="float" office:value="20.8085714285714" calcext:value-type="float">
            <text:p>20.8085714285714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8.152" calcext:value-type="float">
            <text:p>8.15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20.8085714285714" calcext:value-type="float">
            <text:p>20.8085714285714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5.18" calcext:value-type="float">
            <text:p>5.18</text:p>
          </table:table-cell>
        </table:table-row>
        <table:table-row table:style-name="ro1">
          <table:table-cell office:value-type="float" office:value="19.35" calcext:value-type="float">
            <text:p>19.35</text:p>
          </table:table-cell>
          <table:table-cell office:value-type="float" office:value="17.9583333333333" calcext:value-type="float">
            <text:p>17.9583333333333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5.15333333333333" calcext:value-type="float">
            <text:p>5.15333333333333</text:p>
          </table:table-cell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40.555" calcext:value-type="float">
            <text:p>40.555</text:p>
          </table:table-cell>
        </table:table-row>
        <table:table-row table:style-name="ro1">
          <table:table-cell office:value-type="float" office:value="17.88" calcext:value-type="float">
            <text:p>17.88</text:p>
          </table:table-cell>
          <table:table-cell office:value-type="float" office:value="17.97375" calcext:value-type="float">
            <text:p>17.97375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8.38333333333334" calcext:value-type="float">
            <text:p>8.38333333333334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8.04333333333333" calcext:value-type="float">
            <text:p>8.04333333333333</text:p>
          </table:table-cell>
        </table:table-row>
        <table:table-row table:style-name="ro1">
          <table:table-cell table:number-columns-repeated="2" office:value-type="float" office:value="8.16" calcext:value-type="float">
            <text:p>8.16</text:p>
          </table:table-cell>
        </table:table-row>
        <table:table-row table:style-name="ro1">
          <table:table-cell office:value-type="float" office:value="32.17" calcext:value-type="float">
            <text:p>32.17</text:p>
          </table:table-cell>
          <table:table-cell office:value-type="float" office:value="37.8227777777778" calcext:value-type="float">
            <text:p>37.8227777777778</text:p>
          </table:table-cell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6.27333333333333" calcext:value-type="float">
            <text:p>6.27333333333333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table:number-columns-repeated="2"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3.9125" calcext:value-type="float">
            <text:p>3.9125</text:p>
          </table:table-cell>
        </table:table-row>
        <table:table-row table:style-name="ro1">
          <table:table-cell office:value-type="float" office:value="18.87" calcext:value-type="float">
            <text:p>18.87</text:p>
          </table:table-cell>
          <table:table-cell office:value-type="float" office:value="18.59625" calcext:value-type="float">
            <text:p>18.59625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17.63" calcext:value-type="float">
            <text:p>17.63</text:p>
          </table:table-cell>
          <table:table-cell office:value-type="float" office:value="16.5507142857143" calcext:value-type="float">
            <text:p>16.5507142857143</text:p>
          </table:table-cell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6.57428571428572" calcext:value-type="float">
            <text:p>6.57428571428572</text:p>
          </table:table-cell>
        </table:table-row>
        <table:table-row table:style-name="ro1">
          <table:table-cell office:value-type="float" office:value="58.73" calcext:value-type="float">
            <text:p>58.73</text:p>
          </table:table-cell>
          <table:table-cell office:value-type="float" office:value="64.62" calcext:value-type="float">
            <text:p>64.62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.89625" calcext:value-type="float">
            <text:p>3.89625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30.1725" calcext:value-type="float">
            <text:p>30.1725</text:p>
          </table:table-cell>
        </table:table-row>
        <table:table-row table:style-name="ro1">
          <table:table-cell office:value-type="float" office:value="20.59" calcext:value-type="float">
            <text:p>20.59</text:p>
          </table:table-cell>
          <table:table-cell office:value-type="float" office:value="20.47375" calcext:value-type="float">
            <text:p>20.473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87434782608695" calcext:value-type="float">
            <text:p>0.887434782608695</text:p>
          </table:table-cell>
        </table:table-row>
        <table:table-row table:style-name="ro1">
          <table:table-cell office:value-type="float" office:value="35.41" calcext:value-type="float">
            <text:p>35.41</text:p>
          </table:table-cell>
          <table:table-cell office:value-type="float" office:value="15.94" calcext:value-type="float">
            <text:p>15.94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7.42333333333333" calcext:value-type="float">
            <text:p>7.42333333333333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1222222222222" calcext:value-type="float">
            <text:p>1.81222222222222</text:p>
          </table:table-cell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9.82855555555556" calcext:value-type="float">
            <text:p>9.82855555555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8.056" calcext:value-type="float">
            <text:p>8.056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5.68857142857143" calcext:value-type="float">
            <text:p>5.68857142857143</text:p>
          </table:table-cell>
        </table:table-row>
        <table:table-row table:style-name="ro1">
          <table:table-cell office:value-type="float" office:value="15.56" calcext:value-type="float">
            <text:p>15.56</text:p>
          </table:table-cell>
          <table:table-cell office:value-type="float" office:value="16.92625" calcext:value-type="float">
            <text:p>16.92625</text:p>
          </table:table-cell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7.536" calcext:value-type="float">
            <text:p>7.536</text:p>
          </table:table-cell>
        </table:table-row>
        <table:table-row table:style-name="ro1">
          <table:table-cell office:value-type="float" office:value="29.25" calcext:value-type="float">
            <text:p>29.25</text:p>
          </table:table-cell>
          <table:table-cell office:value-type="float" office:value="30.5177777777778" calcext:value-type="float">
            <text:p>30.5177777777778</text:p>
          </table:table-cell>
        </table:table-row>
        <table:table-row table:style-name="ro1">
          <table:table-cell office:value-type="float" office:value="11.63" calcext:value-type="float">
            <text:p>11.63</text:p>
          </table:table-cell>
          <table:table-cell office:value-type="float" office:value="11.37" calcext:value-type="float">
            <text:p>11.37</text:p>
          </table:table-cell>
        </table:table-row>
        <table:table-row table:style-name="ro1">
          <table:table-cell office:value-type="float" office:value="13.54" calcext:value-type="float">
            <text:p>13.54</text:p>
          </table:table-cell>
          <table:table-cell office:value-type="float" office:value="13.608" calcext:value-type="float">
            <text:p>13.608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7.77" calcext:value-type="float">
            <text:p>7.77</text:p>
          </table:table-cell>
        </table:table-row>
        <table:table-row table:style-name="ro1">
          <table:table-cell office:value-type="float" office:value="181.2" calcext:value-type="float">
            <text:p>181.2</text:p>
          </table:table-cell>
          <table:table-cell office:value-type="float" office:value="176.022222222222" calcext:value-type="float">
            <text:p>176.022222222222</text:p>
          </table:table-cell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8.98625" calcext:value-type="float">
            <text:p>8.98625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17.97375" calcext:value-type="float">
            <text:p>17.9737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086875" calcext:value-type="float">
            <text:p>4.086875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705" calcext:value-type="float">
            <text:p>13.705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4.54166666666667" calcext:value-type="float">
            <text:p>4.54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8.33" calcext:value-type="float">
            <text:p>18.33</text:p>
          </table:table-cell>
          <table:table-cell office:value-type="float" office:value="11.911" calcext:value-type="float">
            <text:p>11.9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.5742857142857" calcext:value-type="float">
            <text:p>10.5742857142857</text:p>
          </table:table-cell>
        </table:table-row>
        <table:table-row table:style-name="ro1">
          <table:table-cell office:value-type="float" office:value="20.14" calcext:value-type="float">
            <text:p>20.14</text:p>
          </table:table-cell>
          <table:table-cell office:value-type="float" office:value="20.2077777777778" calcext:value-type="float">
            <text:p>20.2077777777778</text:p>
          </table:table-cell>
        </table:table-row>
        <table:table-row table:style-name="ro1">
          <table:table-cell office:value-type="float" office:value="14.98" calcext:value-type="float">
            <text:p>14.98</text:p>
          </table:table-cell>
          <table:table-cell office:value-type="float" office:value="26.4833333333333" calcext:value-type="float">
            <text:p>26.4833333333333</text:p>
          </table:table-cell>
        </table:table-row>
        <table:table-row table:style-name="ro1">
          <table:table-cell office:value-type="float" office:value="10.03" calcext:value-type="float">
            <text:p>10.03</text:p>
          </table:table-cell>
          <table:table-cell office:value-type="float" office:value="10.365" calcext:value-type="float">
            <text:p>10.365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3.63692307692308" calcext:value-type="float">
            <text:p>3.63692307692308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3.5966666666667" calcext:value-type="float">
            <text:p>13.5966666666667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11.23" calcext:value-type="float">
            <text:p>11.23</text:p>
          </table:table-cell>
          <table:table-cell office:value-type="float" office:value="10.5088888888889" calcext:value-type="float">
            <text:p>10.5088888888889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308" calcext:value-type="float">
            <text:p>3.308</text:p>
          </table:table-cell>
        </table:table-row>
        <table:table-row table:style-name="ro1">
          <table:table-cell office:value-type="float" office:value="10.94" calcext:value-type="float">
            <text:p>10.94</text:p>
          </table:table-cell>
          <table:table-cell office:value-type="float" office:value="9.78" calcext:value-type="float">
            <text:p>9.7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9.49222222222222" calcext:value-type="float">
            <text:p>9.49222222222222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24.59" calcext:value-type="float">
            <text:p>24.59</text:p>
          </table:table-cell>
          <table:table-cell office:value-type="float" office:value="25.2633333333333" calcext:value-type="float">
            <text:p>25.2633333333333</text:p>
          </table:table-cell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12.048" calcext:value-type="float">
            <text:p>12.048</text:p>
          </table:table-cell>
        </table:table-row>
        <table:table-row table:style-name="ro1">
          <table:table-cell office:value-type="float" office:value="39.71" calcext:value-type="float">
            <text:p>39.71</text:p>
          </table:table-cell>
          <table:table-cell office:value-type="float" office:value="39.6785714285714" calcext:value-type="float">
            <text:p>39.6785714285714</text:p>
          </table:table-cell>
        </table:table-row>
        <table:table-row table:style-name="ro1">
          <table:table-cell office:value-type="float" office:value="14.26" calcext:value-type="float">
            <text:p>14.26</text:p>
          </table:table-cell>
          <table:table-cell office:value-type="float" office:value="16.5855555555556" calcext:value-type="float">
            <text:p>16.5855555555556</text:p>
          </table:table-cell>
        </table:table-row>
        <table:table-row table:style-name="ro1">
          <table:table-cell office:value-type="float" office:value="-5.53" calcext:value-type="float">
            <text:p>-5.53</text:p>
          </table:table-cell>
          <table:table-cell office:value-type="float" office:value="-7.1725" calcext:value-type="float">
            <text:p>-7.172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6.951428571429" calcext:value-type="float">
            <text:p>156.951428571429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4.54166666666667" calcext:value-type="float">
            <text:p>4.54166666666667</text:p>
          </table:table-cell>
        </table:table-row>
        <table:table-row table:style-name="ro1">
          <table:table-cell office:value-type="float" office:value="155.1" calcext:value-type="float">
            <text:p>155.1</text:p>
          </table:table-cell>
          <table:table-cell office:value-type="float" office:value="154.6125" calcext:value-type="float">
            <text:p>154.6125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30.31" calcext:value-type="float">
            <text:p>30.31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1">
          <table:table-cell office:value-type="float" office:value="15.27" calcext:value-type="float">
            <text:p>15.27</text:p>
          </table:table-cell>
          <table:table-cell office:value-type="float" office:value="15.02125" calcext:value-type="float">
            <text:p>15.02125</text:p>
          </table:table-cell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6.34666666666667" calcext:value-type="float">
            <text:p>6.34666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78625" calcext:value-type="float">
            <text:p>19.78625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3.67714285714286" calcext:value-type="float">
            <text:p>3.67714285714286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2.518" calcext:value-type="float">
            <text:p>12.518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20.46" calcext:value-type="float">
            <text:p>20.46</text:p>
          </table:table-cell>
          <table:table-cell office:value-type="float" office:value="20.47375" calcext:value-type="float">
            <text:p>20.47375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7.606" calcext:value-type="float">
            <text:p>7.606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30.5177777777778" calcext:value-type="float">
            <text:p>30.51777777777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76142857142857" calcext:value-type="float">
            <text:p>7.761428571428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1">
          <table:table-cell office:value-type="float" office:value="10.685" calcext:value-type="float">
            <text:p>10.685</text:p>
          </table:table-cell>
          <table:table-cell office:value-type="float" office:value="10.2941666666667" calcext:value-type="float">
            <text:p>10.2941666666667</text:p>
          </table:table-cell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6.57428571428572" calcext:value-type="float">
            <text:p>6.57428571428572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office:value-type="float" office:value="29.48" calcext:value-type="float">
            <text:p>29.48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84363636363636" calcext:value-type="float">
            <text:p>3.843636363636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.97375" calcext:value-type="float">
            <text:p>17.97375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5.68857142857143" calcext:value-type="float">
            <text:p>5.68857142857143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office:value-type="float" office:value="42.19" calcext:value-type="float">
            <text:p>42.19</text:p>
          </table:table-cell>
          <table:table-cell office:value-type="float" office:value="40.2428571428572" calcext:value-type="float">
            <text:p>40.2428571428572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32.2842857142857" calcext:value-type="float">
            <text:p>32.2842857142857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9.505" calcext:value-type="float">
            <text:p>9.505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9.49222222222222" calcext:value-type="float">
            <text:p>9.49222222222222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4.61375" calcext:value-type="float">
            <text:p>4.61375</text:p>
          </table:table-cell>
        </table:table-row>
        <table:table-row table:style-name="ro1">
          <table:table-cell office:value-type="float" office:value="20.29" calcext:value-type="float">
            <text:p>20.29</text:p>
          </table:table-cell>
          <table:table-cell office:value-type="float" office:value="20.47375" calcext:value-type="float">
            <text:p>20.47375</text:p>
          </table:table-cell>
        </table:table-row>
        <table:table-row table:style-name="ro1">
          <table:table-cell office:value-type="float" office:value="7.69" calcext:value-type="float">
            <text:p>7.69</text:p>
          </table:table-cell>
          <table:table-cell office:value-type="float" office:value="7.08285714285714" calcext:value-type="float">
            <text:p>7.08285714285714</text:p>
          </table:table-cell>
        </table:table-row>
        <table:table-row table:style-name="ro1">
          <table:table-cell table:number-columns-repeated="2"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3.34454545454545" calcext:value-type="float">
            <text:p>3.34454545454545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4.27" calcext:value-type="float">
            <text:p>4.27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3.88083333333333" calcext:value-type="float">
            <text:p>3.88083333333333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18.5914285714286" calcext:value-type="float">
            <text:p>18.5914285714286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7.3766666666667" calcext:value-type="float">
            <text:p>17.3766666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.6514285714286" calcext:value-type="float">
            <text:p>20.6514285714286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8.73" calcext:value-type="float">
            <text:p>8.73</text:p>
          </table:table-cell>
        </table:table-row>
        <table:table-row table:style-name="ro1">
          <table:table-cell office:value-type="float" office:value="41.14" calcext:value-type="float">
            <text:p>41.14</text:p>
          </table:table-cell>
          <table:table-cell office:value-type="float" office:value="39.4144444444444" calcext:value-type="float">
            <text:p>39.4144444444444</text:p>
          </table:table-cell>
        </table:table-row>
        <table:table-row table:style-name="ro1">
          <table:table-cell office:value-type="float" office:value="21.98" calcext:value-type="float">
            <text:p>21.98</text:p>
          </table:table-cell>
          <table:table-cell office:value-type="float" office:value="20.2077777777778" calcext:value-type="float">
            <text:p>20.2077777777778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float" office:value="10.61" calcext:value-type="float">
            <text:p>10.61</text:p>
          </table:table-cell>
          <table:table-cell office:value-type="float" office:value="15.4214285714286" calcext:value-type="float">
            <text:p>15.42142857142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10875" calcext:value-type="float">
            <text:p>15.10875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1.181" calcext:value-type="float">
            <text:p>11.181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3.9125" calcext:value-type="float">
            <text:p>3.9125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3.35916666666667" calcext:value-type="float">
            <text:p>3.35916666666667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11.6928571428571" calcext:value-type="float">
            <text:p>11.6928571428571</text:p>
          </table:table-cell>
        </table:table-row>
        <table:table-row table:style-name="ro1">
          <table:table-cell table:number-columns-repeated="2" office:value-type="float" office:value="6.36" calcext:value-type="float">
            <text:p>6.36</text:p>
          </table:table-cell>
        </table:table-row>
        <table:table-row table:style-name="ro1">
          <table:table-cell office:value-type="float" office:value="31.21" calcext:value-type="float">
            <text:p>31.21</text:p>
          </table:table-cell>
          <table:table-cell office:value-type="float" office:value="33.674" calcext:value-type="float">
            <text:p>33.674</text:p>
          </table:table-cell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7.806" calcext:value-type="float">
            <text:p>7.806</text:p>
          </table:table-cell>
        </table:table-row>
        <table:table-row table:style-name="ro1">
          <table:table-cell office:value-type="float" office:value="9.69" calcext:value-type="float">
            <text:p>9.69</text:p>
          </table:table-cell>
          <table:table-cell office:value-type="float" office:value="8.87444444444444" calcext:value-type="float">
            <text:p>8.87444444444444</text:p>
          </table:table-cell>
        </table:table-row>
        <table:table-row table:style-name="ro1">
          <table:table-cell office:value-type="float" office:value="14.92" calcext:value-type="float">
            <text:p>14.92</text:p>
          </table:table-cell>
          <table:table-cell office:value-type="float" office:value="15.9157142857143" calcext:value-type="float">
            <text:p>15.9157142857143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4.205" calcext:value-type="float">
            <text:p>4.20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.024" calcext:value-type="float">
            <text:p>6.024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19.55" calcext:value-type="float">
            <text:p>19.55</text:p>
          </table:table-cell>
          <table:table-cell office:value-type="float" office:value="19.6583333333333" calcext:value-type="float">
            <text:p>19.6583333333333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4.61375" calcext:value-type="float">
            <text:p>4.61375</text:p>
          </table:table-cell>
        </table:table-row>
        <table:table-row table:style-name="ro1">
          <table:table-cell office:value-type="float" office:value="24.34" calcext:value-type="float">
            <text:p>24.34</text:p>
          </table:table-cell>
          <table:table-cell office:value-type="float" office:value="25.2633333333333" calcext:value-type="float">
            <text:p>25.2633333333333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7.663" calcext:value-type="float">
            <text:p>7.663</text:p>
          </table:table-cell>
        </table:table-row>
        <table:table-row table:style-name="ro1">
          <table:table-cell office:value-type="float" office:value="31.95" calcext:value-type="float">
            <text:p>31.95</text:p>
          </table:table-cell>
          <table:table-cell office:value-type="float" office:value="31.82" calcext:value-type="float">
            <text:p>31.82</text:p>
          </table:table-cell>
        </table:table-row>
        <table:table-row table:style-name="ro1">
          <table:table-cell office:value-type="float" office:value="98.23" calcext:value-type="float">
            <text:p>98.23</text:p>
          </table:table-cell>
          <table:table-cell office:value-type="float" office:value="95.284" calcext:value-type="float">
            <text:p>95.284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3.915" calcext:value-type="float">
            <text:p>3.915</text:p>
          </table:table-cell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9.53" calcext:value-type="float">
            <text:p>9.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3.6822222222222" calcext:value-type="float">
            <text:p>33.6822222222222</text:p>
          </table:table-cell>
        </table:table-row>
        <table:table-row table:style-name="ro1">
          <table:table-cell office:value-type="float" office:value="20.19" calcext:value-type="float">
            <text:p>20.19</text:p>
          </table:table-cell>
          <table:table-cell office:value-type="float" office:value="19.1966666666667" calcext:value-type="float">
            <text:p>19.196666666666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.268" calcext:value-type="float">
            <text:p>3.268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30.118" calcext:value-type="float">
            <text:p>30.118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.772" calcext:value-type="float">
            <text:p>3.772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.78" calcext:value-type="float">
            <text:p>9.78</text:p>
          </table:table-cell>
        </table:table-row>
        <table:table-row table:style-name="ro1">
          <table:table-cell office:value-type="float" office:value="-10.99" calcext:value-type="float">
            <text:p>-10.99</text:p>
          </table:table-cell>
          <table:table-cell office:value-type="float" office:value="-11.195" calcext:value-type="float">
            <text:p>-11.195</text:p>
          </table:table-cell>
        </table:table-row>
        <table:table-row table:style-name="ro1">
          <table:table-cell office:value-type="float" office:value="39.84" calcext:value-type="float">
            <text:p>39.84</text:p>
          </table:table-cell>
          <table:table-cell office:value-type="float" office:value="32.96" calcext:value-type="float">
            <text:p>32.96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8.27777777777778" calcext:value-type="float">
            <text:p>8.27777777777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5.765" calcext:value-type="float">
            <text:p>5.76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42666666666667" calcext:value-type="float">
            <text:p>4.42666666666667</text:p>
          </table:table-cell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5.808" calcext:value-type="float">
            <text:p>5.808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4.34647058823529" calcext:value-type="float">
            <text:p>4.34647058823529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19.24" calcext:value-type="float">
            <text:p>19.24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13.715" calcext:value-type="float">
            <text:p>13.715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3.35928571428571" calcext:value-type="float">
            <text:p>3.35928571428571</text:p>
          </table:table-cell>
        </table:table-row>
        <table:table-row table:style-name="ro1">
          <table:table-cell table:number-columns-repeated="2" office:value-type="float" office:value="22.64" calcext:value-type="float">
            <text:p>22.64</text:p>
          </table:table-cell>
        </table:table-row>
        <table:table-row table:style-name="ro1">
          <table:table-cell office:value-type="float" office:value="9.41" calcext:value-type="float">
            <text:p>9.41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0.887434782608695" calcext:value-type="float">
            <text:p>0.887434782608695</text:p>
          </table:table-cell>
        </table:table-row>
        <table:table-row table:style-name="ro1">
          <table:table-cell office:value-type="float" office:value="24.77" calcext:value-type="float">
            <text:p>24.77</text:p>
          </table:table-cell>
          <table:table-cell office:value-type="float" office:value="28.1966666666667" calcext:value-type="float">
            <text:p>28.19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4.15111111111111" calcext:value-type="float">
            <text:p>4.15111111111111</text:p>
          </table:table-cell>
        </table:table-row>
        <table:table-row table:style-name="ro1">
          <table:table-cell office:value-type="float" office:value="30.58" calcext:value-type="float">
            <text:p>30.58</text:p>
          </table:table-cell>
          <table:table-cell office:value-type="float" office:value="29.2285714285714" calcext:value-type="float">
            <text:p>29.2285714285714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7.97714285714286" calcext:value-type="float">
            <text:p>7.97714285714286</text:p>
          </table:table-cell>
        </table:table-row>
        <table:table-row table:style-name="ro1">
          <table:table-cell office:value-type="float" office:value="8.47" calcext:value-type="float">
            <text:p>8.47</text:p>
          </table:table-cell>
          <table:table-cell office:value-type="float" office:value="8.47285714285714" calcext:value-type="float">
            <text:p>8.47285714285714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11.911" calcext:value-type="float">
            <text:p>11.911</text:p>
          </table:table-cell>
        </table:table-row>
        <table:table-row table:style-name="ro1">
          <table:table-cell office:value-type="float" office:value="7.93" calcext:value-type="float">
            <text:p>7.93</text:p>
          </table:table-cell>
          <table:table-cell office:value-type="float" office:value="7.941" calcext:value-type="float">
            <text:p>7.94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21114285714286" calcext:value-type="float">
            <text:p>3.21114285714286</text:p>
          </table:table-cell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6.79666666666667" calcext:value-type="float">
            <text:p>6.7966666666666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.225" calcext:value-type="float">
            <text:p>2.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20.5533333333333" calcext:value-type="float">
            <text:p>20.553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3.31142857142857" calcext:value-type="float">
            <text:p>3.31142857142857</text:p>
          </table:table-cell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8.0425" calcext:value-type="float">
            <text:p>8.0425</text:p>
          </table:table-cell>
        </table:table-row>
        <table:table-row table:style-name="ro1">
          <table:table-cell office:value-type="float" office:value="36.72" calcext:value-type="float">
            <text:p>36.72</text:p>
          </table:table-cell>
          <table:table-cell office:value-type="float" office:value="38.7863333333333" calcext:value-type="float">
            <text:p>38.7863333333333</text:p>
          </table:table-cell>
        </table:table-row>
        <table:table-row table:style-name="ro1">
          <table:table-cell office:value-type="float" office:value="26.23" calcext:value-type="float">
            <text:p>26.23</text:p>
          </table:table-cell>
          <table:table-cell office:value-type="float" office:value="33.6822222222222" calcext:value-type="float">
            <text:p>33.6822222222222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15.22" calcext:value-type="float">
            <text:p>15.22</text:p>
          </table:table-cell>
          <table:table-cell office:value-type="float" office:value="21.34125" calcext:value-type="float">
            <text:p>21.34125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4.482" calcext:value-type="float">
            <text:p>4.482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21.4016666666667" calcext:value-type="float">
            <text:p>21.4016666666667</text:p>
          </table:table-cell>
        </table:table-row>
        <table:table-row table:style-name="ro1">
          <table:table-cell office:value-type="float" office:value="12.23" calcext:value-type="float">
            <text:p>12.23</text:p>
          </table:table-cell>
          <table:table-cell office:value-type="float" office:value="11.0355555555556" calcext:value-type="float">
            <text:p>11.0355555555556</text:p>
          </table:table-cell>
        </table:table-row>
        <table:table-row table:style-name="ro1">
          <table:table-cell office:value-type="float" office:value="33.47" calcext:value-type="float">
            <text:p>33.47</text:p>
          </table:table-cell>
          <table:table-cell office:value-type="float" office:value="37.8227777777778" calcext:value-type="float">
            <text:p>37.8227777777778</text:p>
          </table:table-cell>
        </table:table-row>
        <table:table-row table:style-name="ro1">
          <table:table-cell office:value-type="float" office:value="7.59" calcext:value-type="float">
            <text:p>7.59</text:p>
          </table:table-cell>
          <table:table-cell office:value-type="float" office:value="8.06" calcext:value-type="float">
            <text:p>8.06</text:p>
          </table:table-cell>
        </table:table-row>
        <table:table-row table:style-name="ro1">
          <table:table-cell office:value-type="float" office:value="19.87" calcext:value-type="float">
            <text:p>19.87</text:p>
          </table:table-cell>
          <table:table-cell office:value-type="float" office:value="19.1966666666667" calcext:value-type="float">
            <text:p>19.1966666666667</text:p>
          </table:table-cell>
        </table:table-row>
        <table:table-row table:style-name="ro1">
          <table:table-cell office:value-type="float" office:value="6.23" calcext:value-type="float">
            <text:p>6.23</text:p>
          </table:table-cell>
          <table:table-cell office:value-type="float" office:value="4.90777777777778" calcext:value-type="float">
            <text:p>4.9077777777777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.1425" calcext:value-type="float">
            <text:p>28.14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69333333333333" calcext:value-type="float">
            <text:p>4.69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69333333333333" calcext:value-type="float">
            <text:p>4.69333333333333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24.5666666666667" calcext:value-type="float">
            <text:p>24.5666666666667</text:p>
          </table:table-cell>
        </table:table-row>
        <table:table-row table:style-name="ro1">
          <table:table-cell office:value-type="float" office:value="7.99" calcext:value-type="float">
            <text:p>7.99</text:p>
          </table:table-cell>
          <table:table-cell office:value-type="float" office:value="10.68" calcext:value-type="float">
            <text:p>10.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8571428571429" calcext:value-type="float">
            <text:p>3.18571428571429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.54166666666667" calcext:value-type="float">
            <text:p>4.54166666666667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17.86" calcext:value-type="float">
            <text:p>17.8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86214285714286" calcext:value-type="float">
            <text:p>3.86214285714286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22.15" calcext:value-type="float">
            <text:p>22.15</text:p>
          </table:table-cell>
        </table:table-row>
        <table:table-row table:style-name="ro1">
          <table:table-cell office:value-type="float" office:value="312.3" calcext:value-type="float">
            <text:p>312.3</text:p>
          </table:table-cell>
          <table:table-cell office:value-type="float" office:value="252.677777777778" calcext:value-type="float">
            <text:p>252.677777777778</text:p>
          </table:table-cell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-4.55125" calcext:value-type="float">
            <text:p>-4.55125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3.995" calcext:value-type="float">
            <text:p>3.995</text:p>
          </table:table-cell>
        </table:table-row>
        <table:table-row table:style-name="ro1">
          <table:table-cell office:value-type="float" office:value="9.49" calcext:value-type="float">
            <text:p>9.49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22.6571428571429" calcext:value-type="float">
            <text:p>22.6571428571429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13.0644444444444" calcext:value-type="float">
            <text:p>13.0644444444444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40.25" calcext:value-type="float">
            <text:p>40.25</text:p>
          </table:table-cell>
          <table:table-cell office:value-type="float" office:value="48.935" calcext:value-type="float">
            <text:p>48.93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.46875" calcext:value-type="float">
            <text:p>4.46875</text:p>
          </table:table-cell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18.29" calcext:value-type="float">
            <text:p>18.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.374" calcext:value-type="float">
            <text:p>21.374</text:p>
          </table:table-cell>
        </table:table-row>
        <table:table-row table:style-name="ro1">
          <table:table-cell office:value-type="float" office:value="30.27" calcext:value-type="float">
            <text:p>30.27</text:p>
          </table:table-cell>
          <table:table-cell office:value-type="float" office:value="30.38" calcext:value-type="float">
            <text:p>30.38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5.61857142857143" calcext:value-type="float">
            <text:p>5.6185714285714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11.6928571428571" calcext:value-type="float">
            <text:p>11.69285714285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.2842857142857" calcext:value-type="float">
            <text:p>32.2842857142857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6.024" calcext:value-type="float">
            <text:p>6.024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.5355333333333" calcext:value-type="float">
            <text:p>24.5355333333333</text:p>
          </table:table-cell>
        </table:table-row>
        <table:table-row table:style-name="ro1">
          <table:table-cell table:number-columns-repeated="2" office:value-type="float" office:value="6.78" calcext:value-type="float">
            <text:p>6.78</text:p>
          </table:table-cell>
        </table:table-row>
        <table:table-row table:style-name="ro1">
          <table:table-cell office:value-type="float" office:value="19.71" calcext:value-type="float">
            <text:p>19.71</text:p>
          </table:table-cell>
          <table:table-cell office:value-type="float" office:value="19.959" calcext:value-type="float">
            <text:p>19.959</text:p>
          </table:table-cell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8.4492" calcext:value-type="float">
            <text:p>8.44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567" calcext:value-type="float">
            <text:p>3.9567</text:p>
          </table:table-cell>
        </table:table-row>
        <table:table-row table:style-name="ro1">
          <table:table-cell office:value-type="float" office:value="11.57" calcext:value-type="float">
            <text:p>11.57</text:p>
          </table:table-cell>
          <table:table-cell office:value-type="float" office:value="16.305" calcext:value-type="float">
            <text:p>16.305</text:p>
          </table:table-cell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7.385" calcext:value-type="float">
            <text:p>7.385</text:p>
          </table:table-cell>
        </table:table-row>
        <table:table-row table:style-name="ro1">
          <table:table-cell table:number-columns-repeated="2" office:value-type="float" office:value="5.78" calcext:value-type="float">
            <text:p>5.78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15.55625" calcext:value-type="float">
            <text:p>15.55625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4.06125" calcext:value-type="float">
            <text:p>4.061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42166666666667" calcext:value-type="float">
            <text:p>5.42166666666667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4.06125" calcext:value-type="float">
            <text:p>4.06125</text:p>
          </table:table-cell>
        </table:table-row>
        <table:table-row table:style-name="ro1">
          <table:table-cell office:value-type="float" office:value="10.63" calcext:value-type="float">
            <text:p>10.63</text:p>
          </table:table-cell>
          <table:table-cell office:value-type="float" office:value="12.825" calcext:value-type="float">
            <text:p>12.82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76125" calcext:value-type="float">
            <text:p>2.76125</text:p>
          </table:table-cell>
        </table:table-row>
        <table:table-row table:style-name="ro1">
          <table:table-cell office:value-type="float" office:value="10.02" calcext:value-type="float">
            <text:p>10.02</text:p>
          </table:table-cell>
          <table:table-cell office:value-type="float" office:value="8.97333333333333" calcext:value-type="float">
            <text:p>8.97333333333333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table:number-columns-repeated="2"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12.90875" calcext:value-type="float">
            <text:p>12.90875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4.61375" calcext:value-type="float">
            <text:p>4.61375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28.2228571428571" calcext:value-type="float">
            <text:p>28.2228571428571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10.2985714285714" calcext:value-type="float">
            <text:p>10.29857142857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.6785714285714" calcext:value-type="float">
            <text:p>39.6785714285714</text:p>
          </table:table-cell>
        </table:table-row>
        <table:table-row table:style-name="ro1">
          <table:table-cell office:value-type="float" office:value="14.43" calcext:value-type="float">
            <text:p>14.43</text:p>
          </table:table-cell>
          <table:table-cell office:value-type="float" office:value="14.6825" calcext:value-type="float">
            <text:p>14.6825</text:p>
          </table:table-cell>
        </table:table-row>
        <table:table-row table:style-name="ro1">
          <table:table-cell office:value-type="float" office:value="39.18" calcext:value-type="float">
            <text:p>39.18</text:p>
          </table:table-cell>
          <table:table-cell office:value-type="float" office:value="36.4933333333333" calcext:value-type="float">
            <text:p>36.4933333333333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4.15090909090909" calcext:value-type="float">
            <text:p>4.15090909090909</text:p>
          </table:table-cell>
        </table:table-row>
        <table:table-row table:style-name="ro1">
          <table:table-cell office:value-type="float" office:value="25.61" calcext:value-type="float">
            <text:p>25.61</text:p>
          </table:table-cell>
          <table:table-cell office:value-type="float" office:value="19.5218333333333" calcext:value-type="float">
            <text:p>19.521833333333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31.37" calcext:value-type="float">
            <text:p>31.37</text:p>
          </table:table-cell>
          <table:table-cell office:value-type="float" office:value="33.674" calcext:value-type="float">
            <text:p>33.674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20.45" calcext:value-type="float">
            <text:p>20.45</text:p>
          </table:table-cell>
          <table:table-cell office:value-type="float" office:value="20.47375" calcext:value-type="float">
            <text:p>20.47375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4.18111111111111" calcext:value-type="float">
            <text:p>4.18111111111111</text:p>
          </table:table-cell>
        </table:table-row>
        <table:table-row table:style-name="ro1">
          <table:table-cell office:value-type="float" office:value="25.44" calcext:value-type="float">
            <text:p>25.44</text:p>
          </table:table-cell>
          <table:table-cell office:value-type="float" office:value="25.7311111111111" calcext:value-type="float">
            <text:p>25.7311111111111</text:p>
          </table:table-cell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8.4492" calcext:value-type="float">
            <text:p>8.4492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3.67714285714286" calcext:value-type="float">
            <text:p>3.67714285714286</text:p>
          </table:table-cell>
        </table:table-row>
        <table:table-row table:style-name="ro1">
          <table:table-cell office:value-type="float" office:value="158.1" calcext:value-type="float">
            <text:p>158.1</text:p>
          </table:table-cell>
          <table:table-cell office:value-type="float" office:value="154.6125" calcext:value-type="float">
            <text:p>154.6125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4.17333333333333" calcext:value-type="float">
            <text:p>4.17333333333333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35.42" calcext:value-type="float">
            <text:p>35.42</text:p>
          </table:table-cell>
          <table:table-cell office:value-type="float" office:value="52.71" calcext:value-type="float">
            <text:p>52.71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6.218" calcext:value-type="float">
            <text:p>16.2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39.35" calcext:value-type="float">
            <text:p>39.35</text:p>
          </table:table-cell>
          <table:table-cell office:value-type="float" office:value="36.4933333333333" calcext:value-type="float">
            <text:p>36.4933333333333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13.5966666666667" calcext:value-type="float">
            <text:p>13.5966666666667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14.675" calcext:value-type="float">
            <text:p>14.6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29.62" calcext:value-type="float">
            <text:p>29.62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19.82" calcext:value-type="float">
            <text:p>19.82</text:p>
          </table:table-cell>
          <table:table-cell office:value-type="float" office:value="21.7088888888889" calcext:value-type="float">
            <text:p>21.7088888888889</text:p>
          </table:table-cell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5.21666666666667" calcext:value-type="float">
            <text:p>5.21666666666667</text:p>
          </table:table-cell>
        </table:table-row>
        <table:table-row table:style-name="ro1">
          <table:table-cell office:value-type="float" office:value="19.71" calcext:value-type="float">
            <text:p>19.71</text:p>
          </table:table-cell>
          <table:table-cell office:value-type="float" office:value="19.959" calcext:value-type="float">
            <text:p>19.9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5177777777778" calcext:value-type="float">
            <text:p>30.5177777777778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9.16111111111111" calcext:value-type="float">
            <text:p>9.16111111111111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24.5355333333333" calcext:value-type="float">
            <text:p>24.5355333333333</text:p>
          </table:table-cell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20.42" calcext:value-type="float">
            <text:p>20.42</text:p>
          </table:table-cell>
          <table:table-cell office:value-type="float" office:value="20.47375" calcext:value-type="float">
            <text:p>20.47375</text:p>
          </table:table-cell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7.663" calcext:value-type="float">
            <text:p>7.663</text:p>
          </table:table-cell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9.53" calcext:value-type="float">
            <text:p>9.53</text:p>
          </table:table-cell>
        </table:table-row>
        <table:table-row table:style-name="ro1">
          <table:table-cell office:value-type="float" office:value="92.2" calcext:value-type="float">
            <text:p>92.2</text:p>
          </table:table-cell>
          <table:table-cell office:value-type="float" office:value="79.63" calcext:value-type="float">
            <text:p>79.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35928571428571" calcext:value-type="float">
            <text:p>3.35928571428571</text:p>
          </table:table-cell>
        </table:table-row>
        <table:table-row table:style-name="ro1">
          <table:table-cell office:value-type="float" office:value="14.12" calcext:value-type="float">
            <text:p>14.12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7.97375" calcext:value-type="float">
            <text:p>17.97375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39.4144444444444" calcext:value-type="float">
            <text:p>39.4144444444444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4.35333333333333" calcext:value-type="float">
            <text:p>4.35333333333333</text:p>
          </table:table-cell>
        </table:table-row>
        <table:table-row table:style-name="ro1">
          <table:table-cell office:value-type="float" office:value="14.03" calcext:value-type="float">
            <text:p>14.03</text:p>
          </table:table-cell>
          <table:table-cell office:value-type="float" office:value="16.2922222222222" calcext:value-type="float">
            <text:p>16.2922222222222</text:p>
          </table:table-cell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13.28" calcext:value-type="float">
            <text:p>13.2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5.42166666666667" calcext:value-type="float">
            <text:p>5.42166666666667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3.73076923076923" calcext:value-type="float">
            <text:p>3.73076923076923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5.8825" calcext:value-type="float">
            <text:p>5.8825</text:p>
          </table:table-cell>
        </table:table-row>
        <table:table-row table:style-name="ro1">
          <table:table-cell office:value-type="float" office:value="11.58" calcext:value-type="float">
            <text:p>11.58</text:p>
          </table:table-cell>
          <table:table-cell office:value-type="float" office:value="11.074" calcext:value-type="float">
            <text:p>11.074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3.21114285714286" calcext:value-type="float">
            <text:p>3.21114285714286</text:p>
          </table:table-cell>
        </table:table-row>
        <table:table-row table:style-name="ro1">
          <table:table-cell office:value-type="float" office:value="14.49" calcext:value-type="float">
            <text:p>14.49</text:p>
          </table:table-cell>
          <table:table-cell office:value-type="float" office:value="15.10875" calcext:value-type="float">
            <text:p>15.10875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6.14428571428571" calcext:value-type="float">
            <text:p>6.14428571428571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11.074" calcext:value-type="float">
            <text:p>11.074</text:p>
          </table:table-cell>
        </table:table-row>
        <table:table-row table:style-name="ro1">
          <table:table-cell table:number-columns-repeated="2"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9275" calcext:value-type="float">
            <text:p>7.927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61375" calcext:value-type="float">
            <text:p>4.61375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4.10461538461538" calcext:value-type="float">
            <text:p>4.10461538461538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7.86" calcext:value-type="float">
            <text:p>17.8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6.531" calcext:value-type="float">
            <text:p>6.5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.024" calcext:value-type="float">
            <text:p>6.024</text:p>
          </table:table-cell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7.52" calcext:value-type="float">
            <text:p>7.52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9.24" calcext:value-type="float">
            <text:p>19.24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28.2228571428571" calcext:value-type="float">
            <text:p>28.2228571428571</text:p>
          </table:table-cell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9.244" calcext:value-type="float">
            <text:p>9.244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45.2988888888889" calcext:value-type="float">
            <text:p>45.29888888888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255" calcext:value-type="float">
            <text:p>13.255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4.086875" calcext:value-type="float">
            <text:p>4.086875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20.8333333333333" calcext:value-type="float">
            <text:p>20.8333333333333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8.57875" calcext:value-type="float">
            <text:p>8.57875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8.7371428571429" calcext:value-type="float">
            <text:p>18.7371428571429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3.72833333333333" calcext:value-type="float">
            <text:p>3.728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88083333333333" calcext:value-type="float">
            <text:p>3.88083333333333</text:p>
          </table:table-cell>
        </table:table-row>
        <table:table-row table:style-name="ro1">
          <table:table-cell office:value-type="float" office:value="50.25" calcext:value-type="float">
            <text:p>50.25</text:p>
          </table:table-cell>
          <table:table-cell office:value-type="float" office:value="62.98" calcext:value-type="float">
            <text:p>62.98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2.62" calcext:value-type="float">
            <text:p>12.62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19.6683333333333" calcext:value-type="float">
            <text:p>19.6683333333333</text:p>
          </table:table-cell>
        </table:table-row>
        <table:table-row table:style-name="ro1">
          <table:table-cell office:value-type="float" office:value="27.25" calcext:value-type="float">
            <text:p>27.25</text:p>
          </table:table-cell>
          <table:table-cell office:value-type="float" office:value="27.5633333333333" calcext:value-type="float">
            <text:p>27.56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.6828571428571" calcext:value-type="float">
            <text:p>26.6828571428571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0.47375" calcext:value-type="float">
            <text:p>20.47375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5.886" calcext:value-type="float">
            <text:p>5.886</text:p>
          </table:table-cell>
        </table:table-row>
        <table:table-row table:style-name="ro1">
          <table:table-cell table:number-columns-repeated="2" office:value-type="float" office:value="85.7" calcext:value-type="float">
            <text:p>85.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35333333333333" calcext:value-type="float">
            <text:p>4.35333333333333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1.875" calcext:value-type="float">
            <text:p>11.875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0.6514285714286" calcext:value-type="float">
            <text:p>20.65142857142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8142857142857" calcext:value-type="float">
            <text:p>4.08142857142857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6.228" calcext:value-type="float">
            <text:p>16.228</text:p>
          </table:table-cell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7.122" calcext:value-type="float">
            <text:p>7.122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8.47285714285714" calcext:value-type="float">
            <text:p>8.47285714285714</text:p>
          </table:table-cell>
        </table:table-row>
        <table:table-row table:style-name="ro1">
          <table:table-cell office:value-type="float" office:value="15.58" calcext:value-type="float">
            <text:p>15.58</text:p>
          </table:table-cell>
          <table:table-cell office:value-type="float" office:value="19.4616666666667" calcext:value-type="float">
            <text:p>19.4616666666667</text:p>
          </table:table-cell>
        </table:table-row>
        <table:table-row table:style-name="ro1">
          <table:table-cell office:value-type="float" office:value="16.46" calcext:value-type="float">
            <text:p>16.46</text:p>
          </table:table-cell>
          <table:table-cell office:value-type="float" office:value="19.6683333333333" calcext:value-type="float">
            <text:p>19.668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3.9567" calcext:value-type="float">
            <text:p>3.956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.81222222222222" calcext:value-type="float">
            <text:p>1.81222222222222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8.0425" calcext:value-type="float">
            <text:p>8.04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3583333333333" calcext:value-type="float">
            <text:p>13.358333333333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.5218333333333" calcext:value-type="float">
            <text:p>19.5218333333333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5.8475" calcext:value-type="float">
            <text:p>15.8475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5.68857142857143" calcext:value-type="float">
            <text:p>5.68857142857143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24.5355333333333" calcext:value-type="float">
            <text:p>24.535533333333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7.56" calcext:value-type="float">
            <text:p>7.56</text:p>
          </table:table-cell>
        </table:table-row>
        <table:table-row table:style-name="ro1">
          <table:table-cell office:value-type="float" office:value="25.55" calcext:value-type="float">
            <text:p>25.55</text:p>
          </table:table-cell>
          <table:table-cell office:value-type="float" office:value="25.7311111111111" calcext:value-type="float">
            <text:p>25.7311111111111</text:p>
          </table:table-cell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9.16111111111111" calcext:value-type="float">
            <text:p>9.16111111111111</text:p>
          </table:table-cell>
        </table:table-row>
        <table:table-row table:style-name="ro1">
          <table:table-cell office:value-type="float" office:value="55.28" calcext:value-type="float">
            <text:p>55.28</text:p>
          </table:table-cell>
          <table:table-cell office:value-type="float" office:value="52.64" calcext:value-type="float">
            <text:p>52.64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7.6183333333333" calcext:value-type="float">
            <text:p>17.6183333333333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22.15" calcext:value-type="float">
            <text:p>22.15</text:p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442" calcext:value-type="float">
            <text:p>4.442</text:p>
          </table:table-cell>
        </table:table-row>
        <table:table-row table:style-name="ro1">
          <table:table-cell table:number-columns-repeated="2" office:value-type="float" office:value="12.46" calcext:value-type="float">
            <text:p>12.4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34090909090909" calcext:value-type="float">
            <text:p>4.340909090909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.34625" calcext:value-type="float">
            <text:p>15.3462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5.705" calcext:value-type="float">
            <text:p>5.705</text:p>
          </table:table-cell>
        </table:table-row>
        <table:table-row table:style-name="ro1">
          <table:table-cell office:value-type="float" office:value="10.21" calcext:value-type="float">
            <text:p>10.21</text:p>
          </table:table-cell>
          <table:table-cell office:value-type="float" office:value="15.34625" calcext:value-type="float">
            <text:p>15.34625</text:p>
          </table:table-cell>
        </table:table-row>
        <table:table-row table:style-name="ro1">
          <table:table-cell office:value-type="float" office:value="28.19" calcext:value-type="float">
            <text:p>28.19</text:p>
          </table:table-cell>
          <table:table-cell office:value-type="float" office:value="39.832" calcext:value-type="float">
            <text:p>39.832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24.75875" calcext:value-type="float">
            <text:p>24.758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99" calcext:value-type="float">
            <text:p>13.9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office:value-type="float" office:value="39.89" calcext:value-type="float">
            <text:p>39.89</text:p>
          </table:table-cell>
          <table:table-cell office:value-type="float" office:value="40.3114285714286" calcext:value-type="float">
            <text:p>40.31142857142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15111111111111" calcext:value-type="float">
            <text:p>4.15111111111111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3.586" calcext:value-type="float">
            <text:p>3.586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49.1966666666667" calcext:value-type="float">
            <text:p>49.1966666666667</text:p>
          </table:table-cell>
        </table:table-row>
        <table:table-row table:style-name="ro1">
          <table:table-cell office:value-type="float" office:value="17.72" calcext:value-type="float">
            <text:p>17.72</text:p>
          </table:table-cell>
          <table:table-cell office:value-type="float" office:value="22.87" calcext:value-type="float">
            <text:p>22.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float" office:value="45.57" calcext:value-type="float">
            <text:p>45.57</text:p>
          </table:table-cell>
          <table:table-cell office:value-type="float" office:value="51.7628571428571" calcext:value-type="float">
            <text:p>51.7628571428571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57428571428571" calcext:value-type="float">
            <text:p>5.57428571428571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887434782608695" calcext:value-type="float">
            <text:p>0.887434782608695</text:p>
          </table:table-cell>
        </table:table-row>
        <table:table-row table:style-name="ro1">
          <table:table-cell office:value-type="float" office:value="29.68" calcext:value-type="float">
            <text:p>29.68</text:p>
          </table:table-cell>
          <table:table-cell office:value-type="float" office:value="30.1725" calcext:value-type="float">
            <text:p>30.1725</text:p>
          </table:table-cell>
        </table:table-row>
        <table:table-row table:style-name="ro1">
          <table:table-cell office:value-type="float" office:value="29.55" calcext:value-type="float">
            <text:p>29.55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4.482" calcext:value-type="float">
            <text:p>4.482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25.38" calcext:value-type="float">
            <text:p>25.38</text:p>
          </table:table-cell>
          <table:table-cell office:value-type="float" office:value="25.7311111111111" calcext:value-type="float">
            <text:p>25.731111111111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7.122" calcext:value-type="float">
            <text:p>7.122</text:p>
          </table:table-cell>
        </table:table-row>
        <table:table-row table:style-name="ro1">
          <table:table-cell office:value-type="float" office:value="24.38" calcext:value-type="float">
            <text:p>24.38</text:p>
          </table:table-cell>
          <table:table-cell office:value-type="float" office:value="24.5355333333333" calcext:value-type="float">
            <text:p>24.5355333333333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7.309" calcext:value-type="float">
            <text:p>7.309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15.55625" calcext:value-type="float">
            <text:p>15.55625</text:p>
          </table:table-cell>
        </table:table-row>
        <table:table-row table:style-name="ro1">
          <table:table-cell office:value-type="float" office:value="126.4" calcext:value-type="float">
            <text:p>126.4</text:p>
          </table:table-cell>
          <table:table-cell office:value-type="float" office:value="121.325" calcext:value-type="float">
            <text:p>121.325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4.08142857142857" calcext:value-type="float">
            <text:p>4.08142857142857</text:p>
          </table:table-cell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99.11" calcext:value-type="float">
            <text:p>99.11</text:p>
          </table:table-cell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8.47" calcext:value-type="float">
            <text:p>8.47</text:p>
          </table:table-cell>
        </table:table-row>
        <table:table-row table:style-name="ro1">
          <table:table-cell table:number-columns-repeated="2" office:value-type="float" office:value="21.3" calcext:value-type="float">
            <text:p>21.3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8.662" calcext:value-type="float">
            <text:p>8.6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404" calcext:value-type="float">
            <text:p>6.404</text:p>
          </table:table-cell>
        </table:table-row>
        <table:table-row table:style-name="ro1">
          <table:table-cell office:value-type="float" office:value="11.045" calcext:value-type="float">
            <text:p>11.045</text:p>
          </table:table-cell>
          <table:table-cell office:value-type="float" office:value="13.4816666666667" calcext:value-type="float">
            <text:p>13.4816666666667</text:p>
          </table:table-cell>
        </table:table-row>
        <table:table-row table:style-name="ro1">
          <table:table-cell office:value-type="float" office:value="31.75" calcext:value-type="float">
            <text:p>31.75</text:p>
          </table:table-cell>
          <table:table-cell office:value-type="float" office:value="50.75" calcext:value-type="float">
            <text:p>50.75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3.13333333333333" calcext:value-type="float">
            <text:p>3.13333333333333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1.118" calcext:value-type="float">
            <text:p>11.118</text:p>
          </table:table-cell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10.4075" calcext:value-type="float">
            <text:p>10.4075</text:p>
          </table:table-cell>
        </table:table-row>
        <table:table-row table:style-name="ro1">
          <table:table-cell table:number-columns-repeated="2" office:value-type="float" office:value="4.23" calcext:value-type="float">
            <text:p>4.23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5.21666666666667" calcext:value-type="float">
            <text:p>5.21666666666667</text:p>
          </table:table-cell>
        </table:table-row>
        <table:table-row table:style-name="ro1">
          <table:table-cell office:value-type="float" office:value="11.26" calcext:value-type="float">
            <text:p>11.26</text:p>
          </table:table-cell>
          <table:table-cell office:value-type="float" office:value="13.6283333333333" calcext:value-type="float">
            <text:p>13.6283333333333</text:p>
          </table:table-cell>
        </table:table-row>
        <table:table-row table:style-name="ro1">
          <table:table-cell table:number-columns-repeated="2"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16666666666667" calcext:value-type="float">
            <text:p>3.1666666666666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4.34142857142857" calcext:value-type="float">
            <text:p>4.3414285714285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81222222222222" calcext:value-type="float">
            <text:p>1.81222222222222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3.594" calcext:value-type="float">
            <text:p>3.59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887434782608695" calcext:value-type="float">
            <text:p>0.887434782608695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8.53" calcext:value-type="float">
            <text:p>8.53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2.225" calcext:value-type="float">
            <text:p>2.225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24.48" calcext:value-type="float">
            <text:p>24.48</text:p>
          </table:table-cell>
          <table:table-cell office:value-type="float" office:value="24.5355333333333" calcext:value-type="float">
            <text:p>24.5355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2985714285714" calcext:value-type="float">
            <text:p>10.29857142857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.9066" calcext:value-type="float">
            <text:p>44.9066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4.6825" calcext:value-type="float">
            <text:p>14.6825</text:p>
          </table:table-cell>
        </table:table-row>
        <table:table-row table:style-name="ro1">
          <table:table-cell office:value-type="float" office:value="50.68" calcext:value-type="float">
            <text:p>50.68</text:p>
          </table:table-cell>
          <table:table-cell office:value-type="float" office:value="50.375" calcext:value-type="float">
            <text:p>50.375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office:value-type="float" office:value="20.35" calcext:value-type="float">
            <text:p>20.35</text:p>
          </table:table-cell>
          <table:table-cell office:value-type="float" office:value="20.362" calcext:value-type="float">
            <text:p>20.362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4.12933333333333" calcext:value-type="float">
            <text:p>4.12933333333333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5.808" calcext:value-type="float">
            <text:p>5.808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5.21666666666667" calcext:value-type="float">
            <text:p>5.21666666666667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3.46666666666667" calcext:value-type="float">
            <text:p>3.46666666666667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26.11" calcext:value-type="float">
            <text:p>26.11</text:p>
          </table:table-cell>
          <table:table-cell office:value-type="float" office:value="21.4875" calcext:value-type="float">
            <text:p>21.4875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.086875" calcext:value-type="float">
            <text:p>4.086875</text:p>
          </table:table-cell>
        </table:table-row>
        <table:table-row table:style-name="ro1">
          <table:table-cell table:number-columns-repeated="2" office:value-type="float" office:value="144.7" calcext:value-type="float">
            <text:p>144.7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7.77" calcext:value-type="float">
            <text:p>7.77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4.18111111111111" calcext:value-type="float">
            <text:p>4.18111111111111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22.15" calcext:value-type="float">
            <text:p>22.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975" calcext:value-type="float">
            <text:p>3.39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33.65" calcext:value-type="float">
            <text:p>33.65</text:p>
          </table:table-cell>
          <table:table-cell office:value-type="float" office:value="50.75" calcext:value-type="float">
            <text:p>50.75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6.5507142857143" calcext:value-type="float">
            <text:p>16.5507142857143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4.1025" calcext:value-type="float">
            <text:p>4.10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4.34142857142857" calcext:value-type="float">
            <text:p>4.34142857142857</text:p>
          </table:table-cell>
        </table:table-row>
        <table:table-row table:style-name="ro1">
          <table:table-cell office:value-type="float" office:value="13.67" calcext:value-type="float">
            <text:p>13.67</text:p>
          </table:table-cell>
          <table:table-cell office:value-type="float" office:value="9.822" calcext:value-type="float">
            <text:p>9.822</text:p>
          </table:table-cell>
        </table:table-row>
        <table:table-row table:style-name="ro1">
          <table:table-cell office:value-type="float" office:value="65.7" calcext:value-type="float">
            <text:p>65.7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3.88428571428572" calcext:value-type="float">
            <text:p>3.88428571428572</text:p>
          </table:table-cell>
        </table:table-row>
        <table:table-row table:style-name="ro1">
          <table:table-cell office:value-type="float" office:value="18.35" calcext:value-type="float">
            <text:p>18.35</text:p>
          </table:table-cell>
          <table:table-cell office:value-type="float" office:value="17.3766666666667" calcext:value-type="float">
            <text:p>17.3766666666667</text:p>
          </table:table-cell>
        </table:table-row>
        <table:table-row table:style-name="ro1">
          <table:table-cell table:number-columns-repeated="2"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608" calcext:value-type="float">
            <text:p>13.608</text:p>
          </table:table-cell>
        </table:table-row>
        <table:table-row table:style-name="ro1">
          <table:table-cell office:value-type="float" office:value="8.91" calcext:value-type="float">
            <text:p>8.91</text:p>
          </table:table-cell>
          <table:table-cell office:value-type="float" office:value="7.97714285714286" calcext:value-type="float">
            <text:p>7.97714285714286</text:p>
          </table:table-cell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8.495" calcext:value-type="float">
            <text:p>8.495</text:p>
          </table:table-cell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13.608" calcext:value-type="float">
            <text:p>13.608</text:p>
          </table:table-cell>
        </table:table-row>
        <table:table-row table:style-name="ro1">
          <table:table-cell office:value-type="float" office:value="79.6" calcext:value-type="float">
            <text:p>79.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39" calcext:value-type="float">
            <text:p>17.39</text:p>
          </table:table-cell>
          <table:table-cell office:value-type="float" office:value="15.5055555555556" calcext:value-type="float">
            <text:p>15.5055555555556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6.585" calcext:value-type="float">
            <text:p>6.585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9.78625" calcext:value-type="float">
            <text:p>19.78625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35.37" calcext:value-type="float">
            <text:p>35.37</text:p>
          </table:table-cell>
          <table:table-cell office:value-type="float" office:value="32.2544444444444" calcext:value-type="float">
            <text:p>32.2544444444444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5.34333333333333" calcext:value-type="float">
            <text:p>5.34333333333333</text:p>
          </table:table-cell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11.0355555555556" calcext:value-type="float">
            <text:p>11.0355555555556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8.4492" calcext:value-type="float">
            <text:p>8.4492</text:p>
          </table:table-cell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10.2985714285714" calcext:value-type="float">
            <text:p>10.2985714285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20.47375" calcext:value-type="float">
            <text:p>20.473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959" calcext:value-type="float">
            <text:p>19.959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float" office:value="13.36" calcext:value-type="float">
            <text:p>13.36</text:p>
          </table:table-cell>
          <table:table-cell office:value-type="float" office:value="12.843" calcext:value-type="float">
            <text:p>12.8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385" calcext:value-type="float">
            <text:p>7.385</text:p>
          </table:table-cell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10.268" calcext:value-type="float">
            <text:p>10.268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3.35916666666667" calcext:value-type="float">
            <text:p>3.35916666666667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3.9125" calcext:value-type="float">
            <text:p>3.9125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4.375" calcext:value-type="float">
            <text:p>4.375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4.46125" calcext:value-type="float">
            <text:p>4.4612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0.3233333333333" calcext:value-type="float">
            <text:p>10.323333333333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.1025" calcext:value-type="float">
            <text:p>4.1025</text:p>
          </table:table-cell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20.6514285714286" calcext:value-type="float">
            <text:p>20.6514285714286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0.887434782608695" calcext:value-type="float">
            <text:p>0.887434782608695</text:p>
          </table:table-cell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15.55625" calcext:value-type="float">
            <text:p>15.55625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80.25" calcext:value-type="float">
            <text:p>80.25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float" office:value="24.45" calcext:value-type="float">
            <text:p>24.45</text:p>
          </table:table-cell>
          <table:table-cell office:value-type="float" office:value="18.59625" calcext:value-type="float">
            <text:p>18.59625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6.52" calcext:value-type="float">
            <text:p>6.52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10.2985714285714" calcext:value-type="float">
            <text:p>10.2985714285714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6.585" calcext:value-type="float">
            <text:p>6.585</text:p>
          </table:table-cell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7.64" calcext:value-type="float">
            <text:p>7.6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23.7383333333333" calcext:value-type="float">
            <text:p>23.7383333333333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25.38" calcext:value-type="float">
            <text:p>25.38</text:p>
          </table:table-cell>
          <table:table-cell office:value-type="float" office:value="25.7311111111111" calcext:value-type="float">
            <text:p>25.7311111111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92727272727273" calcext:value-type="float">
            <text:p>5.92727272727273</text:p>
          </table:table-cell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67.64" calcext:value-type="float">
            <text:p>67.64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4.39928571428571" calcext:value-type="float">
            <text:p>4.39928571428571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6.64571428571429" calcext:value-type="float">
            <text:p>6.64571428571429</text:p>
          </table:table-cell>
        </table:table-row>
        <table:table-row table:style-name="ro1">
          <table:table-cell table:number-columns-repeated="2" office:value-type="float" office:value="8.24" calcext:value-type="float">
            <text:p>8.24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15.4214285714286" calcext:value-type="float">
            <text:p>15.4214285714286</text:p>
          </table:table-cell>
        </table:table-row>
        <table:table-row table:style-name="ro1">
          <table:table-cell office:value-type="float" office:value="-4.28" calcext:value-type="float">
            <text:p>-4.28</text:p>
          </table:table-cell>
          <table:table-cell office:value-type="float" office:value="-4.55125" calcext:value-type="float">
            <text:p>-4.55125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9.78" calcext:value-type="float">
            <text:p>9.78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.81222222222222" calcext:value-type="float">
            <text:p>1.8122222222222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.308" calcext:value-type="float">
            <text:p>3.308</text:p>
          </table:table-cell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40.3114285714286" calcext:value-type="float">
            <text:p>40.3114285714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33.55" calcext:value-type="float">
            <text:p>33.55</text:p>
          </table:table-cell>
          <table:table-cell office:value-type="float" office:value="31.825" calcext:value-type="float">
            <text:p>31.82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6.531" calcext:value-type="float">
            <text:p>6.531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3.35916666666667" calcext:value-type="float">
            <text:p>3.35916666666667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.86214285714286" calcext:value-type="float">
            <text:p>3.86214285714286</text:p>
          </table:table-cell>
        </table:table-row>
        <table:table-row table:style-name="ro1">
          <table:table-cell office:value-type="float" office:value="28.78" calcext:value-type="float">
            <text:p>28.78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7.622" calcext:value-type="float">
            <text:p>7.622</text:p>
          </table:table-cell>
        </table:table-row>
        <table:table-row table:style-name="ro1">
          <table:table-cell table:number-columns-repeated="2"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.49222222222222" calcext:value-type="float">
            <text:p>9.49222222222222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5.258" calcext:value-type="float">
            <text:p>15.258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3.8175" calcext:value-type="float">
            <text:p>13.817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7.56" calcext:value-type="float">
            <text:p>7.56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4.46875" calcext:value-type="float">
            <text:p>4.46875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7.97375" calcext:value-type="float">
            <text:p>17.97375</text:p>
          </table:table-cell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8.495" calcext:value-type="float">
            <text:p>8.495</text:p>
          </table:table-cell>
        </table:table-row>
        <table:table-row table:style-name="ro1">
          <table:table-cell table:number-columns-repeated="2" office:value-type="float" office:value="32.5" calcext:value-type="float">
            <text:p>32.5</text:p>
          </table:table-cell>
        </table:table-row>
        <table:table-row table:style-name="ro1">
          <table:table-cell table:number-columns-repeated="2" office:value-type="float" office:value="8.27" calcext:value-type="float">
            <text:p>8.27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8.55666666666667" calcext:value-type="float">
            <text:p>8.55666666666667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4.1125" calcext:value-type="float">
            <text:p>4.1125</text:p>
          </table:table-cell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12.825" calcext:value-type="float">
            <text:p>12.825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4.34142857142857" calcext:value-type="float">
            <text:p>4.3414285714285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62428571428572" calcext:value-type="float">
            <text:p>6.62428571428572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887434782608695" calcext:value-type="float">
            <text:p>0.887434782608695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7.195" calcext:value-type="float">
            <text:p>7.195</text:p>
          </table:table-cell>
        </table:table-row>
        <table:table-row table:style-name="ro1">
          <table:table-cell office:value-type="float" office:value="20.55" calcext:value-type="float">
            <text:p>20.55</text:p>
          </table:table-cell>
          <table:table-cell office:value-type="float" office:value="20.362" calcext:value-type="float">
            <text:p>20.362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64.62" calcext:value-type="float">
            <text:p>64.62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4.482" calcext:value-type="float">
            <text:p>4.482</text:p>
          </table:table-cell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8.443" calcext:value-type="float">
            <text:p>8.443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13.8175" calcext:value-type="float">
            <text:p>13.817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92727272727273" calcext:value-type="float">
            <text:p>5.92727272727273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14.78" calcext:value-type="float">
            <text:p>14.78</text:p>
          </table:table-cell>
          <table:table-cell office:value-type="float" office:value="12.62" calcext:value-type="float">
            <text:p>12.62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19.69" calcext:value-type="float">
            <text:p>19.69</text:p>
          </table:table-cell>
          <table:table-cell office:value-type="float" office:value="19.959" calcext:value-type="float">
            <text:p>19.959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7.64" calcext:value-type="float">
            <text:p>7.64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3.9567" calcext:value-type="float">
            <text:p>3.9567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4.34647058823529" calcext:value-type="float">
            <text:p>4.34647058823529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5.80428571428572" calcext:value-type="float">
            <text:p>5.80428571428572</text:p>
          </table:table-cell>
        </table:table-row>
        <table:table-row table:style-name="ro1">
          <table:table-cell office:value-type="float" office:value="30.31" calcext:value-type="float">
            <text:p>30.31</text:p>
          </table:table-cell>
          <table:table-cell office:value-type="float" office:value="32.96" calcext:value-type="float">
            <text:p>32.96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84.29" calcext:value-type="float">
            <text:p>84.29</text:p>
          </table:table-cell>
          <table:table-cell office:value-type="float" office:value="67.64" calcext:value-type="float">
            <text:p>67.64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7.68875" calcext:value-type="float">
            <text:p>7.68875</text:p>
          </table:table-cell>
        </table:table-row>
        <table:table-row table:style-name="ro1">
          <table:table-cell office:value-type="float" office:value="31.51" calcext:value-type="float">
            <text:p>31.51</text:p>
          </table:table-cell>
          <table:table-cell office:value-type="float" office:value="32.2544444444444" calcext:value-type="float">
            <text:p>32.2544444444444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7.33" calcext:value-type="float">
            <text:p>7.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44333333333333" calcext:value-type="float">
            <text:p>3.44333333333333</text:p>
          </table:table-cell>
        </table:table-row>
        <table:table-row table:style-name="ro1">
          <table:table-cell office:value-type="float" office:value="10.991" calcext:value-type="float">
            <text:p>10.991</text:p>
          </table:table-cell>
          <table:table-cell office:value-type="float" office:value="10.0301666666667" calcext:value-type="float">
            <text:p>10.0301666666667</text:p>
          </table:table-cell>
        </table:table-row>
        <table:table-row table:style-name="ro1">
          <table:table-cell office:value-type="float" office:value="60.47" calcext:value-type="float">
            <text:p>60.47</text:p>
          </table:table-cell>
          <table:table-cell office:value-type="float" office:value="64.62" calcext:value-type="float">
            <text:p>64.62</text:p>
          </table:table-cell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4.406" calcext:value-type="float">
            <text:p>4.406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25.501" calcext:value-type="float">
            <text:p>25.501</text:p>
          </table:table-cell>
          <table:table-cell office:value-type="float" office:value="19.5218333333333" calcext:value-type="float">
            <text:p>19.5218333333333</text:p>
          </table:table-cell>
        </table:table-row>
        <table:table-row table:style-name="ro1">
          <table:table-cell office:value-type="float" office:value="16.861" calcext:value-type="float">
            <text:p>16.861</text:p>
          </table:table-cell>
          <table:table-cell office:value-type="float" office:value="15.7115714285714" calcext:value-type="float">
            <text:p>15.7115714285714</text:p>
          </table:table-cell>
        </table:table-row>
        <table:table-row table:style-name="ro1">
          <table:table-cell office:value-type="float" office:value="1.434" calcext:value-type="float">
            <text:p>1.434</text:p>
          </table:table-cell>
          <table:table-cell office:value-type="float" office:value="1.27086666666667" calcext:value-type="float">
            <text:p>1.27086666666667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37.718" calcext:value-type="float">
            <text:p>37.718</text:p>
          </table:table-cell>
          <table:table-cell office:value-type="float" office:value="38.7863333333333" calcext:value-type="float">
            <text:p>38.7863333333333</text:p>
          </table:table-cell>
        </table:table-row>
        <table:table-row table:style-name="ro1">
          <table:table-cell office:value-type="float" office:value="5.532" calcext:value-type="float">
            <text:p>5.532</text:p>
          </table:table-cell>
          <table:table-cell office:value-type="float" office:value="4.7042" calcext:value-type="float">
            <text:p>4.7042</text:p>
          </table:table-cell>
        </table:table-row>
        <table:table-row table:style-name="ro1">
          <table:table-cell office:value-type="float" office:value="9.612" calcext:value-type="float">
            <text:p>9.612</text:p>
          </table:table-cell>
          <table:table-cell office:value-type="float" office:value="9.3524" calcext:value-type="float">
            <text:p>9.3524</text:p>
          </table:table-cell>
        </table:table-row>
        <table:table-row table:style-name="ro1">
          <table:table-cell office:value-type="float" office:value="40.42" calcext:value-type="float">
            <text:p>40.42</text:p>
          </table:table-cell>
          <table:table-cell office:value-type="float" office:value="38.5714285714286" calcext:value-type="float">
            <text:p>38.5714285714286</text:p>
          </table:table-cell>
        </table:table-row>
        <table:table-row table:style-name="ro1">
          <table:table-cell office:value-type="float" office:value="8.342" calcext:value-type="float">
            <text:p>8.342</text:p>
          </table:table-cell>
          <table:table-cell office:value-type="float" office:value="8.4492" calcext:value-type="float">
            <text:p>8.449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20.261" calcext:value-type="float">
            <text:p>20.261</text:p>
          </table:table-cell>
          <table:table-cell office:value-type="float" office:value="19.959" calcext:value-type="float">
            <text:p>19.959</text:p>
          </table:table-cell>
        </table:table-row>
        <table:table-row table:style-name="ro1">
          <table:table-cell office:value-type="float" office:value="4.232" calcext:value-type="float">
            <text:p>4.232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19.698" calcext:value-type="float">
            <text:p>19.698</text:p>
          </table:table-cell>
          <table:table-cell office:value-type="float" office:value="19.959" calcext:value-type="float">
            <text:p>19.959</text:p>
          </table:table-cell>
        </table:table-row>
        <table:table-row table:style-name="ro1">
          <table:table-cell office:value-type="float" office:value="5.426" calcext:value-type="float">
            <text:p>5.426</text:p>
          </table:table-cell>
          <table:table-cell office:value-type="float" office:value="5.24266666666667" calcext:value-type="float">
            <text:p>5.2426666666666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46875" calcext:value-type="float">
            <text:p>4.46875</text:p>
          </table:table-cell>
        </table:table-row>
        <table:table-row table:style-name="ro1">
          <table:table-cell office:value-type="float" office:value="83.1" calcext:value-type="float">
            <text:p>83.1</text:p>
          </table:table-cell>
          <table:table-cell office:value-type="float" office:value="79.74" calcext:value-type="float">
            <text:p>79.7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15111111111111" calcext:value-type="float">
            <text:p>4.15111111111111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.525" calcext:value-type="float">
            <text:p>4.525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3.3875" calcext:value-type="float">
            <text:p>3.3875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17.04875" calcext:value-type="float">
            <text:p>17.04875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  <table:table-cell office:value-type="float" office:value="16.725" calcext:value-type="float">
            <text:p>16.725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2.58" calcext:value-type="float">
            <text:p>12.58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36.09" calcext:value-type="float">
            <text:p>36.09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5.808" calcext:value-type="float">
            <text:p>5.808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6.64571428571429" calcext:value-type="float">
            <text:p>6.64571428571429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2.90875" calcext:value-type="float">
            <text:p>12.90875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7.68875" calcext:value-type="float">
            <text:p>7.68875</text:p>
          </table:table-cell>
        </table:table-row>
        <table:table-row table:style-name="ro1">
          <table:table-cell office:value-type="float" office:value="55.54" calcext:value-type="float">
            <text:p>55.54</text:p>
          </table:table-cell>
          <table:table-cell office:value-type="float" office:value="105.772222222222" calcext:value-type="float">
            <text:p>105.772222222222</text:p>
          </table:table-cell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13.28" calcext:value-type="float">
            <text:p>13.28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.00909090909091" calcext:value-type="float">
            <text:p>4.00909090909091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7.40571428571429" calcext:value-type="float">
            <text:p>7.40571428571429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4.54761904761905" calcext:value-type="float">
            <text:p>4.54761904761905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3.72833333333333" calcext:value-type="float">
            <text:p>3.72833333333333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7.70173913043478" calcext:value-type="float">
            <text:p>7.70173913043478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4.42466666666667" calcext:value-type="float">
            <text:p>4.42466666666667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5.42166666666667" calcext:value-type="float">
            <text:p>5.42166666666667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2.43714285714286" calcext:value-type="float">
            <text:p>2.4371428571428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4.90777777777778" calcext:value-type="float">
            <text:p>4.90777777777778</text:p>
          </table:table-cell>
        </table:table-row>
        <table:table-row table:style-name="ro1">
          <table:table-cell office:value-type="float" office:value="-7.8" calcext:value-type="float">
            <text:p>-7.8</text:p>
          </table:table-cell>
          <table:table-cell office:value-type="float" office:value="-7.1725" calcext:value-type="float">
            <text:p>-7.1725</text:p>
          </table:table-cell>
        </table:table-row>
        <table:table-row table:style-name="ro1">
          <table:table-cell office:value-type="float" office:value="10.295" calcext:value-type="float">
            <text:p>10.295</text:p>
          </table:table-cell>
          <table:table-cell office:value-type="float" office:value="9.82855555555556" calcext:value-type="float">
            <text:p>9.82855555555556</text:p>
          </table:table-cell>
        </table:table-row>
        <table:table-row table:style-name="ro1">
          <table:table-cell office:value-type="float" office:value="5.478" calcext:value-type="float">
            <text:p>5.478</text:p>
          </table:table-cell>
          <table:table-cell office:value-type="float" office:value="6.404" calcext:value-type="float">
            <text:p>6.404</text:p>
          </table:table-cell>
        </table:table-row>
        <table:table-row table:style-name="ro1">
          <table:table-cell office:value-type="float" office:value="24.313" calcext:value-type="float">
            <text:p>24.313</text:p>
          </table:table-cell>
          <table:table-cell office:value-type="float" office:value="24.5355333333333" calcext:value-type="float">
            <text:p>24.5355333333333</text:p>
          </table:table-cell>
        </table:table-row>
        <table:table-row table:style-name="ro1">
          <table:table-cell office:value-type="float" office:value="10.202" calcext:value-type="float">
            <text:p>10.202</text:p>
          </table:table-cell>
          <table:table-cell office:value-type="float" office:value="9.82855555555556" calcext:value-type="float">
            <text:p>9.82855555555556</text:p>
          </table:table-cell>
        </table:table-row>
        <table:table-row table:style-name="ro1">
          <table:table-cell office:value-type="float" office:value="40.213" calcext:value-type="float">
            <text:p>40.213</text:p>
          </table:table-cell>
          <table:table-cell office:value-type="float" office:value="44.9066" calcext:value-type="float">
            <text:p>44.906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9.05" calcext:value-type="float">
            <text:p>19.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59.67" calcext:value-type="float">
            <text:p>59.67</text:p>
          </table:table-cell>
          <table:table-cell office:value-type="float" office:value="50.75" calcext:value-type="float">
            <text:p>50.75</text:p>
          </table:table-cell>
        </table:table-row>
        <table:table-row table:style-name="ro1">
          <table:table-cell table:number-columns-repeated="2" office:value-type="float" office:value="10.144" calcext:value-type="float">
            <text:p>10.144</text:p>
          </table:table-cell>
        </table:table-row>
        <table:table-row table:style-name="ro1">
          <table:table-cell office:value-type="float" office:value="14.045" calcext:value-type="float">
            <text:p>14.045</text:p>
          </table:table-cell>
          <table:table-cell office:value-type="float" office:value="11.911" calcext:value-type="float">
            <text:p>11.911</text:p>
          </table:table-cell>
        </table:table-row>
        <table:table-row table:style-name="ro1">
          <table:table-cell office:value-type="float" office:value="2.926" calcext:value-type="float">
            <text:p>2.926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>
          <table:table-cell office:value-type="float" office:value="9.088" calcext:value-type="float">
            <text:p>9.088</text:p>
          </table:table-cell>
          <table:table-cell office:value-type="float" office:value="8.443" calcext:value-type="float">
            <text:p>8.443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3.9567" calcext:value-type="float">
            <text:p>3.9567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3.86214285714286" calcext:value-type="float">
            <text:p>3.86214285714286</text:p>
          </table:table-cell>
        </table:table-row>
        <table:table-row table:style-name="ro1">
          <table:table-cell office:value-type="float" office:value="4.558" calcext:value-type="float">
            <text:p>4.558</text:p>
          </table:table-cell>
          <table:table-cell office:value-type="float" office:value="4.12933333333333" calcext:value-type="float">
            <text:p>4.12933333333333</text:p>
          </table:table-cell>
        </table:table-row>
        <table:table-row table:style-name="ro1">
          <table:table-cell office:value-type="float" office:value="19.254" calcext:value-type="float">
            <text:p>19.254</text:p>
          </table:table-cell>
          <table:table-cell office:value-type="float" office:value="17.2385714285714" calcext:value-type="float">
            <text:p>17.2385714285714</text:p>
          </table:table-cell>
        </table:table-row>
        <table:table-row table:style-name="ro1">
          <table:table-cell office:value-type="float" office:value="1.332" calcext:value-type="float">
            <text:p>1.332</text:p>
          </table:table-cell>
          <table:table-cell office:value-type="float" office:value="1.27086666666667" calcext:value-type="float">
            <text:p>1.27086666666667</text:p>
          </table:table-cell>
        </table:table-row>
        <table:table-row table:style-name="ro1">
          <table:table-cell office:value-type="float" office:value="19.196" calcext:value-type="float">
            <text:p>19.196</text:p>
          </table:table-cell>
          <table:table-cell office:value-type="float" office:value="17.2385714285714" calcext:value-type="float">
            <text:p>17.2385714285714</text:p>
          </table:table-cell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99.11" calcext:value-type="float">
            <text:p>99.11</text:p>
          </table:table-cell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99.11" calcext:value-type="float">
            <text:p>99.1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6.06" calcext:value-type="float">
            <text:p>6.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float" office:value="36.59" calcext:value-type="float">
            <text:p>36.59</text:p>
          </table:table-cell>
          <table:table-cell office:value-type="float" office:value="55.6025" calcext:value-type="float">
            <text:p>55.6025</text:p>
          </table:table-cell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float" office:value="28.1425" calcext:value-type="float">
            <text:p>28.1425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3.4816666666667" calcext:value-type="float">
            <text:p>13.4816666666667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4.90777777777778" calcext:value-type="float">
            <text:p>4.90777777777778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7075" calcext:value-type="float">
            <text:p>3.7075</text:p>
          </table:table-cell>
        </table:table-row>
        <table:table-row table:style-name="ro1">
          <table:table-cell office:value-type="float" office:value="30.25" calcext:value-type="float">
            <text:p>30.25</text:p>
          </table:table-cell>
          <table:table-cell office:value-type="float" office:value="30.12" calcext:value-type="float">
            <text:p>30.12</text:p>
          </table:table-cell>
        </table:table-row>
        <table:table-row table:style-name="ro1">
          <table:table-cell office:value-type="float" office:value="11.03" calcext:value-type="float">
            <text:p>11.03</text:p>
          </table:table-cell>
          <table:table-cell office:value-type="float" office:value="10.6092" calcext:value-type="float">
            <text:p>10.6092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.27086666666667" calcext:value-type="float">
            <text:p>1.27086666666667</text:p>
          </table:table-cell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12.825" calcext:value-type="float">
            <text:p>12.82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24.24" calcext:value-type="float">
            <text:p>24.24</text:p>
          </table:table-cell>
          <table:table-cell office:value-type="float" office:value="21.175" calcext:value-type="float">
            <text:p>21.175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6.81625" calcext:value-type="float">
            <text:p>6.81625</text:p>
          </table:table-cell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12.048" calcext:value-type="float">
            <text:p>12.048</text:p>
          </table:table-cell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9.49222222222222" calcext:value-type="float">
            <text:p>9.49222222222222</text:p>
          </table:table-cell>
        </table:table-row>
        <table:table-row table:style-name="ro1">
          <table:table-cell office:value-type="float" office:value="25.73" calcext:value-type="float">
            <text:p>25.73</text:p>
          </table:table-cell>
          <table:table-cell office:value-type="float" office:value="25.2633333333333" calcext:value-type="float">
            <text:p>25.2633333333333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18.14" calcext:value-type="float">
            <text:p>18.14</text:p>
          </table:table-cell>
          <table:table-cell office:value-type="float" office:value="19.14875" calcext:value-type="float">
            <text:p>19.14875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7.64" calcext:value-type="float">
            <text:p>7.64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4.15111111111111" calcext:value-type="float">
            <text:p>4.15111111111111</text:p>
          </table:table-cell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39.445" calcext:value-type="float">
            <text:p>39.445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4.39928571428571" calcext:value-type="float">
            <text:p>4.39928571428571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20.8333333333333" calcext:value-type="float">
            <text:p>20.833333333333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4.64333333333333" calcext:value-type="float">
            <text:p>4.64333333333333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7.692" calcext:value-type="float">
            <text:p>7.692</text:p>
          </table:table-cell>
        </table:table-row>
        <table:table-row table:style-name="ro1">
          <table:table-cell office:value-type="float" office:value="18.27" calcext:value-type="float">
            <text:p>18.27</text:p>
          </table:table-cell>
          <table:table-cell office:value-type="float" office:value="17.3766666666667" calcext:value-type="float">
            <text:p>17.3766666666667</text:p>
          </table:table-cell>
        </table:table-row>
        <table:table-row table:style-name="ro1">
          <table:table-cell office:value-type="float" office:value="11.61" calcext:value-type="float">
            <text:p>11.61</text:p>
          </table:table-cell>
          <table:table-cell office:value-type="float" office:value="9.244" calcext:value-type="float">
            <text:p>9.244</text:p>
          </table:table-cell>
        </table:table-row>
        <table:table-row table:style-name="ro1">
          <table:table-cell office:value-type="float" office:value="19.67" calcext:value-type="float">
            <text:p>19.67</text:p>
          </table:table-cell>
          <table:table-cell office:value-type="float" office:value="19.7444" calcext:value-type="float">
            <text:p>19.7444</text:p>
          </table:table-cell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8.22857142857143" calcext:value-type="float">
            <text:p>8.22857142857143</text:p>
          </table:table-cell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6.57428571428572" calcext:value-type="float">
            <text:p>6.57428571428572</text:p>
          </table:table-cell>
        </table:table-row>
        <table:table-row table:style-name="ro1">
          <table:table-cell office:value-type="float" office:value="9.67" calcext:value-type="float">
            <text:p>9.67</text:p>
          </table:table-cell>
          <table:table-cell office:value-type="float" office:value="11.8433333333333" calcext:value-type="float">
            <text:p>11.8433333333333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7.622" calcext:value-type="float">
            <text:p>7.62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.1725" calcext:value-type="float">
            <text:p>-7.1725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9125" calcext:value-type="float">
            <text:p>3.9125</text:p>
          </table:table-cell>
        </table:table-row>
        <table:table-row table:style-name="ro1">
          <table:table-cell office:value-type="float" office:value="13.42" calcext:value-type="float">
            <text:p>13.42</text:p>
          </table:table-cell>
          <table:table-cell office:value-type="float" office:value="12.954" calcext:value-type="float">
            <text:p>12.954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4.90777777777778" calcext:value-type="float">
            <text:p>4.90777777777778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5.015" calcext:value-type="float">
            <text:p>5.015</text:p>
          </table:table-cell>
        </table:table-row>
        <table:table-row table:style-name="ro1">
          <table:table-cell office:value-type="float" office:value="3.664" calcext:value-type="float">
            <text:p>3.664</text:p>
          </table:table-cell>
          <table:table-cell office:value-type="float" office:value="3.9567" calcext:value-type="float">
            <text:p>3.9567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4.27166666666667" calcext:value-type="float">
            <text:p>4.27166666666667</text:p>
          </table:table-cell>
        </table:table-row>
        <table:table-row table:style-name="ro1">
          <table:table-cell office:value-type="float" office:value="3.924" calcext:value-type="float">
            <text:p>3.924</text:p>
          </table:table-cell>
          <table:table-cell office:value-type="float" office:value="4.6184" calcext:value-type="float">
            <text:p>4.6184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39.97" calcext:value-type="float">
            <text:p>39.97</text:p>
          </table:table-cell>
          <table:table-cell office:value-type="float" office:value="39.832" calcext:value-type="float">
            <text:p>39.832</text:p>
          </table:table-cell>
        </table:table-row>
        <table:table-row table:style-name="ro1">
          <table:table-cell office:value-type="float" office:value="4.222" calcext:value-type="float">
            <text:p>4.222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.50545454545455" calcext:value-type="float">
            <text:p>3.50545454545455</text:p>
          </table:table-cell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.27086666666667" calcext:value-type="float">
            <text:p>1.27086666666667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25.2333333333333" calcext:value-type="float">
            <text:p>25.23333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536" calcext:value-type="float">
            <text:p>7.536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7.35" calcext:value-type="float">
            <text:p>7.35</text:p>
          </table:table-cell>
        </table:table-row>
        <table:table-row table:style-name="ro1">
          <table:table-cell office:value-type="float" office:value="25.55" calcext:value-type="float">
            <text:p>25.55</text:p>
          </table:table-cell>
          <table:table-cell office:value-type="float" office:value="25.2633333333333" calcext:value-type="float">
            <text:p>25.2633333333333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3.89625" calcext:value-type="float">
            <text:p>3.89625</text:p>
          </table:table-cell>
        </table:table-row>
        <table:table-row table:style-name="ro1">
          <table:table-cell office:value-type="float" office:value="16.01" calcext:value-type="float">
            <text:p>16.01</text:p>
          </table:table-cell>
          <table:table-cell office:value-type="float" office:value="10.65" calcext:value-type="float">
            <text:p>10.65</text:p>
          </table:table-cell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7.663" calcext:value-type="float">
            <text:p>7.663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6.81625" calcext:value-type="float">
            <text:p>6.81625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33.5725" calcext:value-type="float">
            <text:p>33.5725</text:p>
          </table:table-cell>
        </table:table-row>
        <table:table-row table:style-name="ro1">
          <table:table-cell office:value-type="float" office:value="16.73" calcext:value-type="float">
            <text:p>16.73</text:p>
          </table:table-cell>
          <table:table-cell office:value-type="float" office:value="12.83125" calcext:value-type="float">
            <text:p>12.83125</text:p>
          </table:table-cell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99.645" calcext:value-type="float">
            <text:p>99.645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4.54761904761905" calcext:value-type="float">
            <text:p>4.54761904761905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37.8227777777778" calcext:value-type="float">
            <text:p>37.8227777777778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4.27166666666667" calcext:value-type="float">
            <text:p>4.27166666666667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9.3524" calcext:value-type="float">
            <text:p>9.3524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3.4125" calcext:value-type="float">
            <text:p>3.4125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3.89625" calcext:value-type="float">
            <text:p>3.89625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5.258" calcext:value-type="float">
            <text:p>15.258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4.97" calcext:value-type="float">
            <text:p>4.97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9.315" calcext:value-type="float">
            <text:p>19.315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3.86214285714286" calcext:value-type="float">
            <text:p>3.86214285714286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35.6766666666667" calcext:value-type="float">
            <text:p>35.6766666666667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12.83125" calcext:value-type="float">
            <text:p>12.8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4.27" calcext:value-type="float">
            <text:p>4.27</text:p>
          </table:table-cell>
        </table:table-row>
        <table:table-row table:style-name="ro1">
          <table:table-cell office:value-type="float" office:value="18.58" calcext:value-type="float">
            <text:p>18.58</text:p>
          </table:table-cell>
          <table:table-cell office:value-type="float" office:value="17.3766666666667" calcext:value-type="float">
            <text:p>17.3766666666667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4.1125" calcext:value-type="float">
            <text:p>4.1125</text:p>
          </table:table-cell>
        </table:table-row>
        <table:table-row table:style-name="ro1">
          <table:table-cell office:value-type="float" office:value="8.43" calcext:value-type="float">
            <text:p>8.43</text:p>
          </table:table-cell>
          <table:table-cell office:value-type="float" office:value="8.495" calcext:value-type="float">
            <text:p>8.495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4.35333333333333" calcext:value-type="float">
            <text:p>4.3533333333333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0.268" calcext:value-type="float">
            <text:p>10.268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6.79666666666667" calcext:value-type="float">
            <text:p>6.79666666666667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.84363636363636" calcext:value-type="float">
            <text:p>3.84363636363636</text:p>
          </table:table-cell>
        </table:table-row>
        <table:table-row table:style-name="ro1">
          <table:table-cell office:value-type="float" office:value="10.61" calcext:value-type="float">
            <text:p>10.61</text:p>
          </table:table-cell>
          <table:table-cell office:value-type="float" office:value="10.68" calcext:value-type="float">
            <text:p>10.68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7.66" calcext:value-type="float">
            <text:p>7.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.5525" calcext:value-type="float">
            <text:p>39.5525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4.12933333333333" calcext:value-type="float">
            <text:p>4.12933333333333</text:p>
          </table:table-cell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50.375" calcext:value-type="float">
            <text:p>50.375</text:p>
          </table:table-cell>
        </table:table-row>
        <table:table-row table:style-name="ro1">
          <table:table-cell office:value-type="float" office:value="100.68" calcext:value-type="float">
            <text:p>100.68</text:p>
          </table:table-cell>
          <table:table-cell office:value-type="float" office:value="105.772222222222" calcext:value-type="float">
            <text:p>105.772222222222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4.27166666666667" calcext:value-type="float">
            <text:p>4.27166666666667</text:p>
          </table:table-cell>
        </table:table-row>
        <table:table-row table:style-name="ro1">
          <table:table-cell office:value-type="float" office:value="29.77" calcext:value-type="float">
            <text:p>29.77</text:p>
          </table:table-cell>
          <table:table-cell office:value-type="float" office:value="30.1725" calcext:value-type="float">
            <text:p>30.1725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4.27166666666667" calcext:value-type="float">
            <text:p>4.27166666666667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7.9275" calcext:value-type="float">
            <text:p>7.9275</text:p>
          </table:table-cell>
        </table:table-row>
        <table:table-row table:style-name="ro1">
          <table:table-cell office:value-type="float" office:value="10.77" calcext:value-type="float">
            <text:p>10.77</text:p>
          </table:table-cell>
          <table:table-cell office:value-type="float" office:value="9.065" calcext:value-type="float">
            <text:p>9.065</text:p>
          </table:table-cell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6.83888888888889" calcext:value-type="float">
            <text:p>6.8388888888888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30.58" calcext:value-type="float">
            <text:p>30.58</text:p>
          </table:table-cell>
          <table:table-cell office:value-type="float" office:value="36.09" calcext:value-type="float">
            <text:p>36.09</text:p>
          </table:table-cell>
        </table:table-row>
        <table:table-row table:style-name="ro1">
          <table:table-cell office:value-type="float" office:value="16.73" calcext:value-type="float">
            <text:p>16.73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5.47" calcext:value-type="float">
            <text:p>15.47</text:p>
          </table:table-cell>
          <table:table-cell office:value-type="float" office:value="19.05" calcext:value-type="float">
            <text:p>19.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5928571428571" calcext:value-type="float">
            <text:p>3.35928571428571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19.05" calcext:value-type="float">
            <text:p>19.05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6.14428571428571" calcext:value-type="float">
            <text:p>6.14428571428571</text:p>
          </table:table-cell>
        </table:table-row>
        <table:table-row table:style-name="ro1">
          <table:table-cell table:number-columns-repeated="2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55.025" calcext:value-type="float">
            <text:p>55.025</text:p>
          </table:table-cell>
        </table:table-row>
        <table:table-row table:style-name="ro1">
          <table:table-cell office:value-type="float" office:value="10.41" calcext:value-type="float">
            <text:p>10.41</text:p>
          </table:table-cell>
          <table:table-cell office:value-type="float" office:value="17.2385714285714" calcext:value-type="float">
            <text:p>17.2385714285714</text:p>
          </table:table-cell>
        </table:table-row>
        <table:table-row table:style-name="ro1">
          <table:table-cell office:value-type="float" office:value="30.75" calcext:value-type="float">
            <text:p>30.75</text:p>
          </table:table-cell>
          <table:table-cell office:value-type="float" office:value="30.15" calcext:value-type="float">
            <text:p>30.15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2.76125" calcext:value-type="float">
            <text:p>2.76125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6.834" calcext:value-type="float">
            <text:p>6.834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2.954" calcext:value-type="float">
            <text:p>12.9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float" office:value="31.67" calcext:value-type="float">
            <text:p>31.67</text:p>
          </table:table-cell>
          <table:table-cell office:value-type="float" office:value="28.8788888888889" calcext:value-type="float">
            <text:p>28.8788888888889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8.552" calcext:value-type="float">
            <text:p>8.55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69333333333333" calcext:value-type="float">
            <text:p>4.69333333333333</text:p>
          </table:table-cell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7.40571428571429" calcext:value-type="float">
            <text:p>7.40571428571429</text:p>
          </table:table-cell>
        </table:table-row>
        <table:table-row table:style-name="ro1">
          <table:table-cell office:value-type="float" office:value="50.12" calcext:value-type="float">
            <text:p>50.12</text:p>
          </table:table-cell>
          <table:table-cell office:value-type="float" office:value="50.375" calcext:value-type="float">
            <text:p>50.375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4.086875" calcext:value-type="float">
            <text:p>4.086875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.3975" calcext:value-type="float">
            <text:p>3.39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2.69" calcext:value-type="float">
            <text:p>12.69</text:p>
          </table:table-cell>
          <table:table-cell office:value-type="float" office:value="17.2111111111111" calcext:value-type="float">
            <text:p>17.211111111111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50545454545455" calcext:value-type="float">
            <text:p>3.50545454545455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23.592" calcext:value-type="float">
            <text:p>23.592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622" calcext:value-type="float">
            <text:p>7.622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3.4125" calcext:value-type="float">
            <text:p>3.41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.724" calcext:value-type="float">
            <text:p>38.724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7.01222222222222" calcext:value-type="float">
            <text:p>7.01222222222222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4.61375" calcext:value-type="float">
            <text:p>4.61375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16.92625" calcext:value-type="float">
            <text:p>16.92625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float" office:value="15.37" calcext:value-type="float">
            <text:p>15.37</text:p>
          </table:table-cell>
          <table:table-cell office:value-type="float" office:value="15.9157142857143" calcext:value-type="float">
            <text:p>15.9157142857143</text:p>
          </table:table-cell>
        </table:table-row>
        <table:table-row table:style-name="ro1">
          <table:table-cell office:value-type="float" office:value="9.13" calcext:value-type="float">
            <text:p>9.13</text:p>
          </table:table-cell>
          <table:table-cell office:value-type="float" office:value="7.065" calcext:value-type="float">
            <text:p>7.065</text:p>
          </table:table-cell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49.1966666666667" calcext:value-type="float">
            <text:p>49.1966666666667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3.18571428571429" calcext:value-type="float">
            <text:p>3.185714285714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82875" calcext:value-type="float">
            <text:p>8.82875</text:p>
          </table:table-cell>
        </table:table-row>
        <table:table-row table:style-name="ro1">
          <table:table-cell office:value-type="float" office:value="34.04" calcext:value-type="float">
            <text:p>34.04</text:p>
          </table:table-cell>
          <table:table-cell office:value-type="float" office:value="21.63" calcext:value-type="float">
            <text:p>21.6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>
          <table:table-cell office:value-type="float" office:value="8.49" calcext:value-type="float">
            <text:p>8.49</text:p>
          </table:table-cell>
          <table:table-cell office:value-type="float" office:value="8.47" calcext:value-type="float">
            <text:p>8.47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7.8166666666667" calcext:value-type="float">
            <text:p>17.8166666666667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3.46666666666667" calcext:value-type="float">
            <text:p>3.46666666666667</text:p>
          </table:table-cell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7.68875" calcext:value-type="float">
            <text:p>7.68875</text:p>
          </table:table-cell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8.98625" calcext:value-type="float">
            <text:p>8.98625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2.60666666666667" calcext:value-type="float">
            <text:p>2.60666666666667</text:p>
          </table:table-cell>
        </table:table-row>
        <table:table-row table:style-name="ro1">
          <table:table-cell office:value-type="float" office:value="10.13" calcext:value-type="float">
            <text:p>10.13</text:p>
          </table:table-cell>
          <table:table-cell office:value-type="float" office:value="10.135" calcext:value-type="float">
            <text:p>10.135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5.706" calcext:value-type="float">
            <text:p>5.70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10.135" calcext:value-type="float">
            <text:p>10.135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6.218" calcext:value-type="float">
            <text:p>16.2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66" calcext:value-type="float">
            <text:p>7.66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4.15090909090909" calcext:value-type="float">
            <text:p>4.15090909090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8.0425" calcext:value-type="float">
            <text:p>8.0425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34333333333333" calcext:value-type="float">
            <text:p>5.3433333333333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58" calcext:value-type="float">
            <text:p>4.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1475" calcext:value-type="float">
            <text:p>10.1475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30.16" calcext:value-type="float">
            <text:p>30.16</text:p>
          </table:table-cell>
          <table:table-cell office:value-type="float" office:value="30.5177777777778" calcext:value-type="float">
            <text:p>30.5177777777778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3.0644444444444" calcext:value-type="float">
            <text:p>13.06444444444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5177777777778" calcext:value-type="float">
            <text:p>30.5177777777778</text:p>
          </table:table-cell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16.5855555555556" calcext:value-type="float">
            <text:p>16.5855555555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60.51" calcext:value-type="float">
            <text:p>60.51</text:p>
          </table:table-cell>
          <table:table-cell office:value-type="float" office:value="58.6866666666667" calcext:value-type="float">
            <text:p>58.6866666666667</text:p>
          </table:table-cell>
        </table:table-row>
        <table:table-row table:style-name="ro1">
          <table:table-cell office:value-type="float" office:value="114.75" calcext:value-type="float">
            <text:p>114.75</text:p>
          </table:table-cell>
          <table:table-cell office:value-type="float" office:value="131.825" calcext:value-type="float">
            <text:p>131.825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25.2633333333333" calcext:value-type="float">
            <text:p>25.2633333333333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30.675" calcext:value-type="float">
            <text:p>30.675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6.5855555555556" calcext:value-type="float">
            <text:p>16.585555555555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6.404" calcext:value-type="float">
            <text:p>6.404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.15111111111111" calcext:value-type="float">
            <text:p>4.15111111111111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7.97375" calcext:value-type="float">
            <text:p>17.97375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20.8333333333333" calcext:value-type="float">
            <text:p>20.833333333333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086875" calcext:value-type="float">
            <text:p>4.086875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4.1125" calcext:value-type="float">
            <text:p>4.1125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4.08142857142857" calcext:value-type="float">
            <text:p>4.08142857142857</text:p>
          </table:table-cell>
        </table:table-row>
        <table:table-row table:style-name="ro1">
          <table:table-cell office:value-type="float" office:value="23.15" calcext:value-type="float">
            <text:p>23.15</text:p>
          </table:table-cell>
          <table:table-cell office:value-type="float" office:value="24.5666666666667" calcext:value-type="float">
            <text:p>24.5666666666667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6.27333333333333" calcext:value-type="float">
            <text:p>6.27333333333333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2.475" calcext:value-type="float">
            <text:p>2.475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6.825" calcext:value-type="float">
            <text:p>6.825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3.73076923076923" calcext:value-type="float">
            <text:p>3.73076923076923</text:p>
          </table:table-cell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14.57" calcext:value-type="float">
            <text:p>14.57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6.825" calcext:value-type="float">
            <text:p>6.8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5.33" calcext:value-type="float">
            <text:p>5.33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3.96166666666667" calcext:value-type="float">
            <text:p>3.9616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</table:table-row>
        <table:table-row table:style-name="ro1">
          <table:table-cell office:value-type="float" office:value="19.81" calcext:value-type="float">
            <text:p>19.81</text:p>
          </table:table-cell>
          <table:table-cell office:value-type="float" office:value="19.959" calcext:value-type="float">
            <text:p>19.959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office:value-type="float" office:value="21.86" calcext:value-type="float">
            <text:p>21.86</text:p>
          </table:table-cell>
          <table:table-cell office:value-type="float" office:value="23.2333333333333" calcext:value-type="float">
            <text:p>23.2333333333333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4.22214285714286" calcext:value-type="float">
            <text:p>4.22214285714286</text:p>
          </table:table-cell>
        </table:table-row>
        <table:table-row table:style-name="ro1">
          <table:table-cell office:value-type="float" office:value="34.09" calcext:value-type="float">
            <text:p>34.09</text:p>
          </table:table-cell>
          <table:table-cell office:value-type="float" office:value="41.1983333333333" calcext:value-type="float">
            <text:p>41.1983333333333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3.35666666666667" calcext:value-type="float">
            <text:p>3.35666666666667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14.45" calcext:value-type="float">
            <text:p>14.45</text:p>
          </table:table-cell>
          <table:table-cell office:value-type="float" office:value="16.5855555555556" calcext:value-type="float">
            <text:p>16.5855555555556</text:p>
          </table:table-cell>
        </table:table-row>
        <table:table-row table:style-name="ro1">
          <table:table-cell office:value-type="float" office:value="11.09" calcext:value-type="float">
            <text:p>11.09</text:p>
          </table:table-cell>
          <table:table-cell office:value-type="float" office:value="10.6092" calcext:value-type="float">
            <text:p>10.6092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15.34625" calcext:value-type="float">
            <text:p>15.34625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6.06" calcext:value-type="float">
            <text:p>6.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.555" calcext:value-type="float">
            <text:p>40.555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3.4125" calcext:value-type="float">
            <text:p>3.4125</text:p>
          </table:table-cell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float" office:value="8.7575" calcext:value-type="float">
            <text:p>8.7575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5.57333333333333" calcext:value-type="float">
            <text:p>5.57333333333333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4.64333333333333" calcext:value-type="float">
            <text:p>4.64333333333333</text:p>
          </table:table-cell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9.044" calcext:value-type="float">
            <text:p>9.044</text:p>
          </table:table-cell>
        </table:table-row>
        <table:table-row table:style-name="ro1">
          <table:table-cell office:value-type="float" office:value="8.61" calcext:value-type="float">
            <text:p>8.61</text:p>
          </table:table-cell>
          <table:table-cell office:value-type="float" office:value="8.55666666666667" calcext:value-type="float">
            <text:p>8.5566666666666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4.87" calcext:value-type="float">
            <text:p>4.87</text:p>
          </table:table-cell>
        </table:table-row>
        <table:table-row table:style-name="ro1">
          <table:table-cell office:value-type="float" office:value="11.09" calcext:value-type="float">
            <text:p>11.09</text:p>
          </table:table-cell>
          <table:table-cell office:value-type="float" office:value="10.9316666666667" calcext:value-type="float">
            <text:p>10.9316666666667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4.11857142857143" calcext:value-type="float">
            <text:p>4.11857142857143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3.45125" calcext:value-type="float">
            <text:p>3.45125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4.06125" calcext:value-type="float">
            <text:p>4.0612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7.28333333333333" calcext:value-type="float">
            <text:p>7.2833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8125" calcext:value-type="float">
            <text:p>2.48125</text:p>
          </table:table-cell>
        </table:table-row>
        <table:table-row table:style-name="ro1">
          <table:table-cell office:value-type="float" office:value="7.51" calcext:value-type="float">
            <text:p>7.51</text:p>
          </table:table-cell>
          <table:table-cell office:value-type="float" office:value="11.505" calcext:value-type="float">
            <text:p>11.505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39.94" calcext:value-type="float">
            <text:p>39.94</text:p>
          </table:table-cell>
          <table:table-cell office:value-type="float" office:value="44.9066" calcext:value-type="float">
            <text:p>44.9066</text:p>
          </table:table-cell>
        </table:table-row>
        <table:table-row table:style-name="ro1">
          <table:table-cell office:value-type="float" office:value="29.56" calcext:value-type="float">
            <text:p>29.56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18.56" calcext:value-type="float">
            <text:p>18.56</text:p>
          </table:table-cell>
          <table:table-cell office:value-type="float" office:value="16.2922222222222" calcext:value-type="float">
            <text:p>16.2922222222222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4.542" calcext:value-type="float">
            <text:p>4.542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2.73" calcext:value-type="float">
            <text:p>12.73</text:p>
          </table:table-cell>
          <table:table-cell office:value-type="float" office:value="12.0493333333333" calcext:value-type="float">
            <text:p>12.0493333333333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.27086666666667" calcext:value-type="float">
            <text:p>1.27086666666667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4.6825" calcext:value-type="float">
            <text:p>4.6825</text:p>
          </table:table-cell>
        </table:table-row>
        <table:table-row table:style-name="ro1">
          <table:table-cell office:value-type="float" office:value="29.51" calcext:value-type="float">
            <text:p>29.51</text:p>
          </table:table-cell>
          <table:table-cell office:value-type="float" office:value="39.4144444444444" calcext:value-type="float">
            <text:p>39.4144444444444</text:p>
          </table:table-cell>
        </table:table-row>
        <table:table-row table:style-name="ro1">
          <table:table-cell office:value-type="float" office:value="19.87" calcext:value-type="float">
            <text:p>19.87</text:p>
          </table:table-cell>
          <table:table-cell office:value-type="float" office:value="21.4016666666667" calcext:value-type="float">
            <text:p>21.4016666666667</text:p>
          </table:table-cell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float" office:value="7.20442857142857" calcext:value-type="float">
            <text:p>7.20442857142857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15.54" calcext:value-type="float">
            <text:p>15.54</text:p>
          </table:table-cell>
          <table:table-cell office:value-type="float" office:value="15.4214285714286" calcext:value-type="float">
            <text:p>15.4214285714286</text:p>
          </table:table-cell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float" office:value="7.85375" calcext:value-type="float">
            <text:p>7.85375</text:p>
          </table:table-cell>
        </table:table-row>
        <table:table-row table:style-name="ro1">
          <table:table-cell table:number-columns-repeated="2"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4.38727272727273" calcext:value-type="float">
            <text:p>4.38727272727273</text:p>
          </table:table-cell>
        </table:table-row>
        <table:table-row table:style-name="ro1">
          <table:table-cell office:value-type="float" office:value="27.66" calcext:value-type="float">
            <text:p>27.66</text:p>
          </table:table-cell>
          <table:table-cell office:value-type="float" office:value="23.3066666666667" calcext:value-type="float">
            <text:p>23.3066666666667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4.39928571428571" calcext:value-type="float">
            <text:p>4.39928571428571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4.70894736842105" calcext:value-type="float">
            <text:p>4.70894736842105</text:p>
          </table:table-cell>
        </table:table-row>
        <table:table-row table:style-name="ro1">
          <table:table-cell office:value-type="float" office:value="18.89" calcext:value-type="float">
            <text:p>18.89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5.59" calcext:value-type="float">
            <text:p>5.59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7.56" calcext:value-type="float">
            <text:p>7.56</text:p>
          </table:table-cell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6.404" calcext:value-type="float">
            <text:p>6.404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3.34454545454545" calcext:value-type="float">
            <text:p>3.34454545454545</text:p>
          </table:table-cell>
        </table:table-row>
        <table:table-row table:style-name="ro1">
          <table:table-cell office:value-type="float" office:value="14.37" calcext:value-type="float">
            <text:p>14.37</text:p>
          </table:table-cell>
          <table:table-cell office:value-type="float" office:value="15.34625" calcext:value-type="float">
            <text:p>15.34625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6.06" calcext:value-type="float">
            <text:p>6.06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87434782608695" calcext:value-type="float">
            <text:p>0.887434782608695</text:p>
          </table:table-cell>
        </table:table-row>
        <table:table-row table:style-name="ro1">
          <table:table-cell office:value-type="float" office:value="19.66" calcext:value-type="float">
            <text:p>19.66</text:p>
          </table:table-cell>
          <table:table-cell office:value-type="float" office:value="24.9475" calcext:value-type="float">
            <text:p>24.9475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3.88083333333333" calcext:value-type="float">
            <text:p>3.88083333333333</text:p>
          </table:table-cell>
        </table:table-row>
        <table:table-row table:style-name="ro1">
          <table:table-cell office:value-type="float" office:value="29.55" calcext:value-type="float">
            <text:p>29.55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6.81333333333333" calcext:value-type="float">
            <text:p>6.81333333333333</text:p>
          </table:table-cell>
        </table:table-row>
        <table:table-row table:style-name="ro1">
          <table:table-cell office:value-type="float" office:value="15.61" calcext:value-type="float">
            <text:p>15.61</text:p>
          </table:table-cell>
          <table:table-cell office:value-type="float" office:value="13.6283333333333" calcext:value-type="float">
            <text:p>13.6283333333333</text:p>
          </table:table-cell>
        </table:table-row>
        <table:table-row table:style-name="ro1">
          <table:table-cell office:value-type="float" office:value="20.26" calcext:value-type="float">
            <text:p>20.26</text:p>
          </table:table-cell>
          <table:table-cell office:value-type="float" office:value="19.959" calcext:value-type="float">
            <text:p>19.959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5.57333333333333" calcext:value-type="float">
            <text:p>5.57333333333333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3.96166666666667" calcext:value-type="float">
            <text:p>3.96166666666667</text:p>
          </table:table-cell>
        </table:table-row>
        <table:table-row table:style-name="ro1">
          <table:table-cell office:value-type="float" office:value="29.26" calcext:value-type="float">
            <text:p>29.26</text:p>
          </table:table-cell>
          <table:table-cell office:value-type="float" office:value="21.65625" calcext:value-type="float">
            <text:p>21.65625</text:p>
          </table:table-cell>
        </table:table-row>
        <table:table-row table:style-name="ro1">
          <table:table-cell office:value-type="float" office:value="14.49" calcext:value-type="float">
            <text:p>14.49</text:p>
          </table:table-cell>
          <table:table-cell office:value-type="float" office:value="15.34625" calcext:value-type="float">
            <text:p>15.34625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3.0644444444444" calcext:value-type="float">
            <text:p>13.0644444444444</text:p>
          </table:table-cell>
        </table:table-row>
        <table:table-row table:style-name="ro1">
          <table:table-cell office:value-type="float" office:value="40.43" calcext:value-type="float">
            <text:p>40.43</text:p>
          </table:table-cell>
          <table:table-cell office:value-type="float" office:value="39.6785714285714" calcext:value-type="float">
            <text:p>39.6785714285714</text:p>
          </table:table-cell>
        </table:table-row>
        <table:table-row table:style-name="ro1">
          <table:table-cell office:value-type="float" office:value="14.49" calcext:value-type="float">
            <text:p>14.49</text:p>
          </table:table-cell>
          <table:table-cell office:value-type="float" office:value="15.34625" calcext:value-type="float">
            <text:p>15.34625</text:p>
          </table:table-cell>
        </table:table-row>
        <table:table-row table:style-name="ro1">
          <table:table-cell office:value-type="float" office:value="19.35" calcext:value-type="float">
            <text:p>19.35</text:p>
          </table:table-cell>
          <table:table-cell office:value-type="float" office:value="19.24" calcext:value-type="float">
            <text:p>19.24</text:p>
          </table:table-cell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11.8433333333333" calcext:value-type="float">
            <text:p>11.8433333333333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5.808" calcext:value-type="float">
            <text:p>5.808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7.40571428571429" calcext:value-type="float">
            <text:p>7.40571428571429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4.22214285714286" calcext:value-type="float">
            <text:p>4.22214285714286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8.99888888888889" calcext:value-type="float">
            <text:p>8.99888888888889</text:p>
          </table:table-cell>
        </table:table-row>
        <table:table-row table:style-name="ro1">
          <table:table-cell office:value-type="float" office:value="30.56" calcext:value-type="float">
            <text:p>30.56</text:p>
          </table:table-cell>
          <table:table-cell office:value-type="float" office:value="36.4933333333333" calcext:value-type="float">
            <text:p>36.4933333333333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21.4983333333333" calcext:value-type="float">
            <text:p>21.498333333333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18571428571429" calcext:value-type="float">
            <text:p>3.18571428571429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.70894736842105" calcext:value-type="float">
            <text:p>4.70894736842105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8.7575" calcext:value-type="float">
            <text:p>8.7575</text:p>
          </table:table-cell>
        </table:table-row>
        <table:table-row table:style-name="ro1">
          <table:table-cell office:value-type="float" office:value="65.19" calcext:value-type="float">
            <text:p>65.19</text:p>
          </table:table-cell>
          <table:table-cell office:value-type="float" office:value="49.1966666666667" calcext:value-type="float">
            <text:p>49.19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375" calcext:value-type="float">
            <text:p>2.137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606" calcext:value-type="float">
            <text:p>1.606</text:p>
          </table:table-cell>
        </table:table-row>
        <table:table-row table:style-name="ro1">
          <table:table-cell table:number-columns-repeated="2"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49.48" calcext:value-type="float">
            <text:p>49.48</text:p>
          </table:table-cell>
          <table:table-cell office:value-type="float" office:value="33.95125" calcext:value-type="float">
            <text:p>33.95125</text:p>
          </table:table-cell>
        </table:table-row>
        <table:table-row table:style-name="ro1">
          <table:table-cell office:value-type="float" office:value="39.68" calcext:value-type="float">
            <text:p>39.68</text:p>
          </table:table-cell>
          <table:table-cell office:value-type="float" office:value="39.6785714285714" calcext:value-type="float">
            <text:p>39.6785714285714</text:p>
          </table:table-cell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10.65" calcext:value-type="float">
            <text:p>10.65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4.685" calcext:value-type="float">
            <text:p>4.685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4.10461538461538" calcext:value-type="float">
            <text:p>4.10461538461538</text:p>
          </table:table-cell>
        </table:table-row>
        <table:table-row table:style-name="ro1">
          <table:table-cell office:value-type="float" office:value="32.08" calcext:value-type="float">
            <text:p>32.08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.27086666666667" calcext:value-type="float">
            <text:p>1.27086666666667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3.96166666666667" calcext:value-type="float">
            <text:p>3.96166666666667</text:p>
          </table:table-cell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6.531" calcext:value-type="float">
            <text:p>6.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29.81" calcext:value-type="float">
            <text:p>29.81</text:p>
          </table:table-cell>
          <table:table-cell office:value-type="float" office:value="35.7466666666667" calcext:value-type="float">
            <text:p>35.7466666666667</text:p>
          </table:table-cell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14.44" calcext:value-type="float">
            <text:p>14.44</text:p>
          </table:table-cell>
        </table:table-row>
        <table:table-row table:style-name="ro1">
          <table:table-cell office:value-type="float" office:value="25.37" calcext:value-type="float">
            <text:p>25.37</text:p>
          </table:table-cell>
          <table:table-cell office:value-type="float" office:value="24.5355333333333" calcext:value-type="float">
            <text:p>24.5355333333333</text:p>
          </table:table-cell>
        </table:table-row>
        <table:table-row table:style-name="ro1">
          <table:table-cell office:value-type="float" office:value="7.51" calcext:value-type="float">
            <text:p>7.51</text:p>
          </table:table-cell>
          <table:table-cell office:value-type="float" office:value="7.64" calcext:value-type="float">
            <text:p>7.64</text:p>
          </table:table-cell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8.13" calcext:value-type="float">
            <text:p>8.13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4.46875" calcext:value-type="float">
            <text:p>4.46875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61.4966666666667" calcext:value-type="float">
            <text:p>61.4966666666667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4.34090909090909" calcext:value-type="float">
            <text:p>4.34090909090909</text:p>
          </table:table-cell>
        </table:table-row>
        <table:table-row table:style-name="ro1">
          <table:table-cell table:number-columns-repeated="2" office:value-type="float" office:value="40.72" calcext:value-type="float">
            <text:p>40.72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4.314" calcext:value-type="float">
            <text:p>4.314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21.34125" calcext:value-type="float">
            <text:p>21.34125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22.15" calcext:value-type="float">
            <text:p>22.15</text:p>
          </table:table-cell>
        </table:table-row>
        <table:table-row table:style-name="ro1">
          <table:table-cell office:value-type="float" office:value="14.51" calcext:value-type="float">
            <text:p>14.51</text:p>
          </table:table-cell>
          <table:table-cell office:value-type="float" office:value="14.2425" calcext:value-type="float">
            <text:p>14.24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.1425" calcext:value-type="float">
            <text:p>28.14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7.74" calcext:value-type="float">
            <text:p>27.74</text:p>
          </table:table-cell>
        </table:table-row>
        <table:table-row table:style-name="ro1">
          <table:table-cell office:value-type="float" office:value="18.82" calcext:value-type="float">
            <text:p>18.82</text:p>
          </table:table-cell>
          <table:table-cell office:value-type="float" office:value="28.4266666666667" calcext:value-type="float">
            <text:p>28.4266666666667</text:p>
          </table:table-cell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14428571428571" calcext:value-type="float">
            <text:p>6.14428571428571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10.2941666666667" calcext:value-type="float">
            <text:p>10.2941666666667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2.76125" calcext:value-type="float">
            <text:p>2.76125</text:p>
          </table:table-cell>
        </table:table-row>
        <table:table-row table:style-name="ro1">
          <table:table-cell office:value-type="float" office:value="2.726" calcext:value-type="float">
            <text:p>2.726</text:p>
          </table:table-cell>
          <table:table-cell office:value-type="float" office:value="3.014" calcext:value-type="float">
            <text:p>3.014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3.268" calcext:value-type="float">
            <text:p>3.268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4.27166666666667" calcext:value-type="float">
            <text:p>4.27166666666667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7.59222222222222" calcext:value-type="float">
            <text:p>7.59222222222222</text:p>
          </table:table-cell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8.53" calcext:value-type="float">
            <text:p>8.53</text:p>
          </table:table-cell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8.97333333333333" calcext:value-type="float">
            <text:p>8.97333333333333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6.834" calcext:value-type="float">
            <text:p>6.834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33.6333333333333" calcext:value-type="float">
            <text:p>33.6333333333333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2.43714285714286" calcext:value-type="float">
            <text:p>2.43714285714286</text:p>
          </table:table-cell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13.4816666666667" calcext:value-type="float">
            <text:p>13.4816666666667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table:number-columns-repeated="2" office:value-type="float" office:value="4.8" calcext:value-type="float">
            <text:p>4.8</text:p>
          </table:table-cell>
        </table:table-row>
        <table:table-row table:style-name="ro1"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5.5055555555556" calcext:value-type="float">
            <text:p>15.5055555555556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482" calcext:value-type="float">
            <text:p>4.482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32.2842857142857" calcext:value-type="float">
            <text:p>32.2842857142857</text:p>
          </table:table-cell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10.5742857142857" calcext:value-type="float">
            <text:p>10.5742857142857</text:p>
          </table:table-cell>
        </table:table-row>
        <table:table-row table:style-name="ro1">
          <table:table-cell office:value-type="float" office:value="34.99" calcext:value-type="float">
            <text:p>34.99</text:p>
          </table:table-cell>
          <table:table-cell office:value-type="float" office:value="38.6066666666667" calcext:value-type="float">
            <text:p>38.6066666666667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15.258" calcext:value-type="float">
            <text:p>15.258</text:p>
          </table:table-cell>
        </table:table-row>
        <table:table-row table:style-name="ro1">
          <table:table-cell office:value-type="float" office:value="29.57" calcext:value-type="float">
            <text:p>29.57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10.68" calcext:value-type="float">
            <text:p>10.68</text:p>
          </table:table-cell>
        </table:table-row>
        <table:table-row table:style-name="ro1">
          <table:table-cell office:value-type="float" office:value="25.56" calcext:value-type="float">
            <text:p>25.56</text:p>
          </table:table-cell>
          <table:table-cell office:value-type="float" office:value="24.5355333333333" calcext:value-type="float">
            <text:p>24.5355333333333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3.31142857142857" calcext:value-type="float">
            <text:p>3.31142857142857</text:p>
          </table:table-cell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5.135" calcext:value-type="float">
            <text:p>5.135</text:p>
          </table:table-cell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6.531" calcext:value-type="float">
            <text:p>6.531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2.87466666666667" calcext:value-type="float">
            <text:p>2.87466666666667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5.92727272727273" calcext:value-type="float">
            <text:p>5.92727272727273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4.38727272727273" calcext:value-type="float">
            <text:p>4.387272727272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34.825" calcext:value-type="float">
            <text:p>34.825</text:p>
          </table:table-cell>
          <table:table-cell office:value-type="float" office:value="32.300625" calcext:value-type="float">
            <text:p>32.300625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8.30375" calcext:value-type="float">
            <text:p>8.30375</text:p>
          </table:table-cell>
        </table:table-row>
        <table:table-row table:style-name="ro1">
          <table:table-cell office:value-type="float" office:value="17.41" calcext:value-type="float">
            <text:p>17.41</text:p>
          </table:table-cell>
          <table:table-cell office:value-type="float" office:value="15.7115714285714" calcext:value-type="float">
            <text:p>15.7115714285714</text:p>
          </table:table-cell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7.663" calcext:value-type="float">
            <text:p>7.663</text:p>
          </table:table-cell>
        </table:table-row>
        <table:table-row table:style-name="ro1">
          <table:table-cell office:value-type="float" office:value="20.14" calcext:value-type="float">
            <text:p>20.14</text:p>
          </table:table-cell>
          <table:table-cell office:value-type="float" office:value="18.8466666666667" calcext:value-type="float">
            <text:p>18.8466666666667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21.4983333333333" calcext:value-type="float">
            <text:p>21.498333333333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.34454545454545" calcext:value-type="float">
            <text:p>3.34454545454545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7.33" calcext:value-type="float">
            <text:p>7.33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2.655" calcext:value-type="float">
            <text:p>2.655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2.87466666666667" calcext:value-type="float">
            <text:p>2.87466666666667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3.89625" calcext:value-type="float">
            <text:p>3.89625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.27086666666667" calcext:value-type="float">
            <text:p>1.27086666666667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5.135" calcext:value-type="float">
            <text:p>5.135</text:p>
          </table:table-cell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24.05" calcext:value-type="float">
            <text:p>24.05</text:p>
          </table:table-cell>
          <table:table-cell office:value-type="float" office:value="19.6683333333333" calcext:value-type="float">
            <text:p>19.6683333333333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4.54761904761905" calcext:value-type="float">
            <text:p>4.54761904761905</text:p>
          </table:table-cell>
        </table:table-row>
        <table:table-row table:style-name="ro1">
          <table:table-cell office:value-type="float" office:value="59.01" calcext:value-type="float">
            <text:p>59.01</text:p>
          </table:table-cell>
          <table:table-cell office:value-type="float" office:value="50.75" calcext:value-type="float">
            <text:p>50.75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5.61857142857143" calcext:value-type="float">
            <text:p>5.61857142857143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14.67" calcext:value-type="float">
            <text:p>14.67</text:p>
          </table:table-cell>
          <table:table-cell office:value-type="float" office:value="17.8166666666667" calcext:value-type="float">
            <text:p>17.8166666666667</text:p>
          </table:table-cell>
        </table:table-row>
        <table:table-row table:style-name="ro1">
          <table:table-cell office:value-type="float" office:value="19.66" calcext:value-type="float">
            <text:p>19.66</text:p>
          </table:table-cell>
          <table:table-cell office:value-type="float" office:value="23.3066666666667" calcext:value-type="float">
            <text:p>23.3066666666667</text:p>
          </table:table-cell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7.663" calcext:value-type="float">
            <text:p>7.663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4.46875" calcext:value-type="float">
            <text:p>4.46875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4.34090909090909" calcext:value-type="float">
            <text:p>4.34090909090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7.97375" calcext:value-type="float">
            <text:p>17.97375</text:p>
          </table:table-cell>
        </table:table-row>
        <table:table-row table:style-name="ro1">
          <table:table-cell office:value-type="float" office:value="31.09" calcext:value-type="float">
            <text:p>31.09</text:p>
          </table:table-cell>
          <table:table-cell office:value-type="float" office:value="21.2233333333333" calcext:value-type="float">
            <text:p>21.2233333333333</text:p>
          </table:table-cell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8.30375" calcext:value-type="float">
            <text:p>8.30375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4.34090909090909" calcext:value-type="float">
            <text:p>4.34090909090909</text:p>
          </table:table-cell>
        </table:table-row>
        <table:table-row table:style-name="ro1">
          <table:table-cell office:value-type="float" office:value="56.52" calcext:value-type="float">
            <text:p>56.52</text:p>
          </table:table-cell>
          <table:table-cell office:value-type="float" office:value="51.01" calcext:value-type="float">
            <text:p>51.01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4.15090909090909" calcext:value-type="float">
            <text:p>4.15090909090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7.40571428571429" calcext:value-type="float">
            <text:p>7.40571428571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4.596" calcext:value-type="float">
            <text:p>4.596</text:p>
          </table:table-cell>
        </table:table-row>
        <table:table-row table:style-name="ro1">
          <table:table-cell office:value-type="float" office:value="20.44" calcext:value-type="float">
            <text:p>20.44</text:p>
          </table:table-cell>
          <table:table-cell office:value-type="float" office:value="25.75125" calcext:value-type="float">
            <text:p>25.75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3.77764705882353" calcext:value-type="float">
            <text:p>3.77764705882353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3.77764705882353" calcext:value-type="float">
            <text:p>3.777647058823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.1425" calcext:value-type="float">
            <text:p>28.14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375" calcext:value-type="float">
            <text:p>2.1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.21114285714286" calcext:value-type="float">
            <text:p>3.21114285714286</text:p>
          </table:table-cell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6.89375" calcext:value-type="float">
            <text:p>6.89375</text:p>
          </table:table-cell>
        </table:table-row>
        <table:table-row table:style-name="ro1">
          <table:table-cell office:value-type="float" office:value="19.07" calcext:value-type="float">
            <text:p>19.07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13.3583333333333" calcext:value-type="float">
            <text:p>13.3583333333333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4.12933333333333" calcext:value-type="float">
            <text:p>4.12933333333333</text:p>
          </table:table-cell>
        </table:table-row>
        <table:table-row table:style-name="ro1">
          <table:table-cell table:number-columns-repeated="2" office:value-type="float" office:value="18.36" calcext:value-type="float">
            <text:p>18.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622" calcext:value-type="float">
            <text:p>7.622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6.81333333333333" calcext:value-type="float">
            <text:p>6.81333333333333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9.73" calcext:value-type="float">
            <text:p>9.73</text:p>
          </table:table-cell>
          <table:table-cell office:value-type="float" office:value="9.49222222222222" calcext:value-type="float">
            <text:p>9.49222222222222</text:p>
          </table:table-cell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9.49222222222222" calcext:value-type="float">
            <text:p>9.49222222222222</text:p>
          </table:table-cell>
        </table:table-row>
        <table:table-row table:style-name="ro1">
          <table:table-cell office:value-type="float" office:value="18.93" calcext:value-type="float">
            <text:p>18.93</text:p>
          </table:table-cell>
          <table:table-cell office:value-type="float" office:value="17.2385714285714" calcext:value-type="float">
            <text:p>17.2385714285714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4.34090909090909" calcext:value-type="float">
            <text:p>4.34090909090909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35.6766666666667" calcext:value-type="float">
            <text:p>35.6766666666667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7.04875" calcext:value-type="float">
            <text:p>17.04875</text:p>
          </table:table-cell>
        </table:table-row>
        <table:table-row table:style-name="ro1">
          <table:table-cell office:value-type="float" office:value="13.51" calcext:value-type="float">
            <text:p>13.51</text:p>
          </table:table-cell>
          <table:table-cell office:value-type="float" office:value="13.255" calcext:value-type="float">
            <text:p>13.255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19.315" calcext:value-type="float">
            <text:p>19.3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975" calcext:value-type="float">
            <text:p>3.39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065" calcext:value-type="float">
            <text:p>7.065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4.6825" calcext:value-type="float">
            <text:p>14.6825</text:p>
          </table:table-cell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6.70375" calcext:value-type="float">
            <text:p>6.70375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3.13333333333333" calcext:value-type="float">
            <text:p>3.1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5.97" calcext:value-type="float">
            <text:p>15.97</text:p>
          </table:table-cell>
          <table:table-cell office:value-type="float" office:value="13.1633333333333" calcext:value-type="float">
            <text:p>13.16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9.505" calcext:value-type="float">
            <text:p>9.50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887434782608695" calcext:value-type="float">
            <text:p>0.887434782608695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67666666666667" calcext:value-type="float">
            <text:p>4.67666666666667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6.33111111111111" calcext:value-type="float">
            <text:p>6.33111111111111</text:p>
          </table:table-cell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4.34090909090909" calcext:value-type="float">
            <text:p>4.34090909090909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8.91" calcext:value-type="float">
            <text:p>8.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4.61375" calcext:value-type="float">
            <text:p>4.61375</text:p>
          </table:table-cell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10.1475" calcext:value-type="float">
            <text:p>10.1475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12.04" calcext:value-type="float">
            <text:p>12.0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.18111111111111" calcext:value-type="float">
            <text:p>4.18111111111111</text:p>
          </table:table-cell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8.443" calcext:value-type="float">
            <text:p>8.443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4.6825" calcext:value-type="float">
            <text:p>14.6825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6.404" calcext:value-type="float">
            <text:p>6.404</text:p>
          </table:table-cell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6.404" calcext:value-type="float">
            <text:p>6.404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3.50545454545455" calcext:value-type="float">
            <text:p>3.50545454545455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3.35916666666667" calcext:value-type="float">
            <text:p>3.3591666666666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office:value-type="float" office:value="14.98" calcext:value-type="float">
            <text:p>14.98</text:p>
          </table:table-cell>
          <table:table-cell office:value-type="float" office:value="13.3583333333333" calcext:value-type="float">
            <text:p>13.3583333333333</text:p>
          </table:table-cell>
        </table:table-row>
        <table:table-row table:style-name="ro1">
          <table:table-cell office:value-type="float" office:value="31.39" calcext:value-type="float">
            <text:p>31.39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10.79" calcext:value-type="float">
            <text:p>10.79</text:p>
          </table:table-cell>
          <table:table-cell office:value-type="float" office:value="9.065" calcext:value-type="float">
            <text:p>9.065</text:p>
          </table:table-cell>
        </table:table-row>
        <table:table-row table:style-name="ro1">
          <table:table-cell office:value-type="float" office:value="61.1" calcext:value-type="float">
            <text:p>61.1</text:p>
          </table:table-cell>
          <table:table-cell office:value-type="float" office:value="72.1542857142857" calcext:value-type="float">
            <text:p>72.1542857142857</text:p>
          </table:table-cell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4.086875" calcext:value-type="float">
            <text:p>4.086875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4.34647058823529" calcext:value-type="float">
            <text:p>4.34647058823529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6.531" calcext:value-type="float">
            <text:p>6.5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1475" calcext:value-type="float">
            <text:p>10.1475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61375" calcext:value-type="float">
            <text:p>4.61375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3.968" calcext:value-type="float">
            <text:p>3.968</text:p>
          </table:table-cell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float" office:value="17.9583333333333" calcext:value-type="float">
            <text:p>17.9583333333333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17.24" calcext:value-type="float">
            <text:p>17.24</text:p>
          </table:table-cell>
          <table:table-cell office:value-type="float" office:value="16.74" calcext:value-type="float">
            <text:p>16.74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3.84363636363636" calcext:value-type="float">
            <text:p>3.84363636363636</text:p>
          </table:table-cell>
        </table:table-row>
        <table:table-row table:style-name="ro1">
          <table:table-cell office:value-type="float" office:value="10.84" calcext:value-type="float">
            <text:p>10.84</text:p>
          </table:table-cell>
          <table:table-cell office:value-type="float" office:value="12.62" calcext:value-type="float">
            <text:p>12.62</text:p>
          </table:table-cell>
        </table:table-row>
        <table:table-row table:style-name="ro1">
          <table:table-cell office:value-type="float" office:value="25.13" calcext:value-type="float">
            <text:p>25.13</text:p>
          </table:table-cell>
          <table:table-cell office:value-type="float" office:value="24.75875" calcext:value-type="float">
            <text:p>24.758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99" calcext:value-type="float">
            <text:p>13.99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4.15111111111111" calcext:value-type="float">
            <text:p>4.15111111111111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4.32666666666667" calcext:value-type="float">
            <text:p>4.32666666666667</text:p>
          </table:table-cell>
        </table:table-row>
        <table:table-row table:style-name="ro1">
          <table:table-cell office:value-type="float" office:value="29.87" calcext:value-type="float">
            <text:p>29.87</text:p>
          </table:table-cell>
          <table:table-cell office:value-type="float" office:value="26.6828571428571" calcext:value-type="float">
            <text:p>26.6828571428571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5.33" calcext:value-type="float">
            <text:p>5.33</text:p>
          </table:table-cell>
        </table:table-row>
        <table:table-row table:style-name="ro1">
          <table:table-cell office:value-type="float" office:value="49.76" calcext:value-type="float">
            <text:p>49.76</text:p>
          </table:table-cell>
          <table:table-cell office:value-type="float" office:value="50.375" calcext:value-type="float">
            <text:p>50.375</text:p>
          </table:table-cell>
        </table:table-row>
        <table:table-row table:style-name="ro1">
          <table:table-cell office:value-type="float" office:value="24.45" calcext:value-type="float">
            <text:p>24.45</text:p>
          </table:table-cell>
          <table:table-cell office:value-type="float" office:value="24.5355333333333" calcext:value-type="float">
            <text:p>24.53553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.8166666666667" calcext:value-type="float">
            <text:p>17.8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15.93" calcext:value-type="float">
            <text:p>15.93</text:p>
          </table:table-cell>
          <table:table-cell office:value-type="float" office:value="12.28" calcext:value-type="float">
            <text:p>12.28</text:p>
          </table:table-cell>
        </table:table-row>
        <table:table-row table:style-name="ro1">
          <table:table-cell office:value-type="float" office:value="26.76" calcext:value-type="float">
            <text:p>26.76</text:p>
          </table:table-cell>
          <table:table-cell office:value-type="float" office:value="25.2057142857143" calcext:value-type="float">
            <text:p>25.2057142857143</text:p>
          </table:table-cell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32.2842857142857" calcext:value-type="float">
            <text:p>32.2842857142857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16.74" calcext:value-type="float">
            <text:p>16.74</text:p>
          </table:table-cell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7.08285714285714" calcext:value-type="float">
            <text:p>7.08285714285714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2.085" calcext:value-type="float">
            <text:p>2.085</text:p>
          </table:table-cell>
        </table:table-row>
        <table:table-row table:style-name="ro1">
          <table:table-cell table:number-columns-repeated="2" office:value-type="float" office:value="51.02" calcext:value-type="float">
            <text:p>51.02</text:p>
          </table:table-cell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13.5966666666667" calcext:value-type="float">
            <text:p>13.5966666666667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37.8227777777778" calcext:value-type="float">
            <text:p>37.8227777777778</text:p>
          </table:table-cell>
        </table:table-row>
        <table:table-row table:style-name="ro1">
          <table:table-cell office:value-type="float" office:value="65.1" calcext:value-type="float">
            <text:p>65.1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.15111111111111" calcext:value-type="float">
            <text:p>4.15111111111111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23.2333333333333" calcext:value-type="float">
            <text:p>23.2333333333333</text:p>
          </table:table-cell>
        </table:table-row>
        <table:table-row table:style-name="ro1">
          <table:table-cell table:number-columns-repeated="2" office:value-type="float" office:value="21.3" calcext:value-type="float">
            <text:p>21.3</text:p>
          </table:table-cell>
        </table:table-row>
        <table:table-row table:style-name="ro1">
          <table:table-cell table:number-columns-repeated="2" office:value-type="float" office:value="40.29" calcext:value-type="float">
            <text:p>40.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7.42333333333333" calcext:value-type="float">
            <text:p>7.42333333333333</text:p>
          </table:table-cell>
        </table:table-row>
        <table:table-row table:style-name="ro1">
          <table:table-cell office:value-type="float" office:value="65.47" calcext:value-type="float">
            <text:p>65.47</text:p>
          </table:table-cell>
          <table:table-cell office:value-type="float" office:value="55.8571428571429" calcext:value-type="float">
            <text:p>55.8571428571429</text:p>
          </table:table-cell>
        </table:table-row>
        <table:table-row table:style-name="ro1">
          <table:table-cell office:value-type="float" office:value="20.95" calcext:value-type="float">
            <text:p>20.95</text:p>
          </table:table-cell>
          <table:table-cell office:value-type="float" office:value="22.6983333333333" calcext:value-type="float">
            <text:p>22.6983333333333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3.50545454545455" calcext:value-type="float">
            <text:p>3.50545454545455</text:p>
          </table:table-cell>
        </table:table-row>
        <table:table-row table:style-name="ro1">
          <table:table-cell office:value-type="float" office:value="8.29" calcext:value-type="float">
            <text:p>8.29</text:p>
          </table:table-cell>
          <table:table-cell office:value-type="float" office:value="8.06" calcext:value-type="float">
            <text:p>8.06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7.59222222222222" calcext:value-type="float">
            <text:p>7.5922222222222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27086666666667" calcext:value-type="float">
            <text:p>1.27086666666667</text:p>
          </table:table-cell>
        </table:table-row>
        <table:table-row table:style-name="ro1">
          <table:table-cell office:value-type="float" office:value="28.33" calcext:value-type="float">
            <text:p>28.33</text:p>
          </table:table-cell>
          <table:table-cell office:value-type="float" office:value="30.12875" calcext:value-type="float">
            <text:p>30.12875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6.82333333333333" calcext:value-type="float">
            <text:p>6.82333333333333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6.79666666666667" calcext:value-type="float">
            <text:p>6.79666666666667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.348" calcext:value-type="float">
            <text:p>4.348</text:p>
          </table:table-cell>
        </table:table-row>
        <table:table-row table:style-name="ro1">
          <table:table-cell table:number-columns-repeated="2" office:value-type="float" office:value="2.4" calcext:value-type="float">
            <text:p>2.4</text:p>
          </table:table-cell>
        </table:table-row>
        <table:table-row table:style-name="ro1"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81222222222222" calcext:value-type="float">
            <text:p>1.81222222222222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4.11857142857143" calcext:value-type="float">
            <text:p>4.11857142857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8.23666666666667" calcext:value-type="float">
            <text:p>8.23666666666667</text:p>
          </table:table-cell>
        </table:table-row>
        <table:table-row table:style-name="ro1">
          <table:table-cell office:value-type="float" office:value="34.76" calcext:value-type="float">
            <text:p>34.76</text:p>
          </table:table-cell>
          <table:table-cell office:value-type="float" office:value="38.6066666666667" calcext:value-type="float">
            <text:p>38.6066666666667</text:p>
          </table:table-cell>
        </table:table-row>
        <table:table-row table:style-name="ro1">
          <table:table-cell office:value-type="float" office:value="36.21" calcext:value-type="float">
            <text:p>36.21</text:p>
          </table:table-cell>
          <table:table-cell office:value-type="float" office:value="39.5525" calcext:value-type="float">
            <text:p>39.5525</text:p>
          </table:table-cell>
        </table:table-row>
        <table:table-row table:style-name="ro1">
          <table:table-cell office:value-type="float" office:value="11.29" calcext:value-type="float">
            <text:p>11.29</text:p>
          </table:table-cell>
          <table:table-cell office:value-type="float" office:value="11.6142857142857" calcext:value-type="float">
            <text:p>11.6142857142857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3.77764705882353" calcext:value-type="float">
            <text:p>3.77764705882353</text:p>
          </table:table-cell>
        </table:table-row>
        <table:table-row table:style-name="ro1">
          <table:table-cell office:value-type="float" office:value="40.37" calcext:value-type="float">
            <text:p>40.37</text:p>
          </table:table-cell>
          <table:table-cell office:value-type="float" office:value="40.3114285714286" calcext:value-type="float">
            <text:p>40.3114285714286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7.77666666666667" calcext:value-type="float">
            <text:p>7.77666666666667</text:p>
          </table:table-cell>
        </table:table-row>
        <table:table-row table:style-name="ro1">
          <table:table-cell office:value-type="float" office:value="15.59" calcext:value-type="float">
            <text:p>15.59</text:p>
          </table:table-cell>
          <table:table-cell office:value-type="float" office:value="15.258" calcext:value-type="float">
            <text:p>15.258</text:p>
          </table:table-cell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8.6325" calcext:value-type="float">
            <text:p>8.6325</text:p>
          </table:table-cell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5.34333333333333" calcext:value-type="float">
            <text:p>5.34333333333333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4.205" calcext:value-type="float">
            <text:p>4.205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7.536" calcext:value-type="float">
            <text:p>7.536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5928571428571" calcext:value-type="float">
            <text:p>3.35928571428571</text:p>
          </table:table-cell>
        </table:table-row>
        <table:table-row table:style-name="ro1">
          <table:table-cell office:value-type="float" office:value="19.66" calcext:value-type="float">
            <text:p>19.66</text:p>
          </table:table-cell>
          <table:table-cell office:value-type="float" office:value="19.24" calcext:value-type="float">
            <text:p>19.24</text:p>
          </table:table-cell>
        </table:table-row>
        <table:table-row table:style-name="ro1">
          <table:table-cell table:number-columns-repeated="2" office:value-type="float" office:value="25.85" calcext:value-type="float">
            <text:p>25.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7.72666666666667" calcext:value-type="float">
            <text:p>7.7266666666666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88428571428572" calcext:value-type="float">
            <text:p>3.88428571428572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21.7088888888889" calcext:value-type="float">
            <text:p>21.7088888888889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3.35928571428571" calcext:value-type="float">
            <text:p>3.35928571428571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4.15090909090909" calcext:value-type="float">
            <text:p>4.15090909090909</text:p>
          </table:table-cell>
        </table:table-row>
        <table:table-row table:style-name="ro1">
          <table:table-cell office:value-type="float" office:value="7.79" calcext:value-type="float">
            <text:p>7.79</text:p>
          </table:table-cell>
          <table:table-cell office:value-type="float" office:value="7.70173913043478" calcext:value-type="float">
            <text:p>7.70173913043478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88.535" calcext:value-type="float">
            <text:p>88.535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.70894736842105" calcext:value-type="float">
            <text:p>4.70894736842105</text:p>
          </table:table-cell>
        </table:table-row>
        <table:table-row table:style-name="ro1">
          <table:table-cell office:value-type="float" office:value="30.64" calcext:value-type="float">
            <text:p>30.64</text:p>
          </table:table-cell>
          <table:table-cell office:value-type="float" office:value="29.2285714285714" calcext:value-type="float">
            <text:p>29.2285714285714</text:p>
          </table:table-cell>
        </table:table-row>
        <table:table-row table:style-name="ro1">
          <table:table-cell office:value-type="float" office:value="17.82" calcext:value-type="float">
            <text:p>17.82</text:p>
          </table:table-cell>
          <table:table-cell office:value-type="float" office:value="15.6266666666667" calcext:value-type="float">
            <text:p>15.6266666666667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8.3025" calcext:value-type="float">
            <text:p>8.3025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9.325" calcext:value-type="float">
            <text:p>9.325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12.832" calcext:value-type="float">
            <text:p>12.832</text:p>
          </table:table-cell>
        </table:table-row>
        <table:table-row table:style-name="ro1">
          <table:table-cell office:value-type="float" office:value="15.67" calcext:value-type="float">
            <text:p>15.67</text:p>
          </table:table-cell>
          <table:table-cell office:value-type="float" office:value="15.02125" calcext:value-type="float">
            <text:p>15.02125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3.1725" calcext:value-type="float">
            <text:p>3.1725</text:p>
          </table:table-cell>
        </table:table-row>
        <table:table-row table:style-name="ro1">
          <table:table-cell office:value-type="float" office:value="19.58" calcext:value-type="float">
            <text:p>19.58</text:p>
          </table:table-cell>
          <table:table-cell office:value-type="float" office:value="16.886875" calcext:value-type="float">
            <text:p>16.88687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9.31" calcext:value-type="float">
            <text:p>9.31</text:p>
          </table:table-cell>
          <table:table-cell office:value-type="float" office:value="6.642" calcext:value-type="float">
            <text:p>6.642</text:p>
          </table:table-cell>
        </table:table-row>
        <table:table-row table:style-name="ro1">
          <table:table-cell office:value-type="float" office:value="20.94" calcext:value-type="float">
            <text:p>20.94</text:p>
          </table:table-cell>
          <table:table-cell office:value-type="float" office:value="23.22" calcext:value-type="float">
            <text:p>23.22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6.531" calcext:value-type="float">
            <text:p>6.531</text:p>
          </table:table-cell>
        </table:table-row>
        <table:table-row table:style-name="ro1">
          <table:table-cell office:value-type="float" office:value="15.76" calcext:value-type="float">
            <text:p>15.76</text:p>
          </table:table-cell>
          <table:table-cell office:value-type="float" office:value="17.602" calcext:value-type="float">
            <text:p>17.602</text:p>
          </table:table-cell>
        </table:table-row>
        <table:table-row table:style-name="ro1">
          <table:table-cell office:value-type="float" office:value="20.46" calcext:value-type="float">
            <text:p>20.46</text:p>
          </table:table-cell>
          <table:table-cell office:value-type="float" office:value="25.75125" calcext:value-type="float">
            <text:p>25.751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385" calcext:value-type="float">
            <text:p>7.385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.73076923076923" calcext:value-type="float">
            <text:p>3.73076923076923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3.9125" calcext:value-type="float">
            <text:p>3.9125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3.77764705882353" calcext:value-type="float">
            <text:p>3.77764705882353</text:p>
          </table:table-cell>
        </table:table-row>
        <table:table-row table:style-name="ro1">
          <table:table-cell office:value-type="float" office:value="11.11" calcext:value-type="float">
            <text:p>11.11</text:p>
          </table:table-cell>
          <table:table-cell office:value-type="float" office:value="11.181" calcext:value-type="float">
            <text:p>11.181</text:p>
          </table:table-cell>
        </table:table-row>
        <table:table-row table:style-name="ro1">
          <table:table-cell table:number-columns-repeated="2"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46875" calcext:value-type="float">
            <text:p>4.46875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8.30375" calcext:value-type="float">
            <text:p>8.30375</text:p>
          </table:table-cell>
        </table:table-row>
        <table:table-row table:style-name="ro1">
          <table:table-cell office:value-type="float" office:value="68.46" calcext:value-type="float">
            <text:p>68.46</text:p>
          </table:table-cell>
          <table:table-cell office:value-type="float" office:value="66.9066666666667" calcext:value-type="float">
            <text:p>66.9066666666667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.15111111111111" calcext:value-type="float">
            <text:p>4.15111111111111</text:p>
          </table:table-cell>
        </table:table-row>
        <table:table-row table:style-name="ro1">
          <table:table-cell office:value-type="float" office:value="19.54" calcext:value-type="float">
            <text:p>19.54</text:p>
          </table:table-cell>
          <table:table-cell office:value-type="float" office:value="19.6583333333333" calcext:value-type="float">
            <text:p>19.6583333333333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31142857142857" calcext:value-type="float">
            <text:p>3.31142857142857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.27086666666667" calcext:value-type="float">
            <text:p>1.27086666666667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3.91923076923077" calcext:value-type="float">
            <text:p>3.91923076923077</text:p>
          </table:table-cell>
        </table:table-row>
        <table:table-row table:style-name="ro1">
          <table:table-cell office:value-type="float" office:value="7.63" calcext:value-type="float">
            <text:p>7.63</text:p>
          </table:table-cell>
          <table:table-cell office:value-type="float" office:value="8.01571428571429" calcext:value-type="float">
            <text:p>8.01571428571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87434782608695" calcext:value-type="float">
            <text:p>0.887434782608695</text:p>
          </table:table-cell>
        </table:table-row>
        <table:table-row table:style-name="ro1">
          <table:table-cell office:value-type="float" office:value="30.83" calcext:value-type="float">
            <text:p>30.83</text:p>
          </table:table-cell>
          <table:table-cell office:value-type="float" office:value="30.38" calcext:value-type="float">
            <text:p>30.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1.45" calcext:value-type="float">
            <text:p>11.45</text:p>
          </table:table-cell>
          <table:table-cell office:value-type="float" office:value="10.4075" calcext:value-type="float">
            <text:p>10.4075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.81625" calcext:value-type="float">
            <text:p>6.81625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.27086666666667" calcext:value-type="float">
            <text:p>1.27086666666667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36625" calcext:value-type="float">
            <text:p>3.3662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46875" calcext:value-type="float">
            <text:p>4.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51.22" calcext:value-type="float">
            <text:p>51.22</text:p>
          </table:table-cell>
          <table:table-cell office:value-type="float" office:value="39.5525" calcext:value-type="float">
            <text:p>39.5525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4.38727272727273" calcext:value-type="float">
            <text:p>4.38727272727273</text:p>
          </table:table-cell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13.4033333333333" calcext:value-type="float">
            <text:p>13.403333333333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.38666666666667" calcext:value-type="float">
            <text:p>4.38666666666667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3.77764705882353" calcext:value-type="float">
            <text:p>3.7776470588235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19.7875" calcext:value-type="float">
            <text:p>619.7875</text:p>
          </table:table-cell>
        </table:table-row>
        <table:table-row table:style-name="ro1">
          <table:table-cell office:value-type="float" office:value="15.74" calcext:value-type="float">
            <text:p>15.74</text:p>
          </table:table-cell>
          <table:table-cell office:value-type="float" office:value="15.02125" calcext:value-type="float">
            <text:p>15.0212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6.835" calcext:value-type="float">
            <text:p>6.835</text:p>
          </table:table-cell>
        </table:table-row>
        <table:table-row table:style-name="ro1">
          <table:table-cell office:value-type="float" office:value="11.65" calcext:value-type="float">
            <text:p>11.65</text:p>
          </table:table-cell>
          <table:table-cell office:value-type="float" office:value="10.4075" calcext:value-type="float">
            <text:p>10.4075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8.6325" calcext:value-type="float">
            <text:p>8.6325</text:p>
          </table:table-cell>
        </table:table-row>
        <table:table-row table:style-name="ro1">
          <table:table-cell office:value-type="float" office:value="50.49" calcext:value-type="float">
            <text:p>50.49</text:p>
          </table:table-cell>
          <table:table-cell office:value-type="float" office:value="50.375" calcext:value-type="float">
            <text:p>50.375</text:p>
          </table:table-cell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7.77666666666667" calcext:value-type="float">
            <text:p>7.77666666666667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34647058823529" calcext:value-type="float">
            <text:p>4.34647058823529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0.5742857142857" calcext:value-type="float">
            <text:p>10.5742857142857</text:p>
          </table:table-cell>
        </table:table-row>
        <table:table-row table:style-name="ro1">
          <table:table-cell office:value-type="float" office:value="10.96" calcext:value-type="float">
            <text:p>10.96</text:p>
          </table:table-cell>
          <table:table-cell office:value-type="float" office:value="11.924" calcext:value-type="float">
            <text:p>11.924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3.268" calcext:value-type="float">
            <text:p>3.268</text:p>
          </table:table-cell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8.57875" calcext:value-type="float">
            <text:p>8.57875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4.15090909090909" calcext:value-type="float">
            <text:p>4.15090909090909</text:p>
          </table:table-cell>
        </table:table-row>
        <table:table-row table:style-name="ro1">
          <table:table-cell office:value-type="float" office:value="19.61" calcext:value-type="float">
            <text:p>19.61</text:p>
          </table:table-cell>
          <table:table-cell office:value-type="float" office:value="15.10875" calcext:value-type="float">
            <text:p>15.10875</text:p>
          </table:table-cell>
        </table:table-row>
        <table:table-row table:style-name="ro1">
          <table:table-cell office:value-type="float" office:value="22.99" calcext:value-type="float">
            <text:p>22.99</text:p>
          </table:table-cell>
          <table:table-cell office:value-type="float" office:value="21.4983333333333" calcext:value-type="float">
            <text:p>21.4983333333333</text:p>
          </table:table-cell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12.04" calcext:value-type="float">
            <text:p>12.0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205" calcext:value-type="float">
            <text:p>4.205</text:p>
          </table:table-cell>
        </table:table-row>
        <table:table-row table:style-name="ro1">
          <table:table-cell office:value-type="float" office:value="54.29" calcext:value-type="float">
            <text:p>54.29</text:p>
          </table:table-cell>
          <table:table-cell office:value-type="float" office:value="49.395" calcext:value-type="float">
            <text:p>49.3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.75875" calcext:value-type="float">
            <text:p>24.75875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2.18" calcext:value-type="float">
            <text:p>12.18</text:p>
          </table:table-cell>
        </table:table-row>
        <table:table-row table:style-name="ro1">
          <table:table-cell table:number-columns-repeated="2"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7.87571428571429" calcext:value-type="float">
            <text:p>7.87571428571429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.46875" calcext:value-type="float">
            <text:p>4.468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3.836" calcext:value-type="float">
            <text:p>93.8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76142857142857" calcext:value-type="float">
            <text:p>4.76142857142857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35.41" calcext:value-type="float">
            <text:p>35.41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8.3025" calcext:value-type="float">
            <text:p>8.3025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28.196" calcext:value-type="float">
            <text:p>28.19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.915" calcext:value-type="float">
            <text:p>3.915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6.9225" calcext:value-type="float">
            <text:p>6.9225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8.73" calcext:value-type="float">
            <text:p>8.73</text:p>
          </table:table-cell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58.085" calcext:value-type="float">
            <text:p>58.085</text:p>
          </table:table-cell>
        </table:table-row>
        <table:table-row table:style-name="ro1">
          <table:table-cell office:value-type="float" office:value="1012.7" calcext:value-type="float">
            <text:p>1012.7</text:p>
          </table:table-cell>
          <table:table-cell office:value-type="float" office:value="619.7875" calcext:value-type="float">
            <text:p>619.78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40103448275862" calcext:value-type="float">
            <text:p>4.40103448275862</text:p>
          </table:table-cell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12.04" calcext:value-type="float">
            <text:p>12.04</text:p>
          </table:table-cell>
        </table:table-row>
        <table:table-row table:style-name="ro1">
          <table:table-cell table:number-columns-repeated="2" office:value-type="float" office:value="55.8" calcext:value-type="float">
            <text:p>55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14428571428571" calcext:value-type="float">
            <text:p>6.14428571428571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24.2166666666667" calcext:value-type="float">
            <text:p>24.2166666666667</text:p>
          </table:table-cell>
        </table:table-row>
        <table:table-row table:style-name="ro1">
          <table:table-cell office:value-type="float" office:value="51.23" calcext:value-type="float">
            <text:p>51.23</text:p>
          </table:table-cell>
          <table:table-cell office:value-type="float" office:value="46.3714285714286" calcext:value-type="float">
            <text:p>46.3714285714286</text:p>
          </table:table-cell>
        </table:table-row>
        <table:table-row table:style-name="ro1">
          <table:table-cell office:value-type="float" office:value="69.04" calcext:value-type="float">
            <text:p>69.04</text:p>
          </table:table-cell>
          <table:table-cell office:value-type="float" office:value="73.8222222222222" calcext:value-type="float">
            <text:p>73.8222222222222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1.0355555555556" calcext:value-type="float">
            <text:p>11.0355555555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4454545454545" calcext:value-type="float">
            <text:p>3.34454545454545</text:p>
          </table:table-cell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6.946" calcext:value-type="float">
            <text:p>6.946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3.21114285714286" calcext:value-type="float">
            <text:p>3.21114285714286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6.27333333333333" calcext:value-type="float">
            <text:p>6.27333333333333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13.46" calcext:value-type="float">
            <text:p>13.46</text:p>
          </table:table-cell>
          <table:table-cell office:value-type="float" office:value="12.954" calcext:value-type="float">
            <text:p>12.954</text:p>
          </table:table-cell>
        </table:table-row>
        <table:table-row table:style-name="ro1">
          <table:table-cell office:value-type="float" office:value="7.61" calcext:value-type="float">
            <text:p>7.61</text:p>
          </table:table-cell>
          <table:table-cell office:value-type="float" office:value="7.70173913043478" calcext:value-type="float">
            <text:p>7.70173913043478</text:p>
          </table:table-cell>
        </table:table-row>
        <table:table-row table:style-name="ro1">
          <table:table-cell table:number-columns-repeated="2"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69333333333333" calcext:value-type="float">
            <text:p>4.6933333333333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-6.3" calcext:value-type="float">
            <text:p>-6.3</text:p>
          </table:table-cell>
          <table:table-cell office:value-type="float" office:value="-7.1725" calcext:value-type="float">
            <text:p>-7.172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.73076923076923" calcext:value-type="float">
            <text:p>3.73076923076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00909090909091" calcext:value-type="float">
            <text:p>4.00909090909091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7.59222222222222" calcext:value-type="float">
            <text:p>7.59222222222222</text:p>
          </table:table-cell>
        </table:table-row>
        <table:table-row table:style-name="ro1">
          <table:table-cell office:value-type="float" office:value="49.29" calcext:value-type="float">
            <text:p>49.29</text:p>
          </table:table-cell>
          <table:table-cell office:value-type="float" office:value="46.18" calcext:value-type="float">
            <text:p>46.18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11.1171428571429" calcext:value-type="float">
            <text:p>11.117142857142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36625" calcext:value-type="float">
            <text:p>3.36625</text:p>
          </table:table-cell>
        </table:table-row>
        <table:table-row table:style-name="ro1">
          <table:table-cell office:value-type="float" office:value="36.65" calcext:value-type="float">
            <text:p>36.65</text:p>
          </table:table-cell>
          <table:table-cell office:value-type="float" office:value="73.8222222222222" calcext:value-type="float">
            <text:p>73.822222222222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46875" calcext:value-type="float">
            <text:p>4.46875</text:p>
          </table:table-cell>
        </table:table-row>
        <table:table-row table:style-name="ro1">
          <table:table-cell office:value-type="float" office:value="38.15" calcext:value-type="float">
            <text:p>38.15</text:p>
          </table:table-cell>
          <table:table-cell office:value-type="float" office:value="28.196" calcext:value-type="float">
            <text:p>28.1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04" calcext:value-type="float">
            <text:p>12.04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35333333333333" calcext:value-type="float">
            <text:p>4.3533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02" calcext:value-type="float">
            <text:p>20.02</text:p>
          </table:table-cell>
        </table:table-row>
        <table:table-row table:style-name="ro1">
          <table:table-cell table:number-columns-repeated="2"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.54761904761905" calcext:value-type="float">
            <text:p>4.54761904761905</text:p>
          </table:table-cell>
        </table:table-row>
        <table:table-row table:style-name="ro1">
          <table:table-cell office:value-type="float" office:value="50.46" calcext:value-type="float">
            <text:p>50.46</text:p>
          </table:table-cell>
          <table:table-cell office:value-type="float" office:value="53.23" calcext:value-type="float">
            <text:p>53.23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7.622" calcext:value-type="float">
            <text:p>7.622</text:p>
          </table:table-cell>
        </table:table-row>
        <table:table-row table:style-name="ro1">
          <table:table-cell office:value-type="float" office:value="49.39" calcext:value-type="float">
            <text:p>49.39</text:p>
          </table:table-cell>
          <table:table-cell office:value-type="float" office:value="46.18" calcext:value-type="float">
            <text:p>46.18</text:p>
          </table:table-cell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17.226" calcext:value-type="float">
            <text:p>17.22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8.13" calcext:value-type="float">
            <text:p>8.13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2.87466666666667" calcext:value-type="float">
            <text:p>2.87466666666667</text:p>
          </table:table-cell>
        </table:table-row>
        <table:table-row table:style-name="ro1">
          <table:table-cell office:value-type="float" office:value="11.74" calcext:value-type="float">
            <text:p>11.74</text:p>
          </table:table-cell>
          <table:table-cell office:value-type="float" office:value="11.1171428571429" calcext:value-type="float">
            <text:p>11.1171428571429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3.86214285714286" calcext:value-type="float">
            <text:p>3.86214285714286</text:p>
          </table:table-cell>
        </table:table-row>
        <table:table-row table:style-name="ro1">
          <table:table-cell office:value-type="float" office:value="32.32" calcext:value-type="float">
            <text:p>32.32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21.4983333333333" calcext:value-type="float">
            <text:p>21.498333333333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34307692307692" calcext:value-type="float">
            <text:p>4.34307692307692</text:p>
          </table:table-cell>
        </table:table-row>
        <table:table-row table:style-name="ro1">
          <table:table-cell office:value-type="float" office:value="67.3" calcext:value-type="float">
            <text:p>67.3</text:p>
          </table:table-cell>
          <table:table-cell office:value-type="float" office:value="66.9066666666667" calcext:value-type="float">
            <text:p>66.9066666666667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9.78" calcext:value-type="float">
            <text:p>9.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125" calcext:value-type="float">
            <text:p>4.1125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26.725" calcext:value-type="float">
            <text:p>26.725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.086875" calcext:value-type="float">
            <text:p>4.08687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64333333333333" calcext:value-type="float">
            <text:p>4.6433333333333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29583333333333" calcext:value-type="float">
            <text:p>4.29583333333333</text:p>
          </table:table-cell>
        </table:table-row>
        <table:table-row table:style-name="ro1">
          <table:table-cell office:value-type="float" office:value="45.82" calcext:value-type="float">
            <text:p>45.82</text:p>
          </table:table-cell>
          <table:table-cell office:value-type="float" office:value="32.300625" calcext:value-type="float">
            <text:p>32.30062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48888888888889" calcext:value-type="float">
            <text:p>4.48888888888889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15.9157142857143" calcext:value-type="float">
            <text:p>15.915714285714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995" calcext:value-type="float">
            <text:p>3.995</text:p>
          </table:table-cell>
        </table:table-row>
        <table:table-row table:style-name="ro1">
          <table:table-cell office:value-type="float" office:value="12.93" calcext:value-type="float">
            <text:p>12.93</text:p>
          </table:table-cell>
          <table:table-cell office:value-type="float" office:value="18.5914285714286" calcext:value-type="float">
            <text:p>18.5914285714286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.63692307692308" calcext:value-type="float">
            <text:p>3.63692307692308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6.83888888888889" calcext:value-type="float">
            <text:p>6.83888888888889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4.34647058823529" calcext:value-type="float">
            <text:p>4.34647058823529</text:p>
          </table:table-cell>
        </table:table-row>
        <table:table-row table:style-name="ro1">
          <table:table-cell office:value-type="float" office:value="14.95" calcext:value-type="float">
            <text:p>14.95</text:p>
          </table:table-cell>
          <table:table-cell office:value-type="float" office:value="16.886875" calcext:value-type="float">
            <text:p>16.886875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3.84363636363636" calcext:value-type="float">
            <text:p>3.84363636363636</text:p>
          </table:table-cell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7.50222222222222" calcext:value-type="float">
            <text:p>7.50222222222222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8.66666666666667" calcext:value-type="float">
            <text:p>8.66666666666667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3.63692307692308" calcext:value-type="float">
            <text:p>3.63692307692308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3.63692307692308" calcext:value-type="float">
            <text:p>3.63692307692308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8.84" calcext:value-type="float">
            <text:p>8.84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7.24214285714286" calcext:value-type="float">
            <text:p>7.242142857142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.2633333333333" calcext:value-type="float">
            <text:p>25.2633333333333</text:p>
          </table:table-cell>
        </table:table-row>
        <table:table-row table:style-name="ro1">
          <table:table-cell table:number-columns-repeated="2"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7.08285714285714" calcext:value-type="float">
            <text:p>7.08285714285714</text:p>
          </table:table-cell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33.65875" calcext:value-type="float">
            <text:p>33.65875</text:p>
          </table:table-cell>
        </table:table-row>
        <table:table-row table:style-name="ro1">
          <table:table-cell office:value-type="float" office:value="31.95" calcext:value-type="float">
            <text:p>31.95</text:p>
          </table:table-cell>
          <table:table-cell office:value-type="float" office:value="26.2825" calcext:value-type="float">
            <text:p>26.2825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33.6333333333333" calcext:value-type="float">
            <text:p>33.633333333333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.525" calcext:value-type="float">
            <text:p>4.525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8.152" calcext:value-type="float">
            <text:p>8.152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2.6183333333333" calcext:value-type="float">
            <text:p>12.6183333333333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.822" calcext:value-type="float">
            <text:p>9.822</text:p>
          </table:table-cell>
        </table:table-row>
        <table:table-row table:style-name="ro1">
          <table:table-cell office:value-type="float" office:value="29.69" calcext:value-type="float">
            <text:p>29.69</text:p>
          </table:table-cell>
          <table:table-cell office:value-type="float" office:value="26.4833333333333" calcext:value-type="float">
            <text:p>26.483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21666666666667" calcext:value-type="float">
            <text:p>8.21666666666667</text:p>
          </table:table-cell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11.911" calcext:value-type="float">
            <text:p>11.911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7.941" calcext:value-type="float">
            <text:p>7.941</text:p>
          </table:table-cell>
        </table:table-row>
        <table:table-row table:style-name="ro1">
          <table:table-cell office:value-type="float" office:value="9.67" calcext:value-type="float">
            <text:p>9.67</text:p>
          </table:table-cell>
          <table:table-cell office:value-type="float" office:value="8.0425" calcext:value-type="float">
            <text:p>8.042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.205" calcext:value-type="float">
            <text:p>5.205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5.8475" calcext:value-type="float">
            <text:p>15.8475</text:p>
          </table:table-cell>
        </table:table-row>
        <table:table-row table:style-name="ro1">
          <table:table-cell office:value-type="float" office:value="-8.6" calcext:value-type="float">
            <text:p>-8.6</text:p>
          </table:table-cell>
          <table:table-cell office:value-type="float" office:value="-4.55125" calcext:value-type="float">
            <text:p>-4.55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54.85" calcext:value-type="float">
            <text:p>54.85</text:p>
          </table:table-cell>
          <table:table-cell office:value-type="float" office:value="55.025" calcext:value-type="float">
            <text:p>55.025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8.23666666666667" calcext:value-type="float">
            <text:p>8.23666666666667</text:p>
          </table:table-cell>
        </table:table-row>
        <table:table-row table:style-name="ro1">
          <table:table-cell office:value-type="float" office:value="87.2" calcext:value-type="float">
            <text:p>87.2</text:p>
          </table:table-cell>
          <table:table-cell office:value-type="float" office:value="72.1542857142857" calcext:value-type="float">
            <text:p>72.1542857142857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8.04333333333333" calcext:value-type="float">
            <text:p>8.04333333333333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24.9475" calcext:value-type="float">
            <text:p>24.9475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3.6575" calcext:value-type="float">
            <text:p>3.6575</text:p>
          </table:table-cell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12.9625" calcext:value-type="float">
            <text:p>12.9625</text:p>
          </table:table-cell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8.056" calcext:value-type="float">
            <text:p>8.056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41.279375" calcext:value-type="float">
            <text:p>41.279375</text:p>
          </table:table-cell>
        </table:table-row>
        <table:table-row table:style-name="ro1">
          <table:table-cell office:value-type="float" office:value="29.78" calcext:value-type="float">
            <text:p>29.78</text:p>
          </table:table-cell>
          <table:table-cell office:value-type="float" office:value="26.4833333333333" calcext:value-type="float">
            <text:p>26.4833333333333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15.02125" calcext:value-type="float">
            <text:p>15.02125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2.83125" calcext:value-type="float">
            <text:p>12.8312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.42466666666667" calcext:value-type="float">
            <text:p>4.42466666666667</text:p>
          </table:table-cell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7.941" calcext:value-type="float">
            <text:p>7.941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8.22857142857143" calcext:value-type="float">
            <text:p>8.22857142857143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2.43714285714286" calcext:value-type="float">
            <text:p>2.43714285714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29.52" calcext:value-type="float">
            <text:p>29.52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24.91" calcext:value-type="float">
            <text:p>24.91</text:p>
          </table:table-cell>
          <table:table-cell office:value-type="float" office:value="24.5355333333333" calcext:value-type="float">
            <text:p>24.5355333333333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6.87" calcext:value-type="float">
            <text:p>6.87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9.89" calcext:value-type="float">
            <text:p>9.89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7.77" calcext:value-type="float">
            <text:p>7.77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2.87466666666667" calcext:value-type="float">
            <text:p>2.87466666666667</text:p>
          </table:table-cell>
        </table:table-row>
        <table:table-row table:style-name="ro1">
          <table:table-cell office:value-type="float" office:value="37.92" calcext:value-type="float">
            <text:p>37.92</text:p>
          </table:table-cell>
          <table:table-cell office:value-type="float" office:value="36.96" calcext:value-type="float">
            <text:p>36.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18.5914285714286" calcext:value-type="float">
            <text:p>18.5914285714286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4.205" calcext:value-type="float">
            <text:p>4.205</text:p>
          </table:table-cell>
        </table:table-row>
        <table:table-row table:style-name="ro1">
          <table:table-cell office:value-type="float" office:value="30.55" calcext:value-type="float">
            <text:p>30.55</text:p>
          </table:table-cell>
          <table:table-cell office:value-type="float" office:value="28.8788888888889" calcext:value-type="float">
            <text:p>28.87888888888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02" calcext:value-type="float">
            <text:p>20.02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6.025" calcext:value-type="float">
            <text:p>6.02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5.91285714285714" calcext:value-type="float">
            <text:p>5.91285714285714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6.834" calcext:value-type="float">
            <text:p>6.834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42466666666667" calcext:value-type="float">
            <text:p>4.42466666666667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2.0433333333333" calcext:value-type="float">
            <text:p>12.0433333333333</text:p>
          </table:table-cell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7.385" calcext:value-type="float">
            <text:p>7.385</text:p>
          </table:table-cell>
        </table:table-row>
        <table:table-row table:style-name="ro1">
          <table:table-cell office:value-type="float" office:value="11.58" calcext:value-type="float">
            <text:p>11.58</text:p>
          </table:table-cell>
          <table:table-cell office:value-type="float" office:value="13.3583333333333" calcext:value-type="float">
            <text:p>13.3583333333333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7.9275" calcext:value-type="float">
            <text:p>7.9275</text:p>
          </table:table-cell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8.0425" calcext:value-type="float">
            <text:p>8.0425</text:p>
          </table:table-cell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8.68" calcext:value-type="float">
            <text:p>8.68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16.886875" calcext:value-type="float">
            <text:p>16.88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table:number-columns-repeated="2" office:value-type="float" office:value="17.95" calcext:value-type="float">
            <text:p>17.95</text:p>
          </table:table-cell>
        </table:table-row>
        <table:table-row table:style-name="ro1">
          <table:table-cell office:value-type="float" office:value="20.34" calcext:value-type="float">
            <text:p>20.34</text:p>
          </table:table-cell>
          <table:table-cell office:value-type="float" office:value="19.959" calcext:value-type="float">
            <text:p>19.959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11.08" calcext:value-type="float">
            <text:p>11.08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17.86" calcext:value-type="float">
            <text:p>17.8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48888888888889" calcext:value-type="float">
            <text:p>4.48888888888889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4.76142857142857" calcext:value-type="float">
            <text:p>4.76142857142857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21.74" calcext:value-type="float">
            <text:p>21.74</text:p>
          </table:table-cell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16.228" calcext:value-type="float">
            <text:p>16.2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34307692307692" calcext:value-type="float">
            <text:p>4.34307692307692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.044" calcext:value-type="float">
            <text:p>9.044</text:p>
          </table:table-cell>
        </table:table-row>
        <table:table-row table:style-name="ro1">
          <table:table-cell table:number-columns-repeated="2" office:value-type="float" office:value="2.8" calcext:value-type="float">
            <text:p>2.8</text:p>
          </table:table-cell>
        </table:table-row>
        <table:table-row table:style-name="ro1"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.2228571428571" calcext:value-type="float">
            <text:p>28.222857142857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.01222222222222" calcext:value-type="float">
            <text:p>7.01222222222222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9.14875" calcext:value-type="float">
            <text:p>19.1487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.21114285714286" calcext:value-type="float">
            <text:p>3.21114285714286</text:p>
          </table:table-cell>
        </table:table-row>
        <table:table-row table:style-name="ro1">
          <table:table-cell office:value-type="float" office:value="124.96" calcext:value-type="float">
            <text:p>124.96</text:p>
          </table:table-cell>
          <table:table-cell office:value-type="float" office:value="156.951428571429" calcext:value-type="float">
            <text:p>156.95142857142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6.585" calcext:value-type="float">
            <text:p>6.585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2.87466666666667" calcext:value-type="float">
            <text:p>2.874666666666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.445" calcext:value-type="float">
            <text:p>39.445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22.6571428571429" calcext:value-type="float">
            <text:p>22.6571428571429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13.0644444444444" calcext:value-type="float">
            <text:p>13.0644444444444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.46875" calcext:value-type="float">
            <text:p>4.46875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8.73" calcext:value-type="float">
            <text:p>8.73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4.17333333333333" calcext:value-type="float">
            <text:p>4.1733333333333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.915" calcext:value-type="float">
            <text:p>3.915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26.2825" calcext:value-type="float">
            <text:p>26.2825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9.822" calcext:value-type="float">
            <text:p>9.822</text:p>
          </table:table-cell>
        </table:table-row>
        <table:table-row table:style-name="ro1">
          <table:table-cell office:value-type="float" office:value="24.87" calcext:value-type="float">
            <text:p>24.87</text:p>
          </table:table-cell>
          <table:table-cell office:value-type="float" office:value="30.41" calcext:value-type="float">
            <text:p>30.41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4.60454545454545" calcext:value-type="float">
            <text:p>4.6045454545454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.67714285714286" calcext:value-type="float">
            <text:p>3.67714285714286</text:p>
          </table:table-cell>
        </table:table-row>
        <table:table-row table:style-name="ro1">
          <table:table-cell office:value-type="float" office:value="40.03" calcext:value-type="float">
            <text:p>40.03</text:p>
          </table:table-cell>
          <table:table-cell office:value-type="float" office:value="40.3114285714286" calcext:value-type="float">
            <text:p>40.3114285714286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.35928571428571" calcext:value-type="float">
            <text:p>3.35928571428571</text:p>
          </table:table-cell>
        </table:table-row>
        <table:table-row table:style-name="ro1">
          <table:table-cell office:value-type="float" office:value="51.36" calcext:value-type="float">
            <text:p>51.36</text:p>
          </table:table-cell>
          <table:table-cell office:value-type="float" office:value="46.3714285714286" calcext:value-type="float">
            <text:p>46.3714285714286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9.97" calcext:value-type="float">
            <text:p>9.97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4.22214285714286" calcext:value-type="float">
            <text:p>4.22214285714286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9.89" calcext:value-type="float">
            <text:p>9.89</text:p>
          </table:table-cell>
        </table:table-row>
        <table:table-row table:style-name="ro1">
          <table:table-cell office:value-type="float" office:value="128.7" calcext:value-type="float">
            <text:p>128.7</text:p>
          </table:table-cell>
          <table:table-cell office:value-type="float" office:value="129.15" calcext:value-type="float">
            <text:p>129.15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3.63692307692308" calcext:value-type="float">
            <text:p>3.63692307692308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9.71571428571429" calcext:value-type="float">
            <text:p>9.71571428571429</text:p>
          </table:table-cell>
        </table:table-row>
        <table:table-row table:style-name="ro1">
          <table:table-cell office:value-type="float" office:value="21.23" calcext:value-type="float">
            <text:p>21.23</text:p>
          </table:table-cell>
          <table:table-cell office:value-type="float" office:value="18.63" calcext:value-type="float">
            <text:p>18.63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7.941" calcext:value-type="float">
            <text:p>7.941</text:p>
          </table:table-cell>
        </table:table-row>
        <table:table-row table:style-name="ro1">
          <table:table-cell office:value-type="float" office:value="35.402" calcext:value-type="float">
            <text:p>35.402</text:p>
          </table:table-cell>
          <table:table-cell office:value-type="float" office:value="37.7305" calcext:value-type="float">
            <text:p>37.73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375" calcext:value-type="float">
            <text:p>2.1375</text:p>
          </table:table-cell>
        </table:table-row>
        <table:table-row table:style-name="ro1">
          <table:table-cell office:value-type="float" office:value="145.5" calcext:value-type="float">
            <text:p>145.5</text:p>
          </table:table-cell>
          <table:table-cell office:value-type="float" office:value="137.64" calcext:value-type="float">
            <text:p>137.64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3.86214285714286" calcext:value-type="float">
            <text:p>3.86214285714286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7.692" calcext:value-type="float">
            <text:p>7.692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15.55625" calcext:value-type="float">
            <text:p>15.55625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4.1125" calcext:value-type="float">
            <text:p>4.1125</text:p>
          </table:table-cell>
        </table:table-row>
        <table:table-row table:style-name="ro1">
          <table:table-cell office:value-type="float" office:value="776.45" calcext:value-type="float">
            <text:p>776.45</text:p>
          </table:table-cell>
          <table:table-cell office:value-type="float" office:value="619.7875" calcext:value-type="float">
            <text:p>619.7875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60.66" calcext:value-type="float">
            <text:p>60.66</text:p>
          </table:table-cell>
          <table:table-cell office:value-type="float" office:value="50.75" calcext:value-type="float">
            <text:p>50.75</text:p>
          </table:table-cell>
        </table:table-row>
        <table:table-row table:style-name="ro1">
          <table:table-cell office:value-type="float" office:value="30.32" calcext:value-type="float">
            <text:p>30.32</text:p>
          </table:table-cell>
          <table:table-cell office:value-type="float" office:value="35.6766666666667" calcext:value-type="float">
            <text:p>35.6766666666667</text:p>
          </table:table-cell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9.71571428571429" calcext:value-type="float">
            <text:p>9.7157142857142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6.531" calcext:value-type="float">
            <text:p>6.531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1.875" calcext:value-type="float">
            <text:p>11.875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.78" calcext:value-type="float">
            <text:p>9.78</text:p>
          </table:table-cell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.34142857142857" calcext:value-type="float">
            <text:p>4.34142857142857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9.3825" calcext:value-type="float">
            <text:p>19.3825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4.542" calcext:value-type="float">
            <text:p>4.542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7.70173913043478" calcext:value-type="float">
            <text:p>7.70173913043478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308" calcext:value-type="float">
            <text:p>3.308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6.025" calcext:value-type="float">
            <text:p>6.025</text:p>
          </table:table-cell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10.0301666666667" calcext:value-type="float">
            <text:p>10.0301666666667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8.59625" calcext:value-type="float">
            <text:p>18.59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.2228571428571" calcext:value-type="float">
            <text:p>28.2228571428571</text:p>
          </table:table-cell>
        </table:table-row>
        <table:table-row table:style-name="ro1">
          <table:table-cell table:number-columns-repeated="2"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-21.94" calcext:value-type="float">
            <text:p>-21.94</text:p>
          </table:table-cell>
          <table:table-cell office:value-type="float" office:value="-29.1233333333333" calcext:value-type="float">
            <text:p>-29.1233333333333</text:p>
          </table:table-cell>
        </table:table-row>
        <table:table-row table:style-name="ro1">
          <table:table-cell office:value-type="float" office:value="127.5" calcext:value-type="float">
            <text:p>127.5</text:p>
          </table:table-cell>
          <table:table-cell office:value-type="float" office:value="121.325" calcext:value-type="float">
            <text:p>121.325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3.995" calcext:value-type="float">
            <text:p>3.9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8142857142857" calcext:value-type="float">
            <text:p>4.08142857142857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28.8788888888889" calcext:value-type="float">
            <text:p>28.8788888888889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3.86214285714286" calcext:value-type="float">
            <text:p>3.86214285714286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2.11625" calcext:value-type="float">
            <text:p>12.11625</text:p>
          </table:table-cell>
        </table:table-row>
        <table:table-row table:style-name="ro1">
          <table:table-cell office:value-type="float" office:value="49.19" calcext:value-type="float">
            <text:p>49.19</text:p>
          </table:table-cell>
          <table:table-cell office:value-type="float" office:value="51.7628571428571" calcext:value-type="float">
            <text:p>51.7628571428571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5.57428571428571" calcext:value-type="float">
            <text:p>5.57428571428571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6.83888888888889" calcext:value-type="float">
            <text:p>6.83888888888889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26.35" calcext:value-type="float">
            <text:p>26.35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6.86" calcext:value-type="float">
            <text:p>6.86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6.531" calcext:value-type="float">
            <text:p>6.531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5.55625" calcext:value-type="float">
            <text:p>15.55625</text:p>
          </table:table-cell>
        </table:table-row>
        <table:table-row table:style-name="ro1">
          <table:table-cell office:value-type="float" office:value="39.15" calcext:value-type="float">
            <text:p>39.15</text:p>
          </table:table-cell>
          <table:table-cell office:value-type="float" office:value="37.745" calcext:value-type="float">
            <text:p>37.7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.0366666666667" calcext:value-type="float">
            <text:p>30.0366666666667</text:p>
          </table:table-cell>
        </table:table-row>
        <table:table-row table:style-name="ro1">
          <table:table-cell office:value-type="float" office:value="16.55" calcext:value-type="float">
            <text:p>16.55</text:p>
          </table:table-cell>
          <table:table-cell office:value-type="float" office:value="15.6283333333333" calcext:value-type="float">
            <text:p>15.6283333333333</text:p>
          </table:table-cell>
        </table:table-row>
        <table:table-row table:style-name="ro1">
          <table:table-cell office:value-type="float" office:value="83.6" calcext:value-type="float">
            <text:p>83.6</text:p>
          </table:table-cell>
          <table:table-cell office:value-type="float" office:value="83.9" calcext:value-type="float">
            <text:p>83.9</text:p>
          </table:table-cell>
        </table:table-row>
        <table:table-row table:style-name="ro1">
          <table:table-cell office:value-type="float" office:value="33.65" calcext:value-type="float">
            <text:p>33.65</text:p>
          </table:table-cell>
          <table:table-cell office:value-type="float" office:value="30.41" calcext:value-type="float">
            <text:p>30.41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7.51285714285714" calcext:value-type="float">
            <text:p>7.51285714285714</text:p>
          </table:table-cell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30.1725" calcext:value-type="float">
            <text:p>30.1725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3.5842857142857" calcext:value-type="float">
            <text:p>13.5842857142857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14.58" calcext:value-type="float">
            <text:p>14.58</text:p>
          </table:table-cell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8.47285714285714" calcext:value-type="float">
            <text:p>8.47285714285714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42466666666667" calcext:value-type="float">
            <text:p>4.42466666666667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4.08333333333333" calcext:value-type="float">
            <text:p>4.0833333333333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42466666666667" calcext:value-type="float">
            <text:p>4.42466666666667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7.385" calcext:value-type="float">
            <text:p>7.385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5.0175" calcext:value-type="float">
            <text:p>5.0175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12.83125" calcext:value-type="float">
            <text:p>12.83125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7.70173913043478" calcext:value-type="float">
            <text:p>7.70173913043478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8.544" calcext:value-type="float">
            <text:p>8.544</text:p>
          </table:table-cell>
        </table:table-row>
        <table:table-row table:style-name="ro1">
          <table:table-cell table:number-columns-repeated="2" office:value-type="float" office:value="14.65" calcext:value-type="float">
            <text:p>14.65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21.65625" calcext:value-type="float">
            <text:p>21.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.54761904761905" calcext:value-type="float">
            <text:p>4.54761904761905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7.9275" calcext:value-type="float">
            <text:p>7.9275</text:p>
          </table:table-cell>
        </table:table-row>
        <table:table-row table:style-name="ro1">
          <table:table-cell office:value-type="float" office:value="30.19" calcext:value-type="float">
            <text:p>30.19</text:p>
          </table:table-cell>
          <table:table-cell office:value-type="float" office:value="35.6766666666667" calcext:value-type="float">
            <text:p>35.67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3.86214285714286" calcext:value-type="float">
            <text:p>3.862142857142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46666666666667" calcext:value-type="float">
            <text:p>3.4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5.225" calcext:value-type="float">
            <text:p>5.225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11.1171428571429" calcext:value-type="float">
            <text:p>11.1171428571429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5.34333333333333" calcext:value-type="float">
            <text:p>5.34333333333333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.2333333333333" calcext:value-type="float">
            <text:p>25.2333333333333</text:p>
          </table:table-cell>
        </table:table-row>
        <table:table-row table:style-name="ro1">
          <table:table-cell office:value-type="float" office:value="39.66" calcext:value-type="float">
            <text:p>39.66</text:p>
          </table:table-cell>
          <table:table-cell office:value-type="float" office:value="36.4933333333333" calcext:value-type="float">
            <text:p>36.4933333333333</text:p>
          </table:table-cell>
        </table:table-row>
        <table:table-row table:style-name="ro1">
          <table:table-cell office:value-type="float" office:value="69.11" calcext:value-type="float">
            <text:p>69.11</text:p>
          </table:table-cell>
          <table:table-cell office:value-type="float" office:value="73.8222222222222" calcext:value-type="float">
            <text:p>73.8222222222222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6.9225" calcext:value-type="float">
            <text:p>6.9225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6.9225" calcext:value-type="float">
            <text:p>6.9225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29.2285714285714" calcext:value-type="float">
            <text:p>29.2285714285714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45.2988888888889" calcext:value-type="float">
            <text:p>45.2988888888889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3.995" calcext:value-type="float">
            <text:p>3.995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6183333333333" calcext:value-type="float">
            <text:p>12.618333333333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7.9275" calcext:value-type="float">
            <text:p>7.9275</text:p>
          </table:table-cell>
        </table:table-row>
        <table:table-row table:style-name="ro1">
          <table:table-cell office:value-type="float" office:value="100.28" calcext:value-type="float">
            <text:p>100.28</text:p>
          </table:table-cell>
          <table:table-cell office:value-type="float" office:value="128.5" calcext:value-type="float">
            <text:p>128.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12" calcext:value-type="float">
            <text:p>30.1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.27086666666667" calcext:value-type="float">
            <text:p>1.27086666666667</text:p>
          </table:table-cell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68.05" calcext:value-type="float">
            <text:p>68.05</text:p>
          </table:table-cell>
        </table:table-row>
        <table:table-row table:style-name="ro1">
          <table:table-cell office:value-type="float" office:value="17.27" calcext:value-type="float">
            <text:p>17.27</text:p>
          </table:table-cell>
          <table:table-cell office:value-type="float" office:value="17.04875" calcext:value-type="float">
            <text:p>17.048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3025" calcext:value-type="float">
            <text:p>8.3025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.27" calcext:value-type="float">
            <text:p>4.27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2.6183333333333" calcext:value-type="float">
            <text:p>12.6183333333333</text:p>
          </table:table-cell>
        </table:table-row>
        <table:table-row table:style-name="ro1">
          <table:table-cell table:number-columns-repeated="2"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8.97166666666667" calcext:value-type="float">
            <text:p>8.97166666666667</text:p>
          </table:table-cell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8.68" calcext:value-type="float">
            <text:p>8.68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0.887434782608695" calcext:value-type="float">
            <text:p>0.8874347826086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70375" calcext:value-type="float">
            <text:p>6.70375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3.72833333333333" calcext:value-type="float">
            <text:p>3.72833333333333</text:p>
          </table:table-cell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41.279375" calcext:value-type="float">
            <text:p>41.27937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.27428571428572" calcext:value-type="float">
            <text:p>4.27428571428572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  <table:table-cell office:value-type="float" office:value="23.2333333333333" calcext:value-type="float">
            <text:p>23.2333333333333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.84363636363636" calcext:value-type="float">
            <text:p>3.84363636363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8.06" calcext:value-type="float">
            <text:p>8.06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4.7042" calcext:value-type="float">
            <text:p>4.7042</text:p>
          </table:table-cell>
        </table:table-row>
        <table:table-row table:style-name="ro1">
          <table:table-cell office:value-type="float" office:value="20.35" calcext:value-type="float">
            <text:p>20.35</text:p>
          </table:table-cell>
          <table:table-cell office:value-type="float" office:value="25.75125" calcext:value-type="float">
            <text:p>25.75125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3866666666667" calcext:value-type="float">
            <text:p>13.3866666666667</text:p>
          </table:table-cell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table:number-columns-repeated="2" office:value-type="float" office:value="40.4" calcext:value-type="float">
            <text:p>40.4</text:p>
          </table:table-cell>
        </table:table-row>
        <table:table-row table:style-name="ro1">
          <table:table-cell office:value-type="float" office:value="41.37" calcext:value-type="float">
            <text:p>41.37</text:p>
          </table:table-cell>
          <table:table-cell office:value-type="float" office:value="40.3114285714286" calcext:value-type="float">
            <text:p>40.311428571428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.6575" calcext:value-type="float">
            <text:p>3.6575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9.89" calcext:value-type="float">
            <text:p>9.89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34.65" calcext:value-type="float">
            <text:p>34.65</text:p>
          </table:table-cell>
          <table:table-cell office:value-type="float" office:value="39.55" calcext:value-type="float">
            <text:p>39.5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792" calcext:value-type="float">
            <text:p>1.792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.76125" calcext:value-type="float">
            <text:p>2.76125</text:p>
          </table:table-cell>
        </table:table-row>
        <table:table-row table:style-name="ro1">
          <table:table-cell office:value-type="float" office:value="69.04" calcext:value-type="float">
            <text:p>69.04</text:p>
          </table:table-cell>
          <table:table-cell office:value-type="float" office:value="55.6025" calcext:value-type="float">
            <text:p>55.602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4.7042" calcext:value-type="float">
            <text:p>4.7042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.67666666666667" calcext:value-type="float">
            <text:p>4.67666666666667</text:p>
          </table:table-cell>
        </table:table-row>
        <table:table-row table:style-name="ro1">
          <table:table-cell office:value-type="float" office:value="11.65" calcext:value-type="float">
            <text:p>11.65</text:p>
          </table:table-cell>
          <table:table-cell office:value-type="float" office:value="11.1171428571429" calcext:value-type="float">
            <text:p>11.1171428571429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5.258" calcext:value-type="float">
            <text:p>15.258</text:p>
          </table:table-cell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13.19" calcext:value-type="float">
            <text:p>13.19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6.52" calcext:value-type="float">
            <text:p>6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.48125" calcext:value-type="float">
            <text:p>2.4812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46875" calcext:value-type="float">
            <text:p>4.468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7.64" calcext:value-type="float">
            <text:p>67.64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88428571428572" calcext:value-type="float">
            <text:p>3.8842857142857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805125" calcext:value-type="float">
            <text:p>3.805125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30.25" calcext:value-type="float">
            <text:p>30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0.5742857142857" calcext:value-type="float">
            <text:p>10.5742857142857</text:p>
          </table:table-cell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8.97333333333333" calcext:value-type="float">
            <text:p>8.97333333333333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5.493" calcext:value-type="float">
            <text:p>15.493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22.6983333333333" calcext:value-type="float">
            <text:p>22.6983333333333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4.34142857142857" calcext:value-type="float">
            <text:p>4.34142857142857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1.074" calcext:value-type="float">
            <text:p>11.074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35916666666667" calcext:value-type="float">
            <text:p>3.35916666666667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3.13333333333333" calcext:value-type="float">
            <text:p>3.13333333333333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7.9275" calcext:value-type="float">
            <text:p>7.9275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5.91285714285714" calcext:value-type="float">
            <text:p>5.912857142857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5.8825" calcext:value-type="float">
            <text:p>5.8825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3.21114285714286" calcext:value-type="float">
            <text:p>3.21114285714286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6.642" calcext:value-type="float">
            <text:p>6.642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.728" calcext:value-type="float">
            <text:p>4.72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39.92" calcext:value-type="float">
            <text:p>39.92</text:p>
          </table:table-cell>
          <table:table-cell office:value-type="float" office:value="40.3114285714286" calcext:value-type="float">
            <text:p>40.3114285714286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8.62" calcext:value-type="float">
            <text:p>8.62</text:p>
          </table:table-cell>
        </table:table-row>
        <table:table-row table:style-name="ro1">
          <table:table-cell office:value-type="float" office:value="19.47" calcext:value-type="float">
            <text:p>19.47</text:p>
          </table:table-cell>
          <table:table-cell office:value-type="float" office:value="17.5625" calcext:value-type="float">
            <text:p>17.5625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5.24266666666667" calcext:value-type="float">
            <text:p>5.2426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965" calcext:value-type="float">
            <text:p>6.965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7.95222222222222" calcext:value-type="float">
            <text:p>7.95222222222222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2725" calcext:value-type="float">
            <text:p>3.2725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2725" calcext:value-type="float">
            <text:p>3.2725</text:p>
          </table:table-cell>
        </table:table-row>
        <table:table-row table:style-name="ro1">
          <table:table-cell office:value-type="float" office:value="15.05" calcext:value-type="float">
            <text:p>15.05</text:p>
          </table:table-cell>
          <table:table-cell office:value-type="float" office:value="13.8175" calcext:value-type="float">
            <text:p>13.8175</text:p>
          </table:table-cell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66.9066666666667" calcext:value-type="float">
            <text:p>66.9066666666667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5.80428571428572" calcext:value-type="float">
            <text:p>5.804285714285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02" calcext:value-type="float">
            <text:p>20.02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7.33" calcext:value-type="float">
            <text:p>7.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table:number-columns-repeated="2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.87" calcext:value-type="float">
            <text:p>4.8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4.22411764705882" calcext:value-type="float">
            <text:p>4.22411764705882</text:p>
          </table:table-cell>
        </table:table-row>
        <table:table-row table:style-name="ro1">
          <table:table-cell office:value-type="float" office:value="40.45" calcext:value-type="float">
            <text:p>40.45</text:p>
          </table:table-cell>
          <table:table-cell office:value-type="float" office:value="35.6766666666667" calcext:value-type="float">
            <text:p>35.676666666666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46875" calcext:value-type="float">
            <text:p>4.46875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7.39333333333333" calcext:value-type="float">
            <text:p>7.39333333333333</text:p>
          </table:table-cell>
        </table:table-row>
        <table:table-row table:style-name="ro1">
          <table:table-cell office:value-type="float" office:value="65.3" calcext:value-type="float">
            <text:p>65.3</text:p>
          </table:table-cell>
          <table:table-cell office:value-type="float" office:value="55.8571428571429" calcext:value-type="float">
            <text:p>55.8571428571429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.205" calcext:value-type="float">
            <text:p>4.205</text:p>
          </table:table-cell>
        </table:table-row>
        <table:table-row table:style-name="ro1">
          <table:table-cell table:number-columns-repeated="2" office:value-type="float" office:value="40.25" calcext:value-type="float">
            <text:p>40.2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.18111111111111" calcext:value-type="float">
            <text:p>4.18111111111111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20.6514285714286" calcext:value-type="float">
            <text:p>20.651428571428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38727272727273" calcext:value-type="float">
            <text:p>4.38727272727273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3.5842857142857" calcext:value-type="float">
            <text:p>13.584285714285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.30555555555555" calcext:value-type="float">
            <text:p>9.30555555555555</text:p>
          </table:table-cell>
        </table:table-row>
        <table:table-row table:style-name="ro1">
          <table:table-cell office:value-type="float" office:value="13.45" calcext:value-type="float">
            <text:p>13.45</text:p>
          </table:table-cell>
          <table:table-cell office:value-type="float" office:value="10.5742857142857" calcext:value-type="float">
            <text:p>10.5742857142857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9.30555555555555" calcext:value-type="float">
            <text:p>9.3055555555555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50.75" calcext:value-type="float">
            <text:p>50.75</text:p>
          </table:table-cell>
          <table:table-cell office:value-type="float" office:value="46.3714285714286" calcext:value-type="float">
            <text:p>46.37142857142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3.451" calcext:value-type="float">
            <text:p>3.451</text:p>
          </table:table-cell>
          <table:table-cell office:value-type="float" office:value="3.805125" calcext:value-type="float">
            <text:p>3.80512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22214285714286" calcext:value-type="float">
            <text:p>4.22214285714286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5.205" calcext:value-type="float">
            <text:p>5.205</text:p>
          </table:table-cell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15.8475" calcext:value-type="float">
            <text:p>15.8475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6.2922222222222" calcext:value-type="float">
            <text:p>16.2922222222222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3.77764705882353" calcext:value-type="float">
            <text:p>3.77764705882353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73076923076923" calcext:value-type="float">
            <text:p>3.73076923076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3.586" calcext:value-type="float">
            <text:p>3.5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.72833333333333" calcext:value-type="float">
            <text:p>3.7283333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.9755555555556" calcext:value-type="float">
            <text:p>24.975555555555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6.57428571428572" calcext:value-type="float">
            <text:p>6.57428571428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4.08333333333333" calcext:value-type="float">
            <text:p>4.08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3.9567" calcext:value-type="float">
            <text:p>3.95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4075" calcext:value-type="float">
            <text:p>10.4075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.96" calcext:value-type="float">
            <text:p>36.96</text:p>
          </table:table-cell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18.7555555555556" calcext:value-type="float">
            <text:p>18.75555555555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7555555555556" calcext:value-type="float">
            <text:p>18.7555555555556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6.2922222222222" calcext:value-type="float">
            <text:p>16.2922222222222</text:p>
          </table:table-cell>
        </table:table-row>
        <table:table-row table:style-name="ro1">
          <table:table-cell table:number-columns-repeated="2"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56.06" calcext:value-type="float">
            <text:p>56.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7.309" calcext:value-type="float">
            <text:p>7.3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5.21666666666667" calcext:value-type="float">
            <text:p>5.21666666666667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.54761904761905" calcext:value-type="float">
            <text:p>4.54761904761905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.42466666666667" calcext:value-type="float">
            <text:p>4.4246666666666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8.97333333333333" calcext:value-type="float">
            <text:p>8.9733333333333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5.91285714285714" calcext:value-type="float">
            <text:p>5.912857142857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9.88625" calcext:value-type="float">
            <text:p>9.88625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table:number-columns-repeated="2" office:value-type="float" office:value="7.37" calcext:value-type="float">
            <text:p>7.3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.086875" calcext:value-type="float">
            <text:p>4.086875</text:p>
          </table:table-cell>
        </table:table-row>
        <table:table-row table:style-name="ro1">
          <table:table-cell office:value-type="float" office:value="68.3" calcext:value-type="float">
            <text:p>68.3</text:p>
          </table:table-cell>
          <table:table-cell office:value-type="float" office:value="68.05" calcext:value-type="float">
            <text:p>68.05</text:p>
          </table:table-cell>
        </table:table-row>
        <table:table-row table:style-name="ro1">
          <table:table-cell table:number-columns-repeated="2" office:value-type="float" office:value="40.4" calcext:value-type="float">
            <text:p>40.4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20.64375" calcext:value-type="float">
            <text:p>20.64375</text:p>
          </table:table-cell>
        </table:table-row>
        <table:table-row table:style-name="ro1">
          <table:table-cell table:number-columns-repeated="2"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7.9275" calcext:value-type="float">
            <text:p>7.9275</text:p>
          </table:table-cell>
        </table:table-row>
        <table:table-row table:style-name="ro1">
          <table:table-cell office:value-type="float" office:value="63.74" calcext:value-type="float">
            <text:p>63.74</text:p>
          </table:table-cell>
          <table:table-cell office:value-type="float" office:value="58.6866666666667" calcext:value-type="float">
            <text:p>58.6866666666667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9.97" calcext:value-type="float">
            <text:p>9.9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4.728" calcext:value-type="float">
            <text:p>4.728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4.00909090909091" calcext:value-type="float">
            <text:p>4.00909090909091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.18571428571429" calcext:value-type="float">
            <text:p>3.18571428571429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17.675" calcext:value-type="float">
            <text:p>17.6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42875" calcext:value-type="float">
            <text:p>10.4287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63692307692308" calcext:value-type="float">
            <text:p>3.63692307692308</text:p>
          </table:table-cell>
        </table:table-row>
        <table:table-row table:style-name="ro1">
          <table:table-cell table:number-columns-repeated="2"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59.76" calcext:value-type="float">
            <text:p>59.76</text:p>
          </table:table-cell>
          <table:table-cell office:value-type="float" office:value="50.75" calcext:value-type="float">
            <text:p>50.75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.54761904761905" calcext:value-type="float">
            <text:p>4.547619047619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4454545454545" calcext:value-type="float">
            <text:p>3.34454545454545</text:p>
          </table:table-cell>
        </table:table-row>
        <table:table-row table:style-name="ro1">
          <table:table-cell office:value-type="float" office:value="14.95" calcext:value-type="float">
            <text:p>14.95</text:p>
          </table:table-cell>
          <table:table-cell office:value-type="float" office:value="10.9316666666667" calcext:value-type="float">
            <text:p>10.9316666666667</text:p>
          </table:table-cell>
        </table:table-row>
        <table:table-row table:style-name="ro1">
          <table:table-cell office:value-type="float" office:value="69.49" calcext:value-type="float">
            <text:p>69.49</text:p>
          </table:table-cell>
          <table:table-cell office:value-type="float" office:value="73.8222222222222" calcext:value-type="float">
            <text:p>73.8222222222222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5.938" calcext:value-type="float">
            <text:p>15.9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59222222222222" calcext:value-type="float">
            <text:p>7.59222222222222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2.87466666666667" calcext:value-type="float">
            <text:p>2.87466666666667</text:p>
          </table:table-cell>
        </table:table-row>
        <table:table-row table:style-name="ro1">
          <table:table-cell office:value-type="float" office:value="29.85" calcext:value-type="float">
            <text:p>29.85</text:p>
          </table:table-cell>
          <table:table-cell office:value-type="float" office:value="26.4833333333333" calcext:value-type="float">
            <text:p>26.4833333333333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9.88625" calcext:value-type="float">
            <text:p>9.88625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8.443" calcext:value-type="float">
            <text:p>8.443</text:p>
          </table:table-cell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9.82855555555556" calcext:value-type="float">
            <text:p>9.82855555555556</text:p>
          </table:table-cell>
        </table:table-row>
        <table:table-row table:style-name="ro1">
          <table:table-cell office:value-type="float" office:value="17.18" calcext:value-type="float">
            <text:p>17.18</text:p>
          </table:table-cell>
          <table:table-cell office:value-type="float" office:value="21.63" calcext:value-type="float">
            <text:p>21.63</text:p>
          </table:table-cell>
        </table:table-row>
        <table:table-row table:style-name="ro1">
          <table:table-cell office:value-type="float" office:value="19.51" calcext:value-type="float">
            <text:p>19.51</text:p>
          </table:table-cell>
          <table:table-cell office:value-type="float" office:value="20.5533333333333" calcext:value-type="float">
            <text:p>20.5533333333333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8.68" calcext:value-type="float">
            <text:p>8.68</text:p>
          </table:table-cell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7.70173913043478" calcext:value-type="float">
            <text:p>7.70173913043478</text:p>
          </table:table-cell>
        </table:table-row>
        <table:table-row table:style-name="ro1">
          <table:table-cell office:value-type="float" office:value="31.15" calcext:value-type="float">
            <text:p>31.15</text:p>
          </table:table-cell>
          <table:table-cell office:value-type="float" office:value="22.732" calcext:value-type="float">
            <text:p>22.732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.17333333333333" calcext:value-type="float">
            <text:p>4.17333333333333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30.12875" calcext:value-type="float">
            <text:p>30.1287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87434782608695" calcext:value-type="float">
            <text:p>0.887434782608695</text:p>
          </table:table-cell>
        </table:table-row>
        <table:table-row table:style-name="ro1">
          <table:table-cell table:number-columns-repeated="2"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69333333333333" calcext:value-type="float">
            <text:p>4.693333333333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.245" calcext:value-type="float">
            <text:p>31.245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2.43714285714286" calcext:value-type="float">
            <text:p>2.43714285714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46875" calcext:value-type="float">
            <text:p>4.46875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19.315" calcext:value-type="float">
            <text:p>19.315</text:p>
          </table:table-cell>
        </table:table-row>
        <table:table-row table:style-name="ro1">
          <table:table-cell office:value-type="float" office:value="172.6" calcext:value-type="float">
            <text:p>172.6</text:p>
          </table:table-cell>
          <table:table-cell office:value-type="float" office:value="156.951428571429" calcext:value-type="float">
            <text:p>156.951428571429</text:p>
          </table:table-cell>
        </table:table-row>
        <table:table-row table:style-name="ro1">
          <table:table-cell table:number-columns-repeated="2"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85375" calcext:value-type="float">
            <text:p>7.853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30.25" calcext:value-type="float">
            <text:p>30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.205" calcext:value-type="float">
            <text:p>4.205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1.875" calcext:value-type="float">
            <text:p>11.875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9.315" calcext:value-type="float">
            <text:p>19.315</text:p>
          </table:table-cell>
        </table:table-row>
        <table:table-row table:style-name="ro1">
          <table:table-cell office:value-type="float" office:value="12.95" calcext:value-type="float">
            <text:p>12.95</text:p>
          </table:table-cell>
          <table:table-cell office:value-type="float" office:value="12.11625" calcext:value-type="float">
            <text:p>12.11625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8.98625" calcext:value-type="float">
            <text:p>8.986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202" calcext:value-type="float">
            <text:p>4.202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30.0366666666667" calcext:value-type="float">
            <text:p>30.0366666666667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10.175" calcext:value-type="float">
            <text:p>10.175</text:p>
          </table:table-cell>
          <table:table-cell office:value-type="float" office:value="9.6325" calcext:value-type="float">
            <text:p>9.6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8125" calcext:value-type="float">
            <text:p>2.48125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13.4816666666667" calcext:value-type="float">
            <text:p>13.4816666666667</text:p>
          </table:table-cell>
        </table:table-row>
        <table:table-row table:style-name="ro1">
          <table:table-cell office:value-type="float" office:value="20.46" calcext:value-type="float">
            <text:p>20.46</text:p>
          </table:table-cell>
          <table:table-cell office:value-type="float" office:value="21.7088888888889" calcext:value-type="float">
            <text:p>21.7088888888889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13.6283333333333" calcext:value-type="float">
            <text:p>13.628333333333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7.28333333333333" calcext:value-type="float">
            <text:p>7.28333333333333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2.43714285714286" calcext:value-type="float">
            <text:p>2.4371428571428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475" calcext:value-type="float">
            <text:p>2.475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6.70375" calcext:value-type="float">
            <text:p>6.703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.9755555555556" calcext:value-type="float">
            <text:p>24.9755555555556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6.70375" calcext:value-type="float">
            <text:p>6.7037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4.55125" calcext:value-type="float">
            <text:p>-4.55125</text:p>
          </table:table-cell>
        </table:table-row>
        <table:table-row table:style-name="ro1">
          <table:table-cell office:value-type="float" office:value="31.09" calcext:value-type="float">
            <text:p>31.09</text:p>
          </table:table-cell>
          <table:table-cell office:value-type="float" office:value="33.674" calcext:value-type="float">
            <text:p>33.674</text:p>
          </table:table-cell>
        </table:table-row>
        <table:table-row table:style-name="ro1">
          <table:table-cell office:value-type="float" office:value="45.31" calcext:value-type="float">
            <text:p>45.31</text:p>
          </table:table-cell>
          <table:table-cell office:value-type="float" office:value="35.0075" calcext:value-type="float">
            <text:p>35.0075</text:p>
          </table:table-cell>
        </table:table-row>
        <table:table-row table:style-name="ro1">
          <table:table-cell office:value-type="float" office:value="30.98" calcext:value-type="float">
            <text:p>30.98</text:p>
          </table:table-cell>
          <table:table-cell office:value-type="float" office:value="33.5725" calcext:value-type="float">
            <text:p>33.5725</text:p>
          </table:table-cell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9.97" calcext:value-type="float">
            <text:p>9.97</text:p>
          </table:table-cell>
        </table:table-row>
        <table:table-row table:style-name="ro1">
          <table:table-cell office:value-type="float" office:value="26.045" calcext:value-type="float">
            <text:p>26.045</text:p>
          </table:table-cell>
          <table:table-cell office:value-type="float" office:value="22.6983333333333" calcext:value-type="float">
            <text:p>22.6983333333333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9.6325" calcext:value-type="float">
            <text:p>9.6325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7.74" calcext:value-type="float">
            <text:p>7.74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.70894736842105" calcext:value-type="float">
            <text:p>4.70894736842105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21.1285714285714" calcext:value-type="float">
            <text:p>21.1285714285714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.6184" calcext:value-type="float">
            <text:p>4.6184</text:p>
          </table:table-cell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39.306" calcext:value-type="float">
            <text:p>39.306</text:p>
          </table:table-cell>
        </table:table-row>
        <table:table-row table:style-name="ro1">
          <table:table-cell office:value-type="float" office:value="18.55" calcext:value-type="float">
            <text:p>18.55</text:p>
          </table:table-cell>
          <table:table-cell office:value-type="float" office:value="19.162" calcext:value-type="float">
            <text:p>19.162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.39928571428571" calcext:value-type="float">
            <text:p>4.399285714285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2.722" calcext:value-type="float">
            <text:p>82.722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3.91923076923077" calcext:value-type="float">
            <text:p>3.91923076923077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7.7825" calcext:value-type="float">
            <text:p>7.7825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8.87444444444444" calcext:value-type="float">
            <text:p>8.87444444444444</text:p>
          </table:table-cell>
        </table:table-row>
        <table:table-row table:style-name="ro1">
          <table:table-cell office:value-type="float" office:value="15.42" calcext:value-type="float">
            <text:p>15.42</text:p>
          </table:table-cell>
          <table:table-cell office:value-type="float" office:value="15.4214285714286" calcext:value-type="float">
            <text:p>15.4214285714286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.63692307692308" calcext:value-type="float">
            <text:p>3.63692307692308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0.9316666666667" calcext:value-type="float">
            <text:p>10.9316666666667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1.6928571428571" calcext:value-type="float">
            <text:p>11.69285714285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.9755555555556" calcext:value-type="float">
            <text:p>24.97555555555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27428571428572" calcext:value-type="float">
            <text:p>4.274285714285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.94" calcext:value-type="float">
            <text:p>60.94</text:p>
          </table:table-cell>
          <table:table-cell office:value-type="float" office:value="55.14" calcext:value-type="float">
            <text:p>55.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.5914285714286" calcext:value-type="float">
            <text:p>18.5914285714286</text:p>
          </table:table-cell>
        </table:table-row>
        <table:table-row table:style-name="ro1">
          <table:table-cell office:value-type="float" office:value="41.87" calcext:value-type="float">
            <text:p>41.87</text:p>
          </table:table-cell>
          <table:table-cell office:value-type="float" office:value="49.1966666666667" calcext:value-type="float">
            <text:p>49.1966666666667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30.25" calcext:value-type="float">
            <text:p>30.25</text:p>
          </table:table-cell>
          <table:table-cell office:value-type="float" office:value="30.0266666666667" calcext:value-type="float">
            <text:p>30.0266666666667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7.95222222222222" calcext:value-type="float">
            <text:p>7.9522222222222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7.95222222222222" calcext:value-type="float">
            <text:p>7.952222222222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33111111111111" calcext:value-type="float">
            <text:p>6.3311111111111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805125" calcext:value-type="float">
            <text:p>3.805125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9.71571428571429" calcext:value-type="float">
            <text:p>9.7157142857142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15.22" calcext:value-type="float">
            <text:p>15.22</text:p>
          </table:table-cell>
          <table:table-cell office:value-type="float" office:value="12.3033333333333" calcext:value-type="float">
            <text:p>12.3033333333333</text:p>
          </table:table-cell>
        </table:table-row>
        <table:table-row table:style-name="ro1">
          <table:table-cell office:value-type="float" office:value="86.04" calcext:value-type="float">
            <text:p>86.04</text:p>
          </table:table-cell>
          <table:table-cell office:value-type="float" office:value="89.036" calcext:value-type="float">
            <text:p>89.036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6.6344444444444" calcext:value-type="float">
            <text:p>16.634444444444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40103448275862" calcext:value-type="float">
            <text:p>4.40103448275862</text:p>
          </table:table-cell>
        </table:table-row>
        <table:table-row table:style-name="ro1">
          <table:table-cell office:value-type="float" office:value="39.16" calcext:value-type="float">
            <text:p>39.16</text:p>
          </table:table-cell>
          <table:table-cell office:value-type="float" office:value="30.118" calcext:value-type="float">
            <text:p>30.118</text:p>
          </table:table-cell>
        </table:table-row>
        <table:table-row table:style-name="ro1">
          <table:table-cell office:value-type="float" office:value="39.57" calcext:value-type="float">
            <text:p>39.57</text:p>
          </table:table-cell>
          <table:table-cell office:value-type="float" office:value="39.306" calcext:value-type="float">
            <text:p>39.3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22.83125" calcext:value-type="float">
            <text:p>22.83125</text:p>
          </table:table-cell>
        </table:table-row>
        <table:table-row table:style-name="ro1">
          <table:table-cell office:value-type="float" office:value="22.29" calcext:value-type="float">
            <text:p>22.29</text:p>
          </table:table-cell>
          <table:table-cell office:value-type="float" office:value="22.83125" calcext:value-type="float">
            <text:p>22.83125</text:p>
          </table:table-cell>
        </table:table-row>
        <table:table-row table:style-name="ro1">
          <table:table-cell table:number-columns-repeated="2"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9.59" calcext:value-type="float">
            <text:p>9.59</text:p>
          </table:table-cell>
          <table:table-cell office:value-type="float" office:value="10.6366666666667" calcext:value-type="float">
            <text:p>10.6366666666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.7305" calcext:value-type="float">
            <text:p>37.73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.77764705882353" calcext:value-type="float">
            <text:p>3.77764705882353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3.21114285714286" calcext:value-type="float">
            <text:p>3.211142857142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1923076923077" calcext:value-type="float">
            <text:p>3.919230769230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7086666666667" calcext:value-type="float">
            <text:p>1.2708666666666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30.57" calcext:value-type="float">
            <text:p>30.57</text:p>
          </table:table-cell>
          <table:table-cell office:value-type="float" office:value="30.0266666666667" calcext:value-type="float">
            <text:p>30.0266666666667</text:p>
          </table:table-cell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82.722" calcext:value-type="float">
            <text:p>82.722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4.97" calcext:value-type="float">
            <text:p>4.97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3.2725" calcext:value-type="float">
            <text:p>3.2725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3.4125" calcext:value-type="float">
            <text:p>3.4125</text:p>
          </table:table-cell>
        </table:table-row>
        <table:table-row table:style-name="ro1">
          <table:table-cell office:value-type="float" office:value="86.84" calcext:value-type="float">
            <text:p>86.84</text:p>
          </table:table-cell>
          <table:table-cell office:value-type="float" office:value="89.036" calcext:value-type="float">
            <text:p>89.036</text:p>
          </table:table-cell>
        </table:table-row>
        <table:table-row table:style-name="ro1">
          <table:table-cell office:value-type="float" office:value="30.17" calcext:value-type="float">
            <text:p>30.17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18.42" calcext:value-type="float">
            <text:p>18.42</text:p>
          </table:table-cell>
          <table:table-cell office:value-type="float" office:value="17.3707142857143" calcext:value-type="float">
            <text:p>17.37071428571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73" calcext:value-type="float">
            <text:p>4.73</text:p>
          </table:table-cell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17.9583333333333" calcext:value-type="float">
            <text:p>17.9583333333333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10.42875" calcext:value-type="float">
            <text:p>10.42875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3.35916666666667" calcext:value-type="float">
            <text:p>3.35916666666667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3.9567" calcext:value-type="float">
            <text:p>3.9567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25.2057142857143" calcext:value-type="float">
            <text:p>25.2057142857143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10.1475" calcext:value-type="float">
            <text:p>10.1475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04833333333333" calcext:value-type="float">
            <text:p>1.04833333333333</text:p>
          </table:table-cell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17.3766666666667" calcext:value-type="float">
            <text:p>17.3766666666667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4.10461538461538" calcext:value-type="float">
            <text:p>4.10461538461538</text:p>
          </table:table-cell>
        </table:table-row>
        <table:table-row table:style-name="ro1">
          <table:table-cell office:value-type="float" office:value="31.35" calcext:value-type="float">
            <text:p>31.35</text:p>
          </table:table-cell>
          <table:table-cell office:value-type="float" office:value="32.300625" calcext:value-type="float">
            <text:p>32.300625</text:p>
          </table:table-cell>
        </table:table-row>
        <table:table-row table:style-name="ro1">
          <table:table-cell table:number-columns-repeated="2" office:value-type="float" office:value="15.23" calcext:value-type="float">
            <text:p>15.23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9.82855555555556" calcext:value-type="float">
            <text:p>9.82855555555556</text:p>
          </table:table-cell>
        </table:table-row>
        <table:table-row table:style-name="ro1">
          <table:table-cell office:value-type="float" office:value="18.99" calcext:value-type="float">
            <text:p>18.99</text:p>
          </table:table-cell>
          <table:table-cell office:value-type="float" office:value="18.59625" calcext:value-type="float">
            <text:p>18.59625</text:p>
          </table:table-cell>
        </table:table-row>
        <table:table-row table:style-name="ro1">
          <table:table-cell office:value-type="float" office:value="11.83" calcext:value-type="float">
            <text:p>11.83</text:p>
          </table:table-cell>
          <table:table-cell office:value-type="float" office:value="11.074" calcext:value-type="float">
            <text:p>11.074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66.24" calcext:value-type="float">
            <text:p>66.24</text:p>
          </table:table-cell>
          <table:table-cell office:value-type="float" office:value="69.818" calcext:value-type="float">
            <text:p>69.81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27086666666667" calcext:value-type="float">
            <text:p>1.27086666666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.55" calcext:value-type="float">
            <text:p>39.55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71428571428572" calcext:value-type="float">
            <text:p>4.71428571428572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.58" calcext:value-type="float">
            <text:p>4.58</text:p>
          </table:table-cell>
        </table:table-row>
        <table:table-row table:style-name="ro1">
          <table:table-cell office:value-type="float" office:value="31.18" calcext:value-type="float">
            <text:p>31.18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.97" calcext:value-type="float">
            <text:p>4.97</text:p>
          </table:table-cell>
        </table:table-row>
        <table:table-row table:style-name="ro1">
          <table:table-cell office:value-type="float" office:value="15.32" calcext:value-type="float">
            <text:p>15.32</text:p>
          </table:table-cell>
          <table:table-cell office:value-type="float" office:value="13.1633333333333" calcext:value-type="float">
            <text:p>13.1633333333333</text:p>
          </table:table-cell>
        </table:table-row>
        <table:table-row table:style-name="ro1">
          <table:table-cell office:value-type="float" office:value="57.38" calcext:value-type="float">
            <text:p>57.38</text:p>
          </table:table-cell>
          <table:table-cell office:value-type="float" office:value="72.1542857142857" calcext:value-type="float">
            <text:p>72.1542857142857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7.76142857142857" calcext:value-type="float">
            <text:p>7.7614285714285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8.57875" calcext:value-type="float">
            <text:p>8.5787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.25333333333333" calcext:value-type="float">
            <text:p>3.25333333333333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9225" calcext:value-type="float">
            <text:p>6.9225</text:p>
          </table:table-cell>
        </table:table-row>
        <table:table-row table:style-name="ro1">
          <table:table-cell office:value-type="float" office:value="87.14" calcext:value-type="float">
            <text:p>87.14</text:p>
          </table:table-cell>
          <table:table-cell office:value-type="float" office:value="88.535" calcext:value-type="float">
            <text:p>88.53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67714285714286" calcext:value-type="float">
            <text:p>3.67714285714286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6.33111111111111" calcext:value-type="float">
            <text:p>6.33111111111111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.39928571428571" calcext:value-type="float">
            <text:p>4.39928571428571</text:p>
          </table:table-cell>
        </table:table-row>
        <table:table-row table:style-name="ro1">
          <table:table-cell office:value-type="float" office:value="26.82" calcext:value-type="float">
            <text:p>26.82</text:p>
          </table:table-cell>
          <table:table-cell office:value-type="float" office:value="24.9475" calcext:value-type="float">
            <text:p>24.9475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8.91" calcext:value-type="float">
            <text:p>8.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98625" calcext:value-type="float">
            <text:p>8.98625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0.1475" calcext:value-type="float">
            <text:p>10.1475</text:p>
          </table:table-cell>
        </table:table-row>
        <table:table-row table:style-name="ro1">
          <table:table-cell table:number-columns-repeated="2"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20.95" calcext:value-type="float">
            <text:p>20.95</text:p>
          </table:table-cell>
          <table:table-cell office:value-type="float" office:value="33.95125" calcext:value-type="float">
            <text:p>33.95125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0.68" calcext:value-type="float">
            <text:p>10.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202" calcext:value-type="float">
            <text:p>4.202</text:p>
          </table:table-cell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8.99888888888889" calcext:value-type="float">
            <text:p>8.99888888888889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2.2788888888889" calcext:value-type="float">
            <text:p>12.278888888888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7.40571428571429" calcext:value-type="float">
            <text:p>7.40571428571429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8.8466666666667" calcext:value-type="float">
            <text:p>18.846666666666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5.02" calcext:value-type="float">
            <text:p>5.02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4.34142857142857" calcext:value-type="float">
            <text:p>4.34142857142857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6.64571428571429" calcext:value-type="float">
            <text:p>6.64571428571429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5.91285714285714" calcext:value-type="float">
            <text:p>5.91285714285714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8.21666666666667" calcext:value-type="float">
            <text:p>8.2166666666666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43714285714286" calcext:value-type="float">
            <text:p>2.43714285714286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2.87466666666667" calcext:value-type="float">
            <text:p>2.874666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.9755555555556" calcext:value-type="float">
            <text:p>24.9755555555556</text:p>
          </table:table-cell>
        </table:table-row>
        <table:table-row table:style-name="ro1">
          <table:table-cell table:number-columns-repeated="2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-7.1725" calcext:value-type="float">
            <text:p>-7.172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.1725" calcext:value-type="float">
            <text:p>-7.1725</text:p>
          </table:table-cell>
        </table:table-row>
        <table:table-row table:style-name="ro1">
          <table:table-cell office:value-type="float" office:value="-8.35" calcext:value-type="float">
            <text:p>-8.35</text:p>
          </table:table-cell>
          <table:table-cell office:value-type="float" office:value="-7.1725" calcext:value-type="float">
            <text:p>-7.1725</text:p>
          </table:table-cell>
        </table:table-row>
        <table:table-row table:style-name="ro1">
          <table:table-cell office:value-type="float" office:value="29.78" calcext:value-type="float">
            <text:p>29.78</text:p>
          </table:table-cell>
          <table:table-cell office:value-type="float" office:value="30.0266666666667" calcext:value-type="float">
            <text:p>30.0266666666667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3.1633333333333" calcext:value-type="float">
            <text:p>13.1633333333333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51.2133333333333" calcext:value-type="float">
            <text:p>51.2133333333333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6.62428571428572" calcext:value-type="float">
            <text:p>6.62428571428572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10.1475" calcext:value-type="float">
            <text:p>10.1475</text:p>
          </table:table-cell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8.974" calcext:value-type="float">
            <text:p>8.974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6.93666666666667" calcext:value-type="float">
            <text:p>6.93666666666667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4.10461538461538" calcext:value-type="float">
            <text:p>4.10461538461538</text:p>
          </table:table-cell>
        </table:table-row>
        <table:table-row table:style-name="ro1">
          <table:table-cell office:value-type="float" office:value="22.21" calcext:value-type="float">
            <text:p>22.21</text:p>
          </table:table-cell>
          <table:table-cell office:value-type="float" office:value="14.8665714285714" calcext:value-type="float">
            <text:p>14.866571428571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9.16111111111111" calcext:value-type="float">
            <text:p>9.16111111111111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55.14" calcext:value-type="float">
            <text:p>55.14</text:p>
          </table:table-cell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62.6185714285714" calcext:value-type="float">
            <text:p>62.6185714285714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3.995" calcext:value-type="float">
            <text:p>3.995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22.6571428571429" calcext:value-type="float">
            <text:p>22.6571428571429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3.4033333333333" calcext:value-type="float">
            <text:p>13.4033333333333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6.305" calcext:value-type="float">
            <text:p>16.305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5.91285714285714" calcext:value-type="float">
            <text:p>5.91285714285714</text:p>
          </table:table-cell>
        </table:table-row>
        <table:table-row table:style-name="ro1">
          <table:table-cell office:value-type="float" office:value="10.41" calcext:value-type="float">
            <text:p>10.41</text:p>
          </table:table-cell>
          <table:table-cell office:value-type="float" office:value="10.268" calcext:value-type="float">
            <text:p>10.268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6.57428571428572" calcext:value-type="float">
            <text:p>6.57428571428572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20.02" calcext:value-type="float">
            <text:p>20.02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8.21666666666667" calcext:value-type="float">
            <text:p>8.21666666666667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8.21666666666667" calcext:value-type="float">
            <text:p>8.21666666666667</text:p>
          </table:table-cell>
        </table:table-row>
        <table:table-row table:style-name="ro1">
          <table:table-cell table:number-columns-repeated="2"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32.65" calcext:value-type="float">
            <text:p>32.65</text:p>
          </table:table-cell>
          <table:table-cell office:value-type="float" office:value="33.762" calcext:value-type="float">
            <text:p>33.762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4.6825" calcext:value-type="float">
            <text:p>4.6825</text:p>
          </table:table-cell>
        </table:table-row>
        <table:table-row table:style-name="ro1">
          <table:table-cell office:value-type="float" office:value="162.36" calcext:value-type="float">
            <text:p>162.36</text:p>
          </table:table-cell>
          <table:table-cell office:value-type="float" office:value="158.826" calcext:value-type="float">
            <text:p>158.826</text:p>
          </table:table-cell>
        </table:table-row>
        <table:table-row table:style-name="ro1">
          <table:table-cell office:value-type="float" office:value="29.02" calcext:value-type="float">
            <text:p>29.02</text:p>
          </table:table-cell>
          <table:table-cell office:value-type="float" office:value="27.6733333333333" calcext:value-type="float">
            <text:p>27.6733333333333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8.4492" calcext:value-type="float">
            <text:p>8.4492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20.64375" calcext:value-type="float">
            <text:p>20.64375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22.5266666666667" calcext:value-type="float">
            <text:p>22.5266666666667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30.118" calcext:value-type="float">
            <text:p>30.118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2.0493333333333" calcext:value-type="float">
            <text:p>12.0493333333333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0.42875" calcext:value-type="float">
            <text:p>10.42875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76526315789474" calcext:value-type="float">
            <text:p>4.7652631578947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99.75" calcext:value-type="float">
            <text:p>99.75</text:p>
          </table:table-cell>
          <table:table-cell office:value-type="float" office:value="126.71" calcext:value-type="float">
            <text:p>126.71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11857142857143" calcext:value-type="float">
            <text:p>4.11857142857143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6.87" calcext:value-type="float">
            <text:p>6.8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.87" calcext:value-type="float">
            <text:p>6.8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.038" calcext:value-type="float">
            <text:p>4.038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56666666666667" calcext:value-type="float">
            <text:p>3.5666666666666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81222222222222" calcext:value-type="float">
            <text:p>1.81222222222222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7.56" calcext:value-type="float">
            <text:p>7.56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25333333333333" calcext:value-type="float">
            <text:p>3.25333333333333</text:p>
          </table:table-cell>
        </table:table-row>
        <table:table-row table:style-name="ro1">
          <table:table-cell office:value-type="float" office:value="10.21" calcext:value-type="float">
            <text:p>10.21</text:p>
          </table:table-cell>
          <table:table-cell office:value-type="float" office:value="9.88625" calcext:value-type="float">
            <text:p>9.88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1923076923077" calcext:value-type="float">
            <text:p>3.91923076923077</text:p>
          </table:table-cell>
        </table:table-row>
        <table:table-row table:style-name="ro1">
          <table:table-cell office:value-type="float" office:value="9.21" calcext:value-type="float">
            <text:p>9.21</text:p>
          </table:table-cell>
          <table:table-cell office:value-type="float" office:value="8.99888888888889" calcext:value-type="float">
            <text:p>8.99888888888889</text:p>
          </table:table-cell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8.5025" calcext:value-type="float">
            <text:p>8.5025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3.77764705882353" calcext:value-type="float">
            <text:p>3.77764705882353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3.84363636363636" calcext:value-type="float">
            <text:p>3.84363636363636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.60454545454545" calcext:value-type="float">
            <text:p>4.6045454545454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43714285714286" calcext:value-type="float">
            <text:p>2.43714285714286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6.70375" calcext:value-type="float">
            <text:p>6.70375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2.843" calcext:value-type="float">
            <text:p>12.843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6.642" calcext:value-type="float">
            <text:p>6.64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.27428571428572" calcext:value-type="float">
            <text:p>4.274285714285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1633333333333" calcext:value-type="float">
            <text:p>13.163333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.9755555555556" calcext:value-type="float">
            <text:p>24.9755555555556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8.21666666666667" calcext:value-type="float">
            <text:p>8.21666666666667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3.21114285714286" calcext:value-type="float">
            <text:p>3.211142857142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2666666666667" calcext:value-type="float">
            <text:p>7.7266666666666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1.81222222222222" calcext:value-type="float">
            <text:p>1.81222222222222</text:p>
          </table:table-cell>
        </table:table-row>
        <table:table-row table:style-name="ro1">
          <table:table-cell office:value-type="float" office:value="157.97" calcext:value-type="float">
            <text:p>157.97</text:p>
          </table:table-cell>
          <table:table-cell office:value-type="float" office:value="158.826" calcext:value-type="float">
            <text:p>158.826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4.29583333333333" calcext:value-type="float">
            <text:p>4.29583333333333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7.663" calcext:value-type="float">
            <text:p>7.66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float" office:value="22.732" calcext:value-type="float">
            <text:p>22.732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25.32" calcext:value-type="float">
            <text:p>25.32</text:p>
          </table:table-cell>
          <table:table-cell office:value-type="float" office:value="25.2057142857143" calcext:value-type="float">
            <text:p>25.2057142857143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8.635" calcext:value-type="float">
            <text:p>8.635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7.52" calcext:value-type="float">
            <text:p>7.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.87466666666667" calcext:value-type="float">
            <text:p>2.87466666666667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55.8571428571429" calcext:value-type="float">
            <text:p>55.8571428571429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6.62428571428572" calcext:value-type="float">
            <text:p>6.62428571428572</text:p>
          </table:table-cell>
        </table:table-row>
        <table:table-row table:style-name="ro1">
          <table:table-cell table:number-columns-repeated="2" office:value-type="float" office:value="110.15" calcext:value-type="float">
            <text:p>110.1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.038" calcext:value-type="float">
            <text:p>4.038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97" calcext:value-type="float">
            <text:p>4.97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887434782608695" calcext:value-type="float">
            <text:p>0.887434782608695</text:p>
          </table:table-cell>
        </table:table-row>
        <table:table-row table:style-name="ro1">
          <table:table-cell office:value-type="float" office:value="127.7" calcext:value-type="float">
            <text:p>127.7</text:p>
          </table:table-cell>
          <table:table-cell office:value-type="float" office:value="130.236" calcext:value-type="float">
            <text:p>130.236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21.1285714285714" calcext:value-type="float">
            <text:p>21.1285714285714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16.5855555555556" calcext:value-type="float">
            <text:p>16.5855555555556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4.245" calcext:value-type="float">
            <text:p>4.24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88083333333333" calcext:value-type="float">
            <text:p>3.88083333333333</text:p>
          </table:table-cell>
        </table:table-row>
        <table:table-row table:style-name="ro1">
          <table:table-cell office:value-type="float" office:value="29.55" calcext:value-type="float">
            <text:p>29.55</text:p>
          </table:table-cell>
          <table:table-cell office:value-type="float" office:value="32.287" calcext:value-type="float">
            <text:p>32.287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4.7042" calcext:value-type="float">
            <text:p>4.7042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3.35916666666667" calcext:value-type="float">
            <text:p>3.35916666666667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3.73076923076923" calcext:value-type="float">
            <text:p>3.73076923076923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8.62" calcext:value-type="float">
            <text:p>8.62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6.91857142857143" calcext:value-type="float">
            <text:p>6.9185714285714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56666666666667" calcext:value-type="float">
            <text:p>3.5666666666666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4.038" calcext:value-type="float">
            <text:p>4.038</text:p>
          </table:table-cell>
        </table:table-row>
        <table:table-row table:style-name="ro1">
          <table:table-cell office:value-type="float" office:value="39.35" calcext:value-type="float">
            <text:p>39.35</text:p>
          </table:table-cell>
          <table:table-cell office:value-type="float" office:value="49.1966666666667" calcext:value-type="float">
            <text:p>49.1966666666667</text:p>
          </table:table-cell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16.084" calcext:value-type="float">
            <text:p>16.08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.31142857142857" calcext:value-type="float">
            <text:p>3.311428571428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67714285714286" calcext:value-type="float">
            <text:p>3.6771428571428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.3714285714286" calcext:value-type="float">
            <text:p>46.3714285714286</text:p>
          </table:table-cell>
        </table:table-row>
        <table:table-row table:style-name="ro1">
          <table:table-cell office:value-type="float" office:value="20.21" calcext:value-type="float">
            <text:p>20.21</text:p>
          </table:table-cell>
          <table:table-cell office:value-type="float" office:value="19.1966666666667" calcext:value-type="float">
            <text:p>19.1966666666667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.542" calcext:value-type="float">
            <text:p>4.5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6.04" calcext:value-type="float">
            <text:p>16.04</text:p>
          </table:table-cell>
          <table:table-cell office:value-type="float" office:value="12.18" calcext:value-type="float">
            <text:p>12.18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32.75" calcext:value-type="float">
            <text:p>32.75</text:p>
          </table:table-cell>
          <table:table-cell office:value-type="float" office:value="32.3375" calcext:value-type="float">
            <text:p>32.3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31.35" calcext:value-type="float">
            <text:p>31.35</text:p>
          </table:table-cell>
          <table:table-cell office:value-type="float" office:value="29.2285714285714" calcext:value-type="float">
            <text:p>29.228571428571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38727272727273" calcext:value-type="float">
            <text:p>4.387272727272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table:number-columns-repeated="2" office:value-type="float" office:value="44.55" calcext:value-type="float">
            <text:p>44.55</text:p>
          </table:table-cell>
        </table:table-row>
        <table:table-row table:style-name="ro1">
          <table:table-cell office:value-type="float" office:value="-29.55" calcext:value-type="float">
            <text:p>-29.55</text:p>
          </table:table-cell>
          <table:table-cell office:value-type="float" office:value="-29.1233333333333" calcext:value-type="float">
            <text:p>-29.1233333333333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4.90777777777778" calcext:value-type="float">
            <text:p>4.90777777777778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5.705" calcext:value-type="float">
            <text:p>5.70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58" calcext:value-type="float">
            <text:p>4.58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8.82875" calcext:value-type="float">
            <text:p>8.82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52.5" calcext:value-type="float">
            <text:p>152.5</text:p>
          </table:table-cell>
          <table:table-cell office:value-type="float" office:value="154.6125" calcext:value-type="float">
            <text:p>154.6125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1.9922222222222" calcext:value-type="float">
            <text:p>21.9922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.40103448275862" calcext:value-type="float">
            <text:p>4.401034482758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.6344444444444" calcext:value-type="float">
            <text:p>16.6344444444444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3.6822222222222" calcext:value-type="float">
            <text:p>33.6822222222222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4.40103448275862" calcext:value-type="float">
            <text:p>4.401034482758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.2985714285714" calcext:value-type="float">
            <text:p>10.2985714285714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17.3828571428571" calcext:value-type="float">
            <text:p>17.382857142857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70.38" calcext:value-type="float">
            <text:p>70.38</text:p>
          </table:table-cell>
          <table:table-cell office:value-type="float" office:value="99.302" calcext:value-type="float">
            <text:p>99.302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19.63" calcext:value-type="float">
            <text:p>19.63</text:p>
          </table:table-cell>
          <table:table-cell office:value-type="float" office:value="22.732" calcext:value-type="float">
            <text:p>22.732</text:p>
          </table:table-cell>
        </table:table-row>
        <table:table-row table:style-name="ro1">
          <table:table-cell office:value-type="float" office:value="49.76" calcext:value-type="float">
            <text:p>49.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21.1285714285714" calcext:value-type="float">
            <text:p>21.128571428571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7.20442857142857" calcext:value-type="float">
            <text:p>7.20442857142857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3.89625" calcext:value-type="float">
            <text:p>3.89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14" calcext:value-type="float">
            <text:p>3.014</text:p>
          </table:table-cell>
        </table:table-row>
        <table:table-row table:style-name="ro1">
          <table:table-cell office:value-type="float" office:value="18.17" calcext:value-type="float">
            <text:p>18.17</text:p>
          </table:table-cell>
          <table:table-cell office:value-type="float" office:value="18.63" calcext:value-type="float">
            <text:p>18.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14" calcext:value-type="float">
            <text:p>3.0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.2133333333333" calcext:value-type="float">
            <text:p>51.213333333333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15.94" calcext:value-type="float">
            <text:p>15.94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7.33" calcext:value-type="float">
            <text:p>7.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4833333333333" calcext:value-type="float">
            <text:p>1.04833333333333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6.025" calcext:value-type="float">
            <text:p>6.0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office:value-type="float" office:value="8.51" calcext:value-type="float">
            <text:p>8.51</text:p>
          </table:table-cell>
          <table:table-cell office:value-type="float" office:value="8.68" calcext:value-type="float">
            <text:p>8.68</text:p>
          </table:table-cell>
        </table:table-row>
        <table:table-row table:style-name="ro1">
          <table:table-cell office:value-type="float" office:value="14.59" calcext:value-type="float">
            <text:p>14.59</text:p>
          </table:table-cell>
          <table:table-cell office:value-type="float" office:value="16.2922222222222" calcext:value-type="float">
            <text:p>16.2922222222222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3.63692307692308" calcext:value-type="float">
            <text:p>3.63692307692308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8.06" calcext:value-type="float">
            <text:p>8.06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5.57428571428571" calcext:value-type="float">
            <text:p>5.57428571428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.5666666666667" calcext:value-type="float">
            <text:p>24.5666666666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.5666666666667" calcext:value-type="float">
            <text:p>24.5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5.42166666666667" calcext:value-type="float">
            <text:p>5.42166666666667</text:p>
          </table:table-cell>
        </table:table-row>
        <table:table-row table:style-name="ro1">
          <table:table-cell office:value-type="float" office:value="13.55" calcext:value-type="float">
            <text:p>13.55</text:p>
          </table:table-cell>
          <table:table-cell office:value-type="float" office:value="18.7371428571429" calcext:value-type="float">
            <text:p>18.73714285714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10.68" calcext:value-type="float">
            <text:p>10.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87434782608695" calcext:value-type="float">
            <text:p>0.887434782608695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3.91923076923077" calcext:value-type="float">
            <text:p>3.91923076923077</text:p>
          </table:table-cell>
        </table:table-row>
        <table:table-row table:style-name="ro1">
          <table:table-cell table:number-columns-repeated="2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6.821" calcext:value-type="float">
            <text:p>6.821</text:p>
          </table:table-cell>
          <table:table-cell office:value-type="float" office:value="7.20442857142857" calcext:value-type="float">
            <text:p>7.2044285714285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97" calcext:value-type="float">
            <text:p>4.97</text:p>
          </table:table-cell>
        </table:table-row>
        <table:table-row table:style-name="ro1">
          <table:table-cell office:value-type="float" office:value="29.49" calcext:value-type="float">
            <text:p>29.49</text:p>
          </table:table-cell>
          <table:table-cell office:value-type="float" office:value="32.300625" calcext:value-type="float">
            <text:p>32.300625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8.974" calcext:value-type="float">
            <text:p>8.974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6.62428571428572" calcext:value-type="float">
            <text:p>6.624285714285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1222222222222" calcext:value-type="float">
            <text:p>1.81222222222222</text:p>
          </table:table-cell>
        </table:table-row>
        <table:table-row table:style-name="ro1">
          <table:table-cell office:value-type="float" office:value="65.7" calcext:value-type="float">
            <text:p>65.7</text:p>
          </table:table-cell>
          <table:table-cell office:value-type="float" office:value="59.97" calcext:value-type="float">
            <text:p>59.97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.40103448275862" calcext:value-type="float">
            <text:p>4.40103448275862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0.365" calcext:value-type="float">
            <text:p>10.365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.1025" calcext:value-type="float">
            <text:p>4.10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79333333333333" calcext:value-type="float">
            <text:p>5.79333333333333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4.11857142857143" calcext:value-type="float">
            <text:p>4.1185714285714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8.91" calcext:value-type="float">
            <text:p>8.91</text:p>
          </table:table-cell>
        </table:table-row>
        <table:table-row table:style-name="ro1">
          <table:table-cell office:value-type="float" office:value="30.35" calcext:value-type="float">
            <text:p>30.35</text:p>
          </table:table-cell>
          <table:table-cell office:value-type="float" office:value="29.19875" calcext:value-type="float">
            <text:p>29.19875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66.9066666666667" calcext:value-type="float">
            <text:p>66.906666666666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46875" calcext:value-type="float">
            <text:p>4.468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875" calcext:value-type="float">
            <text:p>11.875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.637" calcext:value-type="float">
            <text:p>4.637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4.70894736842105" calcext:value-type="float">
            <text:p>4.70894736842105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9.30555555555555" calcext:value-type="float">
            <text:p>9.305555555555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125" calcext:value-type="float">
            <text:p>4.1125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21.2275" calcext:value-type="float">
            <text:p>21.2275</text:p>
          </table:table-cell>
        </table:table-row>
        <table:table-row table:style-name="ro1">
          <table:table-cell table:number-columns-repeated="2"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49.55" calcext:value-type="float">
            <text:p>49.55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1222222222222" calcext:value-type="float">
            <text:p>1.81222222222222</text:p>
          </table:table-cell>
        </table:table-row>
        <table:table-row table:style-name="ro1">
          <table:table-cell office:value-type="float" office:value="15.47" calcext:value-type="float">
            <text:p>15.47</text:p>
          </table:table-cell>
          <table:table-cell office:value-type="float" office:value="15.885" calcext:value-type="float">
            <text:p>15.8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.300625" calcext:value-type="float">
            <text:p>32.3006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68875" calcext:value-type="float">
            <text:p>7.68875</text:p>
          </table:table-cell>
        </table:table-row>
        <table:table-row table:style-name="ro1">
          <table:table-cell table:number-columns-repeated="2"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.81222222222222" calcext:value-type="float">
            <text:p>1.81222222222222</text:p>
          </table:table-cell>
        </table:table-row>
        <table:table-row table:style-name="ro1">
          <table:table-cell office:value-type="float" office:value="40.34" calcext:value-type="float">
            <text:p>40.34</text:p>
          </table:table-cell>
          <table:table-cell office:value-type="float" office:value="55.8571428571429" calcext:value-type="float">
            <text:p>55.857142857142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9.6683333333333" calcext:value-type="float">
            <text:p>19.668333333333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12.3033333333333" calcext:value-type="float">
            <text:p>12.3033333333333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3.99" calcext:value-type="float">
            <text:p>13.99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8.552" calcext:value-type="float">
            <text:p>8.552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3.3875" calcext:value-type="float">
            <text:p>3.3875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8.8466666666667" calcext:value-type="float">
            <text:p>18.846666666666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9.97" calcext:value-type="float">
            <text:p>9.97</text:p>
          </table:table-cell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8.62" calcext:value-type="float">
            <text:p>8.62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7.70173913043478" calcext:value-type="float">
            <text:p>7.7017391304347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27086666666667" calcext:value-type="float">
            <text:p>1.27086666666667</text:p>
          </table:table-cell>
        </table:table-row>
        <table:table-row table:style-name="ro1">
          <table:table-cell table:number-columns-repeated="2"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1222222222222" calcext:value-type="float">
            <text:p>1.81222222222222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59.71" calcext:value-type="float">
            <text:p>59.71</text:p>
          </table:table-cell>
          <table:table-cell office:value-type="float" office:value="73.8222222222222" calcext:value-type="float">
            <text:p>73.822222222222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.300625" calcext:value-type="float">
            <text:p>32.300625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4.29583333333333" calcext:value-type="float">
            <text:p>4.29583333333333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7.309" calcext:value-type="float">
            <text:p>7.309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.038" calcext:value-type="float">
            <text:p>4.03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7.309" calcext:value-type="float">
            <text:p>7.309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21.76" calcext:value-type="float">
            <text:p>21.7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578" calcext:value-type="float">
            <text:p>4.57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.086875" calcext:value-type="float">
            <text:p>4.08687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205" calcext:value-type="float">
            <text:p>4.205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.38727272727273" calcext:value-type="float">
            <text:p>4.38727272727273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8.27777777777778" calcext:value-type="float">
            <text:p>8.27777777777778</text:p>
          </table:table-cell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43.36" calcext:value-type="float">
            <text:p>43.36</text:p>
          </table:table-cell>
        </table:table-row>
        <table:table-row table:style-name="ro1">
          <table:table-cell office:value-type="float" office:value="29.95" calcext:value-type="float">
            <text:p>29.95</text:p>
          </table:table-cell>
          <table:table-cell office:value-type="float" office:value="29.19875" calcext:value-type="float">
            <text:p>29.19875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5.94" calcext:value-type="float">
            <text:p>15.94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96166666666667" calcext:value-type="float">
            <text:p>3.96166666666667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7.59222222222222" calcext:value-type="float">
            <text:p>7.59222222222222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3.77764705882353" calcext:value-type="float">
            <text:p>3.777647058823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.5633333333333" calcext:value-type="float">
            <text:p>27.5633333333333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16.084" calcext:value-type="float">
            <text:p>16.084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.84363636363636" calcext:value-type="float">
            <text:p>3.84363636363636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7.20442857142857" calcext:value-type="float">
            <text:p>7.2044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30.15" calcext:value-type="float">
            <text:p>30.15</text:p>
          </table:table-cell>
          <table:table-cell office:value-type="float" office:value="33.65875" calcext:value-type="float">
            <text:p>33.6587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887434782608695" calcext:value-type="float">
            <text:p>0.887434782608695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float" office:value="30.83" calcext:value-type="float">
            <text:p>30.83</text:p>
          </table:table-cell>
          <table:table-cell office:value-type="float" office:value="31.825" calcext:value-type="float">
            <text:p>31.825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2.48125" calcext:value-type="float">
            <text:p>2.48125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6.13333333333333" calcext:value-type="float">
            <text:p>6.13333333333333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.27086666666667" calcext:value-type="float">
            <text:p>1.2708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4125" calcext:value-type="float">
            <text:p>3.4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39928571428571" calcext:value-type="float">
            <text:p>4.39928571428571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9.21" calcext:value-type="float">
            <text:p>19.21</text:p>
          </table:table-cell>
        </table:table-row>
        <table:table-row table:style-name="ro1">
          <table:table-cell office:value-type="float" office:value="74.55" calcext:value-type="float">
            <text:p>74.55</text:p>
          </table:table-cell>
          <table:table-cell office:value-type="float" office:value="69.818" calcext:value-type="float">
            <text:p>69.81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578" calcext:value-type="float">
            <text:p>4.578</text:p>
          </table:table-cell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-4.55125" calcext:value-type="float">
            <text:p>-4.55125</text:p>
          </table:table-cell>
        </table:table-row>
        <table:table-row table:style-name="ro1">
          <table:table-cell office:value-type="float" office:value="12.55" calcext:value-type="float">
            <text:p>12.55</text:p>
          </table:table-cell>
          <table:table-cell office:value-type="float" office:value="11.6033333333333" calcext:value-type="float">
            <text:p>11.6033333333333</text:p>
          </table:table-cell>
        </table:table-row>
        <table:table-row table:style-name="ro1">
          <table:table-cell table:number-columns-repeated="2" office:value-type="float" office:value="12.25" calcext:value-type="float">
            <text:p>12.25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3.21114285714286" calcext:value-type="float">
            <text:p>3.21114285714286</text:p>
          </table:table-cell>
        </table:table-row>
        <table:table-row table:style-name="ro1">
          <table:table-cell office:value-type="float" office:value="11.09" calcext:value-type="float">
            <text:p>11.09</text:p>
          </table:table-cell>
          <table:table-cell office:value-type="float" office:value="11.924" calcext:value-type="float">
            <text:p>11.924</text:p>
          </table:table-cell>
        </table:table-row>
        <table:table-row table:style-name="ro1">
          <table:table-cell office:value-type="float" office:value="10.91" calcext:value-type="float">
            <text:p>10.91</text:p>
          </table:table-cell>
          <table:table-cell office:value-type="float" office:value="10.68" calcext:value-type="float">
            <text:p>10.68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.48048780487805" calcext:value-type="float">
            <text:p>4.48048780487805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19.4616666666667" calcext:value-type="float">
            <text:p>19.4616666666667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33.674" calcext:value-type="float">
            <text:p>33.674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5.9157142857143" calcext:value-type="float">
            <text:p>15.915714285714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49.51" calcext:value-type="float">
            <text:p>49.51</text:p>
          </table:table-cell>
          <table:table-cell office:value-type="float" office:value="62.98" calcext:value-type="float">
            <text:p>62.98</text:p>
          </table:table-cell>
        </table:table-row>
        <table:table-row table:style-name="ro1">
          <table:table-cell office:value-type="float" office:value="7.91" calcext:value-type="float">
            <text:p>7.91</text:p>
          </table:table-cell>
          <table:table-cell office:value-type="float" office:value="7.70173913043478" calcext:value-type="float">
            <text:p>7.70173913043478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4.34647058823529" calcext:value-type="float">
            <text:p>4.34647058823529</text:p>
          </table:table-cell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10.2941666666667" calcext:value-type="float">
            <text:p>10.2941666666667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.60454545454545" calcext:value-type="float">
            <text:p>4.60454545454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9.19" calcext:value-type="float">
            <text:p>9.19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4.542" calcext:value-type="float">
            <text:p>4.542</text:p>
          </table:table-cell>
        </table:table-row>
        <table:table-row table:style-name="ro1">
          <table:table-cell office:value-type="float" office:value="13.01" calcext:value-type="float">
            <text:p>13.01</text:p>
          </table:table-cell>
          <table:table-cell office:value-type="float" office:value="13.5966666666667" calcext:value-type="float">
            <text:p>13.5966666666667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30.55" calcext:value-type="float">
            <text:p>30.55</text:p>
          </table:table-cell>
          <table:table-cell office:value-type="float" office:value="29.19875" calcext:value-type="float">
            <text:p>29.19875</text:p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.314" calcext:value-type="float">
            <text:p>4.31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.995" calcext:value-type="float">
            <text:p>3.995</text:p>
          </table:table-cell>
        </table:table-row>
        <table:table-row table:style-name="ro1">
          <table:table-cell office:value-type="float" office:value="28.92" calcext:value-type="float">
            <text:p>28.92</text:p>
          </table:table-cell>
          <table:table-cell office:value-type="float" office:value="35.0075" calcext:value-type="float">
            <text:p>35.0075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7.578" calcext:value-type="float">
            <text:p>7.578</text:p>
          </table:table-cell>
        </table:table-row>
        <table:table-row table:style-name="ro1">
          <table:table-cell office:value-type="float" office:value="70.37" calcext:value-type="float">
            <text:p>70.37</text:p>
          </table:table-cell>
          <table:table-cell office:value-type="float" office:value="76.43875" calcext:value-type="float">
            <text:p>76.43875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6.13333333333333" calcext:value-type="float">
            <text:p>6.13333333333333</text:p>
          </table:table-cell>
        </table:table-row>
        <table:table-row table:style-name="ro1">
          <table:table-cell office:value-type="float" office:value="30.65" calcext:value-type="float">
            <text:p>30.65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1">
          <table:table-cell office:value-type="float" office:value="60.36" calcext:value-type="float">
            <text:p>60.36</text:p>
          </table:table-cell>
          <table:table-cell office:value-type="float" office:value="72.1542857142857" calcext:value-type="float">
            <text:p>72.1542857142857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6.5855555555556" calcext:value-type="float">
            <text:p>16.5855555555556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7.663" calcext:value-type="float">
            <text:p>7.663</text:p>
          </table:table-cell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6.83888888888889" calcext:value-type="float">
            <text:p>6.83888888888889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6.585" calcext:value-type="float">
            <text:p>6.585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44333333333333" calcext:value-type="float">
            <text:p>3.44333333333333</text:p>
          </table:table-cell>
        </table:table-row>
        <table:table-row table:style-name="ro1">
          <table:table-cell table:number-columns-repeated="2"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4.596" calcext:value-type="float">
            <text:p>4.596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99.11" calcext:value-type="float">
            <text:p>99.11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3.805125" calcext:value-type="float">
            <text:p>3.805125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7.77" calcext:value-type="float">
            <text:p>7.77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.38727272727273" calcext:value-type="float">
            <text:p>4.38727272727273</text:p>
          </table:table-cell>
        </table:table-row>
        <table:table-row table:style-name="ro1">
          <table:table-cell office:value-type="float" office:value="29.55" calcext:value-type="float">
            <text:p>29.55</text:p>
          </table:table-cell>
          <table:table-cell office:value-type="float" office:value="29.19875" calcext:value-type="float">
            <text:p>29.1987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.32666666666667" calcext:value-type="float">
            <text:p>4.32666666666667</text:p>
          </table:table-cell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6.89375" calcext:value-type="float">
            <text:p>6.89375</text:p>
          </table:table-cell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15.5055555555556" calcext:value-type="float">
            <text:p>15.5055555555556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3.86214285714286" calcext:value-type="float">
            <text:p>3.86214285714286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2.9625" calcext:value-type="float">
            <text:p>12.9625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18.7555555555556" calcext:value-type="float">
            <text:p>18.7555555555556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35.0075" calcext:value-type="float">
            <text:p>35.0075</text:p>
          </table:table-cell>
        </table:table-row>
        <table:table-row table:style-name="ro1">
          <table:table-cell table:number-columns-repeated="2"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13.715" calcext:value-type="float">
            <text:p>13.715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7.33" calcext:value-type="float">
            <text:p>7.33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3.4241666666667" calcext:value-type="float">
            <text:p>13.4241666666667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2.18" calcext:value-type="float">
            <text:p>12.18</text:p>
          </table:table-cell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8.99888888888889" calcext:value-type="float">
            <text:p>8.99888888888889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6.70375" calcext:value-type="float">
            <text:p>6.70375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6.404" calcext:value-type="float">
            <text:p>6.404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0.4075" calcext:value-type="float">
            <text:p>10.4075</text:p>
          </table:table-cell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7.87571428571429" calcext:value-type="float">
            <text:p>7.87571428571429</text:p>
          </table:table-cell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11.911" calcext:value-type="float">
            <text:p>11.9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.2333333333333" calcext:value-type="float">
            <text:p>25.23333333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.75125" calcext:value-type="float">
            <text:p>25.75125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4.38666666666667" calcext:value-type="float">
            <text:p>4.38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68" calcext:value-type="float">
            <text:p>3.268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21.4875" calcext:value-type="float">
            <text:p>21.4875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18" calcext:value-type="float">
            <text:p>5.18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3.4816666666667" calcext:value-type="float">
            <text:p>13.4816666666667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.6325" calcext:value-type="float">
            <text:p>9.632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27086666666667" calcext:value-type="float">
            <text:p>1.27086666666667</text:p>
          </table:table-cell>
        </table:table-row>
        <table:table-row table:style-name="ro1">
          <table:table-cell table:number-columns-repeated="2"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375" calcext:value-type="float">
            <text:p>2.137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7.72666666666667" calcext:value-type="float">
            <text:p>7.72666666666667</text:p>
          </table:table-cell>
        </table:table-row>
        <table:table-row table:style-name="ro1">
          <table:table-cell office:value-type="float" office:value="39.65" calcext:value-type="float">
            <text:p>39.65</text:p>
          </table:table-cell>
          <table:table-cell office:value-type="float" office:value="36.4933333333333" calcext:value-type="float">
            <text:p>36.4933333333333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.22214285714286" calcext:value-type="float">
            <text:p>4.22214285714286</text:p>
          </table:table-cell>
        </table:table-row>
        <table:table-row table:style-name="ro1">
          <table:table-cell office:value-type="float" office:value="20.15" calcext:value-type="float">
            <text:p>20.15</text:p>
          </table:table-cell>
          <table:table-cell office:value-type="float" office:value="20.362" calcext:value-type="float">
            <text:p>20.362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39.306" calcext:value-type="float">
            <text:p>39.306</text:p>
          </table:table-cell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8.57875" calcext:value-type="float">
            <text:p>8.57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9.19" calcext:value-type="float">
            <text:p>9.19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5.21666666666667" calcext:value-type="float">
            <text:p>5.21666666666667</text:p>
          </table:table-cell>
        </table:table-row>
        <table:table-row table:style-name="ro1">
          <table:table-cell office:value-type="float" office:value="59.95" calcext:value-type="float">
            <text:p>59.95</text:p>
          </table:table-cell>
          <table:table-cell office:value-type="float" office:value="68.975" calcext:value-type="float">
            <text:p>68.975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19.3825" calcext:value-type="float">
            <text:p>19.3825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3.21114285714286" calcext:value-type="float">
            <text:p>3.21114285714286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4.34142857142857" calcext:value-type="float">
            <text:p>4.34142857142857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7.425" calcext:value-type="float">
            <text:p>7.425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3.73076923076923" calcext:value-type="float">
            <text:p>3.73076923076923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3.268" calcext:value-type="float">
            <text:p>3.268</text:p>
          </table:table-cell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3.772" calcext:value-type="float">
            <text:p>3.772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6.725" calcext:value-type="float">
            <text:p>16.725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5.10875" calcext:value-type="float">
            <text:p>15.10875</text:p>
          </table:table-cell>
        </table:table-row>
        <table:table-row table:style-name="ro1">
          <table:table-cell table:number-columns-repeated="2" office:value-type="float" office:value="10.65" calcext:value-type="float">
            <text:p>10.65</text:p>
          </table:table-cell>
        </table:table-row>
        <table:table-row table:style-name="ro1">
          <table:table-cell table:number-columns-repeated="2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.475" calcext:value-type="float">
            <text:p>2.475</text:p>
          </table:table-cell>
        </table:table-row>
        <table:table-row table:style-name="ro1">
          <table:table-cell office:value-type="float" office:value="14.45" calcext:value-type="float">
            <text:p>14.45</text:p>
          </table:table-cell>
          <table:table-cell office:value-type="float" office:value="8.66666666666667" calcext:value-type="float">
            <text:p>8.6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41.279375" calcext:value-type="float">
            <text:p>41.27937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.22411764705882" calcext:value-type="float">
            <text:p>4.224117647058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.7444" calcext:value-type="float">
            <text:p>19.7444</text:p>
          </table:table-cell>
        </table:table-row>
        <table:table-row table:style-name="ro1">
          <table:table-cell office:value-type="float" office:value="30.35" calcext:value-type="float">
            <text:p>30.35</text:p>
          </table:table-cell>
          <table:table-cell office:value-type="float" office:value="29.19875" calcext:value-type="float">
            <text:p>29.19875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44.422" calcext:value-type="float">
            <text:p>44.422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21.63" calcext:value-type="float">
            <text:p>21.6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8.82875" calcext:value-type="float">
            <text:p>8.82875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7.2111111111111" calcext:value-type="float">
            <text:p>17.2111111111111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4.46875" calcext:value-type="float">
            <text:p>4.46875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2.9625" calcext:value-type="float">
            <text:p>12.9625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.40103448275862" calcext:value-type="float">
            <text:p>4.40103448275862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7.485" calcext:value-type="float">
            <text:p>7.485</text:p>
          </table:table-cell>
        </table:table-row>
        <table:table-row table:style-name="ro1">
          <table:table-cell office:value-type="float" office:value="40.25" calcext:value-type="float">
            <text:p>40.25</text:p>
          </table:table-cell>
          <table:table-cell office:value-type="float" office:value="39.4144444444444" calcext:value-type="float">
            <text:p>39.4144444444444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27166666666667" calcext:value-type="float">
            <text:p>4.2716666666666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64.62" calcext:value-type="float">
            <text:p>64.6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.7075" calcext:value-type="float">
            <text:p>3.7075</text:p>
          </table:table-cell>
        </table:table-row>
        <table:table-row table:style-name="ro1">
          <table:table-cell office:value-type="float" office:value="29.35" calcext:value-type="float">
            <text:p>29.35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.12933333333333" calcext:value-type="float">
            <text:p>4.12933333333333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.36625" calcext:value-type="float">
            <text:p>3.36625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1.606" calcext:value-type="float">
            <text:p>1.606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7.825" calcext:value-type="float">
            <text:p>7.82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45125" calcext:value-type="float">
            <text:p>3.451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2788888888889" calcext:value-type="float">
            <text:p>12.2788888888889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7.941" calcext:value-type="float">
            <text:p>7.941</text:p>
          </table:table-cell>
        </table:table-row>
        <table:table-row table:style-name="ro1">
          <table:table-cell office:value-type="float" office:value="19.24" calcext:value-type="float">
            <text:p>19.24</text:p>
          </table:table-cell>
          <table:table-cell office:value-type="float" office:value="19.7444" calcext:value-type="float">
            <text:p>19.74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202" calcext:value-type="float">
            <text:p>4.202</text:p>
          </table:table-cell>
        </table:table-row>
        <table:table-row table:style-name="ro1">
          <table:table-cell office:value-type="float" office:value="17.18" calcext:value-type="float">
            <text:p>17.18</text:p>
          </table:table-cell>
          <table:table-cell office:value-type="float" office:value="21.63" calcext:value-type="float">
            <text:p>21.6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3.72833333333333" calcext:value-type="float">
            <text:p>3.72833333333333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4.12933333333333" calcext:value-type="float">
            <text:p>4.12933333333333</text:p>
          </table:table-cell>
        </table:table-row>
        <table:table-row table:style-name="ro1">
          <table:table-cell office:value-type="float" office:value="13.79" calcext:value-type="float">
            <text:p>13.79</text:p>
          </table:table-cell>
          <table:table-cell office:value-type="float" office:value="12.954" calcext:value-type="float">
            <text:p>12.954</text:p>
          </table:table-cell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4.90777777777778" calcext:value-type="float">
            <text:p>4.90777777777778</text:p>
          </table:table-cell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5.91285714285714" calcext:value-type="float">
            <text:p>5.91285714285714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7.28333333333333" calcext:value-type="float">
            <text:p>7.28333333333333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6.16111111111111" calcext:value-type="float">
            <text:p>6.16111111111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.15" calcext:value-type="float">
            <text:p>30.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.27428571428572" calcext:value-type="float">
            <text:p>4.27428571428572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.35666666666667" calcext:value-type="float">
            <text:p>3.35666666666667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16.886875" calcext:value-type="float">
            <text:p>16.886875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.27086666666667" calcext:value-type="float">
            <text:p>1.27086666666667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.23216216216216" calcext:value-type="float">
            <text:p>4.23216216216216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5.21666666666667" calcext:value-type="float">
            <text:p>5.21666666666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.825" calcext:value-type="float">
            <text:p>31.8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42466666666667" calcext:value-type="float">
            <text:p>4.4246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.5507142857143" calcext:value-type="float">
            <text:p>16.55071428571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.12875" calcext:value-type="float">
            <text:p>30.12875</text:p>
          </table:table-cell>
        </table:table-row>
        <table:table-row table:style-name="ro1">
          <table:table-cell office:value-type="float" office:value="-11.4" calcext:value-type="float">
            <text:p>-11.4</text:p>
          </table:table-cell>
          <table:table-cell office:value-type="float" office:value="-11.195" calcext:value-type="float">
            <text:p>-11.195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1.34125" calcext:value-type="float">
            <text:p>21.341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125" calcext:value-type="float">
            <text:p>4.11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9625" calcext:value-type="float">
            <text:p>12.9625</text:p>
          </table:table-cell>
        </table:table-row>
        <table:table-row table:style-name="ro1">
          <table:table-cell office:value-type="float" office:value="42.46" calcext:value-type="float">
            <text:p>42.46</text:p>
          </table:table-cell>
          <table:table-cell office:value-type="float" office:value="39.306" calcext:value-type="float">
            <text:p>39.306</text:p>
          </table:table-cell>
        </table:table-row>
        <table:table-row table:style-name="ro1">
          <table:table-cell table:number-columns-repeated="2" office:value-type="float" office:value="17.76" calcext:value-type="float">
            <text:p>17.76</text:p>
          </table:table-cell>
        </table:table-row>
        <table:table-row table:style-name="ro1">
          <table:table-cell office:value-type="float" office:value="56.37" calcext:value-type="float">
            <text:p>56.37</text:p>
          </table:table-cell>
          <table:table-cell office:value-type="float" office:value="58.085" calcext:value-type="float">
            <text:p>58.085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3.995" calcext:value-type="float">
            <text:p>3.995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4.22411764705882" calcext:value-type="float">
            <text:p>4.22411764705882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4.065625" calcext:value-type="float">
            <text:p>4.065625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2.475" calcext:value-type="float">
            <text:p>2.475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4.54761904761905" calcext:value-type="float">
            <text:p>4.54761904761905</text:p>
          </table:table-cell>
        </table:table-row>
        <table:table-row table:style-name="ro1">
          <table:table-cell office:value-type="float" office:value="12.92" calcext:value-type="float">
            <text:p>12.92</text:p>
          </table:table-cell>
          <table:table-cell office:value-type="float" office:value="9.648" calcext:value-type="float">
            <text:p>9.648</text:p>
          </table:table-cell>
        </table:table-row>
        <table:table-row table:style-name="ro1">
          <table:table-cell office:value-type="float" office:value="24.95" calcext:value-type="float">
            <text:p>24.95</text:p>
          </table:table-cell>
          <table:table-cell office:value-type="float" office:value="24.5355333333333" calcext:value-type="float">
            <text:p>24.5355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4.60454545454545" calcext:value-type="float">
            <text:p>4.60454545454545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6.89375" calcext:value-type="float">
            <text:p>6.89375</text:p>
          </table:table-cell>
        </table:table-row>
        <table:table-row table:style-name="ro1">
          <table:table-cell table:number-columns-repeated="2"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53351351351351" calcext:value-type="float">
            <text:p>1.53351351351351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4.38727272727273" calcext:value-type="float">
            <text:p>4.38727272727273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30.38" calcext:value-type="float">
            <text:p>30.38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27166666666667" calcext:value-type="float">
            <text:p>4.2716666666666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5928571428571" calcext:value-type="float">
            <text:p>3.35928571428571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29.7575" calcext:value-type="float">
            <text:p>29.7575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5.258" calcext:value-type="float">
            <text:p>15.258</text:p>
          </table:table-cell>
        </table:table-row>
        <table:table-row table:style-name="ro1">
          <table:table-cell office:value-type="float" office:value="19.96" calcext:value-type="float">
            <text:p>19.96</text:p>
          </table:table-cell>
          <table:table-cell office:value-type="float" office:value="19.959" calcext:value-type="float">
            <text:p>19.959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2.60666666666667" calcext:value-type="float">
            <text:p>2.60666666666667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39.832" calcext:value-type="float">
            <text:p>39.832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19.69" calcext:value-type="float">
            <text:p>19.69</text:p>
          </table:table-cell>
          <table:table-cell office:value-type="float" office:value="20.5533333333333" calcext:value-type="float">
            <text:p>20.5533333333333</text:p>
          </table:table-cell>
        </table:table-row>
        <table:table-row table:style-name="ro1">
          <table:table-cell office:value-type="float" office:value="9.73" calcext:value-type="float">
            <text:p>9.73</text:p>
          </table:table-cell>
          <table:table-cell office:value-type="float" office:value="10.2941666666667" calcext:value-type="float">
            <text:p>10.294166666666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7.825" calcext:value-type="float">
            <text:p>7.82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.00909090909091" calcext:value-type="float">
            <text:p>4.00909090909091</text:p>
          </table:table-cell>
        </table:table-row>
        <table:table-row table:style-name="ro1">
          <table:table-cell office:value-type="float" office:value="19.76" calcext:value-type="float">
            <text:p>19.76</text:p>
          </table:table-cell>
          <table:table-cell office:value-type="float" office:value="20.5533333333333" calcext:value-type="float">
            <text:p>20.5533333333333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44.79" calcext:value-type="float">
            <text:p>44.79</text:p>
          </table:table-cell>
          <table:table-cell office:value-type="float" office:value="45.2988888888889" calcext:value-type="float">
            <text:p>45.2988888888889</text:p>
          </table:table-cell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8.82875" calcext:value-type="float">
            <text:p>8.82875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3.34454545454545" calcext:value-type="float">
            <text:p>3.34454545454545</text:p>
          </table:table-cell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55.6025" calcext:value-type="float">
            <text:p>55.6025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.12933333333333" calcext:value-type="float">
            <text:p>4.129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26.67" calcext:value-type="float">
            <text:p>26.67</text:p>
          </table:table-cell>
          <table:table-cell office:value-type="float" office:value="33.6822222222222" calcext:value-type="float">
            <text:p>33.682222222222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94755102040817" calcext:value-type="float">
            <text:p>0.694755102040817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4.6825" calcext:value-type="float">
            <text:p>14.6825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34647058823529" calcext:value-type="float">
            <text:p>4.34647058823529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8.38333333333334" calcext:value-type="float">
            <text:p>8.38333333333334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7.77" calcext:value-type="float">
            <text:p>7.77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.685" calcext:value-type="float">
            <text:p>4.68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31988888888889" calcext:value-type="float">
            <text:p>1.31988888888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19.67" calcext:value-type="float">
            <text:p>19.67</text:p>
          </table:table-cell>
        </table:table-row>
        <table:table-row table:style-name="ro1">
          <table:table-cell office:value-type="float" office:value="87.6" calcext:value-type="float">
            <text:p>87.6</text:p>
          </table:table-cell>
          <table:table-cell office:value-type="float" office:value="88.535" calcext:value-type="float">
            <text:p>88.53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.53" calcext:value-type="float">
            <text:p>9.53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.32666666666667" calcext:value-type="float">
            <text:p>4.32666666666667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25.7311111111111" calcext:value-type="float">
            <text:p>25.7311111111111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1.3333333333333" calcext:value-type="float">
            <text:p>11.3333333333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.05" calcext:value-type="float">
            <text:p>19.05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20.64375" calcext:value-type="float">
            <text:p>20.643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.63" calcext:value-type="float">
            <text:p>21.6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.6822222222222" calcext:value-type="float">
            <text:p>33.68222222222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.35" calcext:value-type="float">
            <text:p>26.35</text:p>
          </table:table-cell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11.118" calcext:value-type="float">
            <text:p>11.1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5.8825" calcext:value-type="float">
            <text:p>5.88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20.65" calcext:value-type="float">
            <text:p>20.65</text:p>
          </table:table-cell>
          <table:table-cell office:value-type="float" office:value="19.7444" calcext:value-type="float">
            <text:p>19.7444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16666666666667" calcext:value-type="float">
            <text:p>3.1666666666666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8.552" calcext:value-type="float">
            <text:p>8.55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.805125" calcext:value-type="float">
            <text:p>3.805125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7.578" calcext:value-type="float">
            <text:p>7.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10.85" calcext:value-type="float">
            <text:p>10.85</text:p>
          </table:table-cell>
          <table:table-cell office:value-type="float" office:value="6.16111111111111" calcext:value-type="float">
            <text:p>6.1611111111111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81222222222222" calcext:value-type="float">
            <text:p>1.81222222222222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6125" calcext:value-type="float">
            <text:p>2.76125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3.45125" calcext:value-type="float">
            <text:p>3.4512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.50545454545455" calcext:value-type="float">
            <text:p>3.50545454545455</text:p>
          </table:table-cell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5.705" calcext:value-type="float">
            <text:p>5.705</text:p>
          </table:table-cell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8.99888888888889" calcext:value-type="float">
            <text:p>8.998888888888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16111111111111" calcext:value-type="float">
            <text:p>6.1611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87434782608695" calcext:value-type="float">
            <text:p>0.88743478260869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92" calcext:value-type="float">
            <text:p>1.792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.27428571428572" calcext:value-type="float">
            <text:p>4.274285714285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675" calcext:value-type="float">
            <text:p>14.675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8.63" calcext:value-type="float">
            <text:p>18.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8.974" calcext:value-type="float">
            <text:p>8.974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8.21666666666667" calcext:value-type="float">
            <text:p>8.21666666666667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.475" calcext:value-type="float">
            <text:p>2.475</text:p>
          </table:table-cell>
        </table:table-row>
        <table:table-row table:style-name="ro1">
          <table:table-cell table:number-columns-repeated="2"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.14875" calcext:value-type="float">
            <text:p>19.14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8.975" calcext:value-type="float">
            <text:p>68.975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19.42" calcext:value-type="float">
            <text:p>19.42</text:p>
          </table:table-cell>
          <table:table-cell office:value-type="float" office:value="19.3825" calcext:value-type="float">
            <text:p>19.382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6.33111111111111" calcext:value-type="float">
            <text:p>6.33111111111111</text:p>
          </table:table-cell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float" office:value="19.959" calcext:value-type="float">
            <text:p>19.959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8.57875" calcext:value-type="float">
            <text:p>8.5787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27166666666667" calcext:value-type="float">
            <text:p>4.27166666666667</text:p>
          </table:table-cell>
        </table:table-row>
        <table:table-row table:style-name="ro1">
          <table:table-cell office:value-type="float" office:value="12.34" calcext:value-type="float">
            <text:p>12.34</text:p>
          </table:table-cell>
          <table:table-cell office:value-type="float" office:value="16.228" calcext:value-type="float">
            <text:p>16.228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6.531" calcext:value-type="float">
            <text:p>6.531</text:p>
          </table:table-cell>
        </table:table-row>
        <table:table-row table:style-name="ro1">
          <table:table-cell office:value-type="float" office:value="44.35" calcext:value-type="float">
            <text:p>44.35</text:p>
          </table:table-cell>
          <table:table-cell office:value-type="float" office:value="40.6775" calcext:value-type="float">
            <text:p>40.6775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.086875" calcext:value-type="float">
            <text:p>4.086875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21.76" calcext:value-type="float">
            <text:p>21.76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.38727272727273" calcext:value-type="float">
            <text:p>4.38727272727273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3873873873877" calcext:value-type="float">
            <text:p>0.00973873873873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43714285714286" calcext:value-type="float">
            <text:p>2.4371428571428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7.24214285714286" calcext:value-type="float">
            <text:p>7.24214285714286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1.924" calcext:value-type="float">
            <text:p>11.924</text:p>
          </table:table-cell>
        </table:table-row>
        <table:table-row table:style-name="ro1">
          <table:table-cell table:number-columns-repeated="2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21.374" calcext:value-type="float">
            <text:p>21.374</text:p>
          </table:table-cell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66.9066666666667" calcext:value-type="float">
            <text:p>66.9066666666667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19.6683333333333" calcext:value-type="float">
            <text:p>19.668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125" calcext:value-type="float">
            <text:p>4.1125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28.8788888888889" calcext:value-type="float">
            <text:p>28.8788888888889</text:p>
          </table:table-cell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13.608" calcext:value-type="float">
            <text:p>13.6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.86214285714286" calcext:value-type="float">
            <text:p>3.86214285714286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6.93" calcext:value-type="float">
            <text:p>16.93</text:p>
          </table:table-cell>
        </table:table-row>
        <table:table-row table:style-name="ro1">
          <table:table-cell office:value-type="float" office:value="18.11" calcext:value-type="float">
            <text:p>18.11</text:p>
          </table:table-cell>
          <table:table-cell office:value-type="float" office:value="21.175" calcext:value-type="float">
            <text:p>21.175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4.67666666666667" calcext:value-type="float">
            <text:p>4.67666666666667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4.54761904761905" calcext:value-type="float">
            <text:p>4.54761904761905</text:p>
          </table:table-cell>
        </table:table-row>
        <table:table-row table:style-name="ro1">
          <table:table-cell office:value-type="float" office:value="21.65" calcext:value-type="float">
            <text:p>21.65</text:p>
          </table:table-cell>
          <table:table-cell office:value-type="float" office:value="23.592" calcext:value-type="float">
            <text:p>23.592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6.27333333333333" calcext:value-type="float">
            <text:p>6.27333333333333</text:p>
          </table:table-cell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6.946" calcext:value-type="float">
            <text:p>6.946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12.2788888888889" calcext:value-type="float">
            <text:p>12.2788888888889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3.4401724137931" calcext:value-type="float">
            <text:p>3.4401724137931</text:p>
          </table:table-cell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float" office:value="13.99" calcext:value-type="float">
            <text:p>13.99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10.5088888888889" calcext:value-type="float">
            <text:p>10.508888888888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27428571428572" calcext:value-type="float">
            <text:p>4.27428571428572</text:p>
          </table:table-cell>
        </table:table-row>
        <table:table-row table:style-name="ro1">
          <table:table-cell office:value-type="float" office:value="41.04" calcext:value-type="float">
            <text:p>41.04</text:p>
          </table:table-cell>
          <table:table-cell office:value-type="float" office:value="58.6866666666667" calcext:value-type="float">
            <text:p>58.6866666666667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5.8825" calcext:value-type="float">
            <text:p>5.882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.1375" calcext:value-type="float">
            <text:p>2.1375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37.8227777777778" calcext:value-type="float">
            <text:p>37.8227777777778</text:p>
          </table:table-cell>
        </table:table-row>
        <table:table-row table:style-name="ro1">
          <table:table-cell office:value-type="float" office:value="19.31" calcext:value-type="float">
            <text:p>19.31</text:p>
          </table:table-cell>
          <table:table-cell office:value-type="float" office:value="17.5625" calcext:value-type="float">
            <text:p>17.5625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805125" calcext:value-type="float">
            <text:p>3.805125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5.61857142857143" calcext:value-type="float">
            <text:p>5.6185714285714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60671232876712" calcext:value-type="float">
            <text:p>1.60671232876712</text:p>
          </table:table-cell>
        </table:table-row>
        <table:table-row table:style-name="ro1">
          <table:table-cell office:value-type="float" office:value="13.15" calcext:value-type="float">
            <text:p>13.15</text:p>
          </table:table-cell>
          <table:table-cell office:value-type="float" office:value="14.7966666666667" calcext:value-type="float">
            <text:p>14.79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7466666666667" calcext:value-type="float">
            <text:p>2.874666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.2333333333333" calcext:value-type="float">
            <text:p>23.233333333333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694755102040817" calcext:value-type="float">
            <text:p>0.6947551020408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 style:data-style-name="N2" text:time-value="02:55:08.429274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2:37:58.861174625</meta:creation-date>
    <dc:date>2019-04-24T02:55:41.640684375</dc:date>
    <meta:editing-duration>PT5M17S</meta:editing-duration>
    <meta:editing-cycles>2</meta:editing-cycles>
    <meta:generator>LibreOffice/6.0.7.3$Linux_X86_64 LibreOffice_project/00m0$Build-3</meta:generator>
    <meta:document-statistic meta:table-count="1" meta:cell-count="120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3.828cm" svg:y="0.316cm" chart:style-name="ch2">
          <text:p>Actual vs Predicted for XGBoosted Trees</text:p>
        </chart:title>
        <chart:legend chart:legend-position="end" svg:x="13.252cm" svg:y="3.955cm" style:legend-expansion="high" chart:style-name="ch3"/>
        <chart:plot-area chart:style-name="ch4" table:cell-range-address="Sheet1.A1:Sheet1.B1 Sheet1.A700:Sheet1.B800" chart:data-source-has-labels="row" svg:x="1.33cm" svg:y="1.275cm" svg:width="11.603cm" svg:height="6.57cm">
          <chartooo:coordinate-region svg:x="2.137cm" svg:y="1.474cm" svg:width="10.796cm" svg:height="5.579cm"/>
          <chart:axis chart:dimension="x" chart:name="primary-x" chart:style-name="ch5">
            <chart:title svg:x="6.439cm" svg:y="8.025cm" chart:style-name="ch6">
              <text:p>Samples</text:p>
            </chart:title>
          </chart:axis>
          <chart:axis chart:dimension="y" chart:name="primary-y" chart:style-name="ch5">
            <chart:title svg:x="0.451cm" svg:y="5.861cm" chart:style-name="ch7">
              <text:p>Invoiced Quantity</text:p>
            </chart:title>
            <chart:grid chart:style-name="ch8" chart:class="major"/>
          </chart:axis>
          <chart:series chart:style-name="ch9" chart:values-cell-range-address="Sheet1.A700:Sheet1.A800" chart:label-cell-address="Sheet1.A1:Sheet1.A1" chart:class="chart:line">
            <chart:data-point chart:repeated="101"/>
          </chart:series>
          <chart:series chart:style-name="ch10" chart:values-cell-range-address="Sheet1.B700:Sheet1.B800" chart:label-cell-address="Sheet1.B1:Sheet1.B1" chart:class="chart:line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Sheet1.A1:Sheet1.A1</svg:desc>
                </draw:g>
              </table:table-cell>
              <table:table-cell office:value-type="string">
                <text:p>predicted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69">
                <text:p>16.69</text:p>
                <draw:g>
                  <svg:desc>Sheet1.A700:Sheet1.A800</svg:desc>
                </draw:g>
              </table:table-cell>
              <table:table-cell office:value-type="float" office:value="19.14875">
                <text:p>19.14875</text:p>
                <draw:g>
                  <svg:desc>Sheet1.B700:Sheet1.B8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">
                <text:p>2.03</text:p>
              </table:table-cell>
              <table:table-cell office:value-type="float" office:value="1.792">
                <text:p>1.7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15">
                <text:p>7.15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162">
                <text:p>18.162</text:p>
              </table:table-cell>
              <table:table-cell office:value-type="float" office:value="19.7444">
                <text:p>19.7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48">
                <text:p>12.48</text:p>
              </table:table-cell>
              <table:table-cell office:value-type="float" office:value="23.2333333333333">
                <text:p>23.2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95">
                <text:p>10.95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92">
                <text:p>3.92</text:p>
              </table:table-cell>
              <table:table-cell office:value-type="float" office:value="6.91857142857143">
                <text:p>6.91857142857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36">
                <text:p>5.36</text:p>
              </table:table-cell>
              <table:table-cell office:value-type="float" office:value="5.79333333333333">
                <text:p>5.79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45.2988888888889">
                <text:p>45.298888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.8">
                <text:p>21.8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1">
                <text:p>4.81</text:p>
              </table:table-cell>
              <table:table-cell office:value-type="float" office:value="4.64333333333333">
                <text:p>4.64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74">
                <text:p>19.74</text:p>
              </table:table-cell>
              <table:table-cell office:value-type="float" office:value="19.3475">
                <text:p>19.3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64">
                <text:p>7.64</text:p>
              </table:table-cell>
              <table:table-cell office:value-type="float" office:value="7.76142857142857">
                <text:p>7.761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7">
                <text:p>7.57</text:p>
              </table:table-cell>
              <table:table-cell office:value-type="float" office:value="7.24214285714286">
                <text:p>7.24214285714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09">
                <text:p>4.09</text:p>
              </table:table-cell>
              <table:table-cell office:value-type="float" office:value="3.9125">
                <text:p>3.9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.95">
                <text:p>28.95</text:p>
              </table:table-cell>
              <table:table-cell office:value-type="float" office:value="29.7555555555556">
                <text:p>29.7555555555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21">
                <text:p>8.21</text:p>
              </table:table-cell>
              <table:table-cell office:value-type="float" office:value="9.065">
                <text:p>9.0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2">
                <text:p>3.62</text:p>
              </table:table-cell>
              <table:table-cell office:value-type="float" office:value="3.014">
                <text:p>3.0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54">
                <text:p>4.54</text:p>
              </table:table-cell>
              <table:table-cell office:value-type="float" office:value="4.728">
                <text:p>4.7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12">
                <text:p>6.12</text:p>
              </table:table-cell>
              <table:table-cell office:value-type="float" office:value="5.8825">
                <text:p>5.88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01">
                <text:p>11.01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81">
                <text:p>10.81</text:p>
              </table:table-cell>
              <table:table-cell office:value-type="float" office:value="17.97375">
                <text:p>17.97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24">
                <text:p>4.24</text:p>
              </table:table-cell>
              <table:table-cell office:value-type="float" office:value="4.065625">
                <text:p>4.065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05">
                <text:p>3.05</text:p>
              </table:table-cell>
              <table:table-cell office:value-type="float" office:value="3.0286">
                <text:p>3.02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83">
                <text:p>7.83</text:p>
              </table:table-cell>
              <table:table-cell office:value-type="float" office:value="7.70173913043478">
                <text:p>7.701739130434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6">
                <text:p>44.6</text:p>
              </table:table-cell>
              <table:table-cell office:value-type="float" office:value="44.422">
                <text:p>44.4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27">
                <text:p>4.27</text:p>
              </table:table-cell>
              <table:table-cell office:value-type="float" office:value="3.3875">
                <text:p>3.3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18">
                <text:p>8.18</text:p>
              </table:table-cell>
              <table:table-cell office:value-type="float" office:value="7.39333333333333">
                <text:p>7.39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95">
                <text:p>7.95</text:p>
              </table:table-cell>
              <table:table-cell office:value-type="float" office:value="7.68875">
                <text:p>7.68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75">
                <text:p>16.75</text:p>
              </table:table-cell>
              <table:table-cell office:value-type="float" office:value="16.65">
                <text:p>16.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18">
                <text:p>27.18</text:p>
              </table:table-cell>
              <table:table-cell office:value-type="float" office:value="23.7383333333333">
                <text:p>23.738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08">
                <text:p>13.08</text:p>
              </table:table-cell>
              <table:table-cell office:value-type="float" office:value="13.08">
                <text:p>13.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.17">
                <text:p>21.17</text:p>
              </table:table-cell>
              <table:table-cell office:value-type="float" office:value="17.3707142857143">
                <text:p>17.37071428571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97">
                <text:p>27.97</text:p>
              </table:table-cell>
              <table:table-cell office:value-type="float" office:value="30.0366666666667">
                <text:p>30.03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87">
                <text:p>4.87</text:p>
              </table:table-cell>
              <table:table-cell office:value-type="float" office:value="5.015">
                <text:p>5.0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00973873873873877">
                <text:p>0.009738738738738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.9">
                <text:p>23.9</text:p>
              </table:table-cell>
              <table:table-cell office:value-type="float" office:value="40.6775">
                <text:p>40.67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13">
                <text:p>6.13</text:p>
              </table:table-cell>
              <table:table-cell office:value-type="float" office:value="7.01222222222222">
                <text:p>7.012222222222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5">
                <text:p>0.55</text:p>
              </table:table-cell>
              <table:table-cell office:value-type="float" office:value="0.00973873873873877">
                <text:p>0.009738738738738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8">
                <text:p>0.38</text:p>
              </table:table-cell>
              <table:table-cell office:value-type="float" office:value="0.00973873873873877">
                <text:p>0.009738738738738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68">
                <text:p>6.68</text:p>
              </table:table-cell>
              <table:table-cell office:value-type="float" office:value="6.62428571428572">
                <text:p>6.624285714285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2.1375">
                <text:p>2.1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.00973873873873877">
                <text:p>0.009738738738738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.96">
                <text:p>28.96</text:p>
              </table:table-cell>
              <table:table-cell office:value-type="float" office:value="29.01375">
                <text:p>29.01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">
                <text:p>60</text:p>
              </table:table-cell>
              <table:table-cell office:value-type="float" office:value="58.6866666666667">
                <text:p>58.68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42">
                <text:p>5.42</text:p>
              </table:table-cell>
              <table:table-cell office:value-type="float" office:value="5.82">
                <text:p>5.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64">
                <text:p>3.64</text:p>
              </table:table-cell>
              <table:table-cell office:value-type="float" office:value="4.6184">
                <text:p>4.61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.85">
                <text:p>34.85</text:p>
              </table:table-cell>
              <table:table-cell office:value-type="float" office:value="33.425">
                <text:p>33.4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.91">
                <text:p>44.91</text:p>
              </table:table-cell>
              <table:table-cell office:value-type="float" office:value="44.422">
                <text:p>44.4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3">
                <text:p>4.3</text:p>
              </table:table-cell>
              <table:table-cell office:value-type="float" office:value="4.35333333333333">
                <text:p>4.35333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14">
                <text:p>17.14</text:p>
              </table:table-cell>
              <table:table-cell office:value-type="float" office:value="15.5055555555556">
                <text:p>15.50555555555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87">
                <text:p>8.87</text:p>
              </table:table-cell>
              <table:table-cell office:value-type="float" office:value="8.152">
                <text:p>8.1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25">
                <text:p>4.25</text:p>
              </table:table-cell>
              <table:table-cell office:value-type="float" office:value="4.236">
                <text:p>4.2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02">
                <text:p>18.02</text:p>
              </table:table-cell>
              <table:table-cell office:value-type="float" office:value="17.2111111111111">
                <text:p>17.21111111111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82">
                <text:p>4.82</text:p>
              </table:table-cell>
              <table:table-cell office:value-type="float" office:value="4.40103448275862">
                <text:p>4.401034482758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17">
                <text:p>7.17</text:p>
              </table:table-cell>
              <table:table-cell office:value-type="float" office:value="7.87571428571429">
                <text:p>7.875714285714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7">
                <text:p>7.7</text:p>
              </table:table-cell>
              <table:table-cell office:value-type="float" office:value="8.01571428571429">
                <text:p>8.015714285714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52">
                <text:p>4.52</text:p>
              </table:table-cell>
              <table:table-cell office:value-type="float" office:value="4.728">
                <text:p>4.7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155">
                <text:p>10.155</text:p>
              </table:table-cell>
              <table:table-cell office:value-type="float" office:value="9.6325">
                <text:p>9.63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6">
                <text:p>6.36</text:p>
              </table:table-cell>
              <table:table-cell office:value-type="float" office:value="8.544">
                <text:p>8.5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59">
                <text:p>4.59</text:p>
              </table:table-cell>
              <table:table-cell office:value-type="float" office:value="6.81625">
                <text:p>6.81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35">
                <text:p>3.35</text:p>
              </table:table-cell>
              <table:table-cell office:value-type="float" office:value="3.4401724137931">
                <text:p>3.44017241379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.89">
                <text:p>15.89</text:p>
              </table:table-cell>
              <table:table-cell office:value-type="float" office:value="14.7966666666667">
                <text:p>14.79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86">
                <text:p>7.86</text:p>
              </table:table-cell>
              <table:table-cell office:value-type="float" office:value="7.70173913043478">
                <text:p>7.701739130434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.5">
                <text:p>23.5</text:p>
              </table:table-cell>
              <table:table-cell office:value-type="float" office:value="22.6571428571429">
                <text:p>22.65714285714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88">
                <text:p>4.88</text:p>
              </table:table-cell>
              <table:table-cell office:value-type="float" office:value="4.70894736842105">
                <text:p>4.708947368421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.22">
                <text:p>9.22</text:p>
              </table:table-cell>
              <table:table-cell office:value-type="float" office:value="8.04333333333333">
                <text:p>8.04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.49">
                <text:p>9.49</text:p>
              </table:table-cell>
              <table:table-cell office:value-type="float" office:value="8.27777777777778">
                <text:p>8.277777777777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.8">
                <text:p>22.8</text:p>
              </table:table-cell>
              <table:table-cell office:value-type="float" office:value="21.4272727272727">
                <text:p>21.42727272727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.51">
                <text:p>29.51</text:p>
              </table:table-cell>
              <table:table-cell office:value-type="float" office:value="30.38">
                <text:p>30.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76">
                <text:p>5.76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65">
                <text:p>1.65</text:p>
              </table:table-cell>
              <table:table-cell office:value-type="float" office:value="1.53351351351351">
                <text:p>1.533513513513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">
                <text:p>0.8</text:p>
              </table:table-cell>
              <table:table-cell office:value-type="float" office:value="1.606">
                <text:p>1.6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.04">
                <text:p>22.04</text:p>
              </table:table-cell>
              <table:table-cell office:value-type="float" office:value="23.2333333333333">
                <text:p>23.23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1.53">
                <text:p>101.53</text:p>
              </table:table-cell>
              <table:table-cell office:value-type="float" office:value="105.772222222222">
                <text:p>105.7722222222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98">
                <text:p>5.98</text:p>
              </table:table-cell>
              <table:table-cell office:value-type="float" office:value="5.91333333333333">
                <text:p>5.91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47">
                <text:p>1.47</text:p>
              </table:table-cell>
              <table:table-cell office:value-type="float" office:value="1.53351351351351">
                <text:p>1.533513513513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3.2">
                <text:p>113.2</text:p>
              </table:table-cell>
              <table:table-cell office:value-type="float" office:value="99.302">
                <text:p>99.3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3">
                <text:p>4.3</text:p>
              </table:table-cell>
              <table:table-cell office:value-type="float" office:value="4.35333333333333">
                <text:p>4.35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8">
                <text:p>8.38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4">
                <text:p>4.14</text:p>
              </table:table-cell>
              <table:table-cell office:value-type="float" office:value="4.1125">
                <text:p>4.1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.51">
                <text:p>41.51</text:p>
              </table:table-cell>
              <table:table-cell office:value-type="float" office:value="39.4144444444444">
                <text:p>39.41444444444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34">
                <text:p>6.34</text:p>
              </table:table-cell>
              <table:table-cell office:value-type="float" office:value="4.90777777777778">
                <text:p>4.907777777777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.22">
                <text:p>13.22</text:p>
              </table:table-cell>
              <table:table-cell office:value-type="float" office:value="12.2788888888889">
                <text:p>12.27888888888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63">
                <text:p>3.63</text:p>
              </table:table-cell>
              <table:table-cell office:value-type="float" office:value="3.4401724137931">
                <text:p>3.44017241379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25">
                <text:p>10.25</text:p>
              </table:table-cell>
              <table:table-cell office:value-type="float" office:value="8.552">
                <text:p>8.5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.05">
                <text:p>15.05</text:p>
              </table:table-cell>
              <table:table-cell office:value-type="float" office:value="16.886875">
                <text:p>16.8868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">
                <text:p>35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9.5">
                <text:p>249.5</text:p>
              </table:table-cell>
              <table:table-cell office:value-type="float" office:value="252.677777777778">
                <text:p>252.6777777777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2.8">
                <text:p>112.8</text:p>
              </table:table-cell>
              <table:table-cell office:value-type="float" office:value="76.43875">
                <text:p>76.43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.3">
                <text:p>23.3</text:p>
              </table:table-cell>
              <table:table-cell office:value-type="float" office:value="22.6571428571429">
                <text:p>22.65714285714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39">
                <text:p>9.39</text:p>
              </table:table-cell>
              <table:table-cell office:value-type="float" office:value="8.98625">
                <text:p>8.98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.4">
                <text:p>23.4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3">
                <text:p>4.83</text:p>
              </table:table-cell>
              <table:table-cell office:value-type="float" office:value="4.64333333333333">
                <text:p>4.6433333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5.1">
                <text:p>45.1</text:p>
              </table:table-cell>
              <table:table-cell office:value-type="float" office:value="44.422">
                <text:p>44.4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26">
                <text:p>4.26</text:p>
              </table:table-cell>
              <table:table-cell office:value-type="float" office:value="4.236">
                <text:p>4.2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.1">
                <text:p>23.1</text:p>
              </table:table-cell>
              <table:table-cell office:value-type="float" office:value="21.2275">
                <text:p>21.22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